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ahoma" svg:font-family="Tahoma"/>
    <style:font-face style:name="Arial1" svg:font-family="Arial" style:font-family-generic="roman"/>
    <style:font-face style:name="Courier New" svg:font-family="'Courier New'" style:font-family-generic="roman"/>
    <style:font-face style:name="Times New Roman1" svg:font-family="'Times New Roman'" style:font-family-generic="roman"/>
    <style:font-face style:name="Times New Roman2" svg:font-family="'Times New Roman'" style:font-family-generic="swiss"/>
    <style:font-face style:name="Arial3" svg:font-family="Arial" style:font-family-generic="system"/>
    <style:font-face style:name="Courier New1" svg:font-family="'Courier New'" style:font-family-generic="system"/>
    <style:font-face style:name="Lucida Sans Unicode" svg:font-family="'Lucida Sans Unicode'" style:font-family-generic="system"/>
    <style:font-face style:name="Tahoma1" svg:font-family="Tahoma" style:font-family-generic="system"/>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503cm" fo:margin-left="-0.191cm" table:align="left" style:writing-mode="lr-tb"/>
    </style:style>
    <style:style style:name="Таблица1.A" style:family="table-column">
      <style:table-column-properties style:column-width="8.26cm"/>
    </style:style>
    <style:style style:name="Таблица1.B" style:family="table-column">
      <style:table-column-properties style:column-width="8.243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left="0.1pt solid #000001" fo:border-right="none" fo:border-top="0.1pt solid #000001" fo:border-bottom="0.1pt solid #000001"/>
    </style:style>
    <style:style style:name="Таблица1.B1" style:family="table-cell">
      <style:table-cell-properties fo:padding-left="0.191cm" fo:padding-right="0.191cm" fo:padding-top="0cm" fo:padding-bottom="0cm" fo:border="0.1pt solid #000001"/>
    </style:style>
    <style:style style:name="P1" style:family="paragraph" style:parent-style-name="Default">
      <style:paragraph-properties fo:line-height="100%" fo:text-align="start" style:justify-single-word="false"/>
      <style:text-properties fo:color="#000000" style:font-name="Times New Roman1" fo:font-size="12pt" fo:language="ru" fo:country="RU" fo:font-style="normal" fo:font-weight="normal" style:font-name-asian="Times New Roman3" style:font-size-asian="12pt" style:language-asian="zxx" style:country-asian="none" style:font-style-asian="normal" style:font-weight-asian="normal" style:font-name-complex="Times New Roman3" style:font-size-complex="12pt" style:language-complex="ar" style:country-complex="SA"/>
    </style:style>
    <style:style style:name="P2" style:family="paragraph" style:parent-style-name="Default">
      <style:paragraph-properties fo:line-height="100%" fo:text-align="center" style:justify-single-word="false"/>
      <style:text-properties fo:color="#000000" style:font-name="Times New Roman1" fo:font-size="12pt" fo:language="ru" fo:country="RU" fo:font-style="normal" fo:font-weight="normal" style:font-name-asian="Times New Roman3" style:font-size-asian="12pt" style:language-asian="zxx" style:country-asian="none" style:font-style-asian="normal" style:font-weight-asian="normal" style:font-name-complex="Times New Roman3" style:font-size-complex="12pt" style:language-complex="ar" style:country-complex="SA"/>
    </style:style>
    <style:style style:name="P3" style:family="paragraph" style:parent-style-name="Default">
      <style:paragraph-properties fo:text-align="start" style:justify-single-word="false"/>
      <style:text-properties fo:color="#000000" style:font-name="Times New Roman1" fo:font-size="12pt" fo:language="ru" fo:country="RU" fo:font-style="normal" fo:font-weight="normal" style:font-name-asian="Times New Roman3" style:font-size-asian="12pt" style:language-asian="zxx" style:country-asian="none" style:font-style-asian="normal" style:font-weight-asian="normal" style:font-name-complex="Times New Roman3" style:font-size-complex="12pt" style:language-complex="ar" style:country-complex="SA"/>
    </style:style>
    <style:style style:name="P4" style:family="paragraph" style:parent-style-name="Default">
      <style:paragraph-properties fo:line-height="100%" fo:text-align="start" style:justify-single-word="false"/>
      <style:text-properties fo:color="#000000" style:font-name="Times New Roman1" fo:font-size="12pt" fo:language="ru" fo:country="RU" fo:font-style="normal" fo:font-weight="bold" style:font-name-asian="Times New Roman3" style:font-size-asian="12pt" style:language-asian="zxx" style:country-asian="none" style:font-style-asian="normal" style:font-weight-asian="bold" style:font-name-complex="Times New Roman3" style:font-size-complex="12pt" style:language-complex="ar" style:country-complex="SA" style:font-weight-complex="bold"/>
    </style:style>
    <style:style style:name="P5" style:family="paragraph" style:parent-style-name="Default">
      <style:paragraph-properties fo:line-height="100%" fo:text-align="center" style:justify-single-word="false"/>
      <style:text-properties fo:color="#000000" style:font-name="Times New Roman1" fo:font-size="12pt" fo:language="ru" fo:country="RU" fo:font-style="normal" style:text-underline-style="solid" style:text-underline-width="auto" style:text-underline-color="#000000" fo:font-weight="normal" style:font-name-asian="Times New Roman3" style:font-size-asian="12pt" style:language-asian="zxx" style:country-asian="none" style:font-style-asian="normal" style:font-weight-asian="normal" style:font-name-complex="Times New Roman3" style:font-size-complex="12pt" style:language-complex="ar" style:country-complex="SA"/>
    </style:style>
    <style:style style:name="P6" style:family="paragraph" style:parent-style-name="Default">
      <style:paragraph-properties fo:line-height="100%" fo:text-align="center" style:justify-single-word="false"/>
      <style:text-properties fo:color="#000000" style:font-name="Times New Roman1" fo:font-size="12pt" fo:language="en" fo:country="US" fo:font-style="normal" style:text-underline-style="solid" style:text-underline-width="auto" style:text-underline-color="#000000" fo:font-weight="normal" style:font-name-asian="Times New Roman3" style:font-size-asian="12pt" style:language-asian="zxx" style:country-asian="none" style:font-style-asian="normal" style:font-weight-asian="normal" style:font-name-complex="Times New Roman3" style:font-size-complex="12pt" style:language-complex="ar" style:country-complex="SA"/>
    </style:style>
    <style:style style:name="P7" style:family="paragraph" style:parent-style-name="Default">
      <style:paragraph-properties fo:line-height="100%" fo:text-align="end" style:justify-single-word="false"/>
      <style:text-properties fo:color="#000000" style:font-name="Times New Roman1" fo:font-size="12pt" fo:language="en" fo:country="US" fo:font-style="normal" fo:font-weight="normal" style:font-name-asian="Times New Roman3" style:font-size-asian="12pt" style:language-asian="zxx" style:country-asian="none" style:font-style-asian="normal" style:font-weight-asian="normal" style:font-name-complex="Times New Roman3" style:font-size-complex="12pt" style:language-complex="ar" style:country-complex="SA"/>
    </style:style>
    <style:style style:name="P8" style:family="paragraph" style:parent-style-name="Default">
      <style:paragraph-properties fo:line-height="100%" fo:text-align="start" style:justify-single-word="false"/>
      <style:text-properties fo:font-size="12pt" style:font-size-asian="12pt" style:font-size-complex="12pt"/>
    </style:style>
    <style:style style:name="P9" style:family="paragraph" style:parent-style-name="Default">
      <style:paragraph-properties fo:line-height="100%" fo:text-align="center" style:justify-single-word="false"/>
      <style:text-properties fo:font-size="12pt" style:font-size-asian="12pt" style:font-size-complex="12pt"/>
    </style:style>
    <style:style style:name="P10" style:family="paragraph" style:parent-style-name="Default">
      <style:paragraph-properties fo:line-height="100%" fo:text-align="start" style:justify-single-word="false"/>
      <style:text-properties fo:font-size="12pt" fo:language="ru" fo:country="RU" style:font-size-asian="12pt" style:font-size-complex="12pt"/>
    </style:style>
    <style:style style:name="P11" style:family="paragraph" style:parent-style-name="Default">
      <style:paragraph-properties fo:margin-left="0cm" fo:margin-right="0cm" fo:line-height="100%" fo:text-align="start" style:justify-single-word="false" fo:text-indent="1.27cm" style:auto-text-indent="false"/>
      <style:text-properties fo:color="#000000" style:font-name="Times New Roman1" fo:font-size="12pt" fo:language="ru" fo:country="RU" fo:font-style="normal" fo:font-weight="normal" style:font-name-asian="Times New Roman3" style:font-size-asian="12pt" style:language-asian="zxx" style:country-asian="none" style:font-style-asian="normal" style:font-weight-asian="normal" style:font-name-complex="Times New Roman3" style:font-size-complex="12pt" style:language-complex="ar" style:country-complex="SA"/>
    </style:style>
    <style:style style:name="P12" style:family="paragraph" style:parent-style-name="Default">
      <style:paragraph-properties fo:margin-left="0cm" fo:margin-right="0cm" fo:line-height="100%" fo:text-align="start" style:justify-single-word="false" fo:text-indent="1.27cm" style:auto-text-indent="false"/>
      <style:text-properties fo:color="#000000" style:font-name="Times New Roman1" fo:font-size="12pt" fo:language="ru" fo:country="RU" fo:font-style="normal" style:text-underline-style="solid" style:text-underline-width="auto" style:text-underline-color="#000000" fo:font-weight="normal" style:font-name-asian="Times New Roman3" style:font-size-asian="12pt" style:language-asian="zxx" style:country-asian="none" style:font-style-asian="normal" style:font-weight-asian="normal" style:font-name-complex="Times New Roman3" style:font-size-complex="12pt" style:language-complex="ar" style:country-complex="SA"/>
    </style:style>
    <style:style style:name="P13" style:family="paragraph" style:parent-style-name="Default">
      <style:paragraph-properties fo:margin-left="0cm" fo:margin-right="0cm" fo:line-height="100%" fo:text-align="start" style:justify-single-word="false" fo:text-indent="1.27cm" style:auto-text-indent="false"/>
      <style:text-properties fo:font-size="12pt" style:font-size-asian="12pt" style:font-size-complex="12pt"/>
    </style:style>
    <style:style style:name="P14" style:family="paragraph" style:parent-style-name="Default">
      <style:paragraph-properties fo:margin-left="0cm" fo:margin-right="0cm" fo:line-height="100%" fo:text-align="start" style:justify-single-word="false" fo:text-indent="1.251cm" style:auto-text-indent="false"/>
      <style:text-properties fo:color="#000000" style:font-name="Times New Roman1" fo:font-size="12pt" fo:language="ru" fo:country="RU" fo:font-style="normal" fo:font-weight="normal" style:font-name-asian="Times New Roman3" style:font-size-asian="12pt" style:language-asian="zxx" style:country-asian="none" style:font-style-asian="normal" style:font-weight-asian="normal" style:font-name-complex="Times New Roman3" style:font-size-complex="12pt" style:language-complex="ar" style:country-complex="SA"/>
    </style:style>
    <style:style style:name="P15" style:family="paragraph" style:parent-style-name="Standard">
      <style:paragraph-properties fo:line-height="100%" fo:text-align="center" style:justify-single-word="false"/>
      <style:text-properties fo:color="#000000" style:font-name="Times New Roman1" fo:font-size="12pt" fo:language="ru" fo:country="RU" fo:font-style="normal" style:text-underline-style="solid" style:text-underline-width="auto" style:text-underline-color="#000000" fo:font-weight="normal" style:font-size-asian="12pt" style:language-asian="zxx" style:country-asian="none" style:font-style-asian="normal" style:font-weight-asian="normal" style:font-size-complex="12pt" style:language-complex="ar" style:country-complex="SA"/>
    </style:style>
    <style:style style:name="P16" style:family="paragraph" style:parent-style-name="Standard">
      <style:paragraph-properties fo:line-height="100%" fo:text-align="start" style:justify-single-word="false"/>
      <style:text-properties fo:color="#000000" style:font-name="Times New Roman1" fo:font-size="12pt" fo:language="ru" fo:country="RU" fo:font-style="normal" style:text-underline-style="solid" style:text-underline-width="auto" style:text-underline-color="#000000" fo:font-weight="normal" style:font-size-asian="12pt" style:language-asian="zxx" style:country-asian="none" style:font-style-asian="normal" style:font-weight-asian="normal" style:font-size-complex="12pt" style:language-complex="ar" style:country-complex="SA"/>
    </style:style>
    <style:style style:name="P17" style:family="paragraph" style:parent-style-name="Standard">
      <style:paragraph-properties fo:line-height="100%" fo:text-align="center" style:justify-single-word="false"/>
      <style:text-properties fo:color="#000000" style:font-name="Times New Roman1" fo:font-size="12pt" fo:language="ru" fo:country="RU" fo:font-style="normal" fo:font-weight="normal" style:font-size-asian="12pt" style:language-asian="zxx" style:country-asian="none" style:font-style-asian="normal" style:font-weight-asian="normal" style:font-size-complex="12pt" style:language-complex="ar" style:country-complex="SA"/>
    </style:style>
    <style:style style:name="P18" style:family="paragraph" style:parent-style-name="Standard">
      <style:paragraph-properties fo:line-height="100%" fo:text-align="start" style:justify-single-word="false"/>
      <style:text-properties fo:color="#000000" style:font-name="Times New Roman1" fo:font-size="12pt" fo:language="ru" fo:country="RU" fo:font-style="normal" fo:font-weight="normal" style:font-size-asian="12pt" style:language-asian="zxx" style:country-asian="none" style:font-style-asian="normal" style:font-weight-asian="normal" style:font-size-complex="12pt" style:language-complex="ar" style:country-complex="SA"/>
    </style:style>
    <style:style style:name="P19" style:family="paragraph" style:parent-style-name="Standard">
      <style:paragraph-properties fo:line-height="100%" fo:text-align="start" style:justify-single-word="false"/>
      <style:text-properties fo:color="#000000" style:font-name="Times New Roman1" fo:font-size="12pt" fo:language="ru" fo:country="RU" fo:font-style="normal" fo:font-weight="bold" style:font-size-asian="12pt" style:language-asian="zxx" style:country-asian="none" style:font-style-asian="normal" style:font-weight-asian="bold" style:font-size-complex="12pt" style:language-complex="ar" style:country-complex="SA" style:font-weight-complex="bold"/>
    </style:style>
    <style:style style:name="P20" style:family="paragraph" style:parent-style-name="Standard">
      <style:paragraph-properties fo:line-height="100%" fo:text-align="start" style:justify-single-word="false"/>
      <style:text-properties fo:color="#000000" style:font-name="Times New Roman1" fo:font-size="12pt" fo:language="en" fo:country="US" fo:font-style="normal" fo:font-weight="bold" style:font-size-asian="12pt" style:language-asian="zxx" style:country-asian="none" style:font-style-asian="normal" style:font-weight-asian="bold" style:font-size-complex="12pt" style:language-complex="ar" style:country-complex="SA" style:font-weight-complex="bold"/>
    </style:style>
    <style:style style:name="P21" style:family="paragraph" style:parent-style-name="Standard">
      <style:paragraph-properties fo:line-height="100%" fo:text-align="center" style:justify-single-word="false"/>
      <style:text-properties fo:font-size="12pt" style:font-size-asian="12pt" style:font-size-complex="12pt"/>
    </style:style>
    <style:style style:name="P22" style:family="paragraph" style:parent-style-name="Standard">
      <style:paragraph-properties fo:line-height="100%" fo:text-align="start" style:justify-single-word="false"/>
      <style:text-properties fo:font-size="12pt" style:font-size-asian="12pt" style:font-size-complex="12pt"/>
    </style:style>
    <style:style style:name="P23" style:family="paragraph" style:parent-style-name="Standard">
      <style:paragraph-properties fo:line-height="100%" fo:text-align="center" style:justify-single-word="false"/>
      <style:text-properties fo:font-size="12pt" fo:language="ru" fo:country="RU" style:font-size-asian="12pt" style:font-size-complex="12pt"/>
    </style:style>
    <style:style style:name="P24" style:family="paragraph" style:parent-style-name="Standard">
      <style:paragraph-properties fo:line-height="100%" fo:text-align="start" style:justify-single-word="false"/>
      <style:text-properties fo:font-size="12pt" fo:language="ru" fo:country="RU" style:font-size-asian="12pt" style:font-size-complex="12pt"/>
    </style:style>
    <style:style style:name="P25" style:family="paragraph" style:parent-style-name="Standard">
      <style:paragraph-properties fo:margin-left="0cm" fo:margin-right="0cm" fo:line-height="100%" fo:text-align="start" style:justify-single-word="false" fo:text-indent="1.27cm" style:auto-text-indent="false"/>
      <style:text-properties fo:color="#000000" style:font-name="Times New Roman1" fo:font-size="12pt" fo:language="ru" fo:country="RU" fo:font-style="normal" fo:font-weight="normal" style:font-size-asian="12pt" style:language-asian="zxx" style:country-asian="none" style:font-style-asian="normal" style:font-weight-asian="normal" style:font-size-complex="12pt" style:language-complex="ar" style:country-complex="SA"/>
    </style:style>
    <style:style style:name="P26" style:family="paragraph" style:parent-style-name="Standard">
      <style:paragraph-properties fo:margin-left="0cm" fo:margin-right="0cm" fo:line-height="100%" fo:text-align="start" style:justify-single-word="false" fo:text-indent="1.27cm" style:auto-text-indent="false"/>
      <style:text-properties fo:color="#000000" style:font-name="Times New Roman1" fo:font-size="12pt" fo:language="ru" fo:country="RU" fo:font-style="normal" style:text-underline-style="solid" style:text-underline-width="auto" style:text-underline-color="#000000" fo:font-weight="normal" style:font-size-asian="12pt" style:language-asian="zxx" style:country-asian="none" style:font-style-asian="normal" style:font-weight-asian="normal" style:font-size-complex="12pt" style:language-complex="ar" style:country-complex="SA"/>
    </style:style>
    <style:style style:name="P27" style:family="paragraph" style:parent-style-name="Standard">
      <style:paragraph-properties fo:margin-left="0cm" fo:margin-right="0cm" fo:line-height="100%" fo:text-align="start" style:justify-single-word="false" fo:text-indent="1.27cm" style:auto-text-indent="false"/>
      <style:text-properties fo:font-size="12pt" style:font-size-asian="12pt" style:font-size-complex="12pt"/>
    </style:style>
    <style:style style:name="P28" style:family="paragraph" style:parent-style-name="Standard" style:master-page-name="Standard">
      <style:paragraph-properties fo:line-height="100%" fo:text-align="start" style:justify-single-word="false" style:page-number="auto"/>
      <style:text-properties fo:color="#000000" style:font-name="Times New Roman1" fo:font-size="12pt" fo:language="en" fo:country="US" fo:font-style="normal" fo:font-weight="bold" style:font-size-asian="12pt" style:language-asian="zxx" style:country-asian="none" style:font-style-asian="normal" style:font-weight-asian="bold" style:font-size-complex="12pt" style:language-complex="ar" style:country-complex="SA" style:font-weight-complex="bold"/>
    </style:style>
    <style:style style:name="T1" style:family="text">
      <style:text-properties fo:color="#000000" style:font-name="Times New Roman1" fo:font-size="8pt" fo:language="en" fo:country="US" fo:font-style="normal" fo:font-weight="bold" style:font-size-asian="8pt" style:language-asian="zxx" style:country-asian="none" style:font-style-asian="normal" style:font-weight-asian="bold" style:font-size-complex="8pt" style:language-complex="ar" style:country-complex="SA" style:font-weight-complex="bold"/>
    </style:style>
    <style:style style:name="T2" style:family="text">
      <style:text-properties fo:color="#000000" style:font-name="Times New Roman1" fo:font-size="8pt" fo:language="en" fo:country="US" fo:font-style="normal" fo:font-weight="normal" style:font-size-asian="8pt" style:language-asian="zxx" style:country-asian="none" style:font-style-asian="normal" style:font-weight-asian="normal" style:font-size-complex="8pt" style:language-complex="ar" style:country-complex="SA"/>
    </style:style>
    <style:style style:name="T3" style:family="text">
      <style:text-properties fo:color="#000000" style:font-name="Times New Roman1" fo:font-size="8pt" fo:language="en" fo:country="US" fo:font-style="normal" fo:font-weight="normal" style:font-name-asian="Times New Roman3" style:font-size-asian="8pt" style:language-asian="zxx" style:country-asian="none" style:font-style-asian="normal" style:font-weight-asian="normal" style:font-name-complex="Times New Roman3" style:font-size-complex="8pt" style:language-complex="ar" style:country-complex="SA"/>
    </style:style>
    <style:style style:name="T4" style:family="text">
      <style:text-properties fo:color="#000000" style:font-name="Times New Roman1" fo:font-size="8pt" fo:language="en" fo:country="US" fo:font-style="normal" style:text-underline-style="solid" style:text-underline-width="auto" style:text-underline-color="#000000" fo:font-weight="normal" style:font-size-asian="8pt" style:language-asian="zxx" style:country-asian="none" style:font-style-asian="normal" style:font-weight-asian="normal" style:font-size-complex="8pt" style:language-complex="ar" style:country-complex="SA"/>
    </style:style>
    <style:style style:name="T5" style:family="text">
      <style:text-properties fo:color="#000000" style:font-name="Times New Roman1" fo:font-size="8pt" fo:language="ru" fo:country="RU" fo:font-style="normal" style:text-underline-style="solid" style:text-underline-width="auto" style:text-underline-color="#000000" fo:font-weight="normal" style:font-size-asian="8pt" style:language-asian="zxx" style:country-asian="none" style:font-style-asian="normal" style:font-weight-asian="normal" style:font-size-complex="8pt" style:language-complex="ar" style:country-complex="SA"/>
    </style:style>
    <style:style style:name="T6" style:family="text">
      <style:text-properties fo:color="#000000" style:font-name="Times New Roman1" fo:font-size="8pt" fo:language="ru" fo:country="RU" fo:font-style="normal" style:text-underline-style="solid" style:text-underline-width="auto" style:text-underline-color="#000000" fo:font-weight="normal" style:font-name-asian="Times New Roman3" style:font-size-asian="8pt" style:language-asian="zxx" style:country-asian="none" style:font-style-asian="normal" style:font-weight-asian="normal" style:font-name-complex="Times New Roman3" style:font-size-complex="8pt" style:language-complex="ar" style:country-complex="SA"/>
    </style:style>
    <style:style style:name="T7" style:family="text">
      <style:text-properties fo:color="#000000" style:font-name="Times New Roman1" fo:font-size="8pt" fo:language="ru" fo:country="RU" fo:font-style="normal" fo:font-weight="normal" style:font-size-asian="8pt" style:language-asian="zxx" style:country-asian="none" style:font-style-asian="normal" style:font-weight-asian="normal" style:font-size-complex="8pt" style:language-complex="ar" style:country-complex="SA"/>
    </style:style>
    <style:style style:name="T8" style:family="text">
      <style:text-properties fo:color="#000000" style:font-name="Times New Roman1" fo:font-size="8pt" fo:language="ru" fo:country="RU" fo:font-style="normal" fo:font-weight="normal" style:font-name-asian="Times New Roman3" style:font-size-asian="8pt" style:language-asian="zxx" style:country-asian="none" style:font-style-asian="normal" style:font-weight-asian="normal" style:font-name-complex="Times New Roman3" style:font-size-complex="8pt" style:language-complex="ar" style:country-complex="SA"/>
    </style:style>
    <style:style style:name="T9" style:family="text">
      <style:text-properties fo:color="#000000" style:font-name="Times New Roman1" fo:font-size="8pt" fo:language="ru" fo:country="RU" fo:font-style="normal" fo:font-weight="bold" style:font-size-asian="8pt" style:language-asian="zxx" style:country-asian="none" style:font-style-asian="normal" style:font-weight-asian="bold" style:font-size-complex="8pt" style:language-complex="ar" style:country-complex="SA"/>
    </style:style>
    <style:style style:name="T10" style:family="text">
      <style:text-properties fo:color="#000000" style:font-name="Times New Roman1" fo:font-size="8pt" fo:language="ru" fo:country="RU" fo:font-style="normal" fo:font-weight="bold" style:font-size-asian="8pt" style:language-asian="zxx" style:country-asian="none" style:font-style-asian="normal" style:font-weight-asian="bold" style:font-size-complex="8pt" style:language-complex="ar" style:country-complex="SA" style:font-weight-complex="bold"/>
    </style:style>
    <style:style style:name="T11" style:family="text">
      <style:text-properties fo:color="#000000" style:font-name="Times New Roman1" fo:font-size="8pt" fo:language="ru" fo:country="RU" fo:font-style="italic" fo:font-weight="normal" style:font-name-asian="Times New Roman3" style:font-size-asian="8pt" style:language-asian="zxx" style:country-asian="none" style:font-style-asian="italic" style:font-weight-asian="normal" style:font-name-complex="Times New Roman3" style:font-size-complex="8pt" style:language-complex="ar" style:country-complex="SA"/>
    </style:style>
    <style:style style:name="T12" style:family="text">
      <style:text-properties fo:color="#000000" style:font-name="Times New Roman1" fo:font-size="8pt" fo:language="ru" fo:country="RU" fo:font-style="italic" fo:font-weight="normal" style:font-size-asian="8pt" style:language-asian="zxx" style:country-asian="none" style:font-style-asian="italic" style:font-weight-asian="normal" style:font-size-complex="8pt" style:language-complex="ar" style:country-complex="SA"/>
    </style:style>
    <style:style style:name="T13" style:family="text">
      <style:text-properties fo:color="#000000" style:font-name="Times New Roman1" fo:language="ru" fo:country="RU" fo:font-style="normal" fo:font-weight="normal" style:language-asian="zxx" style:country-asian="none" style:font-style-asian="normal" style:font-weight-asian="normal" style:language-complex="ar" style:country-complex="SA"/>
    </style:style>
    <style:style style:name="T14" style:family="text">
      <style:text-properties fo:color="#000000" style:font-name="Times New Roman1" fo:language="ru" fo:country="RU" fo:font-style="normal" fo:font-weight="normal" style:font-name-asian="Times New Roman3" style:language-asian="zxx" style:country-asian="none" style:font-style-asian="normal" style:font-weight-asian="normal" style:font-name-complex="Times New Roman3" style:language-complex="ar" style:country-complex="SA"/>
    </style:style>
    <style:style style:name="T15" style:family="text">
      <style:text-properties fo:color="#000000" style:font-name="Times New Roman1" fo:language="ru" fo:country="RU" fo:font-style="normal" style:text-underline-style="solid" style:text-underline-width="auto" style:text-underline-color="#000000" fo:font-weight="normal" style:language-asian="zxx" style:country-asian="none" style:font-style-asian="normal" style:font-weight-asian="normal" style:language-complex="ar" style:country-complex="SA"/>
    </style:style>
    <style:style style:name="T16" style:family="text">
      <style:text-properties fo:color="#000000" style:font-name="Times New Roman1" fo:language="ru" fo:country="RU" fo:font-style="normal" style:text-underline-style="solid" style:text-underline-width="auto" style:text-underline-color="#000000" fo:font-weight="normal" style:font-name-asian="Times New Roman3" style:language-asian="zxx" style:country-asian="none" style:font-style-asian="normal" style:font-weight-asian="normal" style:font-name-complex="Times New Roman3" style:language-complex="ar" style:country-complex="SA"/>
    </style:style>
    <style:style style:name="T17" style:family="text">
      <style:text-properties fo:color="#000000" style:font-name="Times New Roman1" fo:language="ru" fo:country="RU" fo:font-style="normal" fo:font-weight="bold" style:language-asian="zxx" style:country-asian="none" style:font-style-asian="normal" style:font-weight-asian="bold" style:language-complex="ar" style:country-complex="SA"/>
    </style:style>
    <style:style style:name="T18" style:family="text">
      <style:text-properties fo:color="#000000" style:font-name="Times New Roman1" fo:language="ru" fo:country="RU" fo:font-style="normal" fo:font-weight="bold" style:language-asian="zxx" style:country-asian="none" style:font-style-asian="normal" style:font-weight-asian="bold" style:language-complex="ar" style:country-complex="SA" style:font-weight-complex="bold"/>
    </style:style>
    <style:style style:name="T19" style:family="text">
      <style:text-properties fo:color="#000000" style:font-name="Times New Roman1" fo:language="ru" fo:country="RU" fo:font-style="italic" fo:font-weight="normal" style:font-name-asian="Times New Roman3" style:language-asian="zxx" style:country-asian="none" style:font-style-asian="italic" style:font-weight-asian="normal" style:font-name-complex="Times New Roman3" style:language-complex="ar" style:country-complex="SA"/>
    </style:style>
    <style:style style:name="T20" style:family="text">
      <style:text-properties fo:color="#000000" style:font-name="Times New Roman1" fo:language="ru" fo:country="RU" fo:font-style="italic" fo:font-weight="normal" style:language-asian="zxx" style:country-asian="none" style:font-style-asian="italic" style:font-weight-asian="normal" style:language-complex="ar" style:country-complex="SA"/>
    </style:style>
    <style:style style:name="T21" style:family="text">
      <style:text-properties fo:color="#000000" style:font-name="Times New Roman1" fo:language="en" fo:country="US" fo:font-style="normal" fo:font-weight="normal" style:language-asian="zxx" style:country-asian="none" style:font-style-asian="normal" style:font-weight-asian="normal" style:language-complex="ar" style:country-complex="SA"/>
    </style:style>
    <style:style style:name="T22" style:family="text">
      <style:text-properties fo:color="#000000" style:font-name="Times New Roman1" fo:language="en" fo:country="US" fo:font-style="normal" fo:font-weight="normal" style:font-name-asian="Times New Roman3" style:language-asian="zxx" style:country-asian="none" style:font-style-asian="normal" style:font-weight-asian="normal" style:font-name-complex="Times New Roman3" style:language-complex="ar" style:country-complex="SA"/>
    </style:style>
    <style:style style:name="T23" style:family="text">
      <style:text-properties fo:color="#000000" style:font-name="Times New Roman1" fo:language="en" fo:country="US" fo:font-style="normal" style:text-underline-style="solid" style:text-underline-width="auto" style:text-underline-color="#000000" fo:font-weight="normal" style:language-asian="zxx" style:country-asian="none" style:font-style-asian="normal" style:font-weight-asian="normal" style:language-complex="ar" style:country-complex="SA"/>
    </style:style>
    <style:style style:name="T24" style:family="text">
      <style:text-properties fo:color="#000000" style:font-name="Times New Roman1" fo:language="en" fo:country="US" fo:font-style="normal" fo:font-weight="bold" style:language-asian="zxx" style:country-asian="none" style:font-style-asian="normal" style:font-weight-asian="bold" style:language-complex="ar" style:country-complex="SA" style:font-weight-complex="bold"/>
    </style:style>
    <style:style style:name="T25" style:family="text">
      <style:text-properties fo:color="#000000" style:text-line-through-style="solid" style:font-name="Times New Roman1" fo:font-size="8pt" fo:language="ru" fo:country="RU" fo:font-style="normal" fo:font-weight="normal" style:font-size-asian="8pt" style:language-asian="zxx" style:country-asian="none" style:font-style-asian="normal" style:font-weight-asian="normal" style:font-size-complex="8pt" style:language-complex="ar" style:country-complex="SA"/>
    </style:style>
    <style:style style:name="T26" style:family="text">
      <style:text-properties fo:color="#000000" style:text-line-through-style="solid" style:font-name="Times New Roman1" fo:language="ru" fo:country="RU" fo:font-style="normal" fo:font-weight="normal" style:language-asian="zxx" style:country-asian="none" style:font-style-asian="normal" style:font-weight-asian="normal"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text:p>
      <text:p text:style-name="P15">Екатеринбургская тюрьма.</text:p>
      <text:p text:style-name="P21"><text:span text:style-name="T13">Секретная камера </text:span><text:span text:style-name="T21">N </text:span><text:span text:style-name="T13">2.</text:span></text:p>
      <text:p text:style-name="P23"/>
      <text:p text:style-name="P15">Ноябрь.</text:p>
      <text:p text:style-name="P17">5</text:p>
      <text:p text:style-name="P27"><text:span text:style-name="T13">На мое прошение, поданное тюремному начальству, о переводе меня из общей камеры в одиночку в виду моего растроенного здоровья, вчера последовал ответ, что я перевожусь в одиночку </text:span><text:span text:style-name="T21">N 2</text:span><text:span text:style-name="T13"> в верхнем этаже. Однако при этом сделана оговорка, что вместе со мной поместят еще кого-либо из крепостников, нуждающихся в отдыхе. Оказалось, что в компаньоны мне назначили Лапицкого</text:span></text:p>
      <text:p text:style-name="P19">1об</text:p>
      <text:p text:style-name="P22"><text:span text:style-name="T13">Это результат закулисного шмыганья нашей головки, которая от зависти и злобы не может найти себе места. Через одного из крепостников, массирующего начальника тюрьмы, дали знать, что не один, дескать, Чердынцев нуждается в отдыхе, есть и другие больные, например, Лапицкий, которого можно посадить в одну одиночку с Чердынцевым. Начальник решил, что для одного меня одиночки давать не следует и определил поместить нас двоих в секретной </text:span><text:span text:style-name="T21">N 2. </text:span><text:span text:style-name="T13">Лапицкий полудохлик. В двадцать лет это полная развалина. Все лицо у него</text:span></text:p>
      <text:p text:style-name="P19">2</text:p>
      <text:p text:style-name="P22"><text:span text:style-name="T13">покрыто волдырями вроде струпьев. Вечно от него разит зловонием. Нравом дик и скандален. Сторонник всяких хулиганских выходок по адресу администрации. С товарищами в вечной ругани, нормальным образом он никогда и ни с кем почти не говорит. Его отвратительная манера не есть, а жрать, за все хвататься с дикими жестами давно уже была в тяность камере и там думали, как от него избавиться. Теперь представился случай, и его сбыли. На его место собирались другие и такое решение головки пришлось им не по вкусу. </text:span><text:span text:style-name="T21">[...] </text:span><text:span text:style-name="T13">однако на меня.</text:span></text:p>
      <text:p text:style-name="P19">2об</text:p>
      <text:p text:style-name="P25">Вчера перед вечерней проверкой нас двоих перевели в одиночку. Это довольно длинная в одно окно комната. Для двоих места более чем достаточно. Но грязно. Стены с облупленной штукатуркой в пыли и грязи. Все изрезаны сидевшими ранее заключенными. В этой одиночке перебывали многие из казненных. Здесь же сидели и те, которых, несомненно, тоже ждала казнь. Кругляшов, Соловьев, Годлевский и другие оставили подписи на стенах. Справа от окна стена исписана стихами и лозунгами социально-политического содержания.</text:p>
      <text:p text:style-name="P25">Жить тут можно, конечно,</text:p>
      <text:p text:style-name="P19">3</text:p>
      <text:p text:style-name="P22"><text:span text:style-name="T13">лучше, чем в общей камере, можно и работать, если не будет хулиганить компаньон, к чему он имеет большую наклонность. Все время </text:span><text:span text:style-name="T21">[...]</text:span><text:span text:style-name="T13"> визжит, разговаривает сам с собой. Ночью однако он не беспокоил. Я предупрежу его, что если он не будет держать себя прилично, то я подам письменное заявление, чтобы его убрали от меня.</text:span></text:p>
      <text:p text:style-name="P25">Режим для нас общий с другими одиночками. Из камеры выпускают в клозет только три раза в сутки и поставили парашу. К нам никого не впускают.</text:p>
      <text:p text:style-name="P25">Меня это вряд ли будет тяготить.</text:p>
      <text:p text:style-name="P17">---</text:p>
      <text:p text:style-name="P19">3об</text:p>
      <text:p text:style-name="P25">После вечернего чая Лапицкий с усмешкой заявил:</text:p>
      <text:p text:style-name="P18">- Знаете, Николай Алексеевич, к нам подготовляют третьего сожителя?</text:p>
      <text:p text:style-name="P18">- Кого же? - спрашиваю.</text:p>
      <text:p text:style-name="P18">- Чугурина.</text:p>
      <text:p text:style-name="P27"><text:span text:style-name="T13">Чугурин принадлежит к ядру нашей хулиганщины в камере </text:span><text:span text:style-name="T21">N 7</text:span><text:span text:style-name="T13"> и у меня шла с ним постоянная война из-за его бесстыдства. Он вечно лез ко мне, вертелся около моей кровати </text:span><text:soft-page-break/><text:span text:style-name="T13">или стола и всячески давал знать себя. В обычной жизни это форменный скандалист и инициатор всяких выходок. Если он не спит, то орет песни, хулиганит, вмешивается в чужие разговоры. Пердел на всю камеру. Выспавшись днем, по ночам</text:span></text:p>
      <text:p text:style-name="P19">4</text:p>
      <text:p text:style-name="P22"><text:span text:style-name="T13">безобразничает, зажигает керосиновые </text:span><text:span text:style-name="T21">[...]</text:span><text:span text:style-name="T13"> и кипятит воду для чая, швыряет стул, громко перекривается с кем-либо неспящим. Так он буквально проводит целые ночи.</text:span></text:p>
      <text:p text:style-name="P25">Я ответил Лапицкому, что если Чугурин окажется третьим у нас, то я вернусь в общую камеру. Но это хорошего никому ничего не сулит, т.к. я втяну администрацию тюрьмы во внутренние распорядки камеры. Мне больше ничего не останется. Я ушел, не желая продолжать ссоры с крепостниками. Теперь ко мне лезут. Пусть жалуются на себя, если я сделаю жизнь</text:p>
      <text:p text:style-name="P19">4об</text:p>
      <text:p text:style-name="P18">камеры невозможной. Жаловаться начальству, конечно, плохо, но иных средств бороться с хулиганщиной я не имею. Чугурина выдвинула головка, не желающая из зависти и злобы оставить меня в покое. Теперь я отвечу тем же. Одиночку мне дали как больному, нуждающемуся в покое. Чем болен Чугурин? Одним табаком он отравит мое существование, не говоря уже о всех его других подлостях. "Я так и заявлю начальству, - прибавил я Лапицкому, - что во избежание скандала не желаю с хулиганом</text:p>
      <text:p text:style-name="P19">5</text:p>
      <text:p text:style-name="P18">поселятся в одной камере". Скажут: "Это не по-товарищески". Но мне больше нет дела до таких товарищей, как Чугурин, от которых я кроме гнусностей ничего не вижу. У меня слишком определенный договор с начальством относительно одиночки, чтобы меня могли обвинить в чем-нибудь.</text:p>
      <text:p text:style-name="P25">Лапицкий сделал попытку защищать Чугурина, но я не стал слушать. Лапицкий сам не многим лучше Чугурина, мне и его одного за глаза достаточно, иначе пребывание в одиночке теряет всякий смысл. Лапицкий сделал еще попытку переубедить меня.</text:p>
      <text:p text:style-name="P18">- Вы ведь можете попроситься</text:p>
      <text:p text:style-name="P19">5об</text:p>
      <text:p text:style-name="P22"><text:span text:style-name="T13">в другую одиночку. </text:span><text:span text:style-name="T21">N 3 </text:span><text:span text:style-name="T13">скоро освободиться, Ушаков уходит.</text:span></text:p>
      <text:p text:style-name="P25">Я посоветовал в таком случае ему с Чугуриным и проситься туда.</text:p>
      <text:p text:style-name="P27"><text:span text:style-name="T13">Мои надежды таким образом избавиться от компании камеры </text:span><text:span text:style-name="T21">N 7</text:span><text:span text:style-name="T13"> посредством выселения из нее не оправдываются. Наши социалисты продолжают подличать и лезть. Этого одного факта достаточно, чтобы видеть, кто неправ из нас. Винят ведь меня, что я отравил жизнь "товарищам". Но я ведь ни к кому не лез и не хулиганил. Еще бы, в сорок то пять лет, считая себя</text:span></text:p>
      <text:p text:style-name="P19">6</text:p>
      <text:p text:style-name="P22"><text:span text:style-name="T13">убежденным социалистом и отдав все свои маленькие силы делу литературной пропаганды социализма, я полез в скандал с Чугуриным и его компанией! Я считаю себя слишком честным для этого. И сволочь же собралась в камере </text:span><text:span text:style-name="T21">N 7</text:span><text:span text:style-name="T13"> Екатеринбургской тюрьмы! Что она кроме развала и грязи могла внести в освободительное движение 1905 г., где она желала играть руководящую роль?</text:span></text:p>
      <text:p text:style-name="P25">Предстоит таким образом снова бороться за свой покой и благопристойное существование, так как наши социалисты, очевидно, нашли дорожку ко мне и не отступят.</text:p>
      <text:p text:style-name="P19">6об</text:p>
      <text:p text:style-name="P17">6</text:p>
      <text:p text:style-name="P25">Сегодня открывается заседание военно-окружного суда. В первую очередь поставлено дело некоего Шубина, судящегося за попытку на убийство полицейского урядника. Исход суда представляет огромный интерес, так как по нему приблизительно можно будет судить и о том, как будут решены прочие дела. Сессия будет длится около месяца, есть дела, назначенные на двадцатые числа. Дело с.р. автономистов Иванова, Соловьева, Мальцева и др. назначено на 24 ноября. Можно понять, как болезненно <text:soft-page-break/>сжались сердца бедных юношей при мысли, что сегодня начались заседания суда, который сулит потерю жизни!</text:p>
      <text:p text:style-name="P19">7</text:p>
      <text:p text:style-name="P25">Сейчас мне трудно будет узнавать новости, только на прогулках. Я почти совершенно изолирован от тюрьмы. И очень жаль, что товарищем мне назначили идиота Лапицкого. Мне уже пришлось сегодня объясниться с ним. Едва проснувшись, даже не вставая еще с постели, он начинает свистеть и визжать. Я попросил его по-товарищески не забывать, что он в камере не один, и я уходил в одиночку не для того, чтобы слушать его свист и визг. Нужно же соблюдать приличие. Я его не беспокою. Понятно, мои слова повели лишь к тому, что хулиган поднял крик, что он будет жаловаться на меня, что я его стесняю и т.д. Когда же я</text:p>
      <text:p text:style-name="P19">7об</text:p>
      <text:p text:style-name="P18">предложил на сегодняшней проверке заявить жалобу на меня, он еще более озлился. Вышло, что жаловаться он хочет не начальству тюрьмы.</text:p>
      <text:p text:style-name="P18">- Что такое начальство? - кричал он. - Нуль и и больше ничего! Предоставляю вам обращаться к нему, а я не желаю.</text:p>
      <text:p text:style-name="P18">- Конечно, нуль, - ответил я. - Потому вы у него на цепи и сидите. Потому оно и в карцер вас может отправить. Потому же вы у него и в одиночку просились.</text:p>
      <text:p text:style-name="P18">- Товарищ не пойдет жаловаться начальству на товарища. А вы пойдете, я уверен.</text:p>
      <text:p text:style-name="P18">- Да, пойду. Потому что в одиночку я просился на определенных условиях, и если начальство их не выполнило, я пойду жаловаться. Товарищ себя не доведет до</text:p>
      <text:p text:style-name="P19">8</text:p>
      <text:p text:style-name="P18">того, чтобы на него пришлось жаловаться. А на кого приходится жаловаться, того я товарищем не считаю.</text:p>
      <text:p text:style-name="P18">- Об этом вы должны раньше меня предупредить.</text:p>
      <text:p text:style-name="P18">- Я вас с собой не звал. Это вы уцепились и потащились за мной, а мне вас не нужно. Вы должны были знать, куда и с кем идете.</text:p>
      <text:p text:style-name="P18">- За меня другие хлопотали, я сам не просился.</text:p>
      <text:p text:style-name="P18">- Значит, тем хуже для вас. Я вас предупреждаю, что сноситься с вами буду впредь только через начальство, так как ничего с вашей стороны кроме хулиганства не вижу. На меня вы не пожалуетесь. Я то вас ничем не беспокою.</text:p>
      <text:p text:style-name="P17">---</text:p>
      <text:p text:style-name="P19">8об</text:p>
      <text:p text:style-name="P27"><text:span text:style-name="T13">На вечерней проверке старший помощник сказал, что долго мы не наживем в одиночке, т.к. очень много народу шлют в нашу тюрьму. Плохо мое дело! Никогда мне ничего не удается! Вообще нынешний год для меня целиком наполнен неудачами. Две попытки печататься, кончившиеся весьма печально, приговор палаты, засадивший меня в тюрьму. В тюрьме кроме окончательного расстройства здоровья ничего не добьюсь. Может быть, как-нибудь я установил бы с Лапицким </text:span><text:span text:style-name="T21">[...]</text:span><text:span text:style-name="T13"> надежда совсем потеряна не была. И вот теперь назад в общую камеру! С Лапицким жить,</text:span></text:p>
      <text:p text:style-name="P19">9</text:p>
      <text:p text:style-name="P22"><text:span text:style-name="T13">конечно, тоже </text:span><text:span text:style-name="T21">[...]</text:span><text:span text:style-name="T13">. Это форменный психопат. Весь день он хулиганит по мелочам. И сейчас ходит по камере взад-вперед в больших сапогах, так что не только писать, даже читать невозможно.</text:span></text:p>
      <text:p text:style-name="P25">Помощник, видимо, мной недоволен после того, как я заявил, что с Лапицким вряд ли будет возможно жить, недаром от него камера хочет избавиться. Мое замечание, вероятно, принято за проявление неблагодарности, так как одиночку для меня охлопотал он.</text:p>
      <text:p text:style-name="P27"><text:span text:style-name="T13">В тюрьму </text:span><text:span text:style-name="T21">[...]</text:span><text:span text:style-name="T13"> большую партию арестантов.</text:span></text:p>
      <text:p text:style-name="P17">---</text:p>
      <text:p text:style-name="P19">9об</text:p>
      <text:p text:style-name="P27"><text:soft-page-break/><text:span text:style-name="T13">Военный суд, оказывается, заседает уже третий день. Разбирались дела солдат-дезертиров. Вернулись и жалуются на свирепость суда. Дело Шубина сегодня отложено. Дело </text:span><text:span text:style-name="T21">[...]</text:span><text:span text:style-name="T13"> рассмотрено, три года каторги.</text:span></text:p>
      <text:p text:style-name="P17">---</text:p>
      <text:p text:style-name="P25">Был припадок с бредом. Везет мне! Особенно, если придется вернуться в общую камеру.</text:p>
      <text:p text:style-name="P17">---</text:p>
      <text:p text:style-name="P17">7</text:p>
      <text:p text:style-name="P25">Арестанский хор готовился к обедни в предстоящий крестный праздник тюремной церкви и разучивает довольно сложную музыку. Теперь он поет как</text:p>
      <text:p text:style-name="P19">10</text:p>
      <text:p text:style-name="P18">раз против нашей одиночки в зале. Несмотря на толстые двери камеры и решетку, забитую железными листами, между залом и корридорчиком, в котором находятся одиночки, хор слышен очень хорошо. Мешает читать и спать. Музыка обедни местами оригинальна и красива, есть номера дивные. Но она не по средствам хора, ни голосов, ни знания. Хор иногда поет нечто такое, что едва можно понять, что написано в нотах.</text:p>
      <text:p text:style-name="P27"><text:span text:style-name="T13">Уторм в камеру заглянул начальник тюрьмы, спросил, удобно ли устроились, и объяснив, что нет достаточно одиночек для меня отдельно, ушел. Я забыл попросить у него о </text:span><text:span text:style-name="T21">[...]</text:span></text:p>
      <text:p text:style-name="P19">10об</text:p>
      <text:p text:style-name="P27"><text:span text:style-name="T13">Вечером прогулка была запоздалая. Гуляли при зеленом свете фонарей газо-</text:span><text:span text:style-name="T21">[...]</text:span><text:span text:style-name="T13"> системы. Легонький ветерок гнал пухлые снежинки в лицо. Было хорошо. Вернулся в камеру и сел с особым удовольствием пить чай. За работу бы приняться! Пора!</text:span></text:p>
      <text:p text:style-name="P17">8</text:p>
      <text:p text:style-name="P25">Вчера, когда мы были на прогулке, от начальства явился посол с приглашением желающих послушать всенощную в тюремной церкви. Из наших крепостников нашлось шесть или семь желающих, которые отправились утром повторить тоже. К числу</text:p>
      <text:p text:style-name="P19">11</text:p>
      <text:p text:style-name="P18">желающих присоединился депутат Ушаков. На вечерней прогулке у него по этому поводу с Овчинников возник спор, кончившийся чуть не ссорой. Ушаков доказывал, что раз неверующий пришел в церковь, он должен подчиняться общей дисциплине и даже креститься и кланяться и ко кресту прикладываться. Овчинников возражал, что он неверующий и все это знают, и потому он в церкви держит себя, как неверующий, не креститься, не кланяется, а от креста убежал из церкви.</text:p>
      <text:p text:style-name="P18">- Зачем же вы в церковь шли, да еще меня осуждаете, что я крещусь и кланяюсь? - спрашивает Ушаков.</text:p>
      <text:p text:style-name="P19">11об</text:p>
      <text:p text:style-name="P18">- В церковь я шел, чтобы посмотреть на постороннюю публику, а вас осуждаю за лицемерие.</text:p>
      <text:p text:style-name="P18">- Ну, нет. Раз вы искренне неверующий вы не пойдете в церковь только затем, чтобы пофрондировать. А что вот в глубине души у вас что-то еще шевелиться, какое-то чувство к религии, вот значит так. А фрондировать, это лишь попытка искусственно погасить это чувство.</text:p>
      <text:p text:style-name="P25">Овчинников осердился и убежал.</text:p>
      <text:p text:style-name="P18">- Я против того, чтобы религию искоренять и бороться с ней, - говорил Ушаков. - Она отжила свой век и незаметно сама собой сойдет со сцены окончательно.</text:p>
      <text:p text:style-name="P19">12</text:p>
      <text:p text:style-name="P18">И себя ведь я держу так, как сегодня. Если я приду в лютеранскую церковь или католическую, и если мне скажут, что обязательно проделывать всю церемонию, раз я пришел, я буду проделывать, креститься, кланяться. Если попаду в еврейскую синагогу, и там буду держать себя, как мне укажут. А чего могу я добиться фрондированием?</text:p>
      <text:p text:style-name="P17">---</text:p>
      <text:p text:style-name="P27"><text:soft-page-break/><text:span text:style-name="T13">Сегодня часов в десять утра из соседней одиночки </text:span><text:span text:style-name="T21">N 1</text:span><text:span text:style-name="T13"> неожиданно увели заключенных и вскоре на их место привели других пять. Это военно-окружники. Двое по делу с.р. автономистов Спиридонов и Камаев, трое по красноуфимскому делу о попытке</text:span></text:p>
      <text:p text:style-name="P19">12об</text:p>
      <text:p text:style-name="P18">экспроприации. Фамилии узнать не удалось. Во время вечерней проверки простукивали стены, и к нам выпал один камень. Значит имеется так называемый в здешней тюрьме телефон, т.е. сквозная дыра, которой соседи сносятся друг с другом. Я нарочно не поднял камень и не вставил в дыру, ожидая, что скажет дежурный помощник, когда будет у нас. Но он ни слова не сказал. Я ждал, что и у нас сделают обыск. Однако не было. По-видимому, дело оставили до утра. Утром дыру забьют, а нас переведут из одиночки. Конечно, мы решительно ничем не виноваты,</text:p>
      <text:p text:style-name="P19">13</text:p>
      <text:p text:style-name="P18">не мы устроили телефон, но нам, вероятно, настолько не доверяют, чтобы оставить в одиночке рядом со смертниками. Спиридонов и Камаев остаются кандидатами на виселицу, хотя по-моему неосновательно. <text:s/>На сколько летом мне удалось познакомиться с делом с.р. автономистов (лесных братьев), не видно, чтобы этим двум могла угрожать казнь. Не за что.</text:p>
      <text:p text:style-name="P25">С нетерпением буду ожидать утра, оставят нас здесь или нет.</text:p>
      <text:p text:style-name="P17">---</text:p>
      <text:p text:style-name="P25">На прогулке вечером, сообщили, что сегодня военный суд</text:p>
      <text:p text:style-name="P19">13об</text:p>
      <text:p text:style-name="P22"><text:span text:style-name="T13">рассмотрел дело режевенских рабочих </text:span><text:span text:style-name="T21">[...]</text:span><text:span text:style-name="T13"> (он же Четвериков), Круглова, Сергеева и Тюменева, обвиняемых в принадлежности к лбовской организации и совершении тройного убийства с целью ограбления. Первые трое приговорены к повешению, четвертый - извозчик, возивших их, оправдан.</text:span></text:p>
      <text:p text:style-name="P25">Месяца два тому назад я встретился в клозете с одним из них (молодой, коренастый парень), который обратился ко мне с вопросом, что его может ожидать на суде. Он рассказал свое дело, из его слов вытекало, что ни к какой организации</text:p>
      <text:p text:style-name="P19">14</text:p>
      <text:p text:style-name="P18">они не принадлежали и преступление совершили просто по взаимному уговору. Кажется, это был Сергеев. Тогда я не обращал внимания на него и забыл об этой встрече. Только теперь она пришла мне на память. Помню, что впечатление парень на меня произвел симпатичное. Простодушный, тронутый какими-то веяними юноша из народа. Теперь трудно будет добраться, кто это был такой.</text:p>
      <text:p text:style-name="P17">---</text:p>
      <text:p text:style-name="P27"><text:span text:style-name="T21">&lt;&lt; </text:span><text:span text:style-name="T13">1907 год. Начиная со средних чисел июля и кончая средними числами сентября мне лично пришлось проводить время жизни на Урале, Пермской губ., Екатеринбургского уезда в работе пяти следующих заводов Невьянска,</text:span></text:p>
      <text:p text:style-name="P19">14об</text:p>
      <text:p text:style-name="P22"><text:span text:style-name="T21">[...]</text:span><text:span text:style-name="T13">, </text:span><text:span text:style-name="T21">[...]</text:span><text:span text:style-name="T13">, Верхний Тагил и Шурала. Мне пришлось вести там пропагандистскую, агитационную и организаторскую работу по поручению Уральского с.д. областного комитета. Что я по мере сил своих и выполнял все возложенные в мою обязанность вышеупомянутые функции. Еще кроме этих 5 заводов я обязан был и обслуживать вблизи заводские все находящиеся там прииски и там же приисковские </text:span><text:span text:style-name="T21">[...]</text:span><text:span text:style-name="T13">.</text:span></text:p>
      <text:p text:style-name="P27"><text:span text:style-name="T21">&lt;&lt; </text:span><text:span text:style-name="T13">Я приехал туда с одним проводником товарищем девицей под кличкою Чертенок и привез туда литературу в количестве 200 экземпляров листков с.д. издания областной нелегальной типографии под названием "Рабочий листок </text:span><text:span text:style-name="T21">N 5</text:span><text:span text:style-name="T13">"</text:span><text:span text:style-name="T21">.</text:span><text:span text:style-name="T13"> Я туда прибыл прямо на квартиру к одному товарищу в заводе Шурала. Там мне долго</text:span></text:p>
      <text:p text:style-name="P19">15</text:p>
      <text:p text:style-name="P18">нельзя было жить, во-первых, в виду конспиративности, во-вторых, мне нужно было завязать связи с остальными заводами и приисками. Это была моя ближайшая задача. Кроме этого я должен был ознакомится с положением дел и настроением рабочих и их <text:soft-page-break/>местной жизнью, с их экономическим положением и техническим устройством тех помещений, где приходится главным образом работать рабочим. Там же я и ознакомился с гигиеническими условиями жизни. Что это, конечно, очень важно знать для каждого культурного человека, именно то важно знать, в каких условиях приходится рабочим большую часть суточного времени проводить на одной работе, где без привычки трудно там</text:p>
      <text:p text:style-name="P19">15об</text:p>
      <text:p text:style-name="P18">прожить несколько часов суточного времени. Кроме всего этого я ознакомился и вообще с жизью рабочих и их выдающимися задатками в праздничные дни, как они проводят свободное время и в чем их идеал заключается, как у большинства неразвитых рабочих в области умеренных способностей. Кроме всего этого я должен коснуться по пути той интеллигенции, которая находится там и себя таковой считает, чем она отличается от той массы несчастных хар. рабочих, которые погрязли по рот в грязи своей темноты и алкоголического разврата жизни. Я не хочу этим сказать то, что могло бы иметь оскорбительный характер для рабочих. Нет, я хочу только константировать факт</text:p>
      <text:p text:style-name="P19">16</text:p>
      <text:p text:style-name="P22"><text:span text:style-name="T13">самой жизни рабочих. И они, конечно, в своем невежестве мало виноваты. Вина ложится главным образом на те условия жизни, в которых приходится несчастным жертвам тонуть без возврата какого бы то ни было спасения. Такие условия жизни создавались, конечно, теми господами, в которых в принципе стоит фраза: твое и мое - все мое, чьим бы то трудом не было создано и чьей бы то кровью не было куплено, это не их было до этого. (Их было бы оно их святой и неприкосновенной собственностью). Но не в этом моя суть задачи. Моя задача лежит в основе </text:span><text:span text:style-name="T21">[...]</text:span><text:span text:style-name="T13"> самих фактов жизни вышеуказанных заводов - приисков рабочей среды. В промежуток моего пребывания. После</text:span></text:p>
      <text:p text:style-name="P19">16об</text:p>
      <text:p text:style-name="P18">того, как я познакомился с рабочими и завязал во всех заводах связи и там же на нескольких приисках, я стал усердно следить за движением революции, вообще руководясь газетными источниками, а также и следить в частности за движением Лбова и лесной братии на Урале. И в это же время вел работу чисто партийную и старался приспособить рабочих к жизни революции вообще и в частности старался более сознательных рабочих организовать и присоединить к Р.С.Д.Р.П. Среди них я развивал с.д. программу и выступал, развивая другие программы или принципы, и в то же время критикуя их и доказывая о неприменимости</text:p>
      <text:p text:style-name="P19">17</text:p>
      <text:p text:style-name="P18">к жизни той или другой и о вреде на прогресс и научному социализму Карла Маркса и его последователям с.-д. интернационального пролетариата. Я работу вел чисто классово-политическую. Рабочие были со слухов и некоторых газет знакомы с существованием Лбова, и часть более передовых рабочих увлекалась во Лбова, проделки, мне, конечно, пришлось здесь вести энергичную борьбу против их увлечения. Устраивал целый рядмассовых в небольшом количестве лиц до 50 и нескольких десятков человек, более из них, кто увлекался движением Лбовизма. И после ряда таких выступлений я им доказал то, что это и на самом то деле случилось со Лбовым</text:p>
      <text:p text:style-name="P19">17об</text:p>
      <text:p text:style-name="P18">и его вредом или пользой для революции. Его вред был понят самими рабочими после того, как случилась частичная неудавшаяся экспроприация в заводе Невьянском, сделанная Бочкаревым и двумя его скрывшимися товарищами. Я в это время был в Нейворудянском заводе на объединительной конференции. Эта конференция состояла из 5 заводов и приисков. Цель ее была следующая:</text:p>
      <text:p text:style-name="P18">1. Выработать правильный порядок для совместной работы всех частей, входящих в состав местной организации членов, принимающих, т.е. признающих программу Р.С.Д.Р.П., подчиняя себя директивам центрального или областного с.д. комитетов.</text:p>
      <text:p text:style-name="P18">2. Выборы мандата на общеуральский</text:p>
      <text:p text:style-name="P19"><text:soft-page-break/>18</text:p>
      <text:p text:style-name="P18">съезд областной организации и снабжение его нужными деньгами для этой цели.</text:p>
      <text:p text:style-name="P18">3. Выработку общей библиотеки для пользования книгами всем тем лицам, которые входят в состав организации, а также и для распространения для той публики, которая будет желать читать и за это вносить деньги, окупающие изнашивание книг.</text:p>
      <text:p text:style-name="P22"><text:span text:style-name="T13">4. Выборы членов в комитет для правления всеми делами, как, например, для правления </text:span><text:span text:style-name="T21">[...]</text:span><text:span text:style-name="T13"> для сбора членских взносов, для правильного выполнения всех функций по организации и выбору секретаря для связи с Екатеринбургским комитетом и для сношения с ним в разных делах, имеющихся в организации.</text:span></text:p>
      <text:p text:style-name="P19">18об</text:p>
      <text:p text:style-name="P18">5. Выработку правильных членских взносов и их распределение, как, например, и было выработано, а каждый член, вступая в организация, должен внести 50 коп., а затем каждый член обязан взносить по 25 коп. в месяц. Эти деньги должны были распределяться на следующие нужды:</text:p>
      <text:p text:style-name="P25">1. 10 коп. для содержания профессионала.</text:p>
      <text:p text:style-name="P25">2. 5 коп. для погашения ежемесячной библиотеки.</text:p>
      <text:p text:style-name="P25">3. 5 коп. на разные расходы.</text:p>
      <text:p text:style-name="P25">4. 5 коп. для расходов областного комитета, как на содержание военного организатора и другие нужды О.К.</text:p>
      <text:p text:style-name="P18">6. По собственной моей инициативе было предложено мною обсудить вопрос об организации оперативной книжной торговли, что было, конечно, и сделано на следующих началах. Каждый член,</text:p>
      <text:p text:style-name="P19">19</text:p>
      <text:p text:style-name="P18">входящий в состав кооперации должен внести 1 рубль денег дял первого почина. И до основания таковой каждый член должен внести 3 рубля денег. И вот после этого было записавшихся членов 37 человек. Денег было собрано 29 руб.</text:p>
      <text:p text:style-name="P27"><text:span text:style-name="T21">&lt;&lt; </text:span><text:span text:style-name="T13">На конференции присутствовало </text:span><text:span text:style-name="T21">[...]</text:span><text:span text:style-name="T13"> от 3 заводов, Невьянский, Верхний Тагил и Рудянки, от организованных 112 человек всего было 10 делегатов, 5 из Невьянска, 3 с Тагила, 2 с Рудянки. Каждый был послан от 10 человек. С Верх-Нейвинска присланных и Шурала не было, потому что поздно оповестил я их. Делегата не выбрали на общеуральский съезд, потому что не было от всех членов на конференции. Нужно было от 150 чл. не меньше. Но я за этим и не гнался. Ибо я знал, что не в этом сама революция. И вот когда закончилась</text:span></text:p>
      <text:p text:style-name="P19">19об</text:p>
      <text:p text:style-name="P22"><text:span text:style-name="T13">конференция, это было 19 августа 1907 г., мне сообщили, что произошло в Невьянске. Там было нападение на артельщика или на кассира, при чем кучера убили наповал, кассира смертельно ранили, стражник уехал и был ранен в ногу. Один из экспроприаторов - это Бочкарев. Двое неизвестных скрылись. Эта экспроприация произвела на массу населения отвратительное впечатление. Повсюду грязь </text:span><text:span text:style-name="T21">[...]</text:span><text:span text:style-name="T13"> на революционеров со всех сторон, как из лужи. После этого же пристав Невьянского завода издал по полиции приказ, что каждого подозрительного незнакомца арестовать и тащить в часть. Рабочие стали боятся со мной на улице встречаться, зная, кто я. Работать было невозможно. Но я еще съездил</text:span></text:p>
      <text:p text:style-name="P19">20</text:p>
      <text:p text:style-name="P18">в город за литературой и купил рублей на 15. Не успел приехать, как меня предупредили, что меня ищут и хотят арестовать, что мне пришлось немедленно оттуда удрать, бросая начатую работу. Я только и успел удрать. Так что я теперь не знаю, что там делается. На приисках рабочие живут скверно, работают 11 часов в сутки. Гигиенические условия невыносимые. Работают в шахтах, где динамитом рвут медную породу руды и не дают газам освободится из шахты. Посылают туда рабочих, что им приходится глотать там газ, который образовался от взрыва динамита. Они слишком непросвещенные и забитые до крайности, едят пищу хуже тюремной баланды, спят в бараках на голых нарах из</text:p>
      <text:p text:style-name="P19">20об</text:p>
      <text:p text:style-name="P22"><text:soft-page-break/><text:span text:style-name="T13">бревен. Словом, труд оплачивается слишком дешево, меньше 1 руб. в день, продукты дороги, и несмотря на это все же рабочие при получке денег сильно напиваются вина. Дома </text:span><text:span text:style-name="T21">[...] </text:span><text:span text:style-name="T13">и дети живут без хлеба полуголодные. Выходу нет из такого положения без помощи интеллигентских сил. Тамошняя интеллигенция дальше своего носа ничего не хочет видеть, живет своей собственной мещанской жизнью. Есть, конечно, среди нее и хорошие люди, но их совсем мало, так что почти незаметно.</text:span></text:p>
      <text:p text:style-name="P27"><text:span text:style-name="T21">&lt;&lt; </text:span><text:span text:style-name="T13">Заводские рабочие на заводах, </text:span><text:span text:style-name="T21">[...]</text:span><text:span text:style-name="T13">, слесаря, токаря, котельщики, литейщики и проч., не могут быть свободные, как чистые городские пролетарии, социалистами, только по тому одному, что они прикованы</text:span></text:p>
      <text:p text:style-name="P19">21</text:p>
      <text:p text:style-name="P18">к своим домикам и из боязни оторваться от домика боятся поступать в союз социалистов и даже боятся ходить на массовки, не потому что он попадет в тюрьму, а потому, что может лишиться работы в своем заводе. И эти заводские рабочие с моей точки зрения консервативнее нашего малоземельного крестьянина-собственника. Крестьянин сильней будет бороться с помещиком за землю, нежели уральский рабочий, прикованный к своему домику, будет бороться с заводовладельцем за повышение заработной платы и за сокращение рабочего дня. И я говорю с уверенностью, что от уральских рабочих трудно ожидать существенной пользы в революции, потому что он является скованным собственным</text:p>
      <text:p text:style-name="P19">21об</text:p>
      <text:p text:style-name="P22"><text:span text:style-name="T13">домиком своим. И вот пока будут на Урале рабочие владельцами своих таких домиков, до тех пор они не могут быть социалистами, а будут жалкими трусами и рабами своих домиков. Те, которые сильно шли в организацию, те </text:span><text:span text:style-name="T21">[...]</text:span><text:span text:style-name="T13"> рабочие и невладельцы домиков. Те же, которые понимали своего врага, все же имели свои домики и поэтому боялись врагу сказать то, что он их враг, а всегда старались сказать то, что они друзья врагов.</text:span></text:p>
      <text:p text:style-name="P27"><text:span text:style-name="T21">&lt;&lt; </text:span><text:span text:style-name="T13">Ну, что я мог сказать, то я сказал, больше не могу сказать, хотя и знаю кое-что очень важное для истории. Но я не имею на это права, так что вы извините меня за это. Если вы</text:span></text:p>
      <text:p text:style-name="P19">22</text:p>
      <text:p text:style-name="P22"><text:span text:style-name="T13">может из этого, что можете вложить в свой труд, то можете это взять под псевдонимом Черный. Если это нужно, а то, как хотите. </text:span><text:span text:style-name="T21">&gt;&gt;</text:span></text:p>
      <text:p text:style-name="P27"><text:span text:style-name="T13">Вышеприведенный документ имеет следующее происхождение. Сидя еще в камере </text:span><text:span text:style-name="T21">N 7</text:span><text:span text:style-name="T13">, я как-то ушел в клозет. Там сидел, отдавая природе большой долг, какой-то незнакомый мне рабочий. Когда я хотел потом уйти, он обратился ко мне со словами:</text:span></text:p>
      <text:p text:style-name="P18">- И я мог бы вам быть полезен. У меня есть для вас материал. Если хотите, я напишу.</text:p>
      <text:p text:style-name="P18">- Кто вы такой?</text:p>
      <text:p text:style-name="P18">- Я с.д., был профессионалом под кличкой Черный. Мне говорят, что вы собираете материал для истории революции на Урале.</text:p>
      <text:p text:style-name="P19">22об</text:p>
      <text:p text:style-name="P18">- Не совсем верно. Такой материал я не собираю. Я интересовался, не сохранилось ли в тюрьме рассказов о казненных здесь. Ваш материал, если он относится к другим вопросам, мне вряд ли будет полезен.</text:p>
      <text:p text:style-name="P18">- Я мог бы написать, вы бы посмотрели.</text:p>
      <text:p text:style-name="P25">Я не знал, с кем имею дело. Однако согласился, чтобы он прислал, что имеет в виду.</text:p>
      <text:p text:style-name="P25">На днях мне передали вышеприведенный документ.</text:p>
      <text:p text:style-name="P17">---</text:p>
      <text:p text:style-name="P25">Сегодня мой компаньон по камере Лапицкий вступил со мной в спор. Началось с каких-то пустяков. Он указал, что я говорю, как человек идеальный, а поступаю как раз наоборот. Я возразил, что не знаю, как я говорю, но поступаю</text:p>
      <text:p text:style-name="P19">23</text:p>
      <text:p text:style-name="P18"><text:soft-page-break/>так, как вынуждают обстоятельства и среда, в которую я попал не по доброй воле. Мне приходилось даже молоток в дело пускать, чтобы защищаться. Лапицкий ухватился за мои слова.</text:p>
      <text:p text:style-name="P18">- Не забыли, что вы первый хотели ударить молотком Аркашку. Так и в истории записано.</text:p>
      <text:p text:style-name="P18">- Прекрасно. Однако раз мне пришлось пустить в ход молоток, то ведь это не в вашу пользу говорит. До сих пор мне этого не приходилось делать. И не удивительно это в вашей компании, где дрались стульями, когда меня еще не было, чайниками, кружками и все с тем же Аркашкой.</text:p>
      <text:p text:style-name="P18">- Вы ругались даже когда ночью вашу кровать пнут. Ведь не нарочно пинали и т.д. </text:p>
      <text:p text:style-name="P19">23об</text:p>
      <text:p text:style-name="P18">- И впредь буду ругаться, потому что даже нечаянно около чужих кроватей по ночам не за чем лазать. Ночь для сна.</text:p>
      <text:p text:style-name="P18">- Вся камера вздохнула, когда вы ушли из нее.</text:p>
      <text:p text:style-name="P18">- Как же вы то в моей компании оказались? Я бы не пошел в компанию с человеком, который зря молоток в дело пускает, всю камеру извел своими придирками.</text:p>
      <text:p text:style-name="P18">- Я так болен, что мне больше ничего не оставалось делать. Я и товарищи много думали, можно ли мне с вами жить.</text:p>
      <text:p text:style-name="P18">- Ну, да. И решили, что со мной жить можно, т.к. я человек деликатный, никогда никого не обеспокою и не стесню, и больной сильно может рассчитывать</text:p>
      <text:p text:style-name="P19">24</text:p>
      <text:p text:style-name="P22"><text:span text:style-name="T13">на меня. А я вот кроме хулиганства со стороны компании в </text:span><text:span text:style-name="T21">N 7 </text:span><text:span text:style-name="T13">ничего не видел и никогда ни за что бы не пошел в одиночку с кем-то ни было из вас.</text:span></text:p>
      <text:p text:style-name="P18">- Если вы думаете заставить меня уйти от вас, то ошибаетесь. Я ни за что не уйду.</text:p>
      <text:p text:style-name="P22"><text:span text:style-name="T13">- Уверен. На то и хулиганы существуют, чтобы хулиганить. Но я и не имел в виду вас выживать. А только </text:span><text:span text:style-name="T21">[...]</text:span><text:span text:style-name="T13">, что стоило мне уйти из </text:span><text:span text:style-name="T21">N 7</text:span><text:span text:style-name="T13">, как ко мне полезло столько народа. <text:s/>Кроме вас еще есть кандидаты.</text:span></text:p>
      <text:p text:style-name="P18">- Это вы только думаете, что за вами идут. Не вы охлопотали одиночку. Мои товарищи тоже хлопотали.</text:p>
      <text:p text:style-name="P19">24об</text:p>
      <text:p text:style-name="P18">- Что же не охлопотали? Но я никогда не пошел бы к вам, если бы вы и охлопотали. А вот вы полезли за мной и все дела вашей компании ясны.</text:p>
      <text:p text:style-name="P18">- Для вас начальство дороже товарищей. Никто без спроса товарищей в одиночку не уходит, а вы ушли.</text:p>
      <text:p text:style-name="P18">- Я ведь перед начальством не верчусь, а действую открыто на основании законных данных. И все же не понимаю, как это вы решились с таким дурным человеком, как я, не расставаться. Я у начальства не по товарищеским мерам одиночку выхлопотал, а вы у меня в одиночке оказались! И не забывайте, что камера может быть рада моему</text:p>
      <text:p text:style-name="P19">25</text:p>
      <text:p text:style-name="P18">уходу, я в этом не сомневаюсь, но она еще более рада, что нет там вас. Вас оттуда выперли под видом дружеской услуги, всучивши мне, а я сам ушел. И уверен, что и еще вы ко мне полезете, т.к. от хулиганов уйти трудно.</text:p>
      <text:p text:style-name="P25">Таким милым разговором приходится заниматься в одиночке.</text:p>
      <text:p text:style-name="P25">Весь вечер он по мелочам безобразил, вертелся около моего стола, свистел, зевал, охал, вздыхал. Его братия начинает какой-то поход против меня у начальства, т.к. один из них массирует начальника. Торжествуют заранее.</text:p>
      <text:p text:style-name="P25">На прощание я заявил</text:p>
      <text:p text:style-name="P19">25об</text:p>
      <text:p text:style-name="P18">Лапицкому, который прямо вывел меня из терпения:</text:p>
      <text:p text:style-name="P22"><text:span text:style-name="T13">- Помните, что на пятый же день моего пребывания в тюрьме я, познакомившись с вашей публикой, объявил ей: "Если вы меня коллегиально объявите исключенным из товарищеской среды, я глазом не моргну, т.к. </text:span><text:span text:style-name="T21">[...]</text:span><text:span text:style-name="T13">"?</text:span></text:p>
      <text:p text:style-name="P18">- Да, я помню это.</text:p>
      <text:p text:style-name="P22"><text:soft-page-break/><text:span text:style-name="T13">- Ну, так вот сообразно с этим и все мое поведение </text:span><text:span text:style-name="T21">[...]</text:span><text:span text:style-name="T13">.</text:span></text:p>
      <text:p text:style-name="P18">- Мы ведь можем установить так, чтобы жить, как совершенно чужие, даже не разговаривая друг с другом.</text:p>
      <text:p text:style-name="P18">- Чего же лучше, раз человек залез к другому, избавиться</text:p>
      <text:p text:style-name="P19">26</text:p>
      <text:p text:style-name="P18">от которого, по его же словам, составляло для него счастье.</text:p>
      <text:p text:style-name="P18">- Да, я думал и решил, что с вами мне все же лучше будет, чем в компании товарищей!</text:p>
      <text:p text:style-name="P25">И этот несчастный идиот будет жить со мной девять месяцев! Из его слов видно, что каждое мое слово, каждое движение в мое отсутствие являлось предметом горячих обсуждений наших социалистов, а инцидент с молотком особенно. А я рассматривая его, считаю, что и сейчас поступил бы точно так же.</text:p>
      <text:p text:style-name="P25">Интересна одна черта: сколько я от наших социалистов не отодвигаюсь, они все подвигаются ко мне!</text:p>
      <text:p text:style-name="P17">---</text:p>
      <text:p text:style-name="P19">26об</text:p>
      <text:p text:style-name="P17">9</text:p>
      <text:p text:style-name="P27"><text:span text:style-name="T13">Идиот Лапицкий, конечно, все сказанное мной вскоре передал в камеру </text:span><text:span text:style-name="T21">N 7</text:span><text:span text:style-name="T13">. Там, кажется, решили прекратить со мной всякие сношения. Особенно возмущаются моими словами, что элементы вроде собравшихся в крепости, способны лишь опошлить и внести разлад в освободительное движение. Еще бы! Там несколько человек считают себя революционными </text:span><text:span text:style-name="T21">[...]</text:span><text:span text:style-name="T13">, и вдруг такой отзыв! Я был бы очень рад решению наших социалистов не иметь со мной сношений, если бы они буквально выполнили его. А то на их языке оно означает, что нужно еще больше лезть и надоедать мне хулиганством.</text:span></text:p>
      <text:p text:style-name="P19">27</text:p>
      <text:p text:style-name="P18">И будут лезти, вперед знаю. Полезут со скандалами, полезут и с просьбами: дай то, дай другое. Это не прекращалось.</text:p>
      <text:p text:style-name="P25">Вечером Лапицкий выдумал на обыкновенной столовой лампе кипятить воду для чая. С 8 часов до половины одиннадцатого он чадил и распускал керосиновую вонь. Воды не вскипятил, зато сам вскипятился, когда я для очищения воздуха сделал в форточке щель пальца в два.</text:p>
      <text:p text:style-name="P18">- Вперед вам говорю, что холодом вам меня из камеры не выжить, - кричал он по обыкновеннию во все горло. Баран какой нашелся.</text:p>
      <text:p text:style-name="P25">Я ни слова не ответил.</text:p>
      <text:p text:style-name="P19">27об</text:p>
      <text:p text:style-name="P25">Лапицкого все считают идиотом. Но чем другие лучше его по благородству помыслов и настроения, не вижу.</text:p>
      <text:p text:style-name="P25">До администрации, кажется, дошли сведения о моих отношениях с крепостью. Нестеров, который массажирует начальника, мог наговорить все, что угодно. Пока начальство, конечно, косится на меня, а не на крепость.</text:p>
      <text:p text:style-name="P17">---</text:p>
      <text:p text:style-name="P25">По поводу предстоящего процесса с.р. автономистов вел кое-какие беседы. Н. сообщает следующее.</text:p>
      <text:p text:style-name="P25">Уральский боевой союз стремился организовать свои ячейки по всей России. Он еще не являлся центральной организацией в России, но если бы ему удалось</text:p>
      <text:p text:style-name="P19">28</text:p>
      <text:p text:style-name="P22"><text:span text:style-name="T13">организоваться сообразно своим планам, то он явился бы центром У.б.с. ничего общего не имеет с боевыми группами всего Урала. Пиротехника - это химическая лаборатория. С 14 на 15 сентября 1907 г. четыре члена У.б.с. должны были отправиться на дело (предполагался экс), но за несколько часов к ним явилась полиция. Они оказали вооруженное сопротивление. Убив в квартире трех со </text:span><text:span text:style-name="T13">стороны полиции, они убежали. На улице убили еще четырех. Трое из членов С. наняли лошадь и поехали в сторону Тюмени </text:span><text:soft-page-break/><text:span text:style-name="T13">(дело было в Кургане). Но проехав пятьдесят верст они были настигнуты полицией в деревне, где опять открыли перестрелку. Один</text:span></text:p>
      <text:p text:style-name="P19">28об</text:p>
      <text:p text:style-name="P22"><text:span text:style-name="T13">из этих трех бежал, второй убил себя последней пулей, а третий за неимением пуль убил себя кинжалом. При перестрелке в деревне были убиты со стороны полиции двое. Четвертый член С., оставшийся в Кургане был пойман с помощью провокации и заключен в тюрьму, где находится и сейчас. 23 сентября 1907 г. в Екатеринбурге на углу Столовой ул. и Северной в дом </text:span><text:span text:style-name="T21">[...]</text:span><text:span text:style-name="T13"> по доносу хозяина явилась полиция. Узнав об этом, два члена С., которые в то время были там, выбежали через окно, отстреливаясь. Полиция в свою очередь открыла стрельбу по ним. Один из бежавших</text:span></text:p>
      <text:p text:style-name="P19">29</text:p>
      <text:p text:style-name="P18">по нелегальной фамилии <text:s/>Гребнев (Савелий) не имел возможности бежать, выстрелил в себя на Симоновском мочту. Он умер в здешней тюрьме. После провалов в Уфе убит провокатор и в Перми.</text:p>
      <text:p text:style-name="P25">Н. не внушает большого доверия, кажется, любит свою фантазию выдавать за действительность. Кое-что однако было в газетах относительно Гребнева (Савелия). Но рассказ о Кургане что-то слишком фантастичен.</text:p>
      <text:p text:style-name="P25">Не в связи ли с этими фактами находится случай, бывший в сентябре 1907 г. в Екатеринбурге на Кузнечной ул., где полиция застала какое-то собрание, но собравшиеся что ли убежали отстреливаясь?</text:p>
      <text:p text:style-name="P19">29об</text:p>
      <text:p text:style-name="P27"><text:span text:style-name="T13">Грудь дает знать себя все чувствительнее. Сегодня ветром сорвало раму в нашем окне и разбило стекло. Привели в порядок только к вечеру. Весь день я пробыл в камере на холоде и ветре и теперь чувствую припадок </text:span><text:span text:style-name="T21">[...]</text:span><text:span text:style-name="T13">.</text:span></text:p>
      <text:p text:style-name="P23"/>
      <text:p text:style-name="P17">10</text:p>
      <text:p text:style-name="P25">Боль в груди страшно начинает меня стеснять. Кроме болей внутри, сильные боли и наружные. Стесняет так, что расправить плечи трудно и неловко двигаться.</text:p>
      <text:p text:style-name="P27"><text:span text:style-name="T13">Компания из камеры </text:span><text:span text:style-name="T21">N 7</text:span><text:span text:style-name="T13"> оказывается на поверке выражала свою радость и удовольствие по поводу моего ухода в одиночку! Тем</text:span></text:p>
      <text:p text:style-name="P19">30</text:p>
      <text:p text:style-name="P18">характернее для наших социалистов. Зачем только они ко мне в камеру стремились попасть? Вообще эти элементы, которые в секрете своих дел держать не умеют.</text:p>
      <text:p text:style-name="P25">Не жалею, но не стоило считаться с ними через Лапицкого. Он, очевидно, не только все передаст, иначе и быть не могло, а главным образом переврет. На днях во время спора с ним я для примера указал на следующие факты: бывший член с.-д. комитета является поставщиком похабных анекдотов в камеры; спящему в кровать бросают стул в час ночи; недавно после раздачи чыра член с.р. партии, участник с.р. областной конференции, напал на своего коллегу с</text:p>
      <text:p text:style-name="P19">30об</text:p>
      <text:p text:style-name="P22"><text:span text:style-name="T13">крепостником: "Это ты зачем взял больше моего". Тот оправдывался, что он не брал, а ему дали </text:span><text:span text:style-name="T21">[...]</text:span><text:span text:style-name="T13">, и что у него кусок не больше чем у других. Когда он отвернулся, </text:span><text:span text:style-name="T21">[...]</text:span><text:span text:style-name="T13"> отхватил часть куска и утащил себе. Вот чем вы живете, сказал я, и за три месяца я не видел ничего другого. Разве еще тюремные авантюры!</text:span></text:p>
      <text:p text:style-name="P27"><text:span text:style-name="T13">Эти слова и подняли бурю в компании наших социалистов. При </text:span><text:span text:style-name="T21">[...]</text:span><text:span text:style-name="T13"> те, вероятно, они были переданы с надлежащими добавлениями. Но если я так и неправ, чего же хотят от меня. Я ведь ушел на радость всем. Значит следовало бойкотировать меня. Сегодня произошла такая</text:span></text:p>
      <text:p text:style-name="P19">31</text:p>
      <text:p text:style-name="P18">история. Едва вернувшись с прогулки и принявшись за чай, я услыхал громкие разговоры в зале и нашем темном корридорчике. Чем дальше, тем шум больше увеличивался. Скоро выяснилось, что около нашей камеры в корридорчике горит потолок. Пожар в тюрьме не <text:soft-page-break/>редкость, за нынешний год это уже четвертый по счету. Приехали пожарные, явилось начальство. Мысль оставаться в камере, запечатанной семью печатями, когда рядом горит потолок, не улыбалась. Я крикнул в волчок, чтобы нас вывели из камеры куда-нибудь. Вскоре пришел помощник Семенов и велел</text:p>
      <text:p text:style-name="P19">31об</text:p>
      <text:p text:style-name="P18">перейти в общую. Мне было это очень неприятно. Лучше бы дали переждать пожар в зале. Но делать было нечего и пришлось идти к нашим социалистам. Меня очень интересовало, как меня встретят люди, с которыми у меня установились столь милые отношения. Когда я вошел, раздались немногие голоса:</text:p>
      <text:p text:style-name="P18">- Что, Николай Алексеевич, назад к нам же!?</text:p>
      <text:p text:style-name="P25">Большинство однако демонстративно стало приветствовать Лапицкого. Свердлов громко </text:p>
      <text:p text:style-name="P18">- Черт дернул Семенова дать такое распоряжение. Не было печали.</text:p>
      <text:p text:style-name="P19">32</text:p>
      <text:p text:style-name="P25">Чуцкаев, швырявший стулом в мою кровать, что-то бормотал. Свердлов без стеснения громко ответил ему:</text:p>
      <text:p text:style-name="P18">- Так ведь он же ненадолго, уйдет обратно.</text:p>
      <text:p text:style-name="P25">Снова продолжительное бормотание.</text:p>
      <text:p text:style-name="P18">- Ну, так тебе что? - отвечает Свердлов. - Говоришь, что из того?</text:p>
      <text:p text:style-name="P18">- Да ведь это оскорбляет дело! - возражает уже громко Чуцкаев. - Я вовсе не стулом швырял, а ногой задел, вот и все тут.</text:p>
      <text:p text:style-name="P25">Хотя я в разговоре с Лапицким не называл Чуцкаева, но на воре шапка горит, он сам назвал себя. Выходило, что требуют товарищеского суда на до мной, что ли</text:p>
      <text:p text:style-name="P19">32об</text:p>
      <text:p text:style-name="P25">Я решил не отвечать ни добрые, ни на худые приветствия, чтобы не втянуться в ссору, и молча стал ходить взад-вперед по камере. Мне было интересно, что станет делать головка дальше. Но кроме отвратительных намеков на мой счет без упоминания имени, ничего не было.</text:p>
      <text:p text:style-name="P25">Нестеров спрашивает Лапицкого через всю камеру:</text:p>
      <text:p text:style-name="P18">- Ну, а зеркалом пользоваться не разрешается, значит?</text:p>
      <text:p text:style-name="P25">Лапицкий смутился. Очевидно, он что-то наврал на меня, и не ожидал, что его приятель стал открыто воспользоваться его сообщением. Он смущенно пробормотал:</text:p>
      <text:p text:style-name="P18">- Позволяется.</text:p>
      <text:p text:style-name="P19">33</text:p>
      <text:p text:style-name="P25">Дело в том, что в одиночку с собой я принес свое зеркало и прибил к стене очень неудачно, около самого стола Лапицкого. Когда он начал хулиганизм и заявил, что лучше всего жить совершенно отдельно, даже не разговаривая, я не желая подавать повода к какой-нибудь выходке или упрекам, что подходя к зеркалу, стесняю своего компаньона, перенес зеркало на другое место, где можно им пользоваться однако и Лапицкому. Из этого-то и вывели какое-то злобное заключение против меня. И еще раз и спрашиваю себя, можно ли считать зрелыми людей, живущих такими...</text:p>
      <text:p text:style-name="P19">33об</text:p>
      <text:p text:style-name="P21"><text:span text:style-name="T15">Камера </text:span><text:span text:style-name="T23">N 7.</text:span></text:p>
      <text:p text:style-name="P27"><text:span text:style-name="T13">Меня прервали на полуслове и я поставил многоточие. Именно, когда я писал, пришел старший надзиратель Васев и передал распоряжение начальства перевести нас из одиночки снова в общую камеру. Пришлось </text:span><text:span text:style-name="T21">[...]</text:span><text:span text:style-name="T13">. Однако запишу все по порядку, на чем остановился.</text:span></text:p>
      <text:p text:style-name="P25">Я за последнее время много уделяю внимания своим делам с камерой. К этому меня побуждает соображение, что впоследствии я подчерпну из своих записей материал для</text:p>
      <text:p text:style-name="P19">34</text:p>
      <text:p text:style-name="P22"><text:span text:style-name="T13">кое-каких общественных выводов. На камеру я смотрю, как на целое, характерное не само по себе, а как отражение общественного быта вообще. Поэтому я пишу искренно, не щадя </text:span><text:soft-page-break/><text:span text:style-name="T13">себя и не умалчивая ничего о наших социалистах. Та мелочность, зависть и злоба, которую мне приходится наблюдать, и давала мне давеча повод к заключению, какие незрелые элементы шли в дело революции. И </text:span><text:span text:style-name="T21">[...]</text:span><text:span text:style-name="T13"> я не ошибаюсь, приписывая поступки наших социалистов зависти и нравственной испорченности, я неожиданно вновь получил подтверждение. Главный мой изобличитель и самый чистый и благородный человек в камере - это, конечно, Манвяков. Таким он себя по крайней мере</text:span></text:p>
      <text:p text:style-name="P19">34об</text:p>
      <text:p text:style-name="P18">считает. Обвиняют меня в нетоварищеских поступках, например, в том, что я без ведома товарища подал прошение о переводе меня в одиночку. В политических де тюрьмах одиночка считается такой привилегией, что только по постановлению всех политиков определяется, кто имеет право просится туда. Этого требования я не соблюл.</text:p>
      <text:p text:style-name="P27"><text:span text:style-name="T13">Конечно, это не верно. Я ни от кого не скрывал, что прошусь в одиночку. Да за день до подачи прошения вел продолжительную беседу кое с кем. Но суть вся в том, что лучшая одиночка </text:span><text:span text:style-name="T21">N 3 </text:span><text:span text:style-name="T13">- (В нее больше одного уже</text:span></text:p>
      <text:p text:style-name="P19">35</text:p>
      <text:p text:style-name="P22"><text:span text:style-name="T13">никак нельзя посадить, тогда как в другие садят по 7 и 8 человек</text:span><text:span text:style-name="T21">) - </text:span><text:span text:style-name="T13">занята депутатом Ушаковым. Через две недели он кончает срок, и одиночка будет свободна. И вот мне сегодня Ушаков рассказывает, что Манвяков бегает перед ним и хлопочет, чтобы как-нибудь одиночка от него перешла к нему, Манвякову. И это делается уже совершенно без согласия с камерой. Я болен, а Манвяков здоров и вдвое моложе меня. Зато зависть составляет существо натуры и из зависти он готов, кажется, на все. И я, задаваясь иногда в минуты колебаний вопросом,</text:span></text:p>
      <text:p text:style-name="P19">35об</text:p>
      <text:p text:style-name="P18">правильно ли я сужу о камере, то больше прихожу к заключению, что действительно имею дело с нравственным сбродом, у которого кроме злобы, зависти и жадности решительно невозможно найти положительных качеств в общежитии, по крайней мере в той обстановке, в какой я застал ее. Ведь тут хулиганство доходило до того, что Чуцкаев, например (осужден как член с.д. комитета, женат, имеет детей, 34 лет), занимался тем, что пачкал у меня простыню и подушку сапогом. Когда я не вступил с ним в пререкания, закрыл переднюю часть</text:p>
      <text:p text:style-name="P19">36</text:p>
      <text:p text:style-name="P22"><text:span text:style-name="T13">кровати картоном, то он то же старался проделывать, просовывая ноги сбоку! Однако довольно об этих вещах. После язвительных колкостей на мой счет утром, на которые я не ответил ни одним словом, я стал справляться, не потушили ли пожар. Через час огонь погасили и все успокоилось. Я добился возвращения в камеру. Когда я уходил, Манвяков, </text:span><text:span text:style-name="T21">[...]</text:span><text:span text:style-name="T13"> и другие громко кричали: "Слава богу, слава богу!"</text:span></text:p>
      <text:p text:style-name="P25">Оказалось однако я возвратился не надолго. Не прошло и часу, как я был оторван от дневника криком Васева и пришлось тащиться</text:p>
      <text:p text:style-name="P19">36об</text:p>
      <text:p text:style-name="P18">в общую камеру. Надо представить ужас моих приятелей. На этот раз встреча могла быть интереснее и я насторожился. Меня встретили прежде всего тем, что не дали поставить кровать на старое место под предлогом, что печь только что выкрашена и все кровати около нее пришлось выдвинуть. Мою кровать бросили среди комнаты, где она так и осталась. И сейчас я пишу на столе у кровати почти на самой середине комнаты. С утра я решил <text:s/>не вступать ни с кем ни в какие разговоры, а упорно молчу, хотя поводов заговорить было сколько угодно.</text:p>
      <text:p text:style-name="P19">37</text:p>
      <text:p text:style-name="P22"><text:span text:style-name="T13">Приятели вертятся вокруг меня с разных сторон. Один откровенно шипит. Но утешаются тем, что завтра или послезавтра я вновь уйду в одиночку, так как нас выдворили не потому, что там пожаром что-либо непоправимо уничтожено, пожар не успел проникнуть в одиночки, но ломая потолок в корридорчике, пожарные завалили одиночку </text:span><text:span text:style-name="T21">N 1</text:span><text:span text:style-name="T13"> мусором. Сидевших там военно-окружников перевели в нашу одиночку </text:span><text:span text:style-name="T21">N 2</text:span><text:span text:style-name="T13">, а нас в общую. </text:span><text:soft-page-break/><text:span text:style-name="T13">Начальство на словах пообещало, что как только </text:span><text:span text:style-name="T21">N 1</text:span><text:span text:style-name="T13"> будет очищена от мусора, мы переселимся туда.</text:span></text:p>
      <text:p text:style-name="P19">37об</text:p>
      <text:p text:style-name="P27"><text:span text:style-name="T13">Я не доверил этому и стал наводить точные справки и узнал, что в </text:span><text:span text:style-name="T21">N 1</text:span><text:span text:style-name="T13"> никого не пустят по крайней мере до тех пор, пока не будет закончен ремонт, вызванный пожаром, и даже перекладка всех труб в тюрьме, т.к. благодаря разбору потолка в корридорчике открылся самый удобный ход на чердак для доставки </text:span><text:span text:style-name="T21">[...]</text:span><text:span text:style-name="T13">. Это означает, что </text:span><text:span text:style-name="T21">N 1 </text:span><text:span text:style-name="T13">очистится не завтра или послезавтра, а минимум через две недели. Но и тогда еще вопрос, пустят ли крепостников. Всего вероятнее, что до окончания казней осужденных военным судом никого в одиночку и</text:span></text:p>
      <text:p text:style-name="P19">38</text:p>
      <text:p text:style-name="P18">не пустят из опасения дать крепостникам возможность доставить осужденным оружие или яд для самоубийства или попытки оказать сопротивление полиции перед казнью.</text:p>
      <text:p text:style-name="P25">Узнав все это, я решил ничего не говорить в камере и остался на своем месте, как временном, иначе начнется целый скандал. Будут кричать, что моя кровать всех стесняет и т.п. Будут скандалить, чтобы я ее убрал совсем, а сам шел на нары. Что молодые и здоровые парни спят на кроватях, на это, конечно, внимание не обращается. Главным образом нужен скандал.</text:p>
      <text:p text:style-name="P25">Досадил же я своим присутствием</text:p>
      <text:p text:style-name="P19">38об</text:p>
      <text:p text:style-name="P22"><text:span text:style-name="T13">здешней крепости. И все из-за того, что я твердо и определенно заявил о своей антипатии к всякого рода хулиганщине. Если я сделал это резко, то это зависело от условий, в которых приходилось делать заявление. Но ничего и резкого не было в моих словах в первые дни. Жестокость, и </text:span><text:span text:style-name="T21">[...]</text:span><text:span text:style-name="T13">, началась с моей стороны потом, когда я ясно увидел с кем имею счастье жить в компании.</text:span></text:p>
      <text:p text:style-name="P25">О пожаре надзиратель вечером рассказывал, что его заметил кровельщик. Он обратил внимание на дым, шедший из под крыши, и дал знать в контору</text:p>
      <text:p text:style-name="P19">39</text:p>
      <text:p text:style-name="P18">Это было рано утром и в этом наше счастье. Не происходи ремонт крыши и случись это поздно вечером, и пожар принял бы иные формы и размеры.</text:p>
      <text:p text:style-name="P18">- Не остатся бы вам живым в ваших одиночках! - заметил он мне. - Когда-то вы заметили бы огонь, когда-то меня дозвались бы, когда-то я получил бы в конторе ключи и разрешение вас выпустить! Могли бы живьем сгореть!</text:p>
      <text:p text:style-name="P27"><text:span text:style-name="T13">Интересно то, что уже несколько пожаров начиналось именно с одиночек. Прошлый пожар был почти на том же месте, именно в одиночке </text:span><text:span text:style-name="T21">N 2</text:span><text:span text:style-name="T13">, т.е. куда перешел я.</text:span></text:p>
      <text:p text:style-name="P19">39об</text:p>
      <text:p text:style-name="P25">Компания продолжает вымещать на меня свою злобу. Подошел надзиратель и в волчок сказал:</text:p>
      <text:p text:style-name="P22"><text:span text:style-name="T13">- Не везет г. Чердынцеву с одиночкой. - Вышибли оттуда, последовал злобный ответ, говоривший: хоть скомпроментирует перед надзирателем и то хорошо, все же на душе чище. Ведь знают люди, что никто никого не вышибал. Но и ложь хороша, коли дело дошло </text:span><text:span text:style-name="T13">до мести. Ведь наврал же Лапицкий, что я его в чем-то стесняю, отказывая ему пользоваться моими вещами. В действительности, даже ножик и ножницы, которыми он режет бумагу для своих бумажных корзиночек и те мои и </text:span></text:p>
      <text:p text:style-name="P19">40</text:p>
      <text:p text:style-name="P18">уже не знаю, разве с ума сойду я, вздумая запретить ему пользоваться ими.</text:p>
      <text:p text:style-name="P25">А впереди девять месяцев жизни в этой атмосфере. Окончательно скверно то, что и между собой наши социалисты вечно грызутся. Стоило Лапицкому вернуться в общую камеру и вечером он едва нашел себе место у стола. Никто не хотел его пускать, и без тебя, дескать, тесно.</text:p>
      <text:p text:style-name="P25">Приходится призадуматься: что делать дальше. Надо же как-нибудь улучшить условия жизни. На Сенат плохой рассчет. В больницу разве проситься?</text:p>
      <text:p text:style-name="P19"><text:soft-page-break/>40об</text:p>
      <text:p text:style-name="P17">11</text:p>
      <text:p text:style-name="P27"><text:span text:style-name="T13">Вчера военный суд судил Пятницкого, Калеватова и Прохорова за попытку ограбления магазина бр. </text:span><text:span text:style-name="T21">[...] </text:span><text:span text:style-name="T13">в Н. Тагиле. Прохоров и Пятницкий непосредственно были застигнуты при нападении и бежали, отстреливаясь от полиции, на Калеватова впоследствии указал Прохоров. Оба политика были страшно избиты полицией, а Прохоров даже иссечен шашками. С февраля месяца, когда происходило ограбление до вчерашнего дня он содержался в тюремной больнице и не мог поправиться. И сейчас он не встает с койки. Члены союза анархистов-коммунистов. Суд приговорил Прохова, несмотря на его предательство, к смертной казни через</text:span></text:p>
      <text:p text:style-name="P20">41</text:p>
      <text:p text:style-name="P18">повешение, Пятницкого - к 20 годам каторжных работ, Калеватова оправдал. <text:s/>Его уже выпустили из тюрьмы. Мать Калеватова сидит сейчас в здешней тюрьме в ожидании суда. Она обвиняется в хранении взрывчатых веществ.</text:p>
      <text:p text:style-name="P27"><text:span text:style-name="T13">Вчера вечером после девяти часов, я, исполненный болями в голове и груди, лег, не раздеваясь, в кровать. Вокруг ходили и шумели. Когда заметили, что я лег, начали громко обсуждать, как и в какой форме устроить "</text:span><text:span text:style-name="T21">[...]</text:span><text:span text:style-name="T13">". Человек шесть или семь предложили убрать в сторону мебель и устроить игру в жгут, т.е. поднять целый кавардак, беготню, крик. Однако нашлись и пропагандисты, предложившие в виду темноты играть в нос.</text:span></text:p>
      <text:p text:style-name="P22"><text:span text:style-name="T24">41</text:span><text:span text:style-name="T18">об</text:span></text:p>
      <text:p text:style-name="P25">Значительная часть головки неожиданно почему-то оказалась против жгута и съорганизовала другую группу для игры в нос. С первой же сдачи один получил двести шлепков в нос, другой - полтораста. Во здравие, товарищи!</text:p>
      <text:p text:style-name="P25">После одиночки, где я вентиляцией и постельной чисткой успел улучшить местные условие, насколько это возможно в тюрьме, здесь обстановка поистинне ужасна. Копоть от керосиновых кухонь, табачный дым, вонь, пыль и грязь.</text:p>
      <text:p text:style-name="P25">Сегодня на свидание пришла жена брата. Я ей рассказал, как чувствую себя благодаря такой обстановке. Рядом со мной стоял Чугурин. Когда я потом вернулся в камеру, толпа окружала его, а он что-то негромко рассказывал. Увидев меня, Чуцкаев и другие на всю камеру</text:p>
      <text:p text:style-name="P19">42</text:p>
      <text:p text:style-name="P18">заговорили, не обращаясь однако ко мне:</text:p>
      <text:p text:style-name="P22"><text:span text:style-name="T13">- На волю жаловаться вздумал! Собака лает </text:span><text:span text:style-name="T21">[...]</text:span><text:span text:style-name="T13">! Табачный дым помешал!</text:span></text:p>
      <text:p text:style-name="P25">Я, не обращая внимания, лег на кровать. После некоторого негромкого разговора раздалась команда:</text:p>
      <text:p text:style-name="P18">- Отворите форточку! Освежите камеру!</text:p>
      <text:p text:style-name="P25">Форточку отворили.</text:p>
      <text:p text:style-name="P27"><text:span text:style-name="T13">Вероятно, Чугурин передал мой недолгий разговор полностью. Я же говорил </text:span><text:span text:style-name="T21">[...]</text:span><text:span text:style-name="T13"> слова, что должны же заключенные подумать о собственном здоровье:</text:span></text:p>
      <text:p text:style-name="P18">- У нас есть такие архаровцы, что не втолкуешь правил гигиены. Им нужно еще доказать, что необходимо заботиться о собственном здоровье.</text:p>
      <text:p text:style-name="P19">42об</text:p>
      <text:p text:style-name="P25">Наши социалисты только к таким кукишам в кармане и способны. Как во время революции вся тактика подобных революционеров сводилась к "вынесению резолюций" при полном отсутствии активности, так и в личной жизни они трусливы, действуют только языком, но даже в мелочах уступают только физическому насилию. Доводов разума они не слушают.</text:p>
      <text:p text:style-name="P25">Что делается с моим здоровьем. Малейшее движение - изобильный пот. Голова вечно в поту, особенно ночью.</text:p>
      <text:p text:style-name="P25">Компания страшает, что ведет какую-то историю нашей крепости, где все мои подвиги прописаны полностью. Да здравствует история. Однако компания несколько</text:p>
      <text:p text:style-name="P19">43</text:p>
      <text:p text:style-name="P22"><text:soft-page-break/><text:span text:style-name="T13">растерялась, когда узнала, как я смотрю </text:span><text:span text:style-name="T21">[...]</text:span><text:span text:style-name="T13">.</text:span></text:p>
      <text:p text:style-name="P27"><text:span text:style-name="T13">Завистник Манвяков очень озабочен как попасть в одиночку </text:span><text:span text:style-name="T21">N 3</text:span><text:span text:style-name="T13">. В эту одиночку и я бы пошел, но на это рассчитывать вряд ли приходится, раз за нее уцепились такие господа. Мне придеться сидеть опять с идиотом Лапицким, если одиночку дадут.</text:span></text:p>
      <text:p text:style-name="P24"/>
      <text:p text:style-name="P17">12</text:p>
      <text:p text:style-name="P27"><text:span text:style-name="T13">Интересные типы существуют у нас в тюрьме. В камере </text:span><text:span text:style-name="T21">N 8</text:span><text:span text:style-name="T13"> нашего отделения сидит старик </text:span><text:span text:style-name="T21">[...]</text:span><text:span text:style-name="T13"> Викуличь. Ему скоро 93 года. Выдает себя за болгарина, но, говорят, он цыган. Рассказывает, что 58 лет тому назад он был крепостным помещика Дубчинского </text:span><text:span text:style-name="T21">[...]</text:span><text:span text:style-name="T13"> губ. Однажды сын Дубчинского за что-то стал его бить по лицу. Викулич сначала молча переносил побои, но,</text:span></text:p>
      <text:p text:style-name="P19">43об</text:p>
      <text:p text:style-name="P18">наконец, не выдержал и в свою очередь ударил его по лицу три раза. За это его судили и сослали на поселение в Верхотурский уезд Пермской губ. 55 лет Викулич жил в довольстве, "царствовал", как он говорит, работая в качестве кузнеца и коновала. Три года тому назад он в пьяном виде убил своего зятя, снова судился и был приговорен к 10 годам каторжных работ, которые ему в виду его старости заменили 15 годами тюрьмы. Три года он уже отсидел, остается еще двенадцать. Викулич бодрый, крепкий на вид человек, и по наружности и бойкости никак нельзя признать, что ему чуть не сотня лет. Он жалеет лишь об одном, что его не берет смерть.</text:p>
      <text:p text:style-name="P25">Ругательства арестантов превосходят всякую фантазию. Сегодня в коридоре</text:p>
      <text:p text:style-name="P19">44</text:p>
      <text:p text:style-name="P22"><text:span text:style-name="T13">штукатур-каторжник </text:span><text:span text:style-name="T21">[...]</text:span><text:span text:style-name="T13"> арестанта:</text:span></text:p>
      <text:p text:style-name="P18">- Мать твою в гроб уеб!</text:p>
      <text:p text:style-name="P25">Дальше это идти вряд ли уже возможно.</text:p>
      <text:p text:style-name="P25">Наши социалисты продолжают хулиганить по мелочам. Постоянно слышатся саркастические возгласы:</text:p>
      <text:p text:style-name="P18">- И за что ты, господи, наказываешь нас?</text:p>
      <text:p text:style-name="P27"><text:span text:style-name="T13">Вертятся около моего стола, насвистывают. За три месяца я </text:span><text:span text:style-name="T21">[...]</text:span><text:span text:style-name="T13"> симпатичную черту заметил за ними, что некоторые занимаются математикой. Но число их сбавилось чуть не наполовину за короткое время. Занимались на два стола по четыре человека, сейчас за одним двое, за другим число меняется. Зато с успехом режут бумагу на листы и плетут ни к чему не годные корзиночки. В заключение ходят по</text:span></text:p>
      <text:p text:style-name="P19">44об</text:p>
      <text:p text:style-name="P18">камере, предлагая их друг другу:</text:p>
      <text:p text:style-name="P18">- Барин, купите корзиночку.</text:p>
      <text:p text:style-name="P18">- Сколько стоит?</text:p>
      <text:p text:style-name="P18">- Побольше тридцать коп., поменьше двадцать. Купите.</text:p>
      <text:p text:style-name="P25">Изо дня в день одно и то же. Играют, не сознавая глупости игры. Самому младшему из них 23 года.</text:p>
      <text:p text:style-name="P25">Я хочу заявить, что если в одиночку пойдет снова Лапицкий, то я откажусь и останусь в общей камере. Вот будет история.</text:p>
      <text:p text:style-name="P25">Я уже их пугнул, что если по-прежнему в камере не будут освежать воздуха, я обращусь к начальству. Поверили и стали освежать. Но ненадолго. Сегодня хулиганы вроде Полякова закрывают форточку, если ее кто открывает.</text:p>
      <text:p text:style-name="P19">45</text:p>
      <text:p text:style-name="P17">13</text:p>
      <text:p text:style-name="P25">Вчера в военно-окружном суде произошел интересный случай. Разбиралось дело шести рабочих Режевского завода в вооруженном нападении на частное лицо с целью ограбления. Обвинялось трое: Мароков, Мохов и Песков, - против которых свидетелями являлись трое рабочих же: Баранов, Мокроусов и Лунесов. Всего свидетелей что-то около двадцати человек. Указанные трое свидетелей содержались под стражей в нашей же <text:soft-page-break/>тюрьме. На суде, однако, все свидетели, кажется, единолично показали, что ни одного из подсудимых они не признают за нападавших, а нападали трое свидетелей: Баранов, Мокроусов и Лунесов. Суд постановил дело возвратить для нового расследования следователю по особо важным делам. Кандалы с Марокова, Мохова и Пескова сняли и тут же на суде надели их Баранову, Мокроусову и Лунесову (наручно). Освобождение первых трех зависит от следователя.</text:p>
      <text:p text:style-name="P19">45об</text:p>
      <text:p text:style-name="P25">Сегодня помощник начальника Ефремов объявил, что одиночки нужны для ожидаемых двенадцати "висельников" (его выражение), которых могут со дня на день привезти на суд, и потому пока нечего рассчитывать на них.</text:p>
      <text:p text:style-name="P18">- Вы то совсем не отчаивайтесь туда попасть, - прибавил он, обращаясь ко мне. - Подождете только.</text:p>
      <text:p text:style-name="P25">Наши социалисты вчера и сегодня все время отпускают каламбуры по моему адресу, не называя, конечно, по имени. Жалкий Ляпустин, стащивший у товарища сыр, тоже лезет в каламбуры.</text:p>
      <text:p text:style-name="P18">- Жаль, - говорит он, стоя у меня в изголовье, когда я уже лег спать, - жаль, что сыр нынче редко разносят, и то опять бы кто-нибудь подрался!</text:p>
      <text:p text:style-name="P27"><text:span text:style-name="T13">Вражда ко мне объединила </text:span><text:span text:style-name="T21">[...]</text:span><text:span text:style-name="T13"> компанию, и в ход пошел Пенский, тюремный надзиратель, отбывающий</text:span></text:p>
      <text:p text:style-name="P19">46</text:p>
      <text:p text:style-name="P22"><text:span text:style-name="T13">с нами наказание. Его остроты такого </text:span><text:span text:style-name="T21">[...]</text:span><text:span text:style-name="T13">. И не смешно, но для демонстрации головка хохочет. Я же за все время не сказал ни одного слова, и это, видимо, злит головку. Когда я сегодня вышел из камеры, под изголовье моей кровати нахаркали. На это наши социалисты, конечно, способны, как ни на что другое. На меня, однако, решительно никакого впечатления вся эта мерзость не производит. Если я рвусь из камеры, то понятно, что иначе и быть не может. Мне хочется при том же работать, а здесь невозможно.</text:span></text:p>
      <text:p text:style-name="P25">Завтра к нам присоединятся еще двое новых крепостников, будет двадцать, но 18 выходит Нестеров. Новые крепостники ничего не могут внести в жизнь камеры. Головка обсуждает план разбить на две камеры, о чем хотят хлопотать. На здоровье!</text:p>
      <text:p text:style-name="P19">46об</text:p>
      <text:p text:style-name="P17">14</text:p>
      <text:p text:style-name="P27"><text:span text:style-name="T13">Часть головки торжествует </text:span><text:span text:style-name="T21">[...]</text:span><text:span text:style-name="T13"> победу. Истрадавшись за мой успех в хлопотах об одиночке, хотя последнюю и отняли у меня, шесть человек из среды наших социалистов, как оказывается объединились и сегодня экстренно отправили депутата к начальнику тюрьмы с просьбой в виду прибытия двух новых крепостников прибывших к нам утром, разделить крепость на две камеры. Сделано это, конечно, от имени всей крепости, но без ведома кого бы то ни было кроме шести. Начальник пришел к нам сам и разрешил шести человекам, оканчивающим срок заключения, выделиться и занять соседнюю камеру </text:span><text:span text:style-name="T21">N 8</text:span><text:span text:style-name="T13">. Ему тотчас же представили список</text:span></text:p>
      <text:p text:style-name="P19">47</text:p>
      <text:p text:style-name="P22"><text:span text:style-name="T13">шести лиц, в который и вошли указанные шесть человек. Сделано все это было на виду у всех столь безупречно, что камера окаменела от изумления. В список включены люди, которым осталось сидеть еще до полтора года, но не включены и с полугодовым сроком. Когда все было сделано и закреплено утверждением начальника, и он ушел, между одураченной частью головки и победителями произошла ссора. Начался крик. Я ушел и вернулся тогда только, когда узнал, на чем остановилась вся камера. Решено было, что если есть недовольные, то они могут составить другой список, составленный более</text:span><text:span text:style-name="T21"> </text:span><text:span text:style-name="T13">справедливо, и подать его начальнику. Никто, конечно, не стал составлять другого списка, не желая завязывать еще новых</text:span></text:p>
      <text:p text:style-name="P19">47об</text:p>
      <text:p text:style-name="P22"><text:span text:style-name="T13">дрязг, и при том тогда меня необходимо было вставить, а этого не хотели. Победители перебрались в </text:span><text:span text:style-name="T21">N 8</text:span><text:span text:style-name="T13">. Начальник присутствовал при разделении. На чей-то вопрос, как </text:span><text:soft-page-break/><text:span text:style-name="T13">теперь будет дело с одиночкой, о которой хлопотали двое (т.е. я и Лапицкий), он категорически заявил, что об одиночках теперь не может быть речи. Для девятнадцати человек дали две камеры, когда как в других камерах, рассчитанных на 13-14 человек сидит по 46 человек, чего же надо, какие одиночки? "При том же у вас в камерах натаскано слишком много хлама и ненужных вещей, и вы сами себя стесняете", - говорит он.</text:span></text:p>
      <text:p text:style-name="P27"><text:span text:style-name="T13">И действительно, разные Поляковы и Нестеровы натаскали прямо </text:span><text:span text:style-name="T21">[...]</text:span><text:span text:style-name="T13"> невесть что. Керосиновые кухни, мешки, корхины, корзиночки, ящики,</text:span></text:p>
      <text:p text:style-name="P19">48</text:p>
      <text:p text:style-name="P18">коробочки, черт знает с чем и зачем! Другие подражают им, постепенно накопили всякого хлама. Со всем этим они возятся, стесняя всех и каждого. Не мог не обратить начальник внимания и на грязь в камере: "Как у вас грязно, а еще крепостники!". На жаре. Дров крадут и жарят печь прямо до того, что голова кружится. И о жаре сказал он. При таких обстоятельствах, конечно, просить одиночку невозможно. Духота, жар, теснота - явления незаконные, и арестанты должны сами содержать камеру в чистоте. Нас ведь не 40 человек в камере!</text:p>
      <text:p text:style-name="P25">И так одиночка для меня пропала навсегда!</text:p>
      <text:p text:style-name="P19">48об</text:p>
      <text:p text:style-name="P25">После вечерней прогулки, вернувшись в камеру, я увидел, что моя кровать и стол, без спроса даже у меня, поставлены к печи, как стояли до ухода в одиночку. Это место страшно неудобное. Вынесть такой жар при моей больной голове прямо стало невозможно. У меня участилось головокружение, бессоница и вообще произошло ухудшение здоровья. Я тотчас переставил кровать и стол так, что печь осталась у меня в ногах и то в некотором расстоянии налево. Едва я это сделал, Поляков, Манвяков, Обухов, Ляпустин и еще кое-кто закричал:</text:p>
      <text:p text:style-name="P18">- Напрасно переставляете. Мы все равно переставим.</text:p>
      <text:p text:style-name="P27"><text:span text:style-name="T13">Поляков захватил удобное место по наследству от Чуцкаева, который ушел в </text:span><text:span text:style-name="T21">N 8</text:span><text:span text:style-name="T13">, Манвяков захватил сразу два самых лучших места в камере,</text:span></text:p>
      <text:p text:style-name="P19">49</text:p>
      <text:p text:style-name="P18">одно по наследству от Полякова, перекочевавшего на место Чуцкаева, другое - от Нестерова, который завтра уходит на волю. Ставши обладателем двух мест, койки и разной дребедени, полученной им от Нестерова в награду за роль прислуги у него, он объявил, что никого рядом с собой не пустит, имея в виду, конечно, меня, т.к. коек больше нет, которые нуждались бы в помещении.</text:p>
      <text:p text:style-name="P25">На заявление я ответил, что моя койка будет стоять там, где я поставил.</text:p>
      <text:p text:style-name="P18">- Нет, не будет. Вам против нас ведь ничего не поделать, если вы не будете слушать нас. А вы не хотите считаться с нами.</text:p>
      <text:p text:style-name="P25">Я объяснил, почему хочу так,</text:p>
      <text:p text:style-name="P19">49об</text:p>
      <text:p text:style-name="P18">и выразил удивление, как это Манвяков, занявший два лучших места, еще решается о чем-то говорить.</text:p>
      <text:p text:style-name="P18">- Значит, вы не хотите уступить только потому, что я не хочу уступить?</text:p>
      <text:p text:style-name="P18">- Нет, не потому, а я уже сказал вам почему. Вы тоже не считаетесь с моим здоровьев.</text:p>
      <text:p text:style-name="P18">- Раз вы больны, идите в больницу, - вмешивается Нестеров.</text:p>
      <text:p text:style-name="P18">- Не пускают, просился.</text:p>
      <text:p text:style-name="P18">- Мы все больны, - кричит Овчинников.</text:p>
      <text:p text:style-name="P18">- Мы сидим третий год, - орет Манвяков.</text:p>
      <text:p text:style-name="P18">- Для меня год хуже, чем для вас три! И это к месту для моей койки не относится, я никого не стесняю. По два места не захватываю.</text:p>
      <text:p text:style-name="P25">Против меня поднялся хор из шести-семи человек.</text:p>
      <text:p text:style-name="P18">- Вы можете днем только койку</text:p>
      <text:p text:style-name="P19">50</text:p>
      <text:p text:style-name="P18">держать там, а ночью ставить, как вам угодно.</text:p>
      <text:p text:style-name="P18"><text:soft-page-break/>- В таком случае, если это так просто, обменяйтесь местами. Не угодно-ли?</text:p>
      <text:p text:style-name="P18">- Нет уж тогда мы обе койки уберем и пошлем вас на нары.</text:p>
      <text:p text:style-name="P18">- Пойдемте вместе.</text:p>
      <text:p text:style-name="P18">- Да, и я, и вы.</text:p>
      <text:p text:style-name="P18">- Хорошо, я согласен.</text:p>
      <text:p text:style-name="P25">Он смутился.</text:p>
      <text:p text:style-name="P22"><text:span text:style-name="T13">- Они </text:span><text:span text:style-name="T21">[...]</text:span><text:span text:style-name="T13">, как бы им было поудобнее и получше, а другим нельзя, - сказал я. - Другие </text:span><text:span text:style-name="T21">[...]</text:span><text:span text:style-name="T13">.</text:span></text:p>
      <text:p text:style-name="P18">- А если вы не подчинитесь нам, мы вас отправим в камеру к лягашам (камера, где сидят, спасаясь от мести, предатели). Вот мы что с вами сделаем!</text:p>
      <text:p text:style-name="P19">50об</text:p>
      <text:p text:style-name="P18">- Ну, уже этого вам не удастся, - ответил я. - Туда вы прежде меня попадете. Жалуетесь на меня начальству.</text:p>
      <text:p text:style-name="P18">- Это ваш путь. Мы никуда жаловаться не пойдем.</text:p>
      <text:p text:style-name="P18">- А я к начальству с жалобами тоже не обращался.</text:p>
      <text:p text:style-name="P25">Очевидно, моя угроза, сноситься с ними лишь через начальство, имелась в виду.</text:p>
      <text:p text:style-name="P18">- Все равно, мы будем убирать вашу койку. Она всем мешает, из-за нее тесно. Мы можем ведь и совсем вас лишить ее и послать на нары.</text:p>
      <text:p text:style-name="P18">- Вы моложе меня и здоровее, однако почему-то вам койки нужны.</text:p>
      <text:p text:style-name="P18">- Мы раньше вас пришли и заняли места под койки, никого</text:p>
      <text:p text:style-name="P19">51</text:p>
      <text:p text:style-name="P18">не стесняя, вы же пришли после всех.</text:p>
      <text:p text:style-name="P25">Это неверно. Я пришел с койкой раньше Полякова и Нестерова, занявших лучшие места.</text:p>
      <text:p text:style-name="P18">- В таком случае, - возразил я, - Манвяков стал обладателем койки только сейчас, потому что ее подарил Нестеров, который завтра выходит, а потому он и стесняет, а не я. Не угодно ли ему обменяться со мной, т.к. мое место очень плохое даже и сейчас?</text:p>
      <text:p text:style-name="P27"><text:span text:style-name="T13">Все на минуту примолкли. Я вышел из камеры. Перед приходом проверки я вошел в камеру и пошел брать из </text:span><text:span text:style-name="T21">[...]</text:span><text:span text:style-name="T13"> кипятку в чайник. Зорко следили, не возьму ли я кипятку с керосинки. Я, конечно, не взял.</text:span></text:p>
      <text:p text:style-name="P19">51об</text:p>
      <text:p text:style-name="P25">Вопрос о месте для койки таким образом остался открытым до завтра. Утром, вероятно, ее будут перетаскивать и скандалить. Я уверен. Сейчас по обыкновению вертятся около моего стола, так что писать трудно.</text:p>
      <text:p text:style-name="P25">На проверке старший надзиратель Васев сказал мне несколько слов, из которых можно сделать лишь одно заключение: одиночки мне не видать! Это означает восемь с половиной месяцев жизни в безделье, в среде, где возможна всякая гадость и дикость, означает полное расстройство здоровья. Это путь, с которого свернуть уже нет никакой возможности. И ничего не выдумаешь. А разве лучше было бы, если бы я пошел</text:p>
      <text:p text:style-name="P19">52</text:p>
      <text:p text:style-name="P18">по пути хулиганства, ловил бы и весил бы крыс, играл в карты, матерился, орал песни, проделывал бы все, чем занята камера? Уверен, что нет. Конечно, теперь, после ухода шести, стало еще хуже. Ушли крупные хулиганы, но среди них были и такие, которые боялись доводить скандал до крайнего предела. Теперь остались элементы, не знающие никаких пределов. Воображаю, что за ночь будет сегодня и что завтра за день! Некоторые уже спят и встанут часа в два, когда другие будут ложиться спать. Это означает шум и безобразия в течение всей ночи.</text:p>
      <text:p text:style-name="P25">Прощай мысль о работе!</text:p>
      <text:p text:style-name="P19">52об</text:p>
      <text:p text:style-name="P25">К волчку подходил один из вышедших из камеры, где сидят ожидающие военного суда. Он рассказывал, что жизнь там ужасна. Ожидающие смертного приговора с утра до утра кричат, ссорятся, ругаются. Их сидело человек двадцать. Я не мог не изумиться, как могут <text:s/>так проводить время люди, ожидающие смертного приговора. Он ответил:</text:p>
      <text:p text:style-name="P18"><text:soft-page-break/>- Не все ждут смерти. Но те, которым грозит каторга, не лучше.</text:p>
      <text:p text:style-name="P25">Что это за ужасное явление?!</text:p>
      <text:p text:style-name="P25">Я еще спросил:</text:p>
      <text:p text:style-name="P18">- Неужели с.р. автономисты, процесс которых предстоит</text:p>
      <text:p text:style-name="P19">53</text:p>
      <text:p text:style-name="P18">24 ноября, так же держат себя?</text:p>
      <text:p text:style-name="P25">Он ответил:</text:p>
      <text:p text:style-name="P18">- Их шесть человек, сидят отдельно и я не знаю, как они себя держат.</text:p>
      <text:p text:style-name="P27"><text:span text:style-name="T13">Однако их не шесть человек, а одиннадцать </text:span><text:span text:style-name="T21">x)</text:span><text:span text:style-name="T13">, значит в числе двадцати есть и их часть. Затем в числе шести не все по одному делу. Значит, в числе двадцати их очень много.</text:span></text:p>
      <text:p text:style-name="P25">У меня голова идет кругом при этом сообщении. Я еще постараюсь как-нибудь поговорить и проверить. Так оставить это сообщение невозможно.</text:p>
      <text:p text:style-name="P17">---</text:p>
      <text:p text:style-name="P25">Чем больше вдумываюсь в то, что произошло в шесть часов, тем более изумляюсь. Какого же худого мнения</text:p>
      <text:p text:style-name="P18">---</text:p>
      <text:p text:style-name="P22"><text:span text:style-name="T21">x) </text:span><text:span text:style-name="T13">Всех военно-окружников было 28 человек, но двое, Калеватов и Тюменев выпущены после суда.</text:span></text:p>
      <text:p text:style-name="P19">53об</text:p>
      <text:p text:style-name="P18">я о наших социалистах, а все-таки подобной гадости не ожидал. Взять Манвякова. У человека поворотился язык заявить, что они могут сделать так, что я окажусь в лягавой. А он знает, кто я, не хуже других! Это значит, если вы не отодвинете койки, мы оклевещем вас и вас переведут в лягавую. Перед кем оклевещем? Перед тюремным начальством только. Потому что прочая та публика ведь не поверит Манвякову, так как знает меня. А если подвинете койку, то мы вас не оклевещем.</text:p>
      <text:p text:style-name="P25">Я не один десяток раз, прохаживаясь по комнате, осмотрел, действительно ли моя койка загораживает камеру и стесняет</text:p>
      <text:p text:style-name="P19">54</text:p>
      <text:p text:style-name="P18">кого-нибудь сколько-нибудь существенно. Ничего подобного. Конечно, если не поставить так, как хотят Манвяков с компанией, то некоторая часть камеры освободится. Однако и сейчас свободно более, чем нужно. С другой стороны, раз мне нельзя быть у печи, то к чему весь разговор? Наконец, почему Манвяков не поменяется со мной местами? И прихожу к заключению, что это просто хулиганщина, от которой никакие уступки не спасут. Вот план камеры.</text:p>
      <text:p text:style-name="P24"/>
      <text:p text:style-name="P17">(рисунок)</text:p>
      <text:p text:style-name="P24"/>
      <text:p text:style-name="P19">54об</text:p>
      <text:p text:style-name="P25">Из-за такой пустяковины поднимают такой скандал! (Кровать Манвяков вставляет на место поднятых двух щитов нар, т.е. лишены места по меньшей мере два человека, а в действительности гораздо больше, т.к. отдельный человек занимает меньше щита).</text:p>
      <text:p text:style-name="P25">Однако в отместку некоторые хулиганили вечером, пинали мой стол и т.п. Особенно Поляков и Лапицкий. Но это мелочи. Насколько вижу, они приняли решение отложить дело до утра, чтобы утром начать скандал. Приятное ожидание. А уступить? Не говоря уже о головных болях, там мой стол и койка все равно будут</text:p>
      <text:p text:style-name="P19">55</text:p>
      <text:p text:style-name="P18">подвергатся всякой хулиганщине, так как за мной окажется один, а рядом другой хулиган. При том же Поляков собирает к себе своими кривляниями и куплетами зрителей, которые и безобразят до часу и более ночи. Все равно ни спать, ни заниматься!</text:p>
      <text:p text:style-name="P23"/>
      <text:p text:style-name="P17">15</text:p>
      <text:p text:style-name="P25"><text:soft-page-break/>О нашей тюремной жизни всего меньше можно сказать, что она лишена движения и полна застоя. Вся тюрьма постоянно в движении. То и дело арестантов перемещают из одной камеры в другую. Один и тот же контингент не остается подолгу на одном месте. Особенно сильные перемещения были два месяца тому и вчера. В сентябре в виду ремонта четвертого отделения</text:p>
      <text:p text:style-name="P19">55об</text:p>
      <text:p text:style-name="P18">было сразу закрыто шесть камер и арестанты перемещены в верхний этаж. Это вызвало всеобщую перетасовку в тюрьме. Вчера четвертое отделение вновь открыли и началась вновь перетасовка. Новостью явилось то, что всех следственных политических перевели к нам в третье отделение. При этом отдано строжайшее приказание не допускать сношений между камерами, особенно с нами. Результатом явилось то, что нас перестали выпускать в корридор, где мы можем разговаривать через волчки. Стеснение, конечно, огромное. Совершенно замурованы в четырех стенах. Сократились и прогулки, теперь вместо обещанных мне двух часов, едва гуляю полчаса</text:p>
      <text:p text:style-name="P19">56</text:p>
      <text:p text:style-name="P18">вечером, а то и того меньше. Но и помимо этого арестантов беспрестанно переводят с места на место. Один жалуется, что за несколько недель он живет уже в шестой камере.</text:p>
      <text:p text:style-name="P25">И я лично на месте не сижу. Полтора месяца в седьмой камере, около месяца в шестой, две недели опять в седьмой, неделю в одиночке, теперь уже неделю вновь в седьмой. Живешь, как цыган, вечно кочуя. Но теперь мы уже засели, по крайней мере, я. Передвижения не предвидится на долгое время. И всегда долгое пребывание соединяется с самыми худшими условиями жизни. Хуже, чем сейчас, обстановки у меня еще не было. И застрял!</text:p>
      <text:p text:style-name="P25">С книгами началось строгость.</text:p>
      <text:p text:style-name="P19">56об</text:p>
      <text:p text:style-name="P18">Помощник Ефремов заявил вчера, что на днях сделает у нас обыск специально на книги, так как он убедился, что к нам проникли книги, которые по закону не могли быть допущены в тюрьму. Никто, конечно, не понял ничего из его слов и в ответ ему только пошутили, что прособирается со своим обыском, а не сделает его. Но сегодня узнали, что помощник Семенов сказал депутату Ушакову следующее:</text:p>
      <text:p text:style-name="P18">- Я до сих пор пропускал к вам книги без разбора и пропустил много таких, которых не следовало пропускать. Вы на прогулку ходите вместе с крепостниками, сообщаете им о полученных книгах и не можете не давать,</text:p>
      <text:p text:style-name="P19">57</text:p>
      <text:p text:style-name="P18">когда их просят. Это грозит мне неприятностями. В случае обыска у крепостников найдут незаконные книги, и буду виноват я. Поэтому теперь я не буду вам пропускать книги.</text:p>
      <text:p text:style-name="P25">Ушакова это мало огорчило. Он двадцатого ноября выходит на волю. Ему два дня скинули со срока в виду того, что когда заключение назначается судом помесячно, то месяц считается не календарный, а по средней норме в тридцать дней. Вместо 22 ему назначили выход на 20 ноября, а сел 22 августа.</text:p>
      <text:p text:style-name="P25">Ночь на сегодняшний день я провел почти без сна. До двух часов ночи стояла сутолока, двигали и бросали скамьи. В третьем часу начали</text:p>
      <text:p text:style-name="P19">57об</text:p>
      <text:p text:style-name="P22"><text:span text:style-name="T13">ловить крыс и выбрасывать их за окно, со смехом наблюдая, что с ними станет. Ловили их живьем, словили четырех. </text:span><text:span text:style-name="T21">[...]</text:span><text:span text:style-name="T13"> не бросали живьем за окно, а приготовляли отбивные котлеты. Значит живую крысу сажали в мешок из </text:span><text:span text:style-name="T21">[...]</text:span><text:span text:style-name="T13"> и хлестали им стену, потом уже разбитую крысу бросали через окно на двор. Заснуть мне не дали. Потом постоянно вставали без всякой осторожности, шатались мимо меня на парашу, громко перекликивались. С пяти часов я уже совсем потерял сон, в шестом встал. Целый день живу, как в угаре. Голова болит, в ней сухой внутренний</text:span></text:p>
      <text:p text:style-name="P19">58</text:p>
      <text:p text:style-name="P22"><text:soft-page-break/><text:span text:style-name="T13">жар. Сегодня предстоит нечто подобное. Главные хулиганы собираются спать с вечера, значит с </text:span><text:span text:style-name="T21">[...]</text:span><text:span text:style-name="T13"> встанут на всю ночь.</text:span></text:p>
      <text:p text:style-name="P25">Я ждал, чем кончится дело с моей койкой. На утренней прогулке шли оживленные разговоры между обеими нашими камерами. Слышались отдельные слова и обрывки фраз, хотя я прислушивался. Нельзя было не понять, что дело шло обо мне. Савельев говорил: "Не обращать внимания, так с ним жить можно. Вы сами лезете!" и т.д. Это говорили из ушедших шести некоторые. Наши, очевидно, испытывали колебание. Когда мы вернулись в камеру, то мою койку не тронули</text:p>
      <text:p text:style-name="P19">58об</text:p>
      <text:p text:style-name="P18">и даже не вымели сора около нее. Но к вечеру выяснилось, что на этом не кончат.</text:p>
      <text:p text:style-name="P18">- Все бы теперь в нашей камере хорошо, свободно, воздух лучше, курящих меньше, только бы скорее эту проклятую койку к ебеней матери выбросить!</text:p>
      <text:p text:style-name="P27"><text:span text:style-name="T13">Говорилось по обыкновению вслух полным голосом. Говорил </text:span><text:span text:style-name="T21">[...]</text:span><text:span text:style-name="T13"> с Манвяковым. Таким образом нужно ждать продолжения истории.</text:span></text:p>
      <text:p text:style-name="P25">Понятно, я ни с кем не разговариваю. Только Манвяков, разбив мою бутылку из под молока - это уже не первый раз - пустился в объяснения, и я, забыв, кто говорит, ответил,</text:p>
      <text:p text:style-name="P19">59</text:p>
      <text:p text:style-name="P18">что это пустяки, хотя на деле это не пустяки, т.к. бутылки не мои и за них нужно платить. Если бы я по рассеяности не забыл, кто обращается ко мне, я не ответил бы ни слова.</text:p>
      <text:p text:style-name="P25">Сегодня вышел второй крепостник за мое время - Нестеров. Он получил блестящее поручение: на воле расписать меня. Воображаю, что он там наговорит. Вероятно, история крепости, которую здесь ведут, побледнеет перед его рассказами, т.к. Нестеров не только хулиган, а мальчишка, проводивший время в плетении корзиночек, глупый и невежественный. Прочая компания</text:p>
      <text:p text:style-name="P19">59об</text:p>
      <text:p text:style-name="P18">как бы не извращала факты, сделает это в целях определенной тенденции, ну, а этот уже будет врать без всякой тенденции, лишь бы друзей ублаготворить.</text:p>
      <text:p text:style-name="P25">Кого держат в тюрьме? Сегодня в коридоре появился арестант в одном белье, рубаха растегнута так, что грудь вся голая. А в тюрьме не тепло. Кандалы надеты на голые ноги, без кожаных подкандальников. Он едва шел, постоянно останавливаясь, чтобы продышаться и набрать силы. Дошел до цейхгауза и сел на грязный заплеванный пол. Стеклянные глаза его не движимы, смотрит</text:p>
      <text:p text:style-name="P19">60</text:p>
      <text:p text:style-name="P18">застывшим взглядом. Его стали распрашивать, как зовут, откуда, давно ли сидит. Ответ был на все один:</text:p>
      <text:p text:style-name="P18">- Не знаю.</text:p>
      <text:p text:style-name="P25">Не знает, как зовут, за что сидит, давно ли сидит. Одно только он мог сказать: его вывели из больницы и хотят переодеть. Что будет делать потом, не знает, на волю ли выпустят или в камеру посадят.</text:p>
      <text:p text:style-name="P18">- Чем болен?</text:p>
      <text:p text:style-name="P18">- Не знаю. Весь болен, все болит.</text:p>
      <text:p text:style-name="P25">Ходячий труп, а держат в тюрьме! Какого же облегчения могу добиться я, если сравнить меня с этим несчастным!</text:p>
      <text:p text:style-name="P19">60об</text:p>
      <text:p text:style-name="P17">16</text:p>
      <text:p text:style-name="P25">Вчера в тюрьме было ровно 900 чел. Перед обедом выпущен один на волю, остается 899 ч. Это вместо 400, на которых рассчитана тюрьма.</text:p>
      <text:p text:style-name="P25">Вчера военный суд приговорил Соболева, убившего жандарма, к смертной казни. За нынешнюю сессию пятый смертный приговор.</text:p>
      <text:p text:style-name="P25">Часов около девяти вечера вчера у нас произошел характерный случай. Наши социалисты натолкали массу вздора за окно, на мороз, и постоянно открывают окно, <text:soft-page-break/>чтобы взять что-нибудь. И днем внутренние часовые каждый раз зорко присматриваются, когда открывают окно. Дело</text:p>
      <text:p text:style-name="P19">61</text:p>
      <text:p text:style-name="P22"><text:span text:style-name="T13">в том, что долгосрочных и бессрочных каторжан собрали со всей тюрьмы в одно место, в камеры нижнего этажа, как раз под нами и поблизости. Ночью те часовые особенно зорко следят, чтобы у каторжан не образовались связи с крепостью, через которую по мнению начальства, весьма не основательному, можно добыть что угодно, и </text:span><text:span text:style-name="T21">[...]</text:span><text:span text:style-name="T13">, и яд, и динамит. Ничего подобного крепость не возмется доставлять, да если бы и захотела, то средств у нас на это не больше, чем у других заключенных. Однако следствие. Вчера начали по обыкновению</text:span></text:p>
      <text:p text:style-name="P19">61об</text:p>
      <text:p text:style-name="P22"><text:span text:style-name="T13">через каждые пять минут открывать окно, то чтобы достать кусочек масла величиной с </text:span><text:span text:style-name="T21">[...]</text:span><text:span text:style-name="T13"> орех, то кусочек колбасы. Неожиданно часовой, увидев у открытового окна Манвякова, закричал:</text:span></text:p>
      <text:p text:style-name="P18">- Не открывать окно!</text:p>
      <text:p text:style-name="P18">- Ведь здесь провизия лежит, - ответил Манвяков.</text:p>
      <text:p text:style-name="P18">- А вот я всыплю, так будешь еще отворять.</text:p>
      <text:p text:style-name="P25">Говорят при этом часовой выругался по-матерно. Я не слыхал.</text:p>
      <text:p text:style-name="P18">- Сукин сын, - возразил Манвяков и закрыл окно.</text:p>
      <text:p text:style-name="P25">В камере тотчас возник.</text:p>
      <text:p text:style-name="P19">62</text:p>
      <text:p text:style-name="P18">спор. Одни говорили, что не нужно ругать, а следовало объяснить часовому, зачем открывается окно. Кроме того нужно и камеру освежать. Другие ядовито возражали:</text:p>
      <text:p text:style-name="P16">- Нет, мы не объясняемся!</text:p>
      <text:p text:style-name="P25">Т.е. пусть стреляет.</text:p>
      <text:p text:style-name="P25">Нашлись и благоразумные, заявившие:</text:p>
      <text:p text:style-name="P18">- С часовым ни ругаться, ни объясняться не стоит. Он тут ни при чем. Нужно смолчать, а завтра переговорить с начальством.</text:p>
      <text:p text:style-name="P25">К моему удивлению это предложение не встретило отпора.</text:p>
      <text:p text:style-name="P25">Недаром по моему адресу</text:p>
      <text:p text:style-name="P19">62об</text:p>
      <text:p text:style-name="P18">как то говорилось: теперь начались оппортунистические влияния. А давно ли такие-то и такие-то товарищи были настоящими революционерами. Ну, уже я тут ни при чем! Ни одного революционера я не превращал в оппортуниста. Мне не до того.</text:p>
      <text:p text:style-name="P17">---</text:p>
      <text:p text:style-name="P25">В одну из одиночек нашего этажа помещены три мальчишки. Так их все зовут. Я их видел. На вид каждый из них имеет возраст лет до 11-12. Они подходят к нашему волчку, когда ходят в клозет и просят сахару, табаку, белого хлеба. "Белый</text:p>
      <text:p text:style-name="P19">63</text:p>
      <text:p text:style-name="P18">хлеб сладкий", - заявил один из них. Мне удалось сегодня поговорить с ними. Это, оказывается, форменные дегенераты. Только наружность у них детская, рост ребенка и ребячьи лица и манеры, но возраст совсем не рабочий. Первый из них Редькин, семнадцать лет. Сидел за кражу в Верхотурской тюрьме, но бежал из тюрьмы через окно, был словлен и теперь прислан сюда, где и ждет суда. Смышленный и нахватавшийся кое-каких откровенных сведений малыш. По поводу своего товарища Сарапулова он выразился, что "они сами не знают, какой партии служат". Второй Сарапулов, пятнадцати лет, худой, замученный на вид мальчишка.</text:p>
      <text:p text:style-name="P19">63об</text:p>
      <text:p text:style-name="P18">Взят был в прошлом году на улице полицией, когда разбрасывал прокламации. Его отдали под суд, но оставили на свободе. Недавно взяли в тюрьму, сидит пять месяцев в ожидании суда. По его словам, ему неизвестные люди дали тридцать коп. и пачку прокламаций, которых он не читал и которые ему велели разбрасывать в театре во время спектакля. Он <text:soft-page-break/>их там разбросал и ушел из театра на улицу и там продолжал делать то же. На него указала какая-то старуха и его взяли. Он говорит, что это происходило во время выборов в Г. Думу, что люди, давшие ему прокламации,</text:p>
      <text:p text:style-name="P19">64</text:p>
      <text:p text:style-name="P18">были анархисты. Очевидно, путает. Анархисты, насколько помню, в Екатеринбурге никаких прокламаций не распространяли. Прокламации могли быть только с. демократическими. Других не было.</text:p>
      <text:p text:style-name="P25">Третий мальчишка Чуркин, девятнадцати лет. Приговорен к суду за кражу на три месяца.</text:p>
      <text:p text:style-name="P17">---</text:p>
      <text:p text:style-name="P25">Здоровье ухудшается. Я все надеялся, что боли в груди небронхического происхождения. Но теперь ясно чувствую, что делается что-то неладное глубоко в груди. Бывает очень тяжело. Аппетит пропал. Две больничных котлеты без хлеба я съедаю в день лишь</text:p>
      <text:p text:style-name="P19">64об</text:p>
      <text:p text:style-name="P18">через силу. Скоро и этого не в состоянии буду съедать. Яйца даже в сыром виде уже не могу пить, раньше 3-4 яйца в смятку съедал обязательно ежедневно ради фосфора, что необходимо при моем нервном истощении.</text:p>
      <text:p text:style-name="P25">По тому же бессоные ночи. Сегодня до двух часов мылись и заливали пол водой, не давая мне спать, т.к. все это проделывается вплотную возле моей кровати. А потом начались хождения на парашу, потом переругиваются: "Закройте форточку!", - "А тебе она чем помешал?". И т.д.</text:p>
      <text:p text:style-name="P25">Крысоловы по ночам также безобразничают. Интересный</text:p>
      <text:p text:style-name="P19">65</text:p>
      <text:p text:style-name="P18">диалог пришлось мне выслушать. Говорили двое: Плотников и Зырянов.</text:p>
      <text:p text:style-name="P22"><text:span text:style-name="T15">Зырянов.</text:span><text:span text:style-name="T13"> Я теперь имею полное право выставить свою кандидатуру в боевой дружине не место начальника.</text:span></text:p>
      <text:p text:style-name="P25">Он был помощником начальника боевой дружины, т.е. той группы, которая ловит крыс.</text:p>
      <text:p text:style-name="P22"><text:span text:style-name="T15">Плотников.</text:span><text:span text:style-name="T13"> Это почему?</text:span></text:p>
      <text:p text:style-name="P22"><text:span text:style-name="T15">Зырянов.</text:span><text:span text:style-name="T13"> Как почему? Смотри, без Михалыча (Свердлова, бывшего начальника) я как его заместитель, как поставил дело. Каждую ночь сколько крыс излавливал.</text:span></text:p>
      <text:p text:style-name="P22"><text:span text:style-name="T15">Плотников.</text:span><text:span text:style-name="T13"> Ты что-ли их довишь-то? Ловят другие, ты только смотришь.</text:span></text:p>
      <text:p text:style-name="P19">65об</text:p>
      <text:p text:style-name="P22"><text:span text:style-name="T15">Зырянов.</text:span><text:span text:style-name="T13"> Я распоряжаюсь, а от умелых распоряжений все дело зависит.</text:span></text:p>
      <text:p text:style-name="P22"><text:span text:style-name="T15">Плотников.</text:span><text:span text:style-name="T13"> Чего ты распоряжаешься? Наплевать на твои распоряжения. Без тебя гораздо лучше ловить. Я один гораздо больше ловлю. Вчера я один словил четырех крыс. А раньше еще трех. Всех крыс словил я, ты только смотришь.</text:span></text:p>
      <text:p text:style-name="P22"><text:span text:style-name="T15">Зырянов.</text:span><text:span text:style-name="T13"> Да, и я ловлю. В Перми, помнишь, когда сидели, сколько я налавливал!</text:span></text:p>
      <text:p text:style-name="P22"><text:span text:style-name="T15">Плотников.</text:span><text:span text:style-name="T13"> Ого! В Перми! Когда мы в Перми-то сидели, я палачом был, я весил крыс и давал. А ты еще этого не проделывал. Нет, брат, в начальники-то мне надо идти.</text:span></text:p>
      <text:p text:style-name="P19">66</text:p>
      <text:p text:style-name="P25">Не знаю, будет ли вестись в нашей камере избирательная борьба за ту и другую кандидатуру. Свердлов ушел в числе шести в большую камеру и начальником фактически быть не может. С ним ушел и бывший палачь Еремюев. (Ушли: Свердлов, Чуцкаев, Чугурин, Серебряков, Пенский и Еремюев).</text:p>
      <text:p text:style-name="P25">Не смотря на учиненную подлость шестью, обе камеры живут в крепкой дружбе, и шестеро своими частыми визитами порядочно надоедают мне, хотя я и не разговариваю с ними.</text:p>
      <text:p text:style-name="P27"><text:span text:style-name="T13">Сейчас на проверке (вечерней), видимо, разыгрался крупный скандал в камерах </text:span><text:span text:style-name="T21">N 12 </text:span><text:span text:style-name="T13">и </text:span><text:span text:style-name="T21">N 8</text:span><text:span text:style-name="T13">, куда только что переведены следственные политические.</text:span></text:p>
      <text:p text:style-name="P19">66об</text:p>
      <text:p text:style-name="P22"><text:soft-page-break/><text:span text:style-name="T13">Судя по долетевшим до нас отрывочным </text:span><text:span text:style-name="T21">[...]</text:span><text:span text:style-name="T13">, сказанным помощником Ефремовым, дело произошло из-за того, что при входе проверки политические не встали и на требование встать ответили отказом. Ефремов поднял крик, вызвал воинскою команду из дежурной и переписал не вставших. В </text:span><text:span text:style-name="T21">N 8</text:span><text:span text:style-name="T13">, впрочем, по-видимому, дело обошлось то же.</text:span></text:p>
      <text:p text:style-name="P27"><text:span text:style-name="T13">У нас сейчас же заговорили, что нужно будет поддержать </text:span><text:span text:style-name="T21">N 12</text:span><text:span text:style-name="T13">, если он будет наказан или вопрос подвергнется обсуждению.</text:span></text:p>
      <text:p text:style-name="P18">- Нужно обязательно обсудить и протестовать.</text:p>
      <text:p text:style-name="P25">Об этом хлопочут люди, учредившие обязанность палача</text:p>
      <text:p text:style-name="P19">67</text:p>
      <text:p text:style-name="P22"><text:span text:style-name="T13">крыс! Хотят не вставать при проверке. До сих пор вставали, кто хотел. Я дипломатически уходил в дальний угол и вставал в </text:span><text:span text:style-name="T21">[...]</text:span><text:span text:style-name="T13">, так что когда проверка входила мне не приходится не вставать, и я и не сижу. Я и сегодня сделал то же и стал следить, что будут делать остальные. Трое оказались на ногах кроме меня. Все были уже на ногах, когда вошел Ефремов. Остальные сидели. Не знаю, но кажется, на Ефремова это не произвело впечатления, потому что и раньше так случалось. Вот если завтра начнут обсуждать, обязательно</text:span></text:p>
      <text:p text:style-name="P19">67об</text:p>
      <text:p text:style-name="P18">у меня выйдет крупный скандал с камерой. Я уже раньше предупредил камеру, что ни в каких голодовках и протестах участия не приму, за исключением таких случаев, когда иначе действительно уже нельзя будет поступить. Такие случаи возможны, хотя я и не представляю, в чем они могут состоять. И на этот раз я, конечно, зря ни в какой протест не брошусь и значит подвергнусь всяким гадостям. Единомышленников у меня нет, да вряд-ли найдутся и в других камерах. Таким образом, здешняя хулиганщина</text:p>
      <text:p text:style-name="P19">68</text:p>
      <text:p text:style-name="P22"><text:span text:style-name="T13">получит повод записать меня в лягаши и сослать в другую камеру. Некоторые уже сейчас облизываются. Ну, а мне совершенно серьезно кажется, что повод к протесту не имеется. Вероятно, из нашей камеры завтра пойдут агитировать в </text:span><text:span text:style-name="T21">N 12</text:span><text:span text:style-name="T13"> </text:span><text:span text:style-name="T21">N 8</text:span><text:span text:style-name="T13"> за протест, если те сами до него не додумаются.</text:span></text:p>
      <text:p text:style-name="P25">Сделана уже провокация к скандалу со мной. Общие столы раздвинуты так, что нет свободного прохода, хотя он был, когда столы были на прежних местах. Объявят, что мой стол стесняет и потребуют убрать его, а это означает, что придется ругаться.</text:p>
      <text:p text:style-name="P19">68об</text:p>
      <text:p text:style-name="P17">17</text:p>
      <text:p text:style-name="P27"><text:span text:style-name="T13">История, разыгравшаяся вчера на вечерней проверке в камерах </text:span><text:span text:style-name="T21">NN 12 </text:span><text:span text:style-name="T13">и 9 нашего отделения имеет именно тот характер, какой мы предположили по доносившимся до нас крикам и шуму. Уже давно заключенные там усвоили привычку не вставать при входе проверки. Это выходило само собой, а не являлось результатом какого-либо соглашения заключенных. Поэтому даже некоторые и вставали. Бывало так, что кто лежит, кто сидит, кто встает. За последнее время помощники уже несколько раз, потыкав лежащих, вежливо заявляли:</text:span></text:p>
      <text:p text:style-name="P18">- На проверке нужно вставать.</text:p>
      <text:p text:style-name="P25">Это относилось и к сидящим. Всегда была и команда дежурного</text:p>
      <text:p text:style-name="P19">69</text:p>
      <text:p text:style-name="P18">надзирателя: "Встать!". Но до вчерашнего вечера однако на этой почве никаких столкновений не происходило. Только вчера помощник Ефремов, войдя в камеру после команды надзирателя: "Встать!", - видя, что многие не встают, сказал:</text:p>
      <text:p text:style-name="P18">- Прошу встать!</text:p>
      <text:p text:style-name="P27"><text:span text:style-name="T13">Никто не пошевелился. Он повторил. Результат тот же. Тогда он стал уже ругаться и кричать. Неподействовало. Вызвал солдат и запасных надзирателей и заставил силой поднять сидевших и лежавших. Произошла свалка. Надзиратели хватали за головы и </text:span><text:span text:style-name="T21">[...]</text:span><text:span text:style-name="T13"> заключенных и тянули кверху. Сдавили до боли и синяков.</text:span></text:p>
      <text:p text:style-name="P19">69об</text:p>
      <text:p text:style-name="P25"><text:soft-page-break/>Потом выстроили в два ряда и Ефремов прочитал нотацию.</text:p>
      <text:p text:style-name="P18">- Я к вам до сих пор относился с уважением, как к политическим борцам, и вы должны ценить во мне человека и относиться с уважением. И т.п. Мое требование основано на законе. Арестанты встают при входе проверки.</text:p>
      <text:p text:style-name="P25">Когда он уходил, кто-то сказал ему:</text:p>
      <text:p text:style-name="P18">- Позвольте вам заметить, что я никому не позволяю хватать себя за голову. Это неуважение к достоинству человека.</text:p>
      <text:p text:style-name="P18">- Он еще замечание мне делает! - саркастически усмехнулся Ефремов и ушел из</text:p>
      <text:p text:style-name="P19">70</text:p>
      <text:p text:style-name="P22"><text:span text:style-name="T13">камеры. В камере </text:span><text:span text:style-name="T21">N 9</text:span><text:span text:style-name="T13"> не встали только двое и их заставили встать силой. Следующей была камера </text:span><text:span text:style-name="T21">N 8</text:span><text:span text:style-name="T13">, где сидят шестеро наших победителей. Туда Ефремов не позволил входить надзирателям и, хотя никто не встал, он замечания не сделал.</text:span></text:p>
      <text:p text:style-name="P27"><text:span text:style-name="T13">Сегодня </text:span><text:span text:style-name="T21">N 12 </text:span><text:span text:style-name="T13">и 9, конечно, стали обсуждать свою дальнейшую тактику, что делать, как быть. И там очень много сторонников всякого рода "борьбы" и "протестов". Целый день стоял там шум и споры. Наконец, устроили форменное заседание. Оказалось целых три течения в</text:span><text:span text:style-name="T21"> N 12 </text:span><text:span text:style-name="T13">и два в </text:span><text:span text:style-name="T21">N 9</text:span><text:span text:style-name="T13">. В </text:span><text:span text:style-name="T21">N 12 </text:span><text:span text:style-name="T13">первое течение было</text:span></text:p>
      <text:p text:style-name="P19">70об</text:p>
      <text:p text:style-name="P22"><text:span text:style-name="T13">за то, чтобы вести борьбу с администрацией не только за право не вставать на проверке, но и прибавить еще требования: заменить арестанскую одежду собственной, улучшить пищу, разделить камеры </text:span><text:span text:style-name="T21">(</text:span><text:span text:style-name="T13">в </text:span><text:span text:style-name="T21">N 12 </text:span><text:span text:style-name="T13">сидит 31 чел. вместо 13-15 нормальных</text:span><text:span text:style-name="T21">)</text:span><text:span text:style-name="T13"> и т.п. Средством борьбы избрать голодовку и невставание. За это предложение высказалось 11 чел. из 31.</text:span></text:p>
      <text:p text:style-name="P27"><text:span text:style-name="T13">Второе течение состояло в том, чтобы подчиниться требованию вставать у своей койки, но требовать об улучшении пищи и др. </text:span><text:span text:style-name="T21">[...]</text:span><text:span text:style-name="T13">. На стороне этого течения было 9 чел. Третье течение было за борьбу</text:span></text:p>
      <text:p text:style-name="P19">71</text:p>
      <text:p text:style-name="P18">против вставания и соответствующего приказа администрации. Требовали, чтобы самый приказ был уничтожен. Средство борьбы - простое невставание. За предложение высказалось 10 чел. Один совсем уклонился от голосования.</text:p>
      <text:p text:style-name="P27"><text:span text:style-name="T13">В </text:span><text:span text:style-name="T21">N 9</text:span><text:span text:style-name="T13"> из 16 человек один уклонился от обсуждения и голосования, четыре высказались за невставание, одиннадцать - за подчинение распоряжению.</text:span></text:p>
      <text:p text:style-name="P25">Таким образом результаты совещания были чрезвычайно неопределенные. Чтобы прийти к какому-либо решению, постановлено было голосовать обеим камерам вместе. Два только</text:p>
      <text:p text:style-name="P19">71об</text:p>
      <text:p text:style-name="P22"><text:span text:style-name="T13">вопроса: вставать на проверке или нет? Голосование дало прежних двух воздержавшихся (по одному в камере), затем в </text:span><text:span text:style-name="T21">N 12</text:span><text:span text:style-name="T13"> восемнадцать за невставание и двенадцать за вставание. Итак, из сорока пяти голосовавших двадцать семь за подчинение команде и восемнадцать против. Выходило, что нужно подчиняться администрации. Тогда восемнадцать объявили, что они не считают себя связанными решением по большинству голосов и все равно вставать не будут.</text:span></text:p>
      <text:p text:style-name="P19">72</text:p>
      <text:p text:style-name="P18">Однако и среди них, должно быть были колеблющиеся.</text:p>
      <text:p text:style-name="P27"><text:span text:style-name="T13">Обе эти камеры наполнены следственными политическими, т.е. представителями различных политических партий. Царящие в России умственная анархия и нравственный разлад находят в этих камерах себе блестящее выражение. Из сорока семи человек заключенных тут нет и половины объединенных </text:span><text:span text:style-name="T21">[...]</text:span><text:span text:style-name="T13">. Тут есть с. демократы, с. революционеры, анархисты-индивидуалисты, активники (союз активной борьбы с самодержавием), с.р. автономисты</text:span></text:p>
      <text:p text:style-name="P19">72об</text:p>
      <text:p text:style-name="P22"><text:span text:style-name="T13">(экспроприаторы или лесные братья) и </text:span><text:span text:style-name="T21">[...]</text:span><text:span text:style-name="T13"> кого еще нет. Однако в </text:span><text:span text:style-name="T21">N 12</text:span><text:span text:style-name="T13"> очень много анархистов, которые и составляют самый беспокойный элемент. Восемнадцать </text:span><text:soft-page-break/><text:span text:style-name="T13">составлялись если не целиком, то в большинстве из них. Этим-то и объясняется их заявление, что решению по большинству голосов они не желают подчиняться.</text:span></text:p>
      <text:p text:style-name="P27"><text:span text:style-name="T13">Когда вечером вошла проверка, действительно многие не встали в </text:span><text:span text:style-name="T21">N 12</text:span><text:span text:style-name="T13">. Дверь нашей камеры не была заперта, а потому мы стали слушать, что будет. Раздалась команда: "Встать!". Вскоре послышались</text:span></text:p>
      <text:p text:style-name="P19">73</text:p>
      <text:p text:style-name="P22"><text:span text:style-name="T13">стуки каких-то падающих предметов, крики, ругань, что-то вроде воплей. Нас прогнали от дверей. Шум длился недолго. Значит, невставших было не так-то много. Вскоре же дверь с грохотом затворилась и проверка ушла в </text:span><text:span text:style-name="T21">N 9</text:span><text:span text:style-name="T13">. Изредка лишь надзиратели выкрикивали:</text:span></text:p>
      <text:p text:style-name="P18">- Засранцы! Мы вас выучим вставать!</text:p>
      <text:p text:style-name="P27"><text:span text:style-name="T13">В </text:span><text:span text:style-name="T21">N </text:span><text:span text:style-name="T13">9 все обошлось благополучно так же, как в </text:span><text:span text:style-name="T21">N 8</text:span><text:span text:style-name="T13"> и у нас.</text:span></text:p>
      <text:p text:style-name="P25">Продолжение истории завтра. А может быть и сегодня. Сейчас слышится вдали какой-то шум и крики. Вообще беспокойно.</text:p>
      <text:p text:style-name="P25">Теперь обращусь к нашей камере.</text:p>
      <text:p text:style-name="P19">73об</text:p>
      <text:p text:style-name="P27"><text:span text:style-name="T13">С утра шли разговоры, иногда переходившие в шопот, все по поводу вечернего события, которое было выяснено, едва отворилась камера. Говорили, расходились, брались за книги, снова говорили. Все шла речь о борьбе и протесте. Приходили и из шести наших отщепенцев, празднующих свою победу </text:span><text:span text:style-name="T21">[...]</text:span><text:span text:style-name="T13"> после того, как они лишили меня одиночки. Несмотря на то, что дежурил надзиратель </text:span><text:span text:style-name="T21">[...]</text:span><text:span text:style-name="T13">, самый хитрый и строгий из надзирателей, к нам как-то ухитрились попасть и из других камер. И все говорили и говорили.</text:span></text:p>
      <text:p text:style-name="P19">74</text:p>
      <text:p text:style-name="P22"><text:span text:style-name="T13">Я не принимал ни малейшего участия в разговорах из опасения малейшим словом повлиять на поведение камеры в каком-нибудь направлении. Но меня удивляло и даже прямо изумляло одно обстоятельство. Все эти люди объединены одинаковым отношением к событию, </text:span><text:span text:style-name="T21">[...]</text:span><text:span text:style-name="T13"> ссоры со мной и борьбой с моими мнениями (в данном случае, впрочем, моего мнения никто не знает). Почему же они говорят и спорят и за целый вечер и целый день ни до чего договориться не могут?</text:span></text:p>
      <text:p text:style-name="P25">К вечеру выяснилось, к чему склонились разговоры. Должны ли мы выразить свою</text:p>
      <text:p text:style-name="P19">74об</text:p>
      <text:p text:style-name="P22"><text:span text:style-name="T13">солидарность борцам и оказать поддержку. Тут мнения расходятся. Говорили, что никто нас о поддержке не просит, нашего мнения не спрашивает. Чего же нам соваться? Но были и такие, которые говорили: "Сколько сочувствующих найдем, столько и пошлет письмо в </text:span><text:span text:style-name="T21">N 12</text:span><text:span text:style-name="T13">". Однако ни к чему не пришли. Говорили и спорили почти всю вечернюю прогулку. Слышался голос депутата Ушакова, которого втянули в разговор:</text:span></text:p>
      <text:p text:style-name="P18">- Надо подчиниться! Какая там борьба? Чего вы добьетесь!</text:p>
      <text:p text:style-name="P25">Вернулись и узнали результат совместного голосования</text:p>
      <text:p text:style-name="P19">75</text:p>
      <text:p text:style-name="P22"><text:span text:style-name="T13">обеих камер, бывших не в пользу борьбы. Стали ругаться. Потом выяснилась роль некоторых отдельных лиц в судьбах борьбы. Стали ругать их. Началась проверка. При шуме и криках в </text:span><text:span text:style-name="T21">N 12</text:span><text:span text:style-name="T13"> почти поголовно все забегали по камере ругаясь и строя планы борьбы.</text:span></text:p>
      <text:p text:style-name="P22"><text:span text:style-name="T13">- Вот была наша ошибка, - говорили, - это мы прозевали момент, когда политических переодевали в арестанское платье. Тогда еще надо было начать протест. Теперь пойдет чем дальше, тем хуже. Заставят "Спаси, Господи, </text:span><text:span text:style-name="T21">[...]</text:span><text:span text:style-name="T13">" петь, как в Николаевке!</text:span></text:p>
      <text:p text:style-name="P19">75об</text:p>
      <text:p text:style-name="P25">Однако ни разу не был затронут один вопрос: это нам самим делать? Вставать или сидеть в виде протеста? Для меня поэтому представлял особый интерес момент появления проверки. Дошли и до нас. Я осмотрел камеру. Кроме обычных четырех-пяти человек, которые никогда не встают, все стоят! А потом начались обычные просьбы сделать поскорее баню, отпрвить письма и т.п. Я попросил поскорее передать доктору для разрешения лампочку для нагревания воды.</text:p>
      <text:p text:style-name="P19"><text:soft-page-break/>76</text:p>
      <text:p text:style-name="P25">Проверка ушла. Поговорили еще немного, поругались между собой из-за того, что кто-то упомянул о неблагоприятных обстоятельствах для борьбы, и легли спать. Вся хулиганщина спит с половины шестого вечера. Хорошая ночь предстоит мне. Хулиганщина встает часов двенадцати и до утра будет хулиганить, не давая мне спать!</text:p>
      <text:p text:style-name="P25">А я хорошо бы веселился независимо от собраний в 12 камере, если бы не мешали. Но что санешь делать. Не судьба значит! На воле отосплюсь уже, не раньше!</text:p>
      <text:p text:style-name="P19">76об</text:p>
      <text:p text:style-name="P25">Сегодня мне удалось поймать в корридоре начальника тюрьмы. Я указал ему, что не мое прошение об одиночке он ответил согласием, между тем не дает. Он сухо ответил:</text:p>
      <text:p text:style-name="P18">- Я разделил крепость на две камеры, что же еще нужно?</text:p>
      <text:p text:style-name="P18">- Но ведь вы этим улучшили условия жизни здоровых шести человек, которым дали отдельную камеру, а я вот болен и вы не хотите для меня ничего сделать, несмотря на врачебное свидетельство о моей болезни.</text:p>
      <text:p text:style-name="P18">- Я сделал для всех, я так смотрю на дело. А о каждом хлопотать где же! У меня и камер нет. Сейчас все одиночки заняты.</text:p>
      <text:p text:style-name="P18">- Но на днях уходит депутат</text:p>
      <text:p text:style-name="P19">77</text:p>
      <text:p text:style-name="P18">Ушаков. Эта камера так мала, что в нее больше одного и поместить нельзя. Мне и отдайте ее.</text:p>
      <text:p text:style-name="P18">- Не могу. Она уже назначена. У вас одно только средство улучшить свое положение: просить о переводе в тюрьмы, где одиночные помещения имеются в достаточном количестве. Обратитесь к инспекции, приложите свидетельство врача. А для меня оно не имеет никакого значения.</text:p>
      <text:p text:style-name="P27"><text:span text:style-name="T13">Ну, что же? Кажется, я так и сделаю. Правда, дело с переводом потребует месяц времени, но все же это лучше сидения в компании камеры </text:span><text:span text:style-name="T21">N 7</text:span><text:span text:style-name="T13">.</text:span></text:p>
      <text:p text:style-name="P19">77об</text:p>
      <text:p text:style-name="P27"><text:span text:style-name="T13">Помощник начальника </text:span><text:span text:style-name="T21">[...]</text:span><text:span text:style-name="T13"> просил днем еще некоторых из заключенных 12 камеры встать для него на проверке. "Иначе, - предупреждал он, - я получил распоряжение поднять вас силой." - Просьба оказалась недействительной.</text:span></text:p>
      <text:p text:style-name="P25">Мне крепко врезалось в память и до сих пор звучит еще в ушах:</text:p>
      <text:p text:style-name="P22"><text:span text:style-name="T13">- Нет, мы не объясняемся, - сказанное на днях по поводу требования часового не открывать окна. В этих словах так и слышится тон человека, торжествующего над глупостью собеседника. Столь же памятны мне будут и слова, сказанные вчера тем же "социалистом" при известии о событиях в камере </text:span><text:span text:style-name="T21">N 12</text:span><text:span text:style-name="T13">:</text:span></text:p>
      <text:p text:style-name="P19">78</text:p>
      <text:p text:style-name="P18">- Надо в таком случае посидеть!</text:p>
      <text:p text:style-name="P25">Мое решение не вступать ни в ссоры, ни в разговоры с такими социалистами считаю поэтому правильным.</text:p>
      <text:p text:style-name="P25">Один из следственных политических рассказывает сегодня, что когда они обратились к инспектору с просьбой об улучшении пищи, он ответил:</text:p>
      <text:p text:style-name="P18">- Кормить так уж лучше лягашей, чем вас. Им ведь жить, а вас все равно перевесят, кормят вас или нет!</text:p>
      <text:p text:style-name="P17">---</text:p>
      <text:p text:style-name="P25">Не знаю, до какого предела доведут свое хулиганство по моему адресу мои дорогие товарищи. Сегодня весь день среди разговоров толкали мой стол и не давали ничего делать. Теперь</text:p>
      <text:p text:style-name="P19">78об</text:p>
      <text:p text:style-name="P18">придумали подходить к моему столу, когда я там, повертываясь задницей чуть ли не вплотную, и стоят так, наклонившись под разными предлогами. Изобретатель - Манвяков. Ляпустин вечером, увидев у меня кусок хлеба в руках, тотчас на парашу, которая от меня <text:soft-page-break/>ближе всех. Писать так все писать! Чтобы стоило потом читать и вспоминать наших социалистов во всей их прелести!</text:p>
      <text:p text:style-name="P24"/>
      <text:p text:style-name="P17">18</text:p>
      <text:p text:style-name="P25">Сегодня претерпел последнюю страшную неудачу. Последнюю потому, что с ней порывается последняя связь у меня с жизнью</text:p>
      <text:p text:style-name="P19">79</text:p>
      <text:p text:style-name="P22"><text:span text:style-name="T13">вне тюрьмы. Из Сената пришел ответ на мое прошение о замене крепости ссылкой. Ответ отрицательный вследствие несоблюдения срока для обжалования решения палаты. И действительно, какую я невероятную ошибку сделал промедлив больше месяца со своей жалобой! И как я не сообразил тогда, что пропускаю срок! Вот уже и сам не понимаю! Как бы то ни было, но до сих пор у меня оставалось </text:span><text:span text:style-name="T21">[...]</text:span><text:span text:style-name="T13"> за стенами тюрьмы, сенат мог меня вывести на волю, хотя бы и в ссылку. Теперь уже ничего не остается, я закреплен и запечатан в тюрьме, и до августа 1909 г. мне не вырваться.</text:span></text:p>
      <text:p text:style-name="P19">79об</text:p>
      <text:p text:style-name="P25">Поразительный год для меня, кроме неудач и лишений он мне ничего не принес. Я долго думал, почему так неблагоприятно кончились все мои начинания. Были и ошибки с моей стороны. Но ведь не одни же ошибки я делал целый год. Во многих случаях я бывал безусловно прав, только из этого ничего не выходило. И я убежден, что наконец нашел истинную причину неудач. Она состоит в том, что я до сих пор всегда рассчитывал на честность, гуманность и прочие добрые качества людей, а себя отодвигал куда-то на задний план. Пока на меня не свалились беды, я мог жить в</text:p>
      <text:p text:style-name="P19">80</text:p>
      <text:p text:style-name="P22"><text:span text:style-name="T13">такой зависимости от честности других. Но как только мне понадобилось выбиться из крепости, в которую я попал после поражения революции, так сейчас же и сказалась ошибочность </text:span><text:span text:style-name="T21">[...]</text:span><text:span text:style-name="T13"> зависимость от других. Мне необходимо было опереться не на честность других, а на свои собственные силы и пробивать дорогу личными усилиями. Тогда не я оказался бы в одиночестве, а от меня многие зависели. А так я не успел ничего сделать для людей, потому что только на хорошие их качества и рассчитывал. Прежде всего необходимо завоевать себе самостоятельное существование. На это я и употребляю все свои силы.</text:span></text:p>
      <text:p text:style-name="P19">80об</text:p>
      <text:p text:style-name="P27"><text:span text:style-name="T13">С сочувственным адресом "борцам" у нас так ничего и не вышло и ничего им не послали. И то хорошо. Сегодня, конечно, прежде всего стал собирать сведения о том, что произошло вчера в </text:span><text:span text:style-name="T21">N 12</text:span><text:span text:style-name="T13">. Дело было так. На вечерней проверке помощник Добротворский, войдя в камеру, прежде всего поздоровался вежливо: "Здравствуйте!", - как это он и всегда делает. Ему ответили тем же, но встало лишь семь человек, двадцать четыре осталось лежать и сидеть. Добротворский стал было уже пересчитывать заключенных, как старший надзиратель Васев крикнул:</text:span></text:p>
      <text:p text:style-name="P18">- Встать! Слышали команду!</text:p>
      <text:p text:style-name="P25">Никто не пошевелился. Тогда</text:p>
      <text:p text:style-name="P19">81</text:p>
      <text:p text:style-name="P22"><text:span text:style-name="T13">по его приказанию солдаты и другие надзиратели бросились на заключенных и стали их стаскивать с нар и со скамеек и заставляли встать. Провозившись немало, добились своего и выстроили их в ряды. Пересчитавши, ушли. Не били. Только Ожиганову дали по загривку, да один солдат покушался кого-то ударить прикладом, но не ударил. В общем, состав обхода и солдаты были злее, чем накануне. Тем дело и кончилось. В камере </text:span><text:span text:style-name="T21">N 9</text:span><text:span text:style-name="T13"> все встали.</text:span></text:p>
      <text:p text:style-name="P27"><text:span text:style-name="T13">Сегодня камера </text:span><text:span text:style-name="T21">N 12</text:span><text:span text:style-name="T13"> объявила, что будет продолжать борьбу. Семь человек вставших подверглись таким нападкам товарищей, что стали проситься перевести</text:span></text:p>
      <text:p text:style-name="P19">81об</text:p>
      <text:p text:style-name="P22"><text:soft-page-break/><text:span text:style-name="T13">их в другую камеру. В письменном заявлении начальству они пишут, что в борьбе не принимают участия, а потому жить им с товарищами невозможно. Начальство перевело одного в </text:span><text:span text:style-name="T21">N 9</text:span><text:span text:style-name="T13">, двух рассадило в одиночки, остальные остались в </text:span><text:span text:style-name="T21">N 12</text:span><text:span text:style-name="T13">. С большим интересом ждал я вечера. Начальство объявило камере </text:span><text:span text:style-name="T21">N 12</text:span><text:span text:style-name="T13">, что лишает ее права пользоваться больничной пищей и что если и сегодня там произойдет то же, что и вчера, то она будет переведена на карцерное положение, т.е. посажена на парашу, лишена свиданий и передач и права делать выписку (покупать через контору, что нужно на воле).</text:span></text:p>
      <text:p text:style-name="P19">82</text:p>
      <text:p text:style-name="P22"><text:span text:style-name="T13">Однако вечером проверка обошла все камеры тихо и спокойно. В камере </text:span><text:span text:style-name="T21">N 12</text:span><text:span text:style-name="T13"> значит произошел крутой поворот в сторону подчинения. Это, впрочем, одна догадка. Другая состоит в том, что сегодня дежурит очень требовательный, но в высшей степени тактичный помощник Семенов. Ради него могли и встать. Но завтра могут повторить и невставание. Так говорят в нашей камере. Я же думаю, что нелепость борьбы стала очевидной для большинства обитателей камеры </text:span><text:span text:style-name="T21">N 12</text:span><text:span text:style-name="T13"> и молодые люди присмирели.</text:span></text:p>
      <text:p text:style-name="P25">У нас в крепости целое событие. Посадили в карцер крепостника</text:p>
      <text:p text:style-name="P19">82об</text:p>
      <text:p text:style-name="P22"><text:span text:style-name="T13">Пеклина. Чуть не самый молодой из всех нас. Идя со свидания, он принес письмо от какого-то </text:span><text:span text:style-name="T21">[...]</text:span><text:span text:style-name="T13"> для передачи в другую камеру, а когда его накрыл надзиратель, он попытался изорвать письмо. У нас по этому поводу начался целый ураган в камере.</text:span></text:p>
      <text:p text:style-name="P22"><text:span text:style-name="T13">- Нужно что-нибудь сделать! - кричали. </text:span><text:span text:style-name="T21">[...]</text:span><text:span text:style-name="T13"> идти в контору и требовать освобождения.</text:span></text:p>
      <text:p text:style-name="P25">Предложили Ляпустину, который горячился чуть-ли не больше всех. Но едва услыхал предложение, присмирел, затих и спрятался в свой угол у печки. Послали Полякова. Тот ходил</text:p>
      <text:p text:style-name="P19">83</text:p>
      <text:p text:style-name="P18">и вернулся ни с чем. Раньше суток Пеклина не выпустят из карцера. Снова пошумели, но к моему удивлению решили, что раз так, то ничего не поделаешь.</text:p>
      <text:p text:style-name="P25">Со мной устроили подлость. Хотя я вышел из коммуны и живу изолировано, ни с кем даже не разговаривая, без моего спроса для покрытия дефицита мои деньги в конторе выписали в расход и тем оставили меня без гроша. И еще толкуйте, что это честные игры! Я не могу из коммунального кипятку чай заварить и довольствуюсь казенным кипятком, ничем не пользуюсь из товарищеского хозяйства, даже ни</text:p>
      <text:p text:style-name="P19">83об</text:p>
      <text:p text:style-name="P18">с кем не разговариваю, а у меня идут и крадут открыто деньги. Казначей, конечно, деньги выдал, т.к. в конторе о крепостниках мнения весьма высокого и никому в голову не придет, что я даже не подозреваю, кто и как распоряжается моими деньгами. Чтобы больше этого не повторилось, я не подписал расхода, указав в общих чертах, что это какая-то ошибка, я расходов не производил. Дорогие товарищи ухмыляются: все равно, дескать, денег не внесем и рано или поздно подпишет, не в суд же пойдет.</text:p>
      <text:p text:style-name="P25">Лучше этого я ничего не встречал</text:p>
      <text:p text:style-name="P19">84</text:p>
      <text:p text:style-name="P18">от наших социалистов. Но я хочу объяснить кассиру, чтобы без бумаги от меня в расход не выписывалось ни копейки.</text:p>
      <text:p text:style-name="P27"><text:span text:style-name="T13">В камере вечером читалось какое-то письмо, описывающие порядки в Николаевке. Автор между прочим рассказывает, что арестант Мишив был посажен в тесный сырой карцер и через полтора месяца не выдержал. Доставши где-то иголку, он расковырял себе глаза и засыпал известью, соскобленной со стены. Его, конечно, перевели в больницу. Правый глаз вытек, левый несколько видит. Мишив боится как бы его снова не посадили в карцер кончать назначенный ему срок. Другой арестант </text:span><text:span text:style-name="T21">[...]</text:span><text:span text:style-name="T13"> просидел три месяца в полутемной одиночке и дошел</text:span></text:p>
      <text:p text:style-name="P19">84об</text:p>
      <text:p text:style-name="P18">до такого одичания, что выучился ловить хомяков и есть их. "Поймает, разорвет и съест их в свежем виде вместе с потрохами", - рассказывается буквально в письме. Его тоже <text:soft-page-break/>перевели в больницу. Письмо эс-эровского происхождения и как всякая эс-эровская литература, заслуживает прежде всего проверки.</text:p>
      <text:p text:style-name="P25">В тюрьме строгостей прибаляется. Уничтожен институт корридорных, вербуемых из арестантов для несения службы по чистке общих мест в тюрьме и обслуживания камер. Теперь будут лишь по очереди вызываться два арестанта для разноса обеда и кипятку. Коридорные</text:p>
      <text:p text:style-name="P19">85</text:p>
      <text:p text:style-name="P22"><text:span text:style-name="T13">заподозрены в разносе корреспонденции по камерам, потому и </text:span><text:span text:style-name="T21">[...]</text:span><text:span text:style-name="T13">. Благодаря этому, коридоры в тюрьме опустели. В каждом коридоре лишь по фигуре надзирателя. Такой порядок установлен лишь с сегодняшнего дня. Институт метельщиков оставлен. Их обязанность - наливать воду в рукомойки и чистить корридоры. Но их всего два на весь главный корпус. В сохранении их, кажется, играло роль </text:span><text:span text:style-name="T21">[...]</text:span><text:span text:style-name="T13"> доверие к существующим метельщикам, т.к. их оставили в должности на неопределенное время, а сделали должности очередными.</text:span></text:p>
      <text:p text:style-name="P25">Мне устроили что-то <text:s/>вроде бойкота. Я знаю, что через одного</text:p>
      <text:p text:style-name="P19">85об</text:p>
      <text:p text:style-name="P18">из крепостников было поручение ко мне, но он не иполнил и ничего мне не говорил. Я упорно молчу. Завтра мое дежурство. Я подмету камеру и вынесу помои. Ну, а кипятить воду не стану, раз я сам не смогу ею пользоваться.</text:p>
      <text:p text:style-name="P25">Насколько возможно, я все же благоустраиваюсь. Нашел место для платья и развесил. До сих пор все вещи у меня валялись кучей на кровати, на ночь складывал их на свой стол. Нужно найти место для чайной и обеденной утвари. Я крепко засел здесь и раньше августа не вырвусь. Одна кровать еще требует более удобного места.</text:p>
      <text:p text:style-name="P19">86</text:p>
      <text:p text:style-name="P17">19</text:p>
      <text:p text:style-name="P27"><text:span text:style-name="T13">Утром я встал в семь часов. Пока я выходил из камеры, чтобы несколько расшевелить себя после сна, Манвяков, встающий обыкновенно гораздо позже, оказалось, встал и начал отправлять обязанности дежурного . Дежурить должен был я, а не он. Я ему ничего не сказал, решивши присмотреться, что </text:span><text:span text:style-name="T21">[...]</text:span><text:span text:style-name="T13"> значит. Потом вошел в камеру и застаю такой разговор почти всей проснувшейся компании:</text:span></text:p>
      <text:p text:style-name="P18">- Не хочет дежурить, ну и черт с ним. Еще лучше.</text:p>
      <text:p text:style-name="P18">- Почему же лучше, я не понимаю.</text:p>
      <text:p text:style-name="P18">- А так, меньше сношений.</text:p>
      <text:p text:style-name="P18">- Ну, нет. Он так же пользуется камерой, так и мы, и идет чистить ее, как и все.</text:p>
      <text:p text:style-name="P18">- Водой он не пользуется.</text:p>
      <text:p text:style-name="P19">86об</text:p>
      <text:p text:style-name="P18">- Ну и черт с ним, пусть воду не кипятит. А пол пусть метет и из бочки выносит помои.</text:p>
      <text:p text:style-name="P18">- Пусть метет хоть ту половицу, по которой ходит.</text:p>
      <text:p text:style-name="P25">Манвяков между тем стал выметать сор.</text:p>
      <text:p text:style-name="P18">- Барин какой, ему все позволено!</text:p>
      <text:p text:style-name="P18">- Еще бы барин.</text:p>
      <text:p text:style-name="P18">- Настоящий революционер, он всего добьется.</text:p>
      <text:p text:style-name="P18">- Гриша, не мети под его койкой.</text:p>
      <text:p text:style-name="P25">Все это не говорилось, а выкрикивалось озлобленными голосами, поднявшей головы с нар своры. Слова я записываю почти буквально, и если что изменял, то разве смягчивши тон, так как не могу выучиться тем хулиганским выражениям, какими говорит</text:p>
      <text:p text:style-name="P19">87</text:p>
      <text:p text:style-name="P18">наша компания. Я молчал, желая дождаться, чем кончится дело. Я был тут, меня видели и не могли не видеть, т.к. я прохаживался между нарами, но никто не обратился ко мне с вопросом, дежурю я или нет, и если нет, то почему. В это время нас позвали на утреннюю прогулку и я ушел. Вернувшись в камеру, я увидел, что моя кровать сброшена с места, стол также куда-то переставлен, скамья, заменяющая мне стул, также. На том месте, где <text:soft-page-break/>раньше стояла койка, была наметена груда окурков, пыли и другого сора. Я привел все в порядок, потом самым спокойным тоном обратился к Манвякову:</text:p>
      <text:p text:style-name="P18">- Почему вы сегодня дежурите за меня?</text:p>
      <text:p text:style-name="P19">87об</text:p>
      <text:p text:style-name="P27"><text:span text:style-name="T13">Он не ожидал от меня ничего подобного, слегка побледнел, начал кривляться и </text:span><text:span text:style-name="T21">[...]</text:span><text:span text:style-name="T13"> на сапоги.</text:span></text:p>
      <text:p text:style-name="P18">- Сегодня ведь моя очередь, - продолжал я.</text:p>
      <text:p text:style-name="P18">- Да, - промямлил он. - Но раз вы не хотите дежурить, то мне и приходится.</text:p>
      <text:p text:style-name="P18">- Почему же вы думаете, что я не хочу?</text:p>
      <text:p text:style-name="P18">- Ничего не сделано, не выметено, параша не вытащена.</text:p>
      <text:p text:style-name="P18">- На все есть время, и все в свое время было бы сделано.</text:p>
      <text:p text:style-name="P25">Он продолжал мямлить и вертеться.</text:p>
      <text:p text:style-name="P18">- Все равно, - сказал я, - дежурить сегодня, и завтра буду.</text:p>
      <text:p text:style-name="P25">Прочая публика сидела молча, словно воды в рот набрала. На хулиганскую выходку с койкой и сором я сделал вид, что не обратил внимания. И не нашлось ни одного порядочного человека</text:p>
      <text:p text:style-name="P19">88</text:p>
      <text:p text:style-name="P18">среди всей этой компании, который видя свою ошибку, чем-нибудь дал бы понять, что ему это неприятно. Напротив, кажется выходку с койкой считают причиной, заставившей меня смириться и обязаться дежурить. Хулиганят, конечно, в первую голову Поляков, Манвяков и Овчинников.</text:p>
      <text:p text:style-name="P25">Из нескольких случайных фраз можно понять, что ждут 20-21 числа, чтобы разделаться со мной. Рассчитывают, что я займу третью одиночку, которая освободится после ухода Ушакова. Если же я останусь здесь, в общей камере, тогда-то начнется битва за порядки, каких желает хулиганщина.</text:p>
      <text:p text:style-name="P25">Еще одна черта низости этих</text:p>
      <text:p text:style-name="P19">88об</text:p>
      <text:p text:style-name="P22"><text:span text:style-name="T13">людей. На свиданиях со мной помещают Чугурина, который подслушивает мой разговор с братом и передает головке, а уж та делает употребление из подслушаного. Я уже отметил в дневнике результат подслушивания. Теперь результат состоит в том, что подслушав мою просьбу к брату похлопотать об одиночке для меня, головка решила, что я вот так сейчас туда и попаду. В действительности мне не видать ее, как своих ушей, и я буду хлопотать о переводе меня в Самару. Интересно, как </text:span><text:span text:style-name="T21">[...]</text:span><text:span text:style-name="T13"> накладывает на всех один определенный отпечаток. Чугурин</text:span></text:p>
      <text:p text:style-name="P19">89</text:p>
      <text:p text:style-name="P18">вертелся, делал вид, что совсем не слушает меня, ставил воротник, спускал на глаза шляпу, а оказалось, что подслушивает.</text:p>
      <text:p text:style-name="P25">Двенадцатая камера вдруг вчера решила подчиниться начальству и на проверке вставать. Из 47 политических только 9 было вчера за продолжение "борьбы", понятно, ничего не вышло. Все встали на проверке вчера, встали и сегодня. Это черта не одних только наших заключенных, и вообще так называемой революционной нашей молодежи. Решения принимают зря и также быстро от них отказываются. Таким людям довериться нельзя.</text:p>
      <text:p text:style-name="P25">Случилось и событие, заставившее</text:p>
      <text:p text:style-name="P19">89об</text:p>
      <text:p text:style-name="P18">вновь зашевелиться всю нашу крепость: провалилась переписка с женским двором "очень опасного содержания". Ждут обысков и, может быть, дела. Виновники, конечно, спрятались за товарищей. Начальство сразу же переменило тон с крепостью. Нынешняя история с Пеклиным и сегодняшний провал показали ему, что крепостники такие же арестанты, как уголовные, и полагаться на них невозможно. Этот переворот во взглядах начальства наблюдался давно, т.к. крепость давно уже нарывается с разными глупостями. Жаль однако уголовных, которые бескорыстно берутся передавать</text:p>
      <text:p text:style-name="P19"><text:soft-page-break/>90</text:p>
      <text:p text:style-name="P18">корреспонденцию и, нарвавшись, платятся продолжительным заключением в карцер, по две недели и более.</text:p>
      <text:p text:style-name="P25">Настроение вообще становится заметно все более хулиганское. Алгебру уже забросили, остается лишь два занимающихся. Зато больше болтают всякого вздора и безобразят. Вчера забавлялись тем, что один крепостник изображал перед ужином, будто он за большой нуждой на парашу садится, а другой в трубу трубил, подставив кулак ко рту. Сначала думали, что тот серьезно садился, и ругались, потом хохотали.</text:p>
      <text:p text:style-name="P25">Припадки у меня учащаются</text:p>
      <text:p text:style-name="P19">90об</text:p>
      <text:p text:style-name="P18">и усиливаются. Сегодня в коридоре сделалось головокружение, я едва добрался потом до кровати. Пролежал весь почти день.</text:p>
      <text:p text:style-name="P24"/>
      <text:p text:style-name="P17">21</text:p>
      <text:p text:style-name="P25">Вчера и сегодня страшное головокружение. Обнесет, начнется тошнота, потом несколько отпустит. Пользуюсь такими минутами облегчения, чтобы записать в дневник свои впечатления и мысли.</text:p>
      <text:p text:style-name="P25">Вчера утром выпустили из тюрьмы депутата Ушакова. Конечно, не обошлось без фокусов. Сказали, что выпустят в 9 часов утра, а он к этому времени распорядился, чтобы ему</text:p>
      <text:p text:style-name="P19">91</text:p>
      <text:p text:style-name="P18">прислали из дому лошадь. Выпустили же в 8 часов, объявив, что от полиции к его услугам приготовлен извозчик. Здесь копировали то, что делалось в Петербурге и Москве.</text:p>
      <text:p text:style-name="P25">Я шел на прогулку, когда встретил в зале Ушакова. Мы простились и мне стало очень грустно. До свободы еще более восьми месяцев, бесплодных, скучных, тяжелых!</text:p>
      <text:p text:style-name="P27"><text:span text:style-name="T13">Военный суд еще двух юношей приговорил к смерти, Бабошина и Тельнева, обвинявшихся вместе с четырмя другими в попытке экспроприации сборщика винных лавок около </text:span><text:span text:style-name="T21">[...]</text:span><text:span text:style-name="T13">. Итого семь осужденных на смерть. Впереди не менее пяти смертных </text:span></text:p>
      <text:p text:style-name="P19">91об</text:p>
      <text:p text:style-name="P18">приговоров еще, по делу активников и лесных братьев.</text:p>
      <text:p text:style-name="P27"><text:span text:style-name="T13">Я ждал, что крепость </text:span><text:span text:style-name="T21">[...]</text:span><text:span text:style-name="T13"> 21 ноября в камере не без нетерпения, т.к. сегодня окончательно выяснилось, что одиночки мне не дадут. Я пишу, "окончательно", хотя начальник уже ранее мне категорически отказал, - потому что пока никого нет в одиночке, все равно оставалась хоть смутная надежда попасть туда. Видя и сегодня ее пустующей, я обратился к старшему надзирателю Васеву с вопросом, нельзя ли мне ее занять. Вместо обычной</text:span></text:p>
      <text:p text:style-name="P19">92</text:p>
      <text:p text:style-name="P18">вежливости, он сухо объявил, что нельзя. Я не узнал даже его голоса, видно, что ему уже сказано не переводить меня. Крепостники тоже убедились, что я остаюсь с ними. И одно обстоятельство отдалило вдруг развязку на две недели. Один из них, имеющий свою койку в очень удобном месте, и у печки, уехал на суд и вернеться к 7 декабря. Мне предложили занять его место и я согласился, чтобы не осложнять дело. Впрочем, я дипломатически заблаговременно дал понять, что если сделают предложение, я соглашусь. Предложили,</text:p>
      <text:p text:style-name="P19">92об</text:p>
      <text:p text:style-name="P22"><text:span text:style-name="T13">робко и нерешительно, снова боятся, что я откажусь. Так эти люди знают меня! Для меня это место страшно неудобно, т.к. возле самой печи. Но я выговорил, что на ночь буду выносить кровать на середину комнаты. Согласились. Стол поставили в один ряд с другими столами, посередине комнаты. Не очень удобно, но ничего не поделаешь. Итак, на две недели установился некоторый </text:span><text:span text:style-name="T21">[...]</text:span><text:span text:style-name="T13">. Это не значит, что мы помирились. Кипяток брать нельзя и т.п. Но и </text:span><text:span text:style-name="T21">[...]</text:span><text:span text:style-name="T13">. Думаю однако,</text:span></text:p>
      <text:p text:style-name="P19">93</text:p>
      <text:p text:style-name="P18"><text:soft-page-break/>что двух недель в мире не проживем, а вообще дело не останется так, как оно сейчас сложилось. Не тот народ.</text:p>
      <text:p text:style-name="P24"/>
      <text:p text:style-name="P17">22</text:p>
      <text:p text:style-name="P25">Подал прошение о назначении мне врачебного освидетельствования, так как я решил проситься в тюрьму с камерами для одиночного заключения, в общей камере жить невозможно. Наши хулиганы продолжают безобразничать. По поводу кражи моих денег в конторе упорно молчат. Придеться заявить, чтобы деньги расходовались лишь по моему личному</text:p>
      <text:p text:style-name="P19">93об</text:p>
      <text:p text:style-name="P18">указанию. Это грозит новым скандалом, но не сделать так, то украдут и в другой раз. А ведь я сам нищий, и брат, который мне помогает, тянется из последних сил.</text:p>
      <text:p text:style-name="P25">Сегодня военный суд вынес вновь четыре смертных приговора. Дело простое уголовное. Итого предстоит уже одиннадцать смертных казней.</text:p>
      <text:p text:style-name="P25">Третья одиночка наконец занята тремя военно-окружниками. Там и одному-то трудно жить. Впрочем, садили же по восьми человек в</text:p>
      <text:p text:style-name="P19">94</text:p>
      <text:p text:style-name="P18">другие одиночки, размерами не превышающими ее и вдвое.</text:p>
      <text:p text:style-name="P25">Ноет и ломит грудь. Я давно уже ничего не читаю, едва хватает сил писать дневник.</text:p>
      <text:p text:style-name="P23"/>
      <text:p text:style-name="P17">23</text:p>
      <text:p text:style-name="P27"><text:span text:style-name="T13">Отдал свою рукопись о производстве щей для чтения молодежи. Может быть, возникнет </text:span><text:span text:style-name="T21">[...]</text:span><text:span text:style-name="T13">, все же развлечение. Мысли об обработке рукописи для печати, конечно, пришлось оставить.</text:span></text:p>
      <text:p text:style-name="P25">Распространился слух, что Соболев и Прохоров ночью повешены. Кажется, вздор.</text:p>
      <text:p text:style-name="P19">94об</text:p>
      <text:p text:style-name="P25">Компания дичает все больше. Из занимавшихся алгеброй, как выяснилось сегодня, остается только двое, по одному на стол.</text:p>
      <text:p text:style-name="P25">Пришлось выслушать ночью необычное для нашей компании. Когда Лапицкий вздумал выкинуть какую-то хулиганскую штуку по моему адресу, его кто-то остановил:</text:p>
      <text:p text:style-name="P18">- Вы не исполняете товарищеского уговора. Раз решено не трогать, то и нужно исполнять.</text:p>
      <text:p text:style-name="P25">Почти то же повторилось и в другой раз.</text:p>
      <text:p text:style-name="P19">95</text:p>
      <text:p text:style-name="P25">Я считаю это лицемерием, т.к. из всего прочего решительно не видно, чтобы решено было оставить меня в покое.</text:p>
      <text:p text:style-name="P25">Придеться опять немало побиться, чтобы получить разрешение на врачебное освидетельствование. Сегодня резолюции на мое прошение еще не последовало.</text:p>
      <text:p text:style-name="P25">Начальство грозит курящих лишить бумаги и разрешить курение лишь из трубок, т.к. на курительной бумаге ведется корреспонденция между арестантами. Сколько грозных</text:p>
      <text:p text:style-name="P19">95об</text:p>
      <text:p text:style-name="P18">слов сказано у нас по этому поводу, вроде: "Не имеют права!" и т.п.</text:p>
      <text:p text:style-name="P25">Начальство установило, что провалившаяся корреспонденция на женский двор писана Свердловым. Оставлено пока без последствий.</text:p>
      <text:p text:style-name="P25">Одиночки битком набиты народом. Посажено 20 человек. Мне одиночки не видать. Уехать бы скорее!</text:p>
      <text:p text:style-name="P25">Жизнь в камерах сера, грязна и убога. Лапицкий по обыкновеннию предпочитает вместо сортира отдавать долг природы в камере. Если он</text:p>
      <text:p text:style-name="P19">96</text:p>
      <text:p text:style-name="P18">кретин, то что сказать об его товарищах, которым это лишь смешно и которые не принимают никаких мер, чтобы отучить негодяя от такой гадости.</text:p>
      <text:p text:style-name="P25">Ночью не давали спать, ловили крыс. Сегодня нажарили печь, голова даже кружиться.</text:p>
      <text:p text:style-name="P25"><text:soft-page-break/>Мне все хуже. На прогулках я уже не могу ходить взад-вперед, хотя двор имеет длины 23 сажен, голова кружится. Я стою.</text:p>
      <text:p text:style-name="P25">За обедом разыгралась история.</text:p>
      <text:p text:style-name="P19">96об</text:p>
      <text:p text:style-name="P27"><text:span text:style-name="T13">Лапицкий никому не позволяет занимать свою скамейку и всегда ее отнимает, раз увидит, что кто-нибудь сел на нее. За обедом он сам сел на чужую табуретку, хотя его скамья стояла свободной рядом. </text:span><text:span text:style-name="T21">[...]</text:span><text:span text:style-name="T13"> потребовали, чтобы Лапицкий освободил чужую табуретку и пересел на свою скамью. Тот не уступал, потом начал ругаться, а так как </text:span><text:span text:style-name="T21">[...]</text:span><text:span text:style-name="T13"> не отставал, то он неожиданно швырнул табуретку из под себя через камеру, не глядя, куда она попадет. Попал в Манвякова и ушиб его очень</text:span></text:p>
      <text:p text:style-name="P19">97</text:p>
      <text:p text:style-name="P18">сильно. Стали ругаться. Кроме меня, стоящего в стороне от дел камеры, все ругали Лапицкого. Но он считал, что ни в чем не виноват, т.к. бросал не в своего приятеля. Через пять минут он как ни в чем не бывало подсел к разговаривавшим приятелям. Стыд ему несвойственен органически.</text:p>
      <text:p text:style-name="P25">Завтра военный суд разбирает самое важное и интересное дело в нынешнюю сессию - дело о лесных братьях. Сколько будет назначено смертных казней?</text:p>
      <text:p text:style-name="P19">97об</text:p>
      <text:p text:style-name="P17">24</text:p>
      <text:p text:style-name="P25">Известие о казни двух осужденных военным судом подтверждалось. Но кто именно казнен, не узнал. Говорят, Соболев и Прохоров (убийство жандарма и дело по Н. Тагильской экспроприации). Что казни начались, видно по многим приметам. Из камеры буквально не дают выходить, переходящих по делам со двора на двор обыскивают, благодаря чему проваливается переписка. Бедные арестанты, попавшиеся с переносной корреспонденцией, засиживаются в карцере без объявления срока. Коридорщик Николай сидит там уже вторую</text:p>
      <text:p text:style-name="P19">98</text:p>
      <text:p text:style-name="P18">неделю. И находятся люди среди политических, которые ради удовольствия написать своей "крутильщице" несколько слов вздору рискуют подвести уголовных под карцер. Впрочем, судя по тому, чем у нас занимаются в камере разные Поляковы, этому удивляться нечего. Например теперь, когда я пользуюсь лишь казенным кипятком, Поляков спешит налить в куб холодной воды, прежде чем я успею отлить себе в чайник. Или, умывши руки, он идет и брызжет с руки на мою кровать или</text:p>
      <text:p text:style-name="P19">98об</text:p>
      <text:p text:style-name="P22"><text:span text:style-name="T13">даже на меня самого. Так высоко развиты умственные и нравственные качества этого социалиста. Понятно, каждый раз не наругается. Сегодня я потребовал, чтобы он </text:span><text:span text:style-name="T21">[...]</text:span><text:span text:style-name="T13"> не наливал холодной воды в кипяток, он начал скандалить. Ночью спать долго не давали. Вскоре после того как я заснул, Поляков принялся возиться со своей кроватью, толкая мою, двигая мой стол возле моей кровати. Словом, хулиганил, благо изобретательность этого </text:span><text:span text:style-name="T21">[...]</text:span><text:span text:style-name="T13"> на пакость не</text:span></text:p>
      <text:p text:style-name="P19">99</text:p>
      <text:p text:style-name="P18">ограничена. Теперь узнав, что я осуждаю ночные омовения, сразу пять человек заявили, что будут мыться, хотя в бане были всего шесть дней тому назад. Воображаю, что будет сегодня ночью. Днем, впрочем, двое или трое вымылись, ограничившись одной головой. А ночью будут мыться столько, как в бане.</text:p>
      <text:p text:style-name="P25">В тюрьме становится все мрачнее. Сегодня опять арестанский хор разучивает панихиду, наводя тоску на арестантов. Это уже четвертый или пятый хор за один месяц. Певцы</text:p>
      <text:p text:style-name="P19">99об</text:p>
      <text:p text:style-name="P22"><text:span text:style-name="T13">быстро охладевают к своему делу и уходят из хора, уходят и регенты. Теперь хор очень маленький и совсем уж плохой. Прежде все же было несколько голосов сносных, теперь совсем безголосье. До сих пор регенты пытались исполнять живую сильную музыку и все </text:span><text:soft-page-break/><text:span text:style-name="T13">время держали </text:span><text:span text:style-name="T21">[...]</text:span><text:span text:style-name="T13">. Новый регент откопал какую-то заунывную размазню и тянет ее по целым дням. После обеда однако неожиданно запретили собирать певчих. Несколько раньше издано распоряжение</text:span></text:p>
      <text:p text:style-name="P19">100</text:p>
      <text:p text:style-name="P18">топить печи лишь к ночи. Все это какая-то мера предусмотрительности против арестантов. О печах можно предположить, что через нагретые печи труднее бежать. Здесь были попытки бегства через ночные трубы.</text:p>
      <text:p text:style-name="P27"><text:span text:style-name="T13">В камере кроме хулиганства гадость вообще. Окна так затянуло морозом, что </text:span><text:span text:style-name="T21">[...]</text:span><text:span text:style-name="T13">, мы все время в полутьме. Из больницы принесли известие, что среди больных открыли тиф. Доктор посещает больницу раз в неделю, также и фелдьшер. Больные лежат на полу без всякого</text:span></text:p>
      <text:p text:style-name="P19">100об</text:p>
      <text:p text:style-name="P18">ухода и лечения. "Лечимся одной водкой", - говорят больные.</text:p>
      <text:p text:style-name="P18">- Кто же за вами ухаживает?</text:p>
      <text:p text:style-name="P18">- Кто начнет выздоравливать, тот и ходит за другими.</text:p>
      <text:p text:style-name="P25">Сегодня пять человек свалились от тифа. Можно понять, что начнется в тюрьме - эпидемия быстро перейдет из больницы в камеры, где на пятнадцати местах сидит по сорок с лишним человек.</text:p>
      <text:p text:style-name="P25">Молодеж мало интересуется моей рукописью. Я имел в виду увлечение молодежи Дицгеном, явившимся в</text:p>
      <text:p text:style-name="P19">101</text:p>
      <text:p text:style-name="P18">русском переводе, и дал свою рукопись как некоторого рода противоядие. Оказывается, молодеж не может самостоятельно разбираться в философских проблемах, и пока в печати авторитетно кто-нибудь не заявит, что Дицген не достаточно связан с Марксом, чтобы его философию признать действительно пролетарской, ей такое мнение, как мое, будет казаться чуждым. При том же моя рукопись собственно Дицгена и не касается. Я утверждаю</text:p>
      <text:p text:style-name="P19">101об</text:p>
      <text:p text:style-name="P18">лишь, что всякое идейное творчество есть техническая материальная работа. Отсюда вытекает мое миропонимание. Те философские проблемы, которые ставит Дицген, могут быть или разрешены только таким техническим способом, а следовательно, предварительно перестроены и освобождены от метафизических элементов, или упразднены совсем, как фиктивные.</text:p>
      <text:p text:style-name="P25">Равным образом и увлечение молодежи Махом. Его учение об элементах природы не</text:p>
      <text:p text:style-name="P19">102</text:p>
      <text:p text:style-name="P22"><text:span text:style-name="T13">может иметь ничего общего с научным социализмом. Представить мир как пучок каких-то субъективно-объективных нитей, неразрывно связывающих природу с человеком и наоборот, не значит поставить вопрос правильно, тем менее </text:span><text:span text:style-name="T21">[...]</text:span><text:span text:style-name="T13"> его правильное решение, вопрос о сущности мира, конечно, и место человека в нем. Мы должны исходить из понятия человеческой работы, чтобы что-нибудь понять в мире. А для этого изучить ее во всех форматах. Работа не осуществима без рабочих орудий.</text:span></text:p>
      <text:p text:style-name="P19">102об</text:p>
      <text:p text:style-name="P18">Роль их в человеческом мышлении я и хотел указать в своем наброске. Когда я писал его, я понятия не имел о Дицгене и Махе. Тем не менее, он касается их непосредственно. Молодеж, видимо, не понимает меня.</text:p>
      <text:p text:style-name="P25">Горе это не большое. Нужно со временем разработать набросок и отдать в печать. Тогда увидим, насколько ценные мои мысли. Конечно, если не свалюсь от тифа, и доживу до освобождения.</text:p>
      <text:p text:style-name="P25">Исход сегодняшнего суда еще неизвестен. У некоторых,</text:p>
      <text:p text:style-name="P19">103</text:p>
      <text:p text:style-name="P18"><text:soft-page-break/>самых главных подсудимых превосходный материал для защиты, но они не сумеют воспользоваться, все надеясь на адвоката. Адвокат же бесплатный и работать не станет. Впрочем, я сужу лишь по тем сведениям, какие у меня имеются, и следственного материала не знаю. Мне, например, кажется, что не должно быть ни одного смертного приговора, или, в худшем случае, один - стрелявшему и попавшему в солдата. А ждут не меньше трех смертных приговоров! Я много думал</text:p>
      <text:p text:style-name="P19">103об</text:p>
      <text:p text:style-name="P18">по поводу дела лесных братьев, испытывая однако смущения от недостаточности моих сведений. Здесь каждый арестант знает больше меня. Но мне всегда было жаль этой молодежи, которая не умеет ничего сделать для своей защиты и спасения на суде. Физическая борьба - вот все, о чем они думают и к чему больших способностей однако не обнаруживают, иначе так глупо не попадались бы. Разве таким людям вести социалистическую борьбу!</text:p>
      <text:p text:style-name="P19">104</text:p>
      <text:p text:style-name="P17">25</text:p>
      <text:p text:style-name="P25">Эпидемия в тюрьме, видимо, развивается. Открыт барак для заразных борьбы. Эпидемией начальство воспользовалось, как предлогом для прекращения свиданий заключенных с родными и знакомыми. Сегодня не дали свиданий в крепости. Никто этого не мог предвидеть, т.к. нас об этом не предупреждали заблаговременно. И вышла такая штука, что я, рассчитывая получить от брата съестное, невыписал себе ни хлеба, ни обеда, и остался бы голодным, если бы не удалось добыть кренделей.</text:p>
      <text:p text:style-name="P19">104об</text:p>
      <text:p text:style-name="P22"><text:span text:style-name="T13">Есть основания предполагать, что эпидемия - это только предлог, не больше. В действительности в тюрьме скопилось уже одиннадцать приговоренных к смерти, сегодня продолжается самый большой процесс текущей сессии военного суда, дело о лесных братьях, в результате которого ждут не меньше трех смертных приговоров. Могло случиться, что из суда вернулись бы как раз во время свидания, и подозрительное начальство усмотрело опасность в таком обстоятельстве. Скопление </text:span><text:span text:style-name="T21">[...]</text:span><text:span text:style-name="T13"> сторонней публики,</text:span></text:p>
      <text:p text:style-name="P19">105</text:p>
      <text:p text:style-name="P18">осужденных, крепостников, в одном месте, около ворот, могло быть избрано революционерами, как удобное обстоятельство для попытки освободить осужденных или дать им возможность покончить с собой прежде казни. В прошедшую сессию также свидания были прекращены недели на три-четыре. Решили прекратить и нынче. На вечерней проверке объявлено, что свиданий не будет неопределенное время. Эпидемия, однако, действительно серьезная, выздоровлений нет.</text:p>
      <text:p text:style-name="P19">105об</text:p>
      <text:p text:style-name="P25">В камере все по-старому. Поляков продолжает охлаждать кипяток, которым я пользуюсь, хотя его сегодня попробовал удержать даже дежурный. Но жидок знает свое дело, а дежурный побоялся поссориться и ничего из его попытки не вышло. Ночью устроили баню из камеры и залили пол около моей кровати, сегодня продолжение. Лапицкий по-прежнему обмывает мокрой ваткой гноевики, которыми у него покрыта вся рожа, и возиться потом</text:p>
      <text:p text:style-name="P19">106</text:p>
      <text:p text:style-name="P18">с этими ватками, раскладывая их по нарам.</text:p>
      <text:p text:style-name="P27"><text:span text:style-name="T13">День начался опять блестящей историей его с Овчинниковым. Вчера на ночь вставили вторую раму в окно, имеющее до сих пор одну лишнюю раму. Вставили потому, что Манвяков, кровать которого стоит на пять </text:span><text:span text:style-name="T21">[...]</text:span><text:span text:style-name="T13"> от окна, заявил, что ему дует в голову, хотя спящим ближе никому никуда не дует. Тем не менее вставили зимнюю раму, оговорившись, что утром ее</text:span></text:p>
      <text:p text:style-name="P19">106об</text:p>
      <text:p text:style-name="P18"><text:soft-page-break/>можно вынуть. Вынимать же заставляет необходимость. В камере столько воды разливают на пол, столько курят и бздят, что без такой вентиляции, как открытое окно, можно задохнуться. По утру Овчинников и стал ее вынимать. Лапицкий во все горло принялся ругаться, кричать, что никто не смеет трогать рамы и т.д. Овчинников отругивался. Друзья Лапицкого заявили, что все равно они вставят раму. Овчинников ответил, что в</text:p>
      <text:p text:style-name="P19">107</text:p>
      <text:p text:style-name="P18">таком случае он выбьет стекла.</text:p>
      <text:p text:style-name="P18">- Хоть и с зимней рамой, да без стекол сидите, - иронизировал Овчинников.</text:p>
      <text:p text:style-name="P18">- Ты выбьешь стекло, а я тебе тогда разобью рожу, - кричит Лапицкий.</text:p>
      <text:p text:style-name="P18">- Опять стул бросишь?</text:p>
      <text:p text:style-name="P25">Не знаю, записывают такие события в "Истории", которую пишут мои друзья-приятели. Ссора была прекращена приходом в камеру десятника. Потом она возобновлялась несколько раз. Всех безобразий</text:p>
      <text:p text:style-name="P19">107об</text:p>
      <text:p text:style-name="P18">подобных историй на бумаге не станешь записывать. Но собственно они то и доминируют в жизни камеры. Если нет безобразной ссоры, значит компания в тысячный раз поет церковные службы или похабит. Что касается меня, то я, как решил, так и не говорю ни с кем ни слова.</text:p>
      <text:p text:style-name="P27"><text:span text:style-name="T13">Была сегодня и еще такая небольшая, но характерная история. По поводу несостоявшихся свиданий из камеры </text:span><text:span text:style-name="T21">N 2</text:span><text:span text:style-name="T13"> поступило предложение, хотя это несколько ее не касалось,</text:span></text:p>
      <text:p text:style-name="P19">108</text:p>
      <text:p text:style-name="P18">начать протест, указав начальству на разные ненормальности в условиях тюремной жизни, антигигиенические и антисанитарные условия и пр. Предлагалось обсудить, голосовать и т.п. Старо, как семь смертных грехов. У нас, конечно, сейчас же начались оживленные дебаты. Я отвернулся от публики и лег на кровать спиной к ней.</text:p>
      <text:p text:style-name="P18">- Лучшая политика, ни во что не вмешиваться, - раздались хронические замечания. Слышалось и хуже. Я сделал вид,</text:p>
      <text:p text:style-name="P19">108об</text:p>
      <text:p text:style-name="P18">что не слышу, и на провокацию не поддался. Поболтали и смолкли. Так ничего и не вышло из дебатов на сей день.</text:p>
      <text:p text:style-name="P25">Манвяков ведет всеми силами какую-то дикую агитацию против меня, в союзе с Ляпустиным и Поляковым, среди новичков. Больше ему делать нечего. Это человек, который заживо гниет от зависти и злобы. Ему хочется стать авторитетом камеры. Я не мешаю, на здоровье.</text:p>
      <text:p text:style-name="P19">109</text:p>
      <text:p text:style-name="P25">Удивительно, для чего из среды администрации были распущены слухи о двух казнях. Слухи вышли именно оттуда, и оказалось, что все это вздор, никто и до сих пор не повешен. Удалось это узнать так. Арестантам, помещающимся вблизи камер осужденных на смерть, каким-то образом посчастливилось таки пересчитать заключенных в одиночках и вышло, что осужденных на смерть десять человек. Так и быть должно, т.к. Прохоров в больнице. Они даже могли понять, что осужденные имеют книги для чтения,</text:p>
      <text:p text:style-name="P19">109об</text:p>
      <text:p text:style-name="P18">веселы и не падают духом. Вчера в их одиночках долгое время пробыл Ефремов (помощник), который смешил их скабрезными анекдотами. Все смеялись. Вероятно, двери в одиночки не были закрыты и в ближних камерах все было слышно. Равным образом и число заключенных узнать не трудно, т.к. при вечерней проверке надзиратель, стоя в коридоре, громко выкрикивает подошедшему дежурному помощнику число арестантов</text:p>
      <text:p text:style-name="P19">110</text:p>
      <text:p text:style-name="P18">в каждой камере. Но раз только арестанты что-нибудь вынюхали, они тотчас распространяют сведения по всей тюрьме. Дошли они и до крепости.</text:p>
      <text:p text:style-name="P25"><text:soft-page-break/>Ложные сведения о казнях могли распространятся с целью позондировать настроение тюрьмы и приучить ее к мысли о казнях.</text:p>
      <text:p text:style-name="P17">---</text:p>
      <text:p text:style-name="P25">Дело лесных братьев окончено. Двое оправдано, трое приговорены к смертной казни. Остальные получили по 4-6 лет каторги.</text:p>
      <text:p text:style-name="P25">Фамилии узнать нельзя сейчас. Вернулись на сумерках.</text:p>
      <text:p text:style-name="P19">110об</text:p>
      <text:p text:style-name="P25">Всего за нынешнюю сессию военно-окружным судом осуждено на смерть уже четырнадцать человек. А впереди еще дело активников, которое дает не меньше трех смертников. Кровавый суд!</text:p>
      <text:p text:style-name="P25">Пятая одиночка освободилась, а мне ее, конечно, не предложат. Слуха о моем освидетельствовании врачем, как я просил, даже в помине нет. На проверке выпросил позволить сходить завтра в контору, чтобы узнать, в чем дело.</text:p>
      <text:p text:style-name="P19">111</text:p>
      <text:p text:style-name="P17">26</text:p>
      <text:p text:style-name="P25">Приговор по делу лесных братьев следующий. Двое оправданы: Нина Костырева и Абрам Иванов; трое приговорены к повешенью: Жилин, он же Иванов, Соловьев и Михалев - предатель. Остальные шесть - в каторгу на разные сроки, Штауберг и Камаев (лавочник) на шесть лет и т.д. Теперь четырнадцать смертников, из них Прохоров, Бабошин, Тельнев, Жилин, Соловьев и Михалев - анархисты и социалисты, остальные - уголовные. Трое режевенских рабочих, прежде других осужденные на</text:p>
      <text:p text:style-name="P19">111об</text:p>
      <text:p text:style-name="P18">смерть, подали просьбу о помиловании. Сегодня их поочередно вызывали в контору, говорят, пришел ответ на их прошение. Содержание неизвестно.</text:p>
      <text:p text:style-name="P25">Полгода тому назад среди политиков здешней тюрьмы существовала организация под названием коммуна. Она имела свой писанный устав, один из параграфов которого установлял цели: совместную борьбу с администрацией за улучшение положения заключенных. Кроме того коммуна служила и экономическим интересам</text:p>
      <text:p text:style-name="P19">112</text:p>
      <text:p text:style-name="P18">заключенных, т.к. общее хозяйство, конечно, выгоднее раздельного. Месяцев пять-шесть тому назад часть членов коммуны вышла из тюрьмы, их место заступили новые лица. Начались разногласия, приведшие к спору из-за параграфа о борьбе с администрацией. Тридцать шесть человек из семидесяти потребовали отмены этого параграфа и сохранения коммуны лишь как экономической организации. Произошел организационный раскол. В результате</text:p>
      <text:p text:style-name="P19">112об</text:p>
      <text:p text:style-name="P18">политики разделились на партийные организации и безпартийные. Составилось целых три коммуны: с.д., с.р., безпартийная и десять человек, не примкнувших никуда. Заключенных сейчас сорок шесть. Новое течение обязано своим происхождением присутствию П...</text:p>
      <text:p text:style-name="P27"><text:span text:style-name="T13">Освидетельствование мне назначено, но доктор не хочет его делать, ссылаясь на то, что сейчас в тюрьме тиф и я могу заразиться в приемной. Умно! Кажется, </text:span><text:span text:style-name="T21">[...]</text:span><text:span text:style-name="T13">, а</text:span></text:p>
      <text:p text:style-name="P19">113</text:p>
      <text:p text:style-name="P18">при таких диковинных условиях, право, не знаешь, не опустить ли руки.</text:p>
      <text:p text:style-name="P25">Тиф развивается. Число больных увеличивается.</text:p>
      <text:p text:style-name="P25">В камере чуть до скандала дело не дошло из-за зимней рамы. Наконец, решили вставить. Было же крику и ругани!</text:p>
      <text:p text:style-name="P17">27</text:p>
      <text:p text:style-name="P25">Прежде всех в нынешнюю сессию осужденные на смертную казнь режевенские рабочие Мисов, Круглов и Сергеев пытались уже организовать попытку к побегу. Достали пилу и подпилили кандалы, но были выслежены</text:p>
      <text:p text:style-name="P19">113об</text:p>
      <text:p text:style-name="P18"><text:soft-page-break/>надзирателем. Их перековали. В контору их вчера водили на допрос по этому поводу, а не для выслушивания ответа на их ходатайство о помиловании. Подано оно ими, говорят, даже еще вопрос. Хотя слух есть, что подано. Сегодня в тюрьме распространили слух, что военный суд хлопочет о помиловании Прохорова и Михалева. Прохоров все в больнице. Предателем его называют напрасно. Он был избит и изрублен шашками, кроме того его пытали в полицейском участке. В</text:p>
      <text:p text:style-name="P19">114</text:p>
      <text:p text:style-name="P18">состоянии беспамятства, в бреду, он мог что-нибудь наговорить, а не предательствовал, как Михалев, рассчитывающий этим купить свою жизнь. Михалев и сейчас содержится отдельно от других осужденных на повешение.</text:p>
      <text:p text:style-name="P25">Доктор до сих пор меня не принимает и свидетельство болезни не выдает. Он поставил начальству ряд требований в виду развития тифозной в тюрьме. Чистку камеры и коридоров, ключевая вода для питья,</text:p>
      <text:p text:style-name="P19">114об</text:p>
      <text:p text:style-name="P18">три раза в месяц баня для арестантов, три раза в день кипяток и т.п. Красный Крест со своей стороны ассигновал по 1 1/2 коп. в день на арестанта на чай и сахар. О хлебе забыли.</text:p>
      <text:p text:style-name="P25">Мне дежурный помощник разрешил получить передачу из дому, кое-что съестное, и возвратить белье и посуду для молока. Это вызвало такую зависть у моих "товарищей", что сейчас же Поляков побежал к начальнику просить, чтобы ему разрешили</text:p>
      <text:p text:style-name="P19">115</text:p>
      <text:p text:style-name="P18">по телефону стребовать из дому съестное. Начальник категорически отказал. Тогда Поляков донес, что, дескать, Чердынцеву кто-то разрешил. Но это не помогло. Передачу разрешено получать лишь по вторникам. Ни перед чем не останавливаются "наши социалисты". Хулиганство, клевета, кража, донос - все, что угодно, лишь бы зависть насытить. Я Семенова не просил о передаче, и сделал он это, кажется, по просьбе моих родных.</text:p>
      <text:p text:style-name="P19">115об</text:p>
      <text:p text:style-name="P25">Но само собой донос будет иметь следствием то, что теперь и родственникам могло не удастся охлопотать для меня ничего. Сейчас зорко выслеживают, что за прошение к начальнику и за свидетельство такое у меня от доктора. Цель та же, что и раньше. Если я чего-либо добьюсь для себя, сорвать это, предъявляя такие же требования. Но никто еще не знает, что я хлопочу о переводе в другую тюрьму, и для этого мне нужно свидетельство</text:p>
      <text:p text:style-name="P19">116</text:p>
      <text:p text:style-name="P22"><text:span text:style-name="T13">о <text:s/>моей болезни. Наиболее добропорядочным из всей оравы в нашей камере остается все же Зырянов. Я ни разу не видел с его стороны какой-либо выходки по своему адресу, грубости, зависти и т.п. Как личность, он симпатичнее других, гораздо серьезнее и честнее. Получив на днях сто рублей за возврат кассационого </text:span><text:span text:style-name="T21">[...]</text:span><text:span text:style-name="T13"> из судебной палаты, он десять рублей отдал в товарищескую кассу, десять рублей уплатил долгу,</text:span></text:p>
      <text:p text:style-name="P19">116об</text:p>
      <text:p text:style-name="P22"><text:span text:style-name="T13">на остальные деньги выписал технических книг. Он серьезно работает, подготовляясь к какому-то экзамену по выходу из тюрьмы, который предстоит еще только в 1911 г. Это не пара людям, читающим по 150 страниц в ночь из книг вроде Маслова "Аграрный вопрос" или </text:span><text:span text:style-name="T21">[...]</text:span><text:span text:style-name="T13"> о государственном праве Англии.</text:span></text:p>
      <text:p text:style-name="P25">Восьмой час вечера. Произошла такая история. Сажусь закусывать. По обыкновению несколько</text:p>
      <text:p text:style-name="P19">117</text:p>
      <text:p text:style-name="P18">человек начинает хулиганить. Пальму первенства также по обыкновению берет Манвяков. Он подходит к соседнему столу, наваливатеся на него так, что буквально садится задом на тот стол, за который я сел. Я встал и стал ходить по камере, допивая молоко. Манвяков вскакивает и тоже начинает ходить. В узком месте я не дал ему дороги, т.к. наглость становится уже выше всякой меры.</text:p>
      <text:p text:style-name="P19"><text:soft-page-break/>117об</text:p>
      <text:p text:style-name="P25">Впрочем, особенно я не толкнул его, а лишь заставил его своим поведением сойти с дороги и прижаться к нарам. Он сел на свое место и принялся ругаться: "Скотина, набью морду!" и т.п. Потом вновь стал бегать и ругаться, впрочем, все это шепотом, так что не обратил я на него особенное внимание, я мог бы и совсем ничего не слыхать. Потом побежал жаловаться своим приятелям, потом собрал</text:p>
      <text:p text:style-name="P19">118</text:p>
      <text:p text:style-name="P22"><text:span text:style-name="T13">их вокруг себя и жаловался, что его оскорбили. Готовится, очевидно, новый скандал. </text:span><text:span text:style-name="T21">[...]</text:span><text:span text:style-name="T13"> не потерять мне никогда хладнокровия при том хулиганстве, которое практикует изо дня в день этот мерзавец. Иногда я также теряю хладнокровие и не поручусь, что не поддамся провокации и не выйдет действительно чего-нибудь безобразного. Скорее бы выбраться из этой </text:span><text:span text:style-name="T21">[...]</text:span><text:span text:style-name="T13">!</text:span></text:p>
      <text:p text:style-name="P19">118об</text:p>
      <text:p text:style-name="P25">Я стал наблюдать, что будет дальше. Идут шепотом совещания, слышатся лишь отдельные слова! Какая власть! Один против всех! Чистый эс-дек!</text:p>
      <text:p text:style-name="P17">---</text:p>
      <text:p text:style-name="P27"><text:span text:style-name="T13">Наряду с </text:span><text:span text:style-name="T21">[...]</text:span><text:span text:style-name="T13"> тифом, развивается среди арестантов брюшной. Из нашего отделения унесли уже одного больного.</text:span></text:p>
      <text:p text:style-name="P24"/>
      <text:p text:style-name="P17">28</text:p>
      <text:p text:style-name="P27"><text:span text:style-name="T13">Положение очень </text:span><text:span text:style-name="T21">[...]</text:span><text:span text:style-name="T13"> утешительное. В виду развития тифа в тюрьме установлен карантин, мы за семью печатями, хоть умирай, не выпустят из тюрьмы.</text:span></text:p>
      <text:p text:style-name="P19">119</text:p>
      <text:p text:style-name="P25">В виду этого доктор, к которому я сегодня прорвался и который принял меня очень грубо, до сих пор не назначил мне освидетельствования.</text:p>
      <text:p text:style-name="P18">- Все равно вас отсюда не выпустят, - сказал он, - и ни одна тюрьма вас не примет.</text:p>
      <text:p text:style-name="P25">Отменены отправки партий, но прием арестантов существует.</text:p>
      <text:p text:style-name="P25">Доктор, однако, кое-как согласился написать свидетельство о моей болезни и передать начальнику. Я указал ему, что хлопоты с переводом – такая длинная история, что карантин, может быть, успеют снять к</text:p>
      <text:p text:style-name="P19">119об</text:p>
      <text:p text:style-name="P18">тому времени, если только я сам останусь жив, в чем вероятность мала, в виду чрезвычайного моего предположения по всяким заразным болезням. Кроме тифа я перехворал всеми болезнями.</text:p>
      <text:p text:style-name="P27"><text:span text:style-name="T13">В камере сегодня около меня вдруг притихли. Это результат агитации Манвякова. Так бывало всегда, когда готовили для меня <text:s/>какую-нибудь грязную выходку. Манвяков по-прежнему хулиганит и вертит с </text:span><text:bookmark-start text:name="DDE_LINK"/><text:span text:style-name="T13">[...]</text:span><text:bookmark-end text:name="DDE_LINK"/><text:span text:style-name="T13"> новые номера: каждый раз, когда встретится со мной, начинает харкать и плевать мне навстречу или</text:span></text:p>
      <text:p text:style-name="P19">120</text:p>
      <text:p text:style-name="P18">в мою сторону. Давеча перед обедом, когда мне пришлось быть недалеко от него по делу, он прошипел так, чтобы не слышали другие, но слышал я: «Подлец!». Ни на одно ругательство я никогда никому не отвечал. Тем не менее про меня сложили клевету, что я ругаюсь. В такой компании, где матерщина, подлецы, сукины сыны и т.п., употребляются даже перед самыми [...] приятелями, которые однако не могут жить в мире, постоянно ругаются, я однако ругаться не выучился. За все</text:p>
      <text:p text:style-name="P19">120об</text:p>
      <text:p text:style-name="P18">время моего пребывания в седьмой камере я ругался не больше двух раз. Раз назвал ослом Лапицкого за то, что в первом часу ночи тот лез через мою кровать и сильно ее пнул (он, говорит, нечаянно), чем разбудил меня, и на мое замечание стал кричать во все горло, что ему нет до меня дела; да еще раз, когда у меня вышла памятная безобразная суета с [...]. Вообще же я не ругаюсь. Но в этой клевете такая пошлость, что говорить не стоит.</text:p>
      <text:p text:style-name="P25"><text:soft-page-break/>После безобразных ссор из-за вставки зимней рамы оппоненты вдруг притихли и примолкли.</text:p>
      <text:p text:style-name="P19">121</text:p>
      <text:p text:style-name="P18">Овчинников, который собирался бить стекла в окнах, сам вставил раму, испугался ссоры с наиболее крутыми хулиганами и бегает за ними хвостом. Не отворяет даже форточки, как хотели другие. Вообще, он в большом презрении у хулиганщины, не потому, что лучше их, а потому, что слишком пьян. На трезвого он не походит. Своим поведением он однако ничего не добился и по-прежнему к нему относятся явно презрительно. Камера оказалась в руках Лапицкого, Манвякова и Полякова. Вчера они отняли часть дров,</text:p>
      <text:p text:style-name="P19">121об</text:p>
      <text:p text:style-name="P18">назначенных для уголовных, и набили печь, как только было возможно. Жар в камере стоял невозможный. Даже форточку не отворяли за исключением двух раз минут на пять. Все раскисли кроме Манвякова, даже сам Лапицкий. Сегодня он и другие взмолились, чтобы не <text:s/>топить печь совсем. И все же ее затопили. Я совершил первое преступление против компании. Пошел и по секрету попросил надзирателя не закрывать трубы. Завтра это станет известно, и начнется скандал. Тем лучше. Авось скорее меня из этой камеры в одиночку переведут.</text:p>
      <text:p text:style-name="P19">122</text:p>
      <text:p text:style-name="P25">Манвяков явно полез в головку. Сегодня вышла такая история.</text:p>
      <text:p text:style-name="P25">По утру пришел надзиратель и вызвал к фельдшеру двух крепостников. По обыкновению они принялись набивать папиросы [...]. Тот грубо и громко стал вновь их вызвать. Один из них, Ляпустин, обиделся и возразил:</text:p>
      <text:p text:style-name="P18">- На кого вы орете? Я жаловаться буду. Где старший? Где помощник?</text:p>
      <text:p text:style-name="P25">Манвяков тотчас подскочил и своим старческим тенором тоже завопил, твердо одно и то же:</text:p>
      <text:p text:style-name="P18">- На кого кричите? На кого кричите?</text:p>
      <text:p text:style-name="P25">Больше он ничего не мог придумать. Потом стал уговаривать</text:p>
      <text:p text:style-name="P19">122об</text:p>
      <text:p text:style-name="P18">Ляпустина жаловаться начальнику. Крепостники ушли. Манвяков несколько раз звал дежурного, чтобы идти с жалобой к начальнику, но ничего не добился. Вернулся Ляпустин и на вопрос, жаловался ли он, ответил, что нет, не стоит, чем огорчил до глубины души своего друга и приятеля. И вот на вечерней проверке Манвяков заявляет, что по экстренному делу и крайне важному ему нужно видеть начальника. Помощник ответил, что не знал, зачем, он не доложит начальнику.</text:p>
      <text:p text:style-name="P19">123</text:p>
      <text:p text:style-name="P18">Пришлось сказать, что жаловаться на грубость надзирателя. Вышла пошлость. Самого его дело не касалось, никто его не просил хлопотать. Выходит, что он сам себя произвел в генералы. Вряд ли его завтра вызовут к начальнику, так как помощник возразил, что надзиратели бывают грубы, когда с ними грубо обращаются. В данном случае этого не было, но очевидно, и жалобе хода не желают давать. По моему, вся эта выходка Манвякова только вредит делу. Особенной надобности жаловаться решительно не было, раз</text:p>
      <text:p text:style-name="P19">123об</text:p>
      <text:p text:style-name="P18">сами обиженные не видят тому причины. На проверке еще поссорились из-за тетради и бумаги, Объявлено, что больше одной тетради на руки давать не будут. И поругались же главные хулиганы, очевидно, поставившие целью доказать свою революционность такими глупыми выходками.</text:p>
      <text:p text:style-name="P25">Я очень заинтересовался личностями осужденных на смерть анархистов и эс-эров. Из них нет ни одного знакомого лица, чтобы я мог судить, что это за люди. Вот те немногие сведения, которые мне удалось</text:p>
      <text:p text:style-name="P19">124</text:p>
      <text:p text:style-name="P18">собрать и за точность которых вряд ли можно вполне поручиться. Но за неимением возможности приходится довольствоваться и этим:</text:p>
      <text:p text:style-name="P27"><text:soft-page-break/><text:span text:style-name="T15">Прохоров.</text:span><text:span text:style-name="T13"> Обвинялся в вооруженном нападении на магазин бр. Ляпуевых в Н. Тагиле. Нападение произошло 31 октября 1907 г. Число всех участников не выяснено, и было 6-8 человек. Денег взято лишь 150 руб., т.к. за 5 минут до их прихода из кассы было вынуто около 1000 р. На скамье подсудимых сидело 3. Прохорова защищал пом. прис. поверенного [...] по назначению суда. Защитник говорил крайне плохо и далеко</text:span></text:p>
      <text:p text:style-name="P19">124об</text:p>
      <text:p text:style-name="P18">не исчерпал того защитного материала, которым располагал. На суде Прохоров держался очень бодро. Смертного приговора не ожидал, хотя выслушал спокойно, а затем просил председателя прочитать его вторично. Ему 22 года. Принадлежал к боевой дружине с.д. Арестован при отступлении с места нападения.</text:p>
      <text:p text:style-name="P27"><text:span text:style-name="T15">Бабошин</text:span><text:span text:style-name="T13"> Ив. Обвинялся в нападении на сборщика винных лавок в соучастии с лицами (из коих на скамье подсудимых попался лишь один Тельнев). Денег не взято. Само нападение произошло, кажется 12 ноября</text:span></text:p>
      <text:p text:style-name="P19">125</text:p>
      <text:p text:style-name="P18">1907 г. Арестован в Екатеринбурге спустя 2 ½ недели после нападения. Сопротивления при аресте не оказал. На скамью подсудимых попал лишь благодаря тому, что полицией было установлено участие в нападении Тельнева. Последний же под давлением полиции указал на Бабошина, как на соучастника. Впоследствии Бабошина уличили ямщики, возившие его и Ко до экса и после в пределах соседних деревень с места нападения. Приговор объявлен 19 ноября. Ему 24-25 лет. По убеждениям анархист-индивидуалист.</text:p>
      <text:p text:style-name="P19">125об</text:p>
      <text:p text:style-name="P27"><text:span text:style-name="T15">Тельнев.</text:span><text:span text:style-name="T13"> Обвинялся по одному делу с Бабошиным. Сопротивления при аресте не оказал. Арестован вследствие того, что один (или два) из экспроприаторов после нападения заезжали к нему. При этом слезли с коней ямщиков у его квартиры. Ямщики же сообщили полиции (без видимых посторонних причин), что подозрительные лица заезжали к Тельневу. Тельнев после некоторых колебаний сознался. Также был [...] лицами, взявшими экспроприаторов. Остальные участники не обнаружены благодаря двум причинам. Уехали из пределов досягаемости</text:span></text:p>
      <text:p text:style-name="P19">126</text:p>
      <text:p text:style-name="P18">[...] полиции, и их не знал по фамилиям Тельнев. Беспартийный.</text:p>
      <text:p text:style-name="P27"><text:span text:style-name="T15">Жилин (Иванов).</text:span><text:span text:style-name="T13"> Нелегальный. Обвинялся в принадлежности к партии с.-р. Арестован в лесу, числа 6-ого августа 1907 г., близ Екатеринбурга, совместно с Михалевым-Соловьевым. От полиции при аресте не отстреливался. То же показали на следствии и солдаты, участвовавшие в его поимке и других лиц. Стражники же показали, что при аресте отстреливался. Эти стражники тоже участвовали в поимке. Приговорен к смертной казни, т.к. суд признал, что он</text:span></text:p>
      <text:p text:style-name="P19">126об</text:p>
      <text:p text:style-name="P18">оказал сопротивление при аресте. По назначению суда защищал пр. пов. Кроненберг. В лесу, на месте поимки его и Ко, найдено оружие, бомбы, литература направления с.-р. Такого приговора суда ожидал и выслушал очень спокойно. После ареста бит полицией. Первоначально судебный следователь пытался обыскивать его и Ко в целом ряде вооруженных нападений, имевших место около Екатеринбурга и в самом Екатеринбурге. Эти обвинения сняли, т.к. Иванов доказал следователю [...] свое и товарищей. По убеждениям</text:p>
      <text:p text:style-name="P19">127</text:p>
      <text:p text:style-name="P18">с.р. автономист (хороший теоретик).</text:p>
      <text:p text:style-name="P27"><text:span text:style-name="T15">Соловьев</text:span><text:span text:style-name="T13"> Александр. Арестован вместе с Жилиным. Предъявлены те же обвинения. При аресте оказал сильное сопротивление и был ранен пулей в ногу. После ареста бит сильно полицией. С возможностью смертного приговора считался. Все время до суда, во время суда и после спокоен. [...] с убеждениями с.р. В последнее время имел склонность к анархизму.</text:span></text:p>
      <text:p text:style-name="P27"><text:soft-page-break/><text:span text:style-name="T15">Михалев.</text:span><text:span text:style-name="T13"> Арестован вместе с Жилиным. При аресте оказал упорное сопротивление. Бит</text:span></text:p>
      <text:p text:style-name="P19">127об</text:p>
      <text:p text:style-name="P18">полицией. Под ее давлением и побоями выдал всех знакомых с.-р., работавших с ним совместно. Провалил вместе с тем ряд конспиративных квартир и оружие. Благодаря выдаче посадили на скамью подсудимых восемь человек, их них трое получили по 4 года каторги и трое по шести. Седьмой, выданный им, Лидведев бежал из тюрьмы до суда, ему угрожала смертная казнь. Михалев до тюрьмы работал с эс-эрами автономистами. Защитник был по назначению суда. Восьмой работник по организации: Кустарев, обвинялся в провозе оружия.</text:p>
      <text:p text:style-name="P19">128</text:p>
      <text:p text:style-name="P18">По суду оправдали.</text:p>
      <text:p text:style-name="P22"><text:span text:style-name="T15">Примечание I.</text:span><text:span text:style-name="T13"> Настоящая сессия военно-окружного суда не имела «своего» защитника. Поэтому защита всех лиц, просивших казенного защитника, была поручена местной адвокатуре. Адвокатуре же было поручено распределение между собой подзащитных лиц.</text:span></text:p>
      <text:p text:style-name="P22"><text:span text:style-name="T15">Примечание II.</text:span><text:span text:style-name="T13"> Некоторые биографические сведения о Жилине может сообщить ...</text:span></text:p>
      <text:p text:style-name="P24"/>
      <text:p text:style-name="P22"><text:span text:style-name="T15">Примечание III.</text:span><text:span text:style-name="T13"> На воле Прохоров был библиотекарем в Н. Тагильском комитете с.д. При аресте оказал</text:span></text:p>
      <text:p text:style-name="P19">128об</text:p>
      <text:p text:style-name="P18">сильное сопротивление, был сильно изрублен шашками и многократно бит в полиции.</text:p>
      <text:p text:style-name="P15">Биографические данные.</text:p>
      <text:p text:style-name="P27"><text:span text:style-name="T15">Прохоров.</text:span><text:span text:style-name="T13"> Мастеровой Троицко-Александровской волости Н. Тагильского завода. Работал в Медной руднике. Женат, имеет одного ребенка. Свидания имел с женой до суда и после. Имеет отца и мать. Жена живет Н. Тагил, [...], д. Дмитрия Мих. Прохорова.</text:span></text:p>
      <text:p text:style-name="P27"><text:span text:style-name="T15">Бабошин.</text:span><text:span text:style-name="T13"> Крестьянин, житель Камынинского уезда. Был взят на военную службу и назначен в Н. Туринскую конвойную команду,</text:span></text:p>
      <text:p text:style-name="P19">129</text:p>
      <text:p text:style-name="P18">оттуда в ноябре 1904 года бежал, не дослужив до конца службы около полгода. Во время службы имел связи с революционными организациями, не раз подвергался дисциплинарными взысканиями за различные услуги, оказанные политическим заключенным Николаевки. Мотивами бегства со службы являются: 1) нежелание подвергаться назначенному дисциплинарному взысканию; 2) боязнь попасть под суд за содействие побегу политических каторжан, - при чем побег не состоялся. После побега служил на железной дороге</text:p>
      <text:p text:style-name="P19">129об</text:p>
      <text:p text:style-name="P18">в Верхотурском уезде. Имеет двух братьев, жену и двух небольших сыновей.</text:p>
      <text:p text:style-name="P17">---</text:p>
      <text:p text:style-name="P25">Положительно смешно становится [...] над моими неудачами. Начальство разрешило мне иметь для согревания пищи спиртовые горелки «[...]». Их четырех, присланных братом, две были оставлены у доктора, пока не израсходую двух других. Теперь две израсходованы, а запасные оказались скарадены фельдшерами! Удача!</text:p>
      <text:p text:style-name="P25">Приближение первого числа заставило компанию покончить</text:p>
      <text:p text:style-name="P19">130</text:p>
      <text:p text:style-name="P18">со мной расчеты, т.к. я до сих пор не подписал расходы в 5 рублей. Пришел Поляков (новый эконом) и грамотно заявил, что мои деньги израсходованы по ошибке помощником, заведующим хозяйственной частью, т.к. он не знал, что я вышел из коммуны. Чтобы не разводить дрязги, я сделал вид, что поверил. В действительности, без ведома эконома помощник не делает выписок в расход денег членов коммуны, он действует по его указаниям. Затем бесцеремонность с моими деньгами и прежде говорит, что помощник ни при чем.</text:p>
      <text:p text:style-name="P19">130об</text:p>
      <text:p text:style-name="P18"><text:soft-page-break/>Теперь мои отношения с коммуной окончательно ликвидированы. Сосчитались, и я подпишу.</text:p>
      <text:p text:style-name="P23"/>
      <text:p text:style-name="P17">29</text:p>
      <text:p text:style-name="P25">Суд вчера вечером вынес еще два смертных приговора. Соломину и Аполлонову по делу активников. Эта организация являлась прямо сбором всякого сброда. Про Соломина даже здесь говорят не очень лестно.</text:p>
      <text:p text:style-name="P25">[...] на суде Жилин держал себя не очень хорошо. Не предательствовал, но «гнул вправо», как</text:p>
      <text:p text:style-name="P19">131</text:p>
      <text:p text:style-name="P18">сам про себя выразился, и этим добился смягчения наказания до 6 лет каторги вместо 15-20.</text:p>
      <text:p text:style-name="P25">Эпидемия развивается. Внизу запечатали уже три камеры.</text:p>
      <text:p text:style-name="P25">Смертники после попытки режевенских рабочих спилить кандалы были лишены прогулки. Теперь им снова разрешено гулять.</text:p>
      <text:p text:style-name="P25">Наши кандидаты <text:s/>головку сегодня добились того, что нажаловались помощнику Семенову на грубость надзирателя. Но были одурачены. Семенов сказал, что этот надзиратель очень вежлив</text:p>
      <text:p text:style-name="P19">131об</text:p>
      <text:p text:style-name="P18">и не позволит себе грубо обращаться с крепостниками. Несмотря на поражение, наши довольны. Мы, дескать, показали свое мужество.</text:p>
      <text:p text:style-name="P25">Продолжают тыкать на меня пальцами и жаловаться все еще по поводу передачи. «Одному можно, а другим нельзя!». Полякова обвиняют в том, что он не сумел отстоять свое перед начальником. «Нужно самому сходить», - решил Манвяков и пошел с жалобой на надзирателя. Хорош успех!</text:p>
      <text:p text:style-name="P19">132</text:p>
      <text:p text:style-name="P17">30</text:p>
      <text:p text:style-name="P25">Рассказывают о том, как живут смертники в ожидании последнего часа. Сделали подобие карт и дуются по целым часам. Играют в особую игру, отмечая на карте фигурки крестами. Рассказывают анекдоты и хохочут. От жизни отрешились давным-давно, так как еще до суда решили, что им виселицы не обойти. Отчужденность от жизни так велика, что когда они узнали, как ими интересуются в тюрьме, где такое множество их единомышленников, им это очень не понравилось.</text:p>
      <text:p text:style-name="P19">132об</text:p>
      <text:p text:style-name="P18">Вероятно потому, что возвращало к мысли о жизни, от которой они отвыкли. От жизни их отделяет всего только решетка между секретными камерами и общим коридором каторжного отделения. Стоит выйти из-за решетки, и надежда на жизнь открывается вновь. Но эта решетка открывается для бедных юношей лишь в час смерти.</text:p>
      <text:p text:style-name="P25">Наши крепостники, несомненно, умственно расстроены. Мне это бросалось в глаза и раньше. Все дело вышло опять из-за зимней рамы. Кому-то пришло</text:p>
      <text:p text:style-name="P19">133</text:p>
      <text:p text:style-name="P18">в голову, что лучше раму вставить вниз верхней частью, так чтобы форточка проходилась внизу. На возражения, что форточка в летней раме останется все равно на прежнем месте и ее нельзя будет открывать, приводилась масса контр-возражений и доказывалось, что если вытащить руку посильнее, то форточку все же можно раскрыть. Но форточка открывается внутрь, т.к. окно за решеткой. Опять доказывали, что пальца на два на три она раскрывается до зимней рамы. Чего же еще надо?! Вставляли,</text:p>
      <text:p text:style-name="P19">133об</text:p>
      <text:p text:style-name="P18">примеряли, пробовали, поругались, чуть не подрались, прокричали больше часу и оставляли «временно» для ответа раму в нормальном положении, форточкой кверху. Почему-то горячие сторонники обратного положения рамы отступили от своего требования «временно для ответа» делать, как они хотят.</text:p>
      <text:p text:style-name="P25"><text:soft-page-break/>Болезнь проникла и в нашу камеру. Захворал Зырянов. Несомненно, у него начинается тиф. Двое страдают расстроенным желудком.</text:p>
      <text:p text:style-name="P19">134</text:p>
      <text:p text:style-name="P18">Впрочем, один из них Лапицкий, у которого нормальное состояние отличается от болезни, т.к. никто так не гадит в камере, как он.</text:p>
      <text:p text:style-name="P25">Военный суд, недавний суд палаты, арестанты, вся обстановка заставили меня вновь заглянуть поглубже в себя спросить: чего я хочу в политике? И снова я остался при том убеждении, которого держался всегда:</text:p>
      <text:p text:style-name="P21"><text:span text:style-name="T15">свобода печати и собраний</text:span><text:span text:style-name="T13">,</text:span></text:p>
      <text:p text:style-name="P18">вот все, чего я хочу. Со всем остальным я примирился бы. Даже свобода собраний пусть</text:p>
      <text:p text:style-name="P19">134об</text:p>
      <text:p text:style-name="P18">будет не больше немецкой, я и с тем помирюсь. Лишь бы не садили в тюрьму за выпуск легальной газеты с сообщением о действительном факте, да не давили бы лошадьми за попытку сообща обсудить тот или иной житейский вопрос. Остальное как-нибудь придет. Если скажут, что мои требования не революционны, то значит я не революционер и только! Я об этом не заплачу. Себя не переделаешь!</text:p>
      <text:p text:style-name="P19">135</text:p>
      <text:p text:style-name="P15">Декабрь</text:p>
      <text:p text:style-name="P17">1</text:p>
      <text:p text:style-name="P25">Начиная дневник, я ставил себе целью заносить в него лишь те мысли, являющимся в моих словах почему-либо ценными и заслуживающими сохранения, или наиболее значительные факты из личной жизни в тюрьме, жизни всей камеры или, наконец, всей тюрьмы. Несмотря на такое решение однако [...] дневник свелся на записывание разных дрязг и гадостей жизни в камере.</text:p>
      <text:p text:style-name="P19">135об</text:p>
      <text:p text:style-name="P18">Такого влияние окружающих условий, затемнивших все прочее. Впрочем, это до известной степени поучительно, впоследствии все эти дрязги и мелочи дадут мне возможность восстановить картину жизни политической тюрьмы. Чем больше я ознакомляюсь с тюрьмой, тем более убеждаюсь, что гадости свили себе гнездо не в одной нашей камере. Везде жалуются на то, что подбор заключенных чисто хулиганский. Сегодня ночью в третьем</text:p>
      <text:p text:style-name="P19">136</text:p>
      <text:p text:style-name="P18">часу у нас занимались опять ловлей хомяков. Изловили одного живьем и спустили в парашку. Там воды было немного, и хомяк стал скакать и шуметь. Это вызвало веселый смех неспящих. Решили прибавить воды и желающие стали мочиться. Новое веселье, так как при этом являлась опасность, как бы хомяк не выскочил из открытой парашки. Стали лить помои. Хомяк шумел, и смех увеличился:</text:p>
      <text:p text:style-name="P18">- Вот, будь он проклят!</text:p>
      <text:p text:style-name="P19">136об</text:p>
      <text:p text:style-name="P18">Шумит, точно водяная мельница! - слышались веселые голоса.</text:p>
      <text:p text:style-name="P18">- Теперь он на хвосте стоит, а рот то высунул из воды, воздуху набирает! - кричит своим пьяным голосом Овчинников.</text:p>
      <text:p text:style-name="P25">Компания разражается гомерическим хохотом.</text:p>
      <text:p text:style-name="P25">По утру за первым чаем воспоминания о ночной охоте и утопленном хомяке вновь вызвали веселые и продолжительные разговоры, перед обедом опять.</text:p>
      <text:p text:style-name="P19">137</text:p>
      <text:p text:style-name="P25">Вероятно, удовольствие будет повторено, очень оно пришлось по вкусу.</text:p>
      <text:p text:style-name="P25">Старший надзиратель, выводивший нас на прогулку, уволился со службы. Новый – молодой парень, очень придирчивый и грубый. Жаль прежнего.</text:p>
      <text:p text:style-name="P25">Подали, наконец, прошении инспекции тюрем о переводе меня в Казань, где очень удобные одиночки в старом корпусе. Выйдет ли опять что-нибудь из моих хлопот?</text:p>
      <text:p text:style-name="P19">137об</text:p>
      <text:p text:style-name="P25"><text:soft-page-break/>На улице стоит теплая погода, напоминающая весну. А у нас нажарена печь и пары от постоянно кипящих чайников воды для умывания. Как в прачечной! Истинный [...] для заразных болезней.</text:p>
      <text:p text:style-name="P24"/>
      <text:p text:style-name="P17">4</text:p>
      <text:p text:style-name="P25">Справлялся о судьбе моего прошения инспекции насчет перевода в другую тюрьму. Узнал диковинную вещь. Инспектор здесь, но мое прошение посылают куда-то в Пермь, в губернское правление, что-ли, там его рассмотрят</text:p>
      <text:p text:style-name="P19">138</text:p>
      <text:p text:style-name="P18">и решат, что с ним делать, давать ему ход или нет. В первом случае его пошлют здешнему прокурору, который в свою очередь решит вопрос, давать ли ему ход. Если давать, то пошлет его инспектору. Тот уже сделает то или иное постановление обо мне. Вся эта история займет никак не меньше месяца, а может затянуться и на два. Чудные порядки в правовой России!</text:p>
      <text:p text:style-name="P25">Вчера я весь день был в бреду. Мне представилось, что, наконец,</text:p>
      <text:p text:style-name="P19">138об</text:p>
      <text:p text:style-name="P18">ввиду моего последнего прошения начальство сдобрилось и дало мне одиночку. Для этого оно отделило какую-то комнату в бараке, которую распорядилось реконструировать и выделить. Потом бред несколько изменился. Одиночку отделили не в бараке, а в больнице, окон на улицу, роскошный вид на город. Чисто и удобно. Весь день я словно горел. Казалось, что все сделано именно так, как представляется. К вечеру нервы стали уравновешиваться,</text:p>
      <text:p text:style-name="P19">139</text:p>
      <text:p text:style-name="P18">и я увидел вновь начальную действительность. Впрочем, я не испытывал чувства разочарования, а напротив – чувство освобождения от кошмарного состояния. Я думаю, причина бреда в том, что несмотря на теплую погоду – снег тает – у нас жарят ежедневно печь краденными дровами и даже не отворяют форточки. Сегодня замазали цементом рамы, а форточку не отворили ни разу. Духота и вонь.</text:p>
      <text:p text:style-name="P25">Вечером удалось остаться довольно долго одному на</text:p>
      <text:p text:style-name="P19">139об</text:p>
      <text:p text:style-name="P18">прогульном дворе. Сначала еще было трое кроме меня, остальные ушли в баню, но потом я остался совершено один. Прямо было наслаждение почувствовать себя вдали от нашей сволочи. Сейчас я в камере, и проделывается, например, вот что. Я беру стакан чаю, Поляков соскакивает и бежит к карете, которая возле самого моего места. Я сажусь за стол, он становится коленями на свой стул, так что почти</text:p>
      <text:p text:style-name="P19">140</text:p>
      <text:p text:style-name="P22"><text:span text:style-name="T13">толкает мой стол задом, и начинает хлопать ногой о ногу, выбивая пыль из своих </text:span><text:bookmark-start text:name="DDE_LINK1"/><text:span text:style-name="T13">[...]</text:span><text:bookmark-end text:name="DDE_LINK1"/><text:span text:style-name="T13">. Потом довольно громко обращается к своему соседу Ляпустину со словами:</text:span></text:p>
      <text:p text:style-name="P18">- Свербит у него, а поделать ничего не может!</text:p>
      <text:p text:style-name="P25">Тот сочувственно хохочет и посматривает на меня. Я достаю хлеба, Поляков бежит к умывальнику, моет руки и возвращаясь мимо меня брызжет с рук воду. Я все еще его не осадил и не</text:p>
      <text:p text:style-name="P19">140об</text:p>
      <text:p text:style-name="P18">обругал, но скоро придется этого мерзавца осадить. Нестеров, несомненно, что-то наврал начальнику относительно одиночки для меня. Начальник говорит:</text:p>
      <text:p text:style-name="P18">- Не для вас одних нужна одиночка, и другим нужно.</text:p>
      <text:p text:style-name="P25">Это буквально то, что говорит здешняя головка.</text:p>
      <text:p text:style-name="P25">Я решительно избегаю всяких разговоров с кем-либо из нашей камеры или ушедших шести. Они тоже молчат. Зато избрали хорошую компанию в лице Пенского, который</text:p>
      <text:p text:style-name="P19">141</text:p>
      <text:p text:style-name="P18"><text:soft-page-break/>выслушав рассказ о каком-либо революционном предприятии, тотчас рассказывает о том, как он вином тайно торговал по ценам втрое выше казенных или как краденный зипун два-три месяца прятал в лесу и теперь носит его безбоязненно. Все в этом роде.</text:p>
      <text:p text:style-name="P25">Когда в камере дежурные метут и брызжут скипидаром, - это называется дезинфекцией – то обходят мою кровать! Еще не ребята, [...]!</text:p>
      <text:p text:style-name="P19">141об</text:p>
      <text:p text:style-name="P25">Смертников скопилось четырнадцать человек. На прогулки их выводят по трое по-очередно. Благодаря этому требуется более двух часов, чтобы переводить их всех. Для чего нужна такая мера, понять невозможно. А она сокращает прогулку всех остальных заключенных.</text:p>
      <text:p text:style-name="P25">В камере N 11 нашего отделения сидит крестьянин, только что заразившийся сифилисом. [...] одна сплошная язва. На просьбы свести его к доктору дежурный</text:p>
      <text:p text:style-name="P19">142</text:p>
      <text:p text:style-name="P18">фельдшер ответил с усмешкой:</text:p>
      <text:p text:style-name="P18">- Тебе в тюрьме хуем нечего делать. Отгниет, не жаль!</text:p>
      <text:p text:style-name="P25">Так и не свел к доктору.</text:p>
      <text:p text:style-name="P24"/>
      <text:p text:style-name="P17">5</text:p>
      <text:p text:style-name="P25">Вновь распространился слух, что ночью повешены трое смертников. Соболев и трое режевенских рабочих, Сергеев, Лысов и Круглов. На этот раз слух оказался истинной. Каким образом удалось установить такой факт. Начальство тюрьмы во всяком случае скорее постаралось</text:p>
      <text:p text:style-name="P19">142об</text:p>
      <text:p text:style-name="P18">сохранить его в тайне, чем разгласить? И тем не менее теперь к вечеру твердо установлено, что четверо казнено. Произошло это так. В тюрьме при монотонности и бессодержательности жизни, особенно в последнее время, когда так стеснены все ее проявления, каждый пустяк, каждая мелочь привлекают внимание арестантов. Это я на себе испытываю, я вижу и слышу то и понимаю, что на воле или при большей содержательности жизни никогда не привлекло бы моего внимания. Итак в тюрьму стали с</text:p>
      <text:p text:style-name="P19">143</text:p>
      <text:p text:style-name="P18">самого раннего утра стекаться отрывочные, по-видимому, пустячные сведения, на основании которых создались неопровержимые доказательства казни. Сначала рассказывали, что после вечерней проверки вчера четырех упомянутых смертников увели из тюрьмы. Это видели многие. Потом видели из других камер, что их провели в контору. Было замечено, что в конторе пребывали полицейские и много стражников видели под воротами и через ворота около</text:p>
      <text:p text:style-name="P19">143об</text:p>
      <text:p text:style-name="P18">тюрьмы. Унесена была лестница за ворота. Еще ранее один уголовный по профессии плотник сделал гробы, которые были вынесены из мастерской. Ночью заведующий цейхгаузом [...] приносил в цейхгауз, помещающийся наряду с камерами в нашем этаже, тюфяки и платье арестантов в совершенно неурочное время. Наконец, надзиратель Рамишевский или Ромашевский, о котором ходит упорный слух, что он палач, рассчитался со службы дня три-четыре тому назад,</text:p>
      <text:p text:style-name="P19">144</text:p>
      <text:p text:style-name="P22"><text:span text:style-name="T13">а вчера его видели в тюрьме и кто-то подслушал, как он говорил, что пришел выполнить работу или что-то в этом роде. Вечером сегодня на прогулке надзиратель Девятов стал с нами спорить о времени окончания прогулки и жаловался, что ему приходится шестнадцать раз выводить арестантов благодаря тому, что шестнадцать смертников выводится в пять приемов, по трое, и это отнимает время от нашей прогулки. Ему </text:span><text:bookmark-start text:name="DDE_LINK2"/><text:span text:style-name="T13">[...]</text:span><text:bookmark-end text:name="DDE_LINK2"/><text:span text:style-name="T13"> заметили,</text:span></text:p>
      <text:p text:style-name="P19">144об</text:p>
      <text:p text:style-name="P18"><text:soft-page-break/>что с сегодняшнего дня смертников будут выводить лишь в четыре приема. Девятов сначала поколебался, потом, вероятно, решил, что тайны большой нет, и согласился, что одной очередью убавилось.</text:p>
      <text:p text:style-name="P25">Так установлен факт казни. Если может быть ошибка, то лишь в именах казненных. Как были установлены имена, не знаю. Но значит, несмотря на темноту, вчера лица выведенных четырех арестантов были рассмотрены. Сам я ничего не мог видеть,</text:p>
      <text:p text:style-name="P19">145</text:p>
      <text:p text:style-name="P18">так как ни за чем не слежу и довольствуюсь лишь рассказами в камере. И теперь я верю, что казнь совершена. Что переживают остальные смертники, видя, что одной очередью на прогулке стало меньше? Ходят по снегу в серых бушлатах и штанах, звеня кандалами несчастные юноши, считая день за днем, пока и их не уведут за ворота тюрьмы в последний раз. [...], казнь поводом данным была совершенна часов около девяти вечера.</text:p>
      <text:p text:style-name="P19">145об</text:p>
      <text:p text:style-name="P18">Говорят перед смертью им дано было свидание с родственниками.</text:p>
      <text:p text:style-name="P25">В камере двенадцатой нашего отделения в числе других политических сидел рабочий, с.д. Елесин. Он выдавал себя за помешанного. Бросался на товарищей, кричал диким голосом по целым часам, бился, колотил в дверь чем попало. Его послали в Пермь для освидетельствования. Но там признали, что он грубый симулянт. Елесина вернули к нам в тюрьму и он</text:p>
      <text:p text:style-name="P19">146</text:p>
      <text:p text:style-name="P18">продолжал свои проделки. Я слыхал по ночам, как он кричит. Политические несколько раз обращались к начальству с просьбой убрать Елесина из камеры, так как жизнь с ним стала невозможной. Политические установили ночные дежурства для охраны спящих от Елесина, несколько раз делавшего попытки зарезать спящего Калеватова и зашибить кого-то еще. Начальство тянуло. Наконец, третьего дня его перевели в пятую одиночку вверху. Эта одиночка</text:p>
      <text:p text:style-name="P19">146об</text:p>
      <text:p text:style-name="P18">раньше отоплялась баровами от нижней печи. После пожаров, которые все случились от баровов, баровы были уничтожены и заменены трубами. Пятая одиночка осталась поэтому совсем без отопления, не имея своей печи, а труба от нижней печи была проведена вне камеры. Попав туда, Елесин стал жаловаться на холод. Никто не обратил внимания. Сегодня я шел в камеру, как вдруг вижу черные клубы дыма,</text:p>
      <text:p text:style-name="P19">147</text:p>
      <text:p text:style-name="P18">заполняющие коридор. Стало совсем тепло. Опять пожар. Пошел справляться. Оказалось, случилось вот что. Заметив дым, дежурный надзиратель вызвал помощника, тот собрал народ. Явились к одиночке, отворили. Там большие языки огня, дым и Елесин, спокойно лежащий на кровати.</text:p>
      <text:p text:style-name="P18">- Что такое?</text:p>
      <text:p text:style-name="P18">- Мне холодно, - отвечает Елесин, - вот я и зажег казенную соломенную подушку, чтобы согреться.</text:p>
      <text:p text:style-name="P19">147об</text:p>
      <text:p text:style-name="P25">На полу действительно догорала солома и мешок.</text:p>
      <text:p text:style-name="P25">Елесина повели в карцер. По дороге Васев дал ему под зад, [...], Елесин сдал сдачи. Бить перестал, но изобьют в карцере.</text:p>
      <text:p text:style-name="P25">Ночью он с такой силой бил в дверь одиночки, что сорвал запор.</text:p>
      <text:p text:style-name="P25">Наиболее развитые политические однако другого мнения об Елесине, чем эксперты в Перми. Они говорят, что он не симулянт, а</text:p>
      <text:p text:style-name="P19">148</text:p>
      <text:p text:style-name="P18">душевно больной, но болезнь его имеет столь скрытый и тонкий характер, что казенная экспертиза конечно, кроме симуляции ничего не могла найти. Это болезнь интеллигентного пролетария, потерпевшего крушение в своих стремлениях к социалистической деятельности, попавшего в неволю, в ужасный современный режим и <text:soft-page-break/>благодаря нервности темперамента не имевшего возможности установить для себя [...] в тюрьме. Он утратил</text:p>
      <text:p text:style-name="P19">148об</text:p>
      <text:p text:style-name="P18">способность руководить волей и впадает в сознаваемое, но неудержимое неистовство. Он очень интеллигентный человек, хотя и простой рабочий. Его ценили за честность и открытость характера и искреннюю преданность социалистической идее. Сидит он давно и пустяковому поводу. Не трудно нервному человеку и рехнуться. На воле он, вероятно, скоро же придет в себя и чудить</text:p>
      <text:p text:style-name="P19">149</text:p>
      <text:p text:style-name="P18">не станет. Расправились с ним, однако, очень круто. Говорят, ему назначен месяц карцера.</text:p>
      <text:p text:style-name="P25">Политиков убывает. Остается из 47 только 37 человек. Отправлены в ссылку. На днях отправляются еще.</text:p>
      <text:p text:style-name="P25">Мне опять предстоят новые удовольствия. Седьмого возвращается в камеру владелец места, где я сплю. Будет скандал, так как я поставлю свою кровать на прежнее место, а не рядом с теперешним.</text:p>
      <text:p text:style-name="P19">149об</text:p>
      <text:p text:style-name="P25">Хотят дезинфицировать нашу камеру. Это значит на 2-3 дня нужно выселиться. Пойдет борьба и захват лучших мест в новой камере. Я неспособен к такой борьбе и получу опять худшее место.</text:p>
      <text:p text:style-name="P25">Когда-то я вырвусь из этого вертепа?! Впереди еще восемь месяцев! Чудес не бывает, и придется тянуть эту гадость. Мерзавцы хулиганят, как и раньше. Как осадить?</text:p>
      <text:p text:style-name="P19">150</text:p>
      <text:p text:style-name="P25">Двадцать лет тому назад я справлял в этот день именины. Впоследствии, когда я обеднел и стал хворым, родственники в этот день всегда приглашали меня к себе на рыбный пирог. Я думал, что сегодня мне из дому пришлют что-либо и чуть было не отказался выписать казенный обед. Но раздумал. Толку однако из этого не вышло, из дому мне ничего не прислали, а казенный обед, хотя он и был выписан, не подали. Хорошо, что у меня было в запасе три яйца и молоко, а то я остался бы</text:p>
      <text:p text:style-name="P19">150об</text:p>
      <text:p text:style-name="P18">самым голодным. С казенным обедом у меня целая история. Арестанты на кухне, чтобы заставить меня покупать ворованные порции, не подают обеда по указанию заведующего хозяйством Мухаива (Михайлева?). Такое грубое насилие столь отвратительно, что я ни разу не купил ворованные порции, предпочитая как-нибудь перебиваться в такие дни.</text:p>
      <text:p text:style-name="P25">Справиться с арестантами, конечно, не трудно, стоит лишь заявить на проверке помощнику, но я не хочу подводить под суд арестантов за кражу и тем вызвать месть</text:p>
      <text:p text:style-name="P19">151</text:p>
      <text:p text:style-name="P18">с их стороны, которая может угрожать очень серьезными последствиями. Попробую обойтись как-нибудь, может быть, дело и уладиться. Есть вероятность, что из дому мне прислали что-нибудь, но начальство не пропустило, а послание не сумело рассказать, что для именинника.</text:p>
      <text:p text:style-name="P25">Теперь говорят, что казнены не четыре, а пять человек, пятый Прохоров. Это вряд ли справедливо. Я постарался проверить, насколько верны признаки, по которым в тюрьме вывели заключение о казни четырех.</text:p>
      <text:p text:style-name="P19">151об</text:p>
      <text:p text:style-name="P18">Оказывается, что не все верно. Так плотник-арестант действительно делал гробы, которые и сдал начальству, но назначены они были для умерших тифозных больных. Для казненных гробы были доставлены полицией. Впредь работой плотника руководиться нельзя при решении вопроса были или нет казни.</text:p>
      <text:p text:style-name="P25">Маленькая характерная черта для определения, с кем сижу я в камере. [.1.] повредил себе руку и не очень сильно. И вот с ним головные</text:p>
      <text:p text:style-name="P19">152</text:p>
      <text:p text:style-name="P18"><text:soft-page-break/>боли, рвота, второй уже день, жар и прочие ужасы. Дегенерация очевидная. Он эсер, значит, в теории террорист. По поведению в камере хулиган, присматривается, где больше поводов что-нибудь соскандалить.</text:p>
      <text:p text:style-name="P24"/>
      <text:p text:style-name="P18"><text:tab/><text:tab/>7 (декабря)</text:p>
      <text:p text:style-name="P25">Трудно в другой раз решить, как быть и что делать. До недавнего времени арестанты передавали свои прошения инспекции непосредственно и непосредственно получали ответы. Когда я хотел подать</text:p>
      <text:p text:style-name="P19">152об</text:p>
      <text:p text:style-name="P18">прошение инспектору о моем переводе в Казань, то оказалось, что это можно сделать лишь через начальника тюрьмы и Пермь. Сегодня я обратился с прошением присоединить запоздавшее докторское свидетельство к первому прошению моему, и к удивлению узнал, что порядок вновь изменен и начальник письменных прошений не принимает, нужно обращаться непосредственно к тому, к кому идет просьба. Начальник находит мои</text:p>
      <text:p text:style-name="P19">153</text:p>
      <text:p text:style-name="P18">письменные прошения на его имя слишком длинной историей и запретил принимать их на проверках. Тут уж невозможно чего-нибудь добиться. Помощник Ефремов при этом сказал мне просто: "Не просите, все равно никого никуда не переведут!". Я думаю, что это совершенно верно, раз так обставлена сама подача прошений.</text:p>
      <text:p text:style-name="P25">Когда на проверке выяснилось, что я веду какие-то хлопоты, а потом о чем идут</text:p>
      <text:p text:style-name="P19">153об</text:p>
      <text:p text:style-name="P18">они, наши хулиганы тотчас принялись за свое ремесло. Притом раздались злобные язвительные замечания:</text:p>
      <text:p text:style-name="P18">- Вот как добивается одиночки!</text:p>
      <text:p text:style-name="P18">- В Николаевку отправить, вот и одиночка!</text:p>
      <text:p text:style-name="P25">И т.п. А когда я пошел по камере, Поляков забежал и навалившись на стол, загородил дорогу. Хотя мог выйти скандал, я тем не менее прошел, толкнув его. То же он проделал не меньше пяти-шести раз, несмотря на то, что я</text:p>
      <text:p text:style-name="P19">154</text:p>
      <text:p text:style-name="P18">каждый раз отталкивал его, все грубее. Такова зависть и низость этих людишек. Разве я не прав был, называя их в своем дневнике сволочью и мерзавцами. Термины [.1.], но вполне применимые к данному случаю, и я не думаю, чтобы мне пришлось когда-нибудь пожалеть о своем дневнике, где я их употребляю. А что, собственно, служит предметом зависти. Это даже трудно понять. [...]</text:p>
      <text:p text:style-name="P19">154об</text:p>
      <text:p text:style-name="P25">Головка продолжает скрежетать зубами, что я не считаю ее революционной, а просто хулиганской. Теперь придумала новый способ проявить свою революционность. Говорят, что помощник Ефремов и старший надзиратель Васев избили сегодня какого-то арестанта из шестнадцатой камеры второго отделения. И вот ко мне подослали посла с просьбой рассказать, как Васев бил Елесина, когда вел его из одиночки в карцер. Посол оказался</text:p>
      <text:p text:style-name="P19">155</text:p>
      <text:p text:style-name="P18">не очень дальновидным человеком и на мой вопрос, для чего это ему нужно, проболтался, что головка собирает факты избиений в здешней тюрьме, чтобы подать заявление прокурору. Я сказал, что не видал как Васев бил Елесина, да я и на самом деле не видел, а слышал об этом лишь от арестантов, случайно оказавшихся в коридоре. Кажется, мне не поверили. Я, конечно, нисколько не сочувствую предприятию головки, и по многим</text:p>
      <text:p text:style-name="P19">155об</text:p>
      <text:p text:style-name="P18">причинам. Во-первых, такое заявление подавалось уже раньше и дало в результате ряд неприятностей помощникам, которыми оно было прописано начальством, хотя в действительности писал его один Гусев, политика же считала его дело "кляузой". Во-вторых, все условия тюремного режима и даже [...] таковы, что любое заявление, <text:soft-page-break/>сделанное уже от имени крепостников может повести к настоящему прокурорскому следствию,</text:p>
      <text:p text:style-name="P19">156</text:p>
      <text:p text:style-name="P18">которое не подтвердит жалобы, последствия же будут самые плачевные для крепости. Отношения с начальством окончательно испортятся, и жизнь станет еще безобразнее. В-третьих, все это предприятие будет делом 3-4-х хулиганов, которые спрячутся за массу крепостников, а сами останутся в стороне, масса же разыграет роль баранов. В-четвертых, в самой цели дела нет [.1.] моральной основы, так как начинается оно</text:p>
      <text:p text:style-name="P19">156об</text:p>
      <text:p text:style-name="P18">не по гуманным [.1.] соображениям, а лишь для того, чтобы заварить кашу, т.е. похулиганить. Будь иначе, оно и велось бы иначе, со мной не вертелись бы, а говорили прямо и чисто. Успеха дело не может иметь никакого, напротив, в случае неудачи обеспечивается возможность избиений, если они действительно практикуются. Ничего серьезного решительно нет тут. И я впредь решил не принимать никакого участия, хотя мне, без сомнения, будет</text:p>
      <text:p text:style-name="P19">157</text:p>
      <text:p text:style-name="P18">грозить месть уголовников, за которых я не захочу хлопотать. Может быть, выйдет ссора и скандал, но зато скорее вырвусь из этого вертепа. И то будет хорошо.</text:p>
      <text:p text:style-name="P25">Тюремные курьезы. В первой одиночке под названием "мальчишник" сидят теперь четверо хулиганов-дегенератов. Ежедневно по несколько раз в день подходили они по очереди к нашему волчку с жалобными просьбами:</text:p>
      <text:p text:style-name="P18">- Кусочек сахару дайте!</text:p>
      <text:p text:style-name="P19">157об</text:p>
      <text:p text:style-name="P25">Неожиданно сегодня подошли они вечером и смело и громко один заявил:</text:p>
      <text:p text:style-name="P18">- Товарищи! Кто-нибудь к волчку подойди!</text:p>
      <text:p text:style-name="P18">- Что нужно?</text:p>
      <text:p text:style-name="P18">- Не разменяете ли трех рублей?</text:p>
      <text:p text:style-name="P25">У нас [.1.] и удивление:</text:p>
      <text:p text:style-name="P18">- Откуда взяли?</text:p>
      <text:p text:style-name="P18">- Из дому прислали.</text:p>
      <text:p text:style-name="P25">Говорят почти грубо, с апломбом.</text:p>
      <text:p text:style-name="P25">Но это, конечно, оказалось вздором. Вскоре мы узнали, в чем дело. В этой одиночке когда-то сидели арестанты,</text:p>
      <text:p text:style-name="P19">158</text:p>
      <text:p text:style-name="P18">впоследствии переведенные то в другие камеры, то в другую тюрьму. На днях они оказались вновь в нашей тюрьме и дали знать в первую одиночку, что там они пряча от начальства восемь рублей денег, так далеко куда-то под штукатурку или плахи засунули, что не могли достать. Они предложили "мальчишкам" три рубля, если они сумеют достать деньги. Те сумели и получили обещанную награду. Разбогатев, хулиганы</text:p>
      <text:p text:style-name="P19">158об</text:p>
      <text:p text:style-name="P18">тотчас подняли с нами торг и превратились в наших "товарищей". Но не надолго хватило им денег. Живо их опустили друг другу в орлянку, а потом на спирт.</text:p>
      <text:p text:style-name="P24"/>
      <text:p text:style-name="P18"><text:tab/><text:tab/>8</text:p>
      <text:p text:style-name="P25">Тиф продолжает гулять по тюрьме. Сегодня унесли больного из шестой камеры против нас. В качестве одной из мер для поднятия жизненности изнуренных тюрьмой арестантов доктор предписал</text:p>
      <text:p text:style-name="P19">159</text:p>
      <text:p text:style-name="P18">делать обязательные прогулки всем без исключения арестантам. Эта мера строго выполняется арестантами, не желающие выходить на прогулку наказываются карцером до 7 дней. В нашем отделении трое арестантов отказались выйти, или получили карцер, или <text:soft-page-break/>предупреждение. Их вывели во двор силой. Они отказались под предлогом недомогания. Им не поверили. Одного [...] и пришлось отправить в тифозный барак. Эти прогулки</text:p>
      <text:p text:style-name="P19">159об</text:p>
      <text:p text:style-name="P18">для многих арестантов являются [.1.] наказанием. У них нет обуви, шапок. Тюрьма их не дает. В чем идти на улицу? А гонят силой. Вместо шапки велят закутывать голову одеялом. А что надеть вместо обуви? Если арестанты просят казенной, наводят справки, в чем были взяты в тюрьму и куда девалась своя обувь. Если арестант говорит, что износил, так как сидит уже давно, ему возражают, что он значит проиграл, и гонят на улицу. К тому же на прогулку</text:p>
      <text:p text:style-name="P19">160</text:p>
      <text:p text:style-name="P18">водят без верхней одежды, которой не полагается, в одних <text:s/>суконных бушлатах, надетых прямо на нижнюю рубашку. Простудиться очень не трудно, и не знаю, насколько прогулка при таких условиях может повысить жизненность арестантов.</text:p>
      <text:p text:style-name="P25">В камере до горечи пахнет керосиновым угаром. Это у нас кипятят воду для чая. Форточку не дают отворять. Нажарена печь - уши жжет. [...] и мне пришлось поставить кровать на прежнее место.</text:p>
      <text:p text:style-name="P19">160об</text:p>
      <text:p text:style-name="P25">Никогда еще не жилось мне так скверно! И не на что опереться, чтобы подумать о себе. Тотчас же полтора десятка негодяев цепляются за руки и с [.1.] завистью и [.1.] рожами кричат:</text:p>
      <text:p text:style-name="P18">- Это ему, а нам то вот тоже надо!</text:p>
      <text:p text:style-name="P25">Хотя они занимают хорошие удобные места, где равны и ни в чем не нуждаются. Еще удовольствие: дополнительную прогулку отменили совсем.</text:p>
      <text:p text:style-name="P19">161</text:p>
      <text:p text:style-name="P18"><text:tab/><text:tab/>9</text:p>
      <text:p text:style-name="P25">В одиннадцатой камере третьего отделения сидят шестнадцать человек крестьян Линевского села, аграрников. Это замечательно развитые люди, прекрасно ориентировавшиеся в политике и социальных вопросах, начитанные, а потому [.1.] сознательные. Взяты они по пустяковому поводу.</text:p>
      <text:p text:style-name="P18">- Раньше за это нас не тронули бы, - говорят они.</text:p>
      <text:p text:style-name="P25">Дело их состоит в том, что они не дали верх-исетскому заводоуправлению вывезти дрова из леса, который они считают своим. Оно уже раз было прекращено</text:p>
      <text:p text:style-name="P19">161об</text:p>
      <text:p text:style-name="P18">судебным следователем, но вновь возбуждено благодаря полиции, которая подозревала в действиях аграрников влияние подпольных партий. Дело в том, что там разъезжал с.д. агитатор, который в 1907 г. открыто собирал в селениях [.1.], Старых Кривнах, [.1.], [.1.], Режевенском заводе многолюдные митинги, на которых призывал к борьбе за Учредительное собрание. Он был потом арестован. Вторичное дело однако пришлось тоже прекратить и сегодня всех выпустили. Надо было видеть их радость. Радовался и я, хотя</text:p>
      <text:p text:style-name="P19">162</text:p>
      <text:p text:style-name="P18">мне невольно представляются те восемь месяцев заключения, лежащие еще впереди. Кстати, судебный следователь, прекративший дело в первый раз, был заподозрен в сочувствии нелегальным партиям и уволен от службы. Так рассказывали сами крестьяне.</text:p>
      <text:p text:style-name="P25">А восемь месяцев неотвязно занимают мое воображение, хотя я делаю всяческие усилия, чтобы забыть о них. Но не забудешь. Вчера, когда я уже кончил дневник и вздумал походить по камере взад-вперед, как это делаю, [...], Обухов вдруг закричал</text:p>
      <text:p text:style-name="P19">162об</text:p>
      <text:p text:style-name="P18">самым грубым голосом:</text:p>
      <text:p text:style-name="P18">- Николай Алексеевич, я предупреждаю вас, что если вы не прекратите ходить, мы все станем проделывать с вами такие вещи, что жизнь у вас станет невозможной в камере. Вот я предупреждаю вас.</text:p>
      <text:p text:style-name="P18">- Я вам ничем не мешаю, - возразил я самым смиренным тоном, продолжая ходить.</text:p>
      <text:p text:style-name="P18"><text:soft-page-break/>- Нет, мешаете. Вы поскрипыванием штиблетов у всех душу вымотали. Решительно невозможно ничего делать. Раз я сказал. Мы отравим вам жизнь до невозможности.</text:p>
      <text:p text:style-name="P19">163</text:p>
      <text:p text:style-name="P25">Удивительно! Когда другие ходят по целым часам, то ничего, а вот мне грозят жизнь сделать невозможной.</text:p>
      <text:p text:style-name="P25">Манвяков, мотающийся по камере без всякой осторожности в [.1.] время больше всех, видя и слыша все, прошипел:</text:p>
      <text:p text:style-name="P18">- А он ходит! Ему сказано, а он ходит.</text:p>
      <text:p text:style-name="P25">Вся камера молчала, поддерживая этим заявление Обухова. А ведь мне не ходить невозможно. У меня такое неправильное кровообращение, что без движения уже совсем плохо.</text:p>
      <text:p text:style-name="P19">163об</text:p>
      <text:p text:style-name="P18">Видя, что камера набирается духу для скандала, я сел писать письмо. Послышались голоса, шепотом и погромче:</text:p>
      <text:p text:style-name="P18">- На волю жалобу пишет!</text:p>
      <text:p text:style-name="P18">- Черт с ним, пусть жалуется!</text:p>
      <text:p text:style-name="P18">- Если он еще пойдет, я ему в рожу плюну, - громко говорит Обухов. Смех.</text:p>
      <text:p text:style-name="P18">- Верно, Март, верно, - поддерживает Пеклин.</text:p>
      <text:p text:style-name="P25">Я снял штиблеты и надел баретки. Это вызвало смех. В баретках, имеющих суконные подошвы, ходьба совершенно не слышна. Тогда главные хулиганы принялись ходить</text:p>
      <text:p text:style-name="P19">164</text:p>
      <text:p text:style-name="P18">по камере в сапогах и штиблетах, топая, видимо, нарочно с большим старанием. После ужина я в баретках ходил снова с полчаса. Протестов не было. Лег в постель, не раздеваясь. Ночью со мной сделался бред и я перебудил всю камеру. Сам я, однако, не помню ничего, так как пролежал [.1.] в каком-то оцепенении вроде обморока до утра. Утром чувствовал себя действительно скверно, немного отошел к вечеру. Прогулка была в 30 минут и мало помогла. Да и не могла помочь, потому что</text:p>
      <text:p text:style-name="P19">164об</text:p>
      <text:p text:style-name="P18">прогульный двор наполовину занят помоями из помойной ямы, оттаявшей под влиянием теплой погоды и давно переполненной. Стоит зловоние, от которого одного кружится голова. В камере обсуждали мои крики ночью. Я предупреждал, что может быть хуже, так как в данной обстановке и здоровый будет бредить. Тем не менее все решительно против удаления меня из камеры, например, в одиночку. Такова зависть у этих людей!</text:p>
      <text:p text:style-name="P25">Усиленно затворяется форточка,</text:p>
      <text:p text:style-name="P19">165</text:p>
      <text:p text:style-name="P18">когда ее открываю я или кто другой. В камере невообразимая жара, духота и вонь от неугасающей керосинки.</text:p>
      <text:p text:style-name="P25">Перед проверкой вечером я вновь заговорил с помощником Семеновым об одиночке.</text:p>
      <text:p text:style-name="P18">- Пока эпидемия не кончится, и думать нечего, - сказал он. - Потом посмотрим. Хоть в карцерах да поищем для вас.</text:p>
      <text:p text:style-name="P25">Раньше он со мной был вежливее и любезнее. Несомненно, до начальства дошло, что у меня с камерой дело</text:p>
      <text:p text:style-name="P19">165об</text:p>
      <text:p text:style-name="P22"><text:span text:style-name="T13">не ладно, а оно вряд ли разбирается, кто виноват. А разве я не должен был начать хлопоты о санитарной обстановке камеры? Такую же борьбу вел среди политиков Теодорович в </text:span><text:span text:style-name="T21">N</text:span><text:span text:style-name="T13"> 9. Но там [...] некоторых недоразумений дело обошлось. Сейчас там чисто и хорошо. Но о </text:span><text:span text:style-name="T21">N</text:span><text:span text:style-name="T13"> 9 вся тюрьма говорит, что там подобрался честный и хороший народ. Посмотрели бы на наших хулиганов!</text:span></text:p>
      <text:p text:style-name="P25">Что еще могу я предпринять, чтобы выйти отсюда?</text:p>
      <text:p text:style-name="P19">166</text:p>
      <text:p text:style-name="P18"><text:soft-page-break/><text:tab/><text:tab/>10</text:p>
      <text:p text:style-name="P25">Окончил срок заключения и вышел на свободу Чуцкаев. Человек, лишенный всяких способностей и талантов, он хватался за все, чтобы блеснуть перед другими своими знаниями и талантами и стать по крайней мере в крепости нравственным авторитетом. Выходило, однако, на деле одно хулиганство. Когда он подошел к двери проститься с нашей камерой и крикнул:</text:p>
      <text:p text:style-name="P18">- Публика, прощайте! - только один Зырянов подошел и ответил: "Прощайте". Больше</text:p>
      <text:p text:style-name="P19">166об</text:p>
      <text:p text:style-name="P18">ни один человек не повернул к нему головы. Даже его родственник Поляков подошел лишь после того, как он нарочно его подозвал. Здесь, конечно, играла большую роль и зависть, которой так страдает наша крепость, зависть перед человеком, вышедшим на волю. Но, без сомнения, повлияло и сознание, что это человек, по нравственным качествам не заслуживающий уважения. Он так в авторитетство и не пробился, как не подлаживался под тон крепостного хулиганства.</text:p>
      <text:p text:style-name="P25">Тюремные типы. Рабочий Алапаевского завода, очень молодой</text:p>
      <text:p text:style-name="P19">167</text:p>
      <text:p text:style-name="P18">парнюга, на вид симпатичный, получил извещение, что ему предстоит сидеть в порядке охраны неизвестно сколько времени, со слезами на глазах долгое время стоит у окна.</text:p>
      <text:p text:style-name="P18">- Семья бедная, - говорит он, - послать из дому мне нечего. Я ведь попался с партийной литературой. Почему организация забыла меня и не хочет помочь?</text:p>
      <text:p text:style-name="P25">Татарин, богатырь на вид, интересуется, скоро ли война:</text:p>
      <text:p text:style-name="P18">- Если бы Турция поднялась с одной стороны, Япония с другой, хорошо бы было. Без войны в России</text:p>
      <text:p text:style-name="P19">167об</text:p>
      <text:p text:style-name="P18">не бывать свободе. Все задавлено.</text:p>
      <text:p text:style-name="P25">Не видит, что война совсем не так близка, как он думает. Его брат читал на воле газету и, вероятно, на свидании что-нибудь ему наплел. Иногда в тюрьме происходят театрально-декоративные сцены. Сегодня в коридоре появилось несколько человек в халатах с капюшонами как у католических монахов, вместо поясов что-то вроде веревок. С лампами в руках они возились с грудами грязного арестантского белья, вынесенного из</text:p>
      <text:p text:style-name="P19">168</text:p>
      <text:p text:style-name="P18">цейхгауза [...] Это санитары пришли за бельем, чтобы сдать в прачечную. Эта сцена в коридоре с решетками и глухими дверями по сторонам напоминала [...] монастырской жизни. Санитары ужасно походили на монахов.</text:p>
      <text:p text:style-name="P25">Мне сообщили еще об одном смертнике. Запишу.</text:p>
      <text:p text:style-name="P26">Василий Иванович Соломин.</text:p>
      <text:p text:style-name="P25">Столяр. Крестьянин слободы [...] Вятской губернии, 28 лет. В тюрьме сидит в первый</text:p>
      <text:p text:style-name="P19">168об</text:p>
      <text:p text:style-name="P18">раз. Обвиняется в ограблении Рязанской церкви 2) конторы Доброва и [.1.] 3) вдовы Фот-Дегнер 4) как член организации Союза А.б.с. С.П. В Рязанской церкви его признал только пьяный живописец. У вдовы Фот-Дегнер также, но не утвердительно. Сторож же Доброва и [.1.] совсем не признал. Данные для обвинения в принадлежности к Союзу таковы. При аресте в кармане его тужурки найден был устав союза, потом явилось показание Рафаила Макарова. По обвинению в этом также играли роль фиктивные письма Вячеслава</text:p>
      <text:p text:style-name="P19">169</text:p>
      <text:p text:style-name="P18">Кругляшова к его брату Клавдию, о которых довел до сведения полиции Рафаил Макаров. Теперь достаточно выяснено, что Вячеслав Кругляшов их не писал, и что эти письма писаны или полицией (если только они действительно были), или же их выдумали Рафаил Макаров и Клавдий. Кругляшов и Василий Соломин до ареста своего принимал участие в революционном движении как в рядах с.д., так и с.р. Определенных убеждений у него не <text:soft-page-break/>было. В конец 1906 года он столкнулся с Вячеславом Кругляшовым, под влияние которого отчасти и подпал.</text:p>
      <text:p text:style-name="P19">169об</text:p>
      <text:p text:style-name="P18">Но ближе всего он тогда подходил к марксистам. В тюрьме он к определенным убеждениям также не пришел и остался беспартийным. В последнее время колебался между с.д. и с.р. Он принимал материалистическое понимание истории. По аграрному вопросу он был согласен с с.-р. А также принимал и террор как средство уничтожения злодеев народа. Учился в народной школе, но не кончил. В религиозном отношении атеист. Следует отметить, что атеистом он стал задолго до сношений с революционерами. Его отец</text:p>
      <text:p text:style-name="P20">170</text:p>
      <text:p text:style-name="P22"><text:span text:style-name="T13">был ярым атеистом и умер им. Вот отец то по словам Соломина и заложил в нем начала атеизма. Относительно матери можно сказать, что она полурелигиозна. Семья Соломина трудовая. Отец также столяр. К анархистам Соломин относился отрицательно, считая их фантазерами. </text:span><text:span text:style-name="T15">В союзе Ак. б.с. С. Пр. он не принимал участия.</text:span><text:span text:style-name="T13"> Незадолго до энесов он почти что вышел из организации. На суде держал себя бодро. Несколько раз говорил, но беспорядочно. Вообще он не обладал красноречием. Смертный</text:span></text:p>
      <text:p text:style-name="P22"><text:span text:style-name="T18">17</text:span><text:span text:style-name="T24">0</text:span><text:span text:style-name="T18">об</text:span></text:p>
      <text:p text:style-name="P18">приговор выслушал спокойно, но только слегка побледнел. О суде особые сведения.</text:p>
      <text:p text:style-name="P25">Соломин был человеком замечательным, хороший товарищ.</text:p>
      <text:p text:style-name="P25">Фотографические снимки с него есть у многих, между прочим у матери его Анны [.1.] Соломиной, живущей в слободке Кухарка Вятской губернии, собственный дом. Соломин судился в несознании. С малых лет вел трудовую жизнь. Любил кочевать. К знаниям стремился. Если он ставил собственную цель, то всегда добивался.</text:p>
      <text:p text:style-name="P19">171</text:p>
      <text:p text:style-name="P18">Во все время тюремного заключения сильно стремился на волю. Несколько раз начинал действовать, но создавались такие условия, что работа такого рода становилась почти немыслимой. Судился 27 ноября, кончился суд 11 1/2 ночи 28 ноября.</text:p>
      <text:p text:style-name="P18"><text:tab/><text:tab/>---</text:p>
      <text:p text:style-name="P25">Вышло распоряжение инспектора, чтобы медицинский персонал не посещал смертников.</text:p>
      <text:p text:style-name="P24"/>
      <text:p text:style-name="P18"><text:tab/><text:tab/>11</text:p>
      <text:p text:style-name="P25">Крепостники организовали в особую хозяйственную артель, которая называется коммуной.</text:p>
      <text:p text:style-name="P19">171об</text:p>
      <text:p text:style-name="P18">Хотя она и не санкционирована начальством, но известна ему и в виду ее безобидного характера не подвергается ни малейшим стеснениям. Цель ее просто состоит в том, чтобы насколько возможно улучшить в хозяйственном отношении положение крепостников, пищу, одежду, обувь, в отношении книг, канцелярские принадлежности и т.п. От казны крепостнику полагается 20 коп. в сутки на содержание, которые или удерживаются за казенную пищу, или записываются в личный счет крепостника на расходы, если он желает кормится по собственному усмотрению. Подавляющее</text:p>
      <text:p text:style-name="P19">172</text:p>
      <text:p text:style-name="P18">большинство крепостников такие бедные и должны довольствоваться этими 20 коп. Казенное содержание очень плохое, а потому крепостники и соединились в артель, чтобы сообща вести собственное хозяйство, которое при объединении, конечно, выходит или должно выходить лучше, чем для каждого члена, живущего порознь. Вступивший в коммуну сполна лишается своих 20 коп. и без согласия правления, которое все воплощается в лице одного эконома, имеющего [...] лишь помощника, они не имеют права расходовать ни на какие цели ни копейки из этих денег. Если он сверх</text:p>
      <text:p text:style-name="P19">172об</text:p>
      <text:p text:style-name="P18"><text:soft-page-break/>их имеет еще какие-либо доходы, получает ренту, от родственников, зарабатывает, то половину должен также отдавать в коммуну. Только над остальной половиной является хозяином. Так я отдавал в коммуну 6 руб. в месяц казенных и 12 руб. из 24 руб., получаемых из моих денег, хранящихся на воле. Коммуна велась до сих пор весьма неважно. Питание свели на пол порций казенного супа для каждого члена, фунт хлеба в день и фунт сахара в неделю. Вот и все, если не забывать [...] от коммуны. Часто</text:p>
      <text:p text:style-name="P19">173</text:p>
      <text:p text:style-name="P18">расходовались десятки рублей на переплеты книг, часть составляют частную собственность не крепостников и не членов коммуны, под тем предлогом, что книгами бесполезно пользуются все политические заключенные. Были и другие странности. Недостаточность питания от коммуны несколько пополнялась тем, что так называемая "передача", т.е. получаемое членами коммуны побогаче из дому, также делилась между всеми. В общем, все же содержание плохое и кто располагает хоть какими-нибудь средствами, прикупить [...] возможно через контору.</text:p>
      <text:p text:style-name="P19">173об</text:p>
      <text:p text:style-name="P18">До недавнего времени экономом был Серебряков. Он и вел все хозяйство и довел его до дефицита, хотя средства нашей коммуны были более чем приличные. Книги переплетались по усмотрению головки для друзей и приятелей, а другие лежали месяцы. При дележе [...], хотя доли и распределялись по билетам, как на лотерее, его обвиняли в том, что он, знал номера билетов, ловко подсовывает, что получше головке и ее друзьям, тогда как другим достается что похуже и меньше. Слыша эти обвинения, я зорко стал</text:p>
      <text:p text:style-name="P19">174</text:p>
      <text:p text:style-name="P18">присматриваться, насколько основательны они. В результате нашел, что действительно, какие-то средства что получше никогда не попадают рядовым членам коммуны, а всегда друзьям Серебрякова. А уж дележ припасов, распределенных без билетов, например, масло к чаю, варенье, которое [...], головке всегда доставалось в двойном количестве по сравнению с другими. Неудовлетворенность бывала сильная и вызывала ссоры. Члены стали выходить из коммуны. Открыто по указанным причинам.</text:p>
      <text:p text:style-name="P19">174об</text:p>
      <text:p text:style-name="P18">9 октября ушел Овчинников, 15 октября - Манвяков, 1 ноября - я под предлогом переселения в одиночку. 15 ноября отказался от своей должности Серебряков и выбрали Полякова. Пока воцарился мир. Но интересно, как наши социалисты понимают суть дела. Цель коммуны, говорят они, не только грубо материальная, а нравственная, идеальная. Так как коммуна связывает крепостников в одну товарищескую среду. На днях разыгрался такой случай в этой идеальной организации. [...], не имеющий</text:p>
      <text:p text:style-name="P19">175</text:p>
      <text:p text:style-name="P18">денег кроме 6 руб. казенных в месяц, лишился очков и обратился с просьбою к коммуне выписать ему очки из общих денег, а он постепенно уплатит долю. Такие займы не редкость, и ему охотно эконом выписал очки, обошедшиеся в 2 р. 25 коп. Получив откуда-то 2 р. 25 коп., [...] вздумал тотчас же уплатить долю коммуне. К его ужасу оказалось, что очки стоят ему - не коммуне - не 2 р. 25 коп., а 4 р. 50 коп., потому что получив 2 р. 25 коп., он должен половину отдать коммуне и на погашение долга за очки остается только 1 р. 25 коп.</text:p>
      <text:p text:style-name="P19">175об</text:p>
      <text:p text:style-name="P18">Чтобы уплатить весь долг, нужно достать 4 р. 50 коп. Напрасно [...] доказывал, что деньги он получил ради очков. Не понадобились они, денег не было бы, а без очков он жить не может по страшной близорукости, коммуна уже вся не в лице только эконома, а полностью осталась при своем взгляде. [...] доказывал, что попросил он на стороне не 2 р. 25 коп., а купил очки в долг, а коммуна не могла бы требовать с него ничего, ему возражали, что зачем же он не сделал так. И так очки, стоящие не члену</text:p>
      <text:p text:style-name="P19">176</text:p>
      <text:p text:style-name="P18"><text:soft-page-break/>коммуны, а самой коммуне 2 р. 25 к., ее члену обходятся в 4 р. 50 к., только потому, что у него нет в наличности денег, и коммуна должна прийти к нему на помощь. Очень дорогая помощь за 100%. Нелепость еще очевиднее, если принять в расчет, что члены коммуны побогаче могут иметь нелегальные деньги, т.е. полученные не из казны и не через контору, а нелегальными способами (у бедняков таким деньгам взяться неоткуда). Эти деньги не подлежат обложению в пользу коммуны, и такой богатый</text:p>
      <text:p text:style-name="P19">176об</text:p>
      <text:p text:style-name="P18">член также приобрел бы очки на нелегальные деньги за 2 р. 25 коп. Выходит, что часть коммуны ложиться главным образом на карман бедняков. Наши социалисты ничего против этого не имеют.</text:p>
      <text:p text:style-name="P25">И безобразничали же вчера опять крепостники ночью до четырех часов, совершенно не давая заснуть. Швыряли скамьи, бегали, говорили, хохотали, залили полкамеры водой своими умывальнями ночью, умывались 4 или 5 человек. Поляков на потеху дорогих товарищей</text:p>
      <text:p text:style-name="P19">177</text:p>
      <text:p text:style-name="P18">пердел и кривлялся. В заключение в три часа стали варить чай, а потом, усевшись за стол, несколько человек принялись брякать ложками о стаканы. Стихли лишь в четыре часа. Сегодня [...] тоже спят днем, ночью хулиганят.</text:p>
      <text:p text:style-name="P25">Еще два смертных приговора, выписанных военным судом. Приговорены к повешению [...] и Ивочкин из числа 9-ти юношей, сделавших в Красноуфимске попытку убить жандарма за его ретивую деятельность.</text:p>
      <text:p text:style-name="P19">177об</text:p>
      <text:p text:style-name="P25">Добыл еще сведения о 2-х смертниках. Сведения скудны и даются с трудом.</text:p>
      <text:p text:style-name="P26">Константин Аполлонов.</text:p>
      <text:p text:style-name="P25">19 дет, крестьянин Талицкого завода [...] уезда. Кончил народное училище в [...]. Потом поступил в Екатеринбургскую торговую школу, где учился до ареста. В год ареста он должен был кончить училище. По убеждениям анархист-коммунист. Стал им в тюрьме. До тюрьмы был беспартийным. Обвинялся в экспроприации Рязановской</text:p>
      <text:p text:style-name="P19">178</text:p>
      <text:p text:style-name="P18">церкви, судился в сознании. <text:s/>А также как член Союза активной борьбы с самодержавным произволом - судился в несознании. В союзе исполнял работы [...], был очень деятельный печатник.</text:p>
      <text:p text:style-name="P25">Анархистом-коммунистом сделался в тюрьме под влиянием целого ряда сильных личностей. До ареста находился под влиянием Вячеслава Кругляшова. Когда был на воле, то и тогда в нем уже замечалась анархическая тенденция. Да и вообще тогда не у него одного это замечалось.</text:p>
      <text:p text:style-name="P19">178об</text:p>
      <text:p text:style-name="P18">Вероятно, одной из главных причин этого явления - свободное положение трудящихся классов населения на Урале. О личных особенностях пока не будем говорить. Характер мягкий, колеблющийся. Всегда легко поддавался влиянию других. В тюрьму попал 1-ый раз. Заслуживает внимания то обстоятельство, что ему никогда не приходилось заботиться о хлебе насущном. [...] Это в значительной степени отразилось на его характере.</text:p>
      <text:p text:style-name="P19">179</text:p>
      <text:p text:style-name="P26">Григорий Егорович Ивочкин.</text:p>
      <text:p text:style-name="P25">Чернорабочий. Беспартийный. 18 лет. Мещанин города Красноуфимск. 10 декабря 1908 г. приговорен к смертной казни. Покушался убить вахмистра Иванова в городском саду в Красноуфимске. Судился в сознании. Защиты у него не было. Прошел 2 класса народной школы. В 1904 году познакомился с крамолой. Семья у него консервативная. Видимо, страдал манией самоубийства. Характер мягкий, легко поддающийся влиянию других. Перед совершением преступления был в сильных</text:p>
      <text:p text:style-name="P19">179об</text:p>
      <text:p text:style-name="P18"><text:soft-page-break/>неладах с домашними и носился с мыслью о самоубийстве и даже делал попытки к этому, но помешал отец. Иногда в подобных случаях он высказывал, что если он захочет покончить с собой, то лучше убить кого-нибудь, а потом и себя. Следует отметить, что это явление у него бывало непродолжительное, краткое, а потом являлось нежелание покончить с собой, наступала реакция, жизнь брала свое. Так было и в этом случае. Из [...] беспристрастия нужно подчеркнуть, что террористический</text:p>
      <text:p text:style-name="P19">180</text:p>
      <text:p text:style-name="P18">акт был сделан группой лиц, стоящих вне партии. Ни одна из организаций партии социалистов-революционеров не давала санкции на этот акт. Имеются фотографии.</text:p>
      <text:p text:style-name="P24"/>
      <text:p text:style-name="P18"><text:tab/><text:tab/>12</text:p>
      <text:p text:style-name="P26">Степан Николаевич Богатырев.</text:p>
      <text:p text:style-name="P25">Чернорабочий, каменщик. Мещанин г. Красноуфимска, 34 л. По делу с Ивочкиным о покушении на жизнь вахмистра Иванова в Красноуфимске. Приговорен к смертной казни. Судился в несознании. Обвинялся как подстрекатель. По убеждениям с.р. Защита была. Учился в народной школе. Обвинение</text:p>
      <text:p text:style-name="P19">180об</text:p>
      <text:p text:style-name="P18">было построено против него на показаниях Ивочкина, хотя Ивочкин и до суда и на суде отказался от них, показаниях вахмистра Иванова и агентурных сведениях. В тюрьму сел в 1-ый раз. Характер жесткий, раздражительный. С окружающими почти не уживался. В последнем слове сказал:</text:p>
      <text:p text:style-name="P18">- От Ивочкина показаний добились не путем молитв, а путем побоев и истощений, а почему им не должно быть веры.</text:p>
      <text:p text:style-name="P25">Человек довольно начитанный. Активного участия в террористическом акте не принимал.</text:p>
      <text:p text:style-name="P19">181</text:p>
      <text:p text:style-name="P26">Заметка о суде над девятью красноуфимцами, обвинявшимися в покушении на жизнь вахмистра Иванова (10 декабря 1908 г.).</text:p>
      <text:p text:style-name="P25">Следствие на суде велось халатно. Большинство судей спало. Часть защитников тоже вроде этого. Защитников было всего на всего двое. 11 декабря перед выслушиванием приговора произошло следующее. Приходит секретарь суда и спрашивает:</text:p>
      <text:p text:style-name="P18">- Все явились? Конечно, кроме Широкшина.</text:p>
      <text:p text:style-name="P18">- Нет, Широкшин здесь.</text:p>
      <text:p text:style-name="P18">- Как здесь?! Зачем?</text:p>
      <text:p text:style-name="P25">Объясняют.</text:p>
      <text:p text:style-name="P19">181об</text:p>
      <text:p text:style-name="P18">- Так кто же оправдан!</text:p>
      <text:p text:style-name="P18">[...]</text:p>
      <text:p text:style-name="P25">В день суда 10 декабря, после того как вынесен был приговор, со стороны подсудимых послышались негодующие и протестующие голоса. При чем все это выразилось в сильных формах. Судьи стояли тут же и изображали на своих лицах равнодушие, даже улыбались. Суд постановил ходатайствовать о смягчении участи осужденных.</text:p>
      <text:p text:style-name="P18"><text:tab/><text:tab/>---</text:p>
      <text:p text:style-name="P25">Приговоренные к смерти по распоряжению тюремного</text:p>
      <text:p text:style-name="P19">182</text:p>
      <text:p text:style-name="P18">инспектора находятся в настоящее время на карцерном положении за то, что не поздоровались с ним, когда он вошел к ним. Конечно, кроме Ивочкина и Богатырева, которых еще не было тогда со смертниками.</text:p>
      <text:p text:style-name="P25">Надзиратель крикнул: "Смирно! Встать!". Но никто не встал.</text:p>
      <text:p text:style-name="P18"><text:tab/><text:tab/>---</text:p>
      <text:p text:style-name="P25"><text:soft-page-break/>Я создал некоторую программу, по которой нужно собирать сведения о приговоренных к смерти.</text:p>
      <text:p text:style-name="P25">Для выяснения отношения приговоренного к революционному движению, нужно знать:</text:p>
      <text:p text:style-name="P19">182об</text:p>
      <text:p text:style-name="P22"><text:span text:style-name="T21">I</text:span><text:span text:style-name="T13">. С какими событиями, ставшими гласными, связано его имя.</text:span></text:p>
      <text:p text:style-name="P22"><text:span text:style-name="T21">II</text:span><text:span text:style-name="T13">. С какими событиями политико-социального характера, оставшимися негласными, связано его имя.</text:span></text:p>
      <text:p text:style-name="P22"><text:span text:style-name="T21">III</text:span><text:span text:style-name="T13">. С кем из других казненных связана его деятельность.</text:span></text:p>
      <text:p text:style-name="P22"><text:span text:style-name="T21">IV</text:span><text:span text:style-name="T13">. Не осталось ли от него писем или каких-либо литературных произведений, характеризующих его с какой-либо стороны, и где с ними можно ознакомится.</text:span></text:p>
      <text:p text:style-name="P22"><text:span text:style-name="T21">V</text:span><text:span text:style-name="T13">. Не сохранилось ли о нем анекдотов или товарищеских</text:span></text:p>
      <text:p text:style-name="P19">183</text:p>
      <text:p text:style-name="P18">рассказов. К кому обратиться за ними.</text:p>
      <text:p text:style-name="P22"><text:span text:style-name="T21">VI</text:span><text:span text:style-name="T13">. Не бывал ли делегатом на революционных съездах, каких, когда, где, чем заявил там себя, что говорил, насколько отразились его взгляды на деятельности революционных организаций.</text:span></text:p>
      <text:p text:style-name="P22"><text:span text:style-name="T21">VII</text:span><text:span text:style-name="T13">. Если отходил от одних революционных партий и примыкал к другим, то почему.</text:span></text:p>
      <text:p text:style-name="P18"><text:tab/><text:tab/>---</text:p>
      <text:p text:style-name="P25">Тиф в тюрьме продолжает развиваться. Полуобещания начальства, что свидания будут</text:p>
      <text:p text:style-name="P19">183об</text:p>
      <text:p text:style-name="P18">даны на следующей неделе, приходится забыть. Число больных растет. Партия пересыльных, которая была сегодня сформирована, неожиданно возвращена в тюрьму. Есть основания думать, что приехавший сюда губернатор задержал ее для предупреждения разноса заразы. Мы таким образом совершенно изолированы от мира.</text:p>
      <text:p text:style-name="P19">184</text:p>
      <text:p text:style-name="P18"><text:tab/><text:tab/>14</text:p>
      <text:p text:style-name="P25">Тиф продолжает прогрессировать. Новые заболевания. В больнице смертность арестантов не сокращается. Сегодня вновь трое покойников.</text:p>
      <text:p text:style-name="P25">Мои родные не хотят или не могут ничего сделать для улучшения моего положения. Они знают его. Или до них не дошли мои жалобы? Обдумывая, прихожу к заключению, что мой слабый брат вряд ли и в состоянии что-либо предпринять с успехом довести до конца. Остается</text:p>
      <text:p text:style-name="P19">184об</text:p>
      <text:p text:style-name="P18">терпеть и молча жить. Сегодня в камере о предстоящем праздновании нового года. Предстоит, значит, новый скандал, потому что я не приму участия, а хулиганы будут безобразничать всю ночь, благо начальство не заглянет в тюрьму и в пределах камеры свобода будет полная.</text:p>
      <text:p text:style-name="P25">Стал практиковаться новый вид хулиганства. Сходил человек на парашу и, видя, что она около моей кровати, не закрывает ее.</text:p>
      <text:p text:style-name="P19">185</text:p>
      <text:p text:style-name="P18">Упражняются в этом Лапицкий, Поляков, Манвяков, Обухов и еще кто-то, не [...] мной.</text:p>
      <text:p text:style-name="P25">Завязывается новая история у нас. Крепость так щедро раздавала бумагу направо и налево всем и каждому из уголовных, столько ее находили при обысках у них и столько проваливается записок, что бумагу не стали пропускать в крепость [...], кому сколько выдано. [...] крепость!</text:p>
      <text:p text:style-name="P19">185об</text:p>
      <text:p text:style-name="P18">[...] и т.д. только и слышится. Как бы мне вызволиться однако. Первая одиночка пустует. Вот бы попасть! Но меня, как подавшего прошение о переводе в другую тюрьму, не пустят туда.</text:p>
      <text:p text:style-name="P27"><text:soft-page-break/><text:span text:style-name="T15">Василий Соломин.</text:span><text:span text:style-name="T13"> Профессия: мукомольное дело. Семейное положение: имеет лишь старуху-мать. Судился за ограбление Рязановской церкви. Имел в качестве защитника присяжного поверенного Кроненберга. На скамью подсудимых попал благодаря</text:span></text:p>
      <text:p text:style-name="P19">186</text:p>
      <text:p text:style-name="P18">неопытности и выдаче другого соучастника - Аполлонова. До суда и после суда чувствовал себя очень хорошо. Принадлежит к союзу активной борьбы. В последнее время интересовался анархизмом.</text:p>
      <text:p text:style-name="P26">Константин Аполлонов.</text:p>
      <text:p text:style-name="P25">Ученик торгово-промышленной школы. Имеет отца, мать и сестру. Судим по одному делу с Соломиным. В качестве защитника имел Веселова. Суд постановил ходатайствовать о смягчении участи, т.к. медицинской</text:p>
      <text:p text:style-name="P19">186об</text:p>
      <text:p text:style-name="P18">экспертизой был признан не вполне нормальным. До суда чувствовал себя великолепно, но при произнесении приговора побледнел. В последнее время интересовался ан. индивидуализмом. До тюрьмы принадлежал к союзу активной борьбы.</text:p>
      <text:p text:style-name="P18"><text:tab/><text:tab/>---</text:p>
      <text:p text:style-name="P25">Оказывается Н. читал следственные акты по делу лесных братьев - Иванова, Соловьева, [...] и др. Дело в том, что летом камеры не были так изолированы друг</text:p>
      <text:p text:style-name="P19">187</text:p>
      <text:p text:style-name="P18">от друга как сейчас и сношения между заключенными были довольно близки. Когда лесные братья получили следственный материал, они дали его в крепость для прочтения. Н. не оставил этого материала, дал мне ряд чрезвычайно интересных сведений о революционном движении на Урале. Очень жаль, что следственные материалы не печатаются для специалистов в каких-либо официальных или профессиональных изданиях,</text:p>
      <text:p text:style-name="P19">187об</text:p>
      <text:p text:style-name="P18">а погибают бесследно для истории. Я попросил Н. написать мне, что он помнит. Он исполнил мою просьбу, пояснив, что не знает, куда лесные братья девали материалы после возвращения из крепости. Раньше они сидели неизолированно, и сношения с ними были. Потом же их изолировали и узнать было уже нельзя, а в октябре их перевели в нижние одиночки, откуда уже совсем ничего нельзя давать.</text:p>
      <text:p text:style-name="P19">188</text:p>
      <text:p text:style-name="P18"><text:tab/><text:tab/>---</text:p>
      <text:p text:style-name="P25">"Начало свое Уфимский боевой союз получил от группы выходцев из петербургских террористов, которые в числе 16 человек прибыли в Пермь и вошли весной 1907 г. в организацию Лбова. Связь свою со Лбовым они получили через одного одессита (уроженца города Одесса), известного под кличкой Дворянина, который был знаком лично со Лбовым еще по военной службе. Дворянин организовал для Лбова провальную доставку оружия</text:p>
      <text:p text:style-name="P19">188об</text:p>
      <text:p text:style-name="P18">и боевых припасов. С Дворянином прибыли лица, клички которых можно восстановить из дела Мальцева, Сергеева (Семенова) и Ко. В следственных материалах они все фигурируют. Я помню лишь клички Демон ([...]),[...] и т.д. (Многих можно узнать от Мамошина, сидящего в нижней одиночке). К этим 16 человекам примкнули местные уральские террористы, Савельев под кличкой Сибиряк, Александр Горшков - кличка Уралец, и</text:p>
      <text:p text:style-name="P19">189</text:p>
      <text:p text:style-name="P22"><text:span text:style-name="T13">Михаил Горшков - кличка Максим. Последний принимал участие в местном движении еще до 1905 г., стал членом бывшего тогда Уральского союза с.д. и с.р. - Восточная группа, а потому и имел большие связи с местными организациями с.р. и с.д. Поименованные </text:span><text:span text:style-name="T13">выше лица, хотя и состояли в организации Лбова, но носили название "питерцев". 16 июля </text:span><text:soft-page-break/><text:span text:style-name="T13">1907 г. они своими силами устроили экспроприацию на пароходе Анна Степанова. После этой экспроприации произошел</text:span></text:p>
      <text:p text:style-name="P19">189об</text:p>
      <text:p text:style-name="P18">раскол между Лбовым и питерцами и они выделились в самостоятельную группу под названием "пермского партизанского отряда", который связался через Зою Штеринг с петербургскими террористическими организациями через "Максима" с группой уральских террористов. Сибиряк же с Николаем Пискулиным образовали группу "Уральских лесных братьев", полный состав которых можно узнать от Александра</text:p>
      <text:p text:style-name="P19">190</text:p>
      <text:p text:style-name="P18">[...], смертная казнь которому по малолетству заменили каторгой. Он сидит теперь в Николаевке. Уфимская группа составилась главным образом из бывших боевиков партии с.р. [...], не признающих централизацию. Во главе ее стоял Савелий он же Никифор, застрелившийся при преследовании его на Симоновском мосту и умерший в Екатеринбургской тюремной больнице. [...] 14 января 1907 г. в Кургане</text:p>
      <text:p text:style-name="P19">190об</text:p>
      <text:p text:style-name="P18">Николай-Кривой, застрелившийся около Тюмени, когда его окружала полиция. Питерцы в течении августа 1907 г. почти все были переловлены в Перми. Остальные, очень немногие - во главе с Михаилом Горшковым перекочевали в Екатеринбург и примкнули к местным лесным братьям, не теряя связи с Питером, откуда надеялись пополнять свои ряды. В Екатеринбурге они разделились на две группы: Одна, в которой был Сибиряк</text:p>
      <text:p text:style-name="P19">191</text:p>
      <text:p text:style-name="P18">Пискулин, бр. [...], Косолапов и др., отправились для совершения экспроприации на асбестовых копях [...], где вся группа целиком была частью перебита, частью же переловлена. Другая же, в которой были Максим, Иванов, [...] и др. точно так же попались в лесу. Из них остались на свободе немногие. Остатки питерцев во главе с Дворянином, Сашой [...] во главе с Максимом уехали в Уфу, где и состоялся съезд боевиков [...]</text:p>
      <text:p text:style-name="P19">191об</text:p>
      <text:p text:style-name="P18">разбитых организаций и уфимской группы. Съехавшиеся боевики приняли на себя название Уфимского боевого союза, выработали устав. Во главе угла поставили партизанские выступления небольшими отрядами в разных пунктах Урала и низовой террор администрации вроде урядников, приставов, жандармерий. Средства должны были доставаться путем экспроприации казенных, частных лавок и</text:p>
      <text:p text:style-name="P19">192</text:p>
      <text:p text:style-name="P18">вообще казенных средств. Но допускались экспроприации частных лиц при условии наличия у них крупных денежных средств. Союз беспартийный. Штаб союза - в Уфе. Уполномоченные союза в Челябинске, Кургане, Екатеринбуге, Перми, Петербурге и Ижевском заводе с полными правами члена штаба. Назначение их - согласование действий отрядов, снабжение отрядов боевыми припасами и деньгами, которыми они</text:p>
      <text:p text:style-name="P19">192об</text:p>
      <text:p text:style-name="P18">в свою очередь снабжались из штаба. Уполномоченные могут входить в соглашение с существующими партиями лишь в экстренных случаях. В случаях, не требующих экстремизма, эта функция принадлежит штабу. Уполномоченные ответственны лишь перед общим собранием, но отчеты доставляют в штаб. При штабе должна быть типография, для пропаганды союза, а также должна приобретаться прогрессивная литература для раздачи населению.</text:p>
      <text:p text:style-name="P19">193</text:p>
      <text:p text:style-name="P18">В октябре месяце 1907 г. штаб был расшиблен администрацией. Одновременно с этим в Екатеринбурге на Северной ул. был произведен обыск в квартире Михаила и Савелия. Они отстреливались и бежали. Савелий при [...] застрелился. Михаил же благополучно скрылся. Остальные партизаны в числе 14 человек [...] убрались в Курган, куда уже ими был перемещен штаб из Уфы. Екатеринбургскому уполномоченному</text:p>
      <text:p text:style-name="P19">193об</text:p>
      <text:p text:style-name="P18"><text:soft-page-break/>поручено было сформировать освобождение из тюрьмы Пискулина и остальных ребят. Но благодаря тому, что на слежку была послана за неимением лучших сил одна девица, обладающая длинным языком и вообще невыдержанностью, дело это провалилось, дошло до администрации, и в Кушву для охраны Пискулина и др. были высланы 30 ингушей. Лесников же кроме того при отправке из Николаевки разбивали на</text:p>
      <text:p text:style-name="P19">194</text:p>
      <text:p text:style-name="P18">партии. 14 января 1908 г. отряд, стоявший в Кургане, опять был разбит, при чем при перестрелке было убито и ранено 7 жандармов. Подвернувшиеся нападению жандармов 3 товарища скрылись в лесу за исключением одного Михаила, который был задержан крестьянами по недоразумению как конокрад. События в Кургане 14 января были вызваны нетактичной выходкой девицы, которая вела слежку и в Кушве [...].</text:p>
      <text:p text:style-name="P19">194об</text:p>
      <text:p text:style-name="P18"><text:tab/><text:tab/>15</text:p>
      <text:p text:style-name="P25">Тифозная эпидемия начинает носить не только арестантов, но и служащих тюрьмы. Умерли надзиратель и сиделка тюремной больницы (не тифозного барака). Число больных арестантов растет.</text:p>
      <text:p text:style-name="P25">В ночь на сегодня в тюрьму привезен новый таинственный арестант и заключен в нижней одиночке. Это красивый брюнет-юноша лет семнадцати не больше. Голова и руки в</text:p>
      <text:p text:style-name="P19">195</text:p>
      <text:p text:style-name="P18">бинтах. Он ранен. Имя неизвестно. В тюрьме прошел слух, что он сделал попытку застрелить живущего в Екатеринбурге губернатора Болотова, но неудачно, и при аресте его ранили полицейские.</text:p>
      <text:p text:style-name="P25">Тюремные повара, уверовавшие в мое богатство, продолжают вынуждать меня брать нелегальные порции и не подают выписанного обеда. Я предупредил, что отмечаю в книжках неполученные обеды. Из этого для них может возникнуть</text:p>
      <text:p text:style-name="P19">195об</text:p>
      <text:p text:style-name="P18">большая неприятность, так как в конторе заинтересуются, почему это обеды не доходят до меня.</text:p>
      <text:p text:style-name="P25">Ночью по обыкновению безобразили и не давали мне спать.</text:p>
      <text:p text:style-name="P25">Взял памфлет [...] "Остров пингвинов". Как то осилю его? Мне крайне нездоровится. Не начало ли тифа. Жар в голове. Ноги подкашиваются при ходьбе.</text:p>
      <text:p text:style-name="P25">На вечерней проверке</text:p>
      <text:p text:style-name="P19">196</text:p>
      <text:p text:style-name="P18">был начальник тюрьмы. Наши крепостники окружили его и загудели, как пчелы. На все жалуются. При таком попустительстве, какое нам оказывают в тюрьме, еще недовольны! Оказывается, например, Манвяков через контору подал жалобу инспектору (ни больше, ни меньше) на то, что ему для писем выдают не ту почтовую бумагу, которую он выписывает. У него бумага с синими полосками, а ему выдают с полосками какими-то</text:p>
      <text:p text:style-name="P19">196об</text:p>
      <text:p text:style-name="P18">другими! Так жалобно стонал, что слушать тошно! И не стыдно! Жужжали чуть не полчаса, какой толк от этого?</text:p>
      <text:p text:style-name="P25">Родные упорно молчат.</text:p>
      <text:p text:style-name="P25">Семь с половиной месяцев еще этой [...]! Главное невозможно [...] запомнить время.</text:p>
      <text:p text:style-name="P19">197</text:p>
      <text:p text:style-name="P18"><text:tab/><text:tab/>16</text:p>
      <text:p text:style-name="P25">В тифозном бараке тюрьмы лежит уже тринадцать человек тифозных. Захворали старшие надзиратели Васев, [...] и наш симпатичный дежурный Гаврила Михалыч Третьяков. Почему-то администрация тюрьмы распорядилась запретить передачу заключенным белья и посуды. Я остался в грязном белье на неопределенное время, так как конца эпидемии не предвидится. Тюремный врач на днях обходя больницу, давал честное</text:p>
      <text:p text:style-name="P19">197об</text:p>
      <text:p text:style-name="P18"><text:soft-page-break/>слово, что эпидемия прекратилась и успокаивал интеллигентных политиков-крепостников в [...]. И тут же должен был отправить двух в барак. Ему было ужасно совестно, так оконфузиться. Камеры дезинфицируются и благодаря этому случилось обстоятельство, доставившее много радости политикам. Камеры следственных политиков запечатали, а заключенных разместили между крепостниками. Теперь целые дни проходят в [...] разговорах, ставших давно уже невозможными</text:p>
      <text:p text:style-name="P19">198</text:p>
      <text:p text:style-name="P18">для заключенных благодаря разобщению камеры. Когда запечатанные камеры будут открыты, выселят нас к следственным и удовольствие продолжительной близости продлится еще несколько дней.</text:p>
      <text:p text:style-name="P25">На прогулках крепостники дурят до невозможности. Всего больше [...] бедного Зырянова. Вчера довели его до потери сознания и на руках унесли в камеру. Там он едва отлежался. Страх, что проверка застанет его в</text:p>
      <text:p text:style-name="P19">198об</text:p>
      <text:p text:style-name="P18">постели и его отправят в больницу как подозрительного больного, заставил беднягу, еще не собравшись вполне с силами, встать и сесть за стол. Когда спрудившиеся приятели стали его расспрашивать, что с ним, этот благородный человек не хотел сознаться, что с ним, и бормотал, что так, ничего особенного. Он был бледен как бумага. Сегодня уже так не дурили.</text:p>
      <text:p text:style-name="P25">И все-таки он чудак. Он получил на свое имя через</text:p>
      <text:p text:style-name="P19">199</text:p>
      <text:p text:style-name="P18">тюремную контору сто рублей, из которых восемьдесят решил затратить на покупку книг технического содержания. И к своему ужасу на днях он узнает, что его деньги контора растратила и не послала по данному им адресу. Хлопотал он хлопотал, ничего не вышло. Тогда он послал официальное письмо начальнику, что подает на него жалобу в суд за растрату, если деньги не будут посланы на книги. Я ему говорил, что в таком письме начальник</text:p>
      <text:p text:style-name="P19">199об</text:p>
      <text:p text:style-name="P18">усмотрит угрозу и, хотя он не имеет прав тратить арестантские деньги, он кроме неприятностей ничем не ответит Зырянову. Так и вышло. Начальник заявил, что денег в конторе нет и послать нечего. Когда будет, тогда и пошлет, а на угрозу ответил, что она незаконна, и он ее не боится, и что контора действует за его страх и т.д. Словом, одурачен бедняга. Теперь дело хуже, чем было.</text:p>
      <text:p text:style-name="P25">Заключенный в одиночку юноша покушался не на губернатора,</text:p>
      <text:p text:style-name="P19">200</text:p>
      <text:p text:style-name="P18">а сделал попытку экспроприации чьих-то денег, но был ранен и задержан. Фамилия его Пискулов. С ним арестовано еще четверо, посажены в верхней одиночке. Будущие клиенты военного суда.</text:p>
      <text:p text:style-name="P25">Справился о возможной судьбе моего прошения о переводе в Казань. Администрация смеется. Конечно, говорят, ничего не выйдет. Теперь уже тюремная администрация получает нахлобучки от департамента полиции, если арестант,</text:p>
      <text:p text:style-name="P19">200об</text:p>
      <text:p text:style-name="P18">получивший отказ в переводе, начинает вновь хлопотать о переводе уже в третью губернию. Так [...], подавшая несколько прошений о переводе, подвела начальство местной тюрьмы, за то, что оно пропустило такие прошения. Неудачный год для меня. Безобразный год! Из дому нечего и ждать. При таких условиях ничего не сделать. Буду отдуваться здесь.</text:p>
      <text:p text:style-name="P25">Инспектор запретил хору арестантов петь в церкви. Хор распался.</text:p>
      <text:p text:style-name="P19">201</text:p>
      <text:p text:style-name="P25">Я попросил В. рассказать мне, что он знает о деятелях революционного движения на Урале. Он сделал кислую мину и сказал:</text:p>
      <text:p text:style-name="P18"><text:soft-page-break/>- Хорошо, что знаю, расскажу. Но знаю я очень немного. При том ставлю одно условие. Я не могу назвать вам имен деятелей. Во-первых, я и сам многих имен не знаю, во-вторых, без их согласия я могу рассказать, лишь не называя имен. Ведь вам нужны характеристики и, следовательно, совсем не важно об Иване или Петре идет речь. Лично их я не видел и тоже сужу лишь по рассказам. Лучше я</text:p>
      <text:p text:style-name="P19">201об</text:p>
      <text:p text:style-name="P18">вам опять напишу маленький очерк.</text:p>
      <text:p text:style-name="P25">Он доставил следующий документ:</text:p>
      <text:p text:style-name="P25">А. получил образование в богословском окружном училище. Профессия - чертежник, лет 21. Принадлежал к п. С.Д. и работал в Надежнинском заводе, откуда принужден был бежать после черносотенного погрома. В Екатеринбурге переменил убеждения на максималиста. Сын ссыльного. Человек в высшей степени честный. <text:s/>Весь свой заработок почти целиком раздавал неимущим товарищам.</text:p>
      <text:p text:style-name="P19">202</text:p>
      <text:p text:style-name="P18">Идеальная боевая сила. Будучи максималистом участвовал в [...] эксе, способствовал эксу Кулонова, произведенному [...]. Участвовал в выступлениях Лбова в Перми, но в каких именно не знаю. После поимки подвергали пыткам в Перми. Приговорен к повешению, при попытке освободиться на ж.д. по пути в Николаевку убит конвоем. Был всегда весел и страшно любил детей. Все, с кем мне приходилось встречаться, отзывались о нем весьма хорошо. Кличка "Уралец".</text:p>
      <text:p text:style-name="P19">202об</text:p>
      <text:p text:style-name="P25">Б. брат А., профессия счетовод, тоже бывший с.д., бежавший при одинаковых условиях с братом из Надежнинского завода. Образование: Березовское окружное училище и бухгалтерские курсы [...]. Сидел много раз в тюрьме. В последний раз был по болезни выпущен из тюрьмы в Казань под полицейский надзор. Чахоточный, лет приблизительно 30. Человек замкнутый в себя. Один из главных участников Лбовской организации. При разгроме в Екатеринбурге лесных братьев в лесу отстреливался</text:p>
      <text:p text:style-name="P19">203</text:p>
      <text:p text:style-name="P18">и был ранен. Усиленно разыскивается полицией до сих пор. Был в Уфе на съезде боевиков, образовавших У.б.с. Кличка Максим. Отличный товарищ, но малообщителен.</text:p>
      <text:p text:style-name="P25">В. Савелий или Никифор. Сын священника. С.Р. Лет 22. Своими поступками и характером сильно напоминает А. До У.б.с. был пропагандистом в Уфимской губернии, потом в боевой летучей пар. С.Р. в Уфе. Знаю, что несколько раз был на областных конференциях. Будучи уже в</text:p>
      <text:p text:style-name="P19">203об</text:p>
      <text:p text:style-name="P18">У.б.с. участвовал в эксп. на [...] заводе и в Екатеринбурге в "Кровле". При аресте совместно с Мишей выпрыгнул в окно, отстреливался и будучи настигнутым полицией застрелился. Умер в Екатеринбургской тюремной больнице.</text:p>
      <text:p text:style-name="P25">Г. бывший областник в Екатеринбурге п. С.Р. За растрату исключен из партии. Крайне не симпатичная личность. С У.б.с. проделал ту же историю, что и с С.Р. и не убит только потому, что товарищ, который хотел сделать это, перед</text:p>
      <text:p text:style-name="P19">204</text:p>
      <text:p text:style-name="P18">совершением акта попал в его квартиру, где встретился с его ребятишками и ему стало их жаль. Ему предложено было оставить Уфу, что он и сделал. Переселился в Курган, и как мне говорили, редактирует черносотенную газету. Предполагается, что по прежним связям узнал о конференции в Перми летом 1908 г. и спровоцировал. Проверенные ли слухи или нет, не знаю.</text:p>
      <text:p text:style-name="P25">Остальных товарищей я не знаю, а потому не пишу о них.</text:p>
      <text:p text:style-name="P19">204об</text:p>
      <text:p text:style-name="P18">2. Ответить не могу, но выйдя на волю наведу справки и если удастся, сообщу, что достану.</text:p>
      <text:p text:style-name="P18"><text:soft-page-break/>3. Да, Пискулина, бр. [...], Косолапова и др., шедших с ними одновременно. Уполномоченный им с запасом оружия отправлен был на станцию и анархист, не принадлежащий к У.б.с., но по просьбе уполномоченного взявший на себя эти обязательства. У.б.с. давал только оружие. Деньги были у И.П., который струсив жандармерии, которая будто бы за ним устроила слежку,</text:p>
      <text:p text:style-name="P19">205</text:p>
      <text:p text:style-name="P18">сбежал с деньгами со станции, не купив даже поездных билетов для лиц, едущих с оружием. Отчего полиция принуждена была безрезультатно вернутся обратно со станции. Попытка освобождения должна была быть произведена около ст. [...], т.к. группа рабочих сего завода брала на себя обязательство скрыть тех, кому удалось освободиться. Для чего были заготовлены лошади.</text:p>
      <text:p text:style-name="P18">4. И.П. отношения к У.б.с. не имел.</text:p>
      <text:p text:style-name="P19">205об</text:p>
      <text:p text:style-name="P18"><text:tab/><text:tab/>18</text:p>
      <text:p text:style-name="P25">В ночь с 16 на 17 казнены два анархиста, Бабошин и Тельнев. В полночь вывели из камеры и увели в надзирательную, где предложили бумагу и карандаш. Бабошин был бодр, весел и что-то написал.</text:p>
      <text:p text:style-name="P18">- Все равно из тюрьмы не уйдет, - говорили надзиратели о написанном. - Бросят в печь, вот и все.</text:p>
      <text:p text:style-name="P25">Тельнев потерял присутствие духа, и его под руки привели в контору. Писать ничего не мог.</text:p>
      <text:p text:style-name="P25">Оба заявили, что родственников не имеют, и потому свидания не [...]. От священника отказались.</text:p>
      <text:p text:style-name="P19">206</text:p>
      <text:p text:style-name="P25">Бабошин будто бы сказал:</text:p>
      <text:p text:style-name="P18">- Мы и без попа чисты.</text:p>
      <text:p text:style-name="P25">Их повели из тюрьмы. Но выведя из ворот вернули в надзирательную, так как кто-то неожиданно заявил, что это не те, кого нужно повесить. Однако [...] их снова повели из тюрьмы и отвели в [...], который находится направо от наружных ворот тюрьмы. Присутствовало масса полиции, солдаты, тюремный врач, полицмейстер, товарищ прокурор и начальник тюрьмы. Бабошин</text:p>
      <text:p text:style-name="P19">206об</text:p>
      <text:p text:style-name="P18">оставался все время бодрым и быстро и с готовностью шел куда его вели. Тем не менее один из усердных полицейских не утерпел, чтобы не оскорбить несчастного Бабошина. Он грубо взял его за плечо, толкнул вперед и сказал:</text:p>
      <text:p text:style-name="P18">- Ну, ну! Иди, иди, не бойся. Разбойничать не боялся, не бойся и смерти!</text:p>
      <text:p text:style-name="P27"><text:span text:style-name="T13">В </text:span><text:span text:style-name="T21">[...] </text:span><text:span text:style-name="T13">Бабошин все время говорил, обращаясь ко всем присутствующим и ни к кому в частности.</text:span></text:p>
      <text:p text:style-name="P18">- Я в течении своей жизни, - говорил он, - не убил ни одного человека.</text:p>
      <text:p text:style-name="P19">207</text:p>
      <text:p text:style-name="P18">Партия, к которой я принадлежал, не хочет убийств и ценой человеческих жизней добывать себе денежные средства. Но экспроприациями богатых людей и казны мы занимались. И я служил этому делу.</text:p>
      <text:p text:style-name="P18">- Я надеюсь, что мои дети будут воспитаны в духе любви к людям. У меня два ребенка. Я верю, что они будут людьми - Продолж. стр. 228.</text:p>
      <text:p text:style-name="P25">Взойдя на скамью под петлей, он, надевая мешок, еще раз окликнул присутствующих взглядом и крикнул:</text:p>
      <text:p text:style-name="P18">- Да здравствует свобода!</text:p>
      <text:p text:style-name="P25">Палачь вынул из под его ног маленькую скамейку и он закрутился.</text:p>
      <text:p text:style-name="P19">207об</text:p>
      <text:p text:style-name="P18">Через 20 минут он вытянулся и его сняли с петли. Это слишком рано. Он мог быть просто в обмороке.</text:p>
      <text:p text:style-name="P25"><text:soft-page-break/>Тельнев сам не мог подняться на скамью, его подняли.</text:p>
      <text:p text:style-name="P25">Видимо, Бабошин произвел на присутствующих впечатление.</text:p>
      <text:p text:style-name="P27"><text:span text:style-name="T13">В ночь с 17 на 18 казнили 4-х уголовных, рабочих Катаев, Попов, </text:span><text:span text:style-name="T21">[...]</text:span><text:span text:style-name="T13"> и Ручейков. Они также были веселы и бодры. Попов, 22 лет, высокого роста, сильный юноша, сам снял ручные кандалы. Они вследствие его исхудания в тюрьме</text:span></text:p>
      <text:p text:style-name="P19">208</text:p>
      <text:p text:style-name="P18">стали ему с течением времени велики. Так можно объяснить то снятие им их с собственных рук.</text:p>
      <text:p text:style-name="P27"><text:span text:style-name="T13">Делается дезинфекция камер нашего отделения. Страшно спешат. Вчера к нам перешла часть политиков из двадцатой камеры, которую запечатали. Среди пришедших были мои друзья Пиджаков и </text:span><text:span text:style-name="T21">[...]</text:span><text:span text:style-name="T13">. Мы собрали кружок и провели все время в интимных разговорах и чтении памфлета Анатоля </text:span><text:span text:style-name="T21">Франца</text:span><text:span text:style-name="T13"> "Остров пингвинов". Я очень рад</text:span></text:p>
      <text:p text:style-name="P19">208об</text:p>
      <text:p text:style-name="P22"><text:span text:style-name="T13">был провести вечер среди этих милых людей и забыть свою черносотенную камеру. Мы рассчитывали прожить вместе сутки двое-трое, т.к. дезинфецированные камеры потом моются и сушаться и это занимает не меньше 2-3-х дней. К нашему ужасу сегодня начальство политиков снова перевело в 12-ую камеру, несмотря на их протест. В камере удивительный газ, разъедающий глаза и слизистые оболочки, </text:span><text:span text:style-name="T21">[...]</text:span><text:span text:style-name="T13">. На просьбу политиков отложить</text:span></text:p>
      <text:p text:style-name="P19">209</text:p>
      <text:p text:style-name="P18">перевод на сутки, был получен ответ, что это замедлит дезинфекцию других камер и тогда ко вторнику не удастся кончить очистку нашего отделения, а это поведет к тому, что во вторник не будет свиданий с родственниками. Если же дезинфекция будет окончена, то свидания будут даны. Политики подчинились требованию и переселились, как ни горько нам было расставаться. Теперь сижу опять в компании своих проклятых черносотенцев, которые,</text:p>
      <text:p text:style-name="P19">209об</text:p>
      <text:p text:style-name="P18">видя мои дружеские беседы с молодыми эс-деками, весьма откровенно сгорали от зависти. Даже эс-эры весь вечер были около меня, т.к. я завлек их разговорами на политические темы. Теперь, когда я один, мне вымещается вчерашний вечер. Лезут и хулиганят. На беду из восьмой камеры перешли к нам ушедшие черносотенцы, так как их камеру дезинфецируют. Гадость и подлость!</text:p>
      <text:p text:style-name="P25">Без отвращения не могу вспомнить о надвигающихся святках. Святки - это ночные безобразия нашей черной сотни,</text:p>
      <text:p text:style-name="P19">210</text:p>
      <text:p text:style-name="P18">невозможность найти покой и чем-нибудь занятся, хулиганства и издевательства.</text:p>
      <text:p text:style-name="P17">---</text:p>
      <text:p text:style-name="P25">Сведения, доставленые мне В., заставляют меня составить дополнительный список вопросов и попросить дать ответы.</text:p>
      <text:p text:style-name="P25">Вот эти вопросы.</text:p>
      <text:p text:style-name="P22"><text:span text:style-name="T21">I. </text:span><text:span text:style-name="T13">Биографические данные об участниках движения, главная их деят. на Урале и в России, не бывал ли депутатом на револ. съездах, каких, что говорил, если отошел от какой партии,</text:span></text:p>
      <text:p text:style-name="P19">210об</text:p>
      <text:p text:style-name="P18">то почему, личные качества.</text:p>
      <text:p text:style-name="P22"><text:span text:style-name="T21">II.</text:span><text:span text:style-name="T13"> Численность членов революц. орг-ций.</text:span></text:p>
      <text:p text:style-name="P22"><text:span text:style-name="T21">III.</text:span><text:span text:style-name="T13"> Стоит ли с вами сообщенным попытка освобождения кого-то на екатеринбургском вокзале. Кого? Кто действовал. Подробности.</text:span></text:p>
      <text:p text:style-name="P22"><text:span text:style-name="T21">IV.</text:span><text:span text:style-name="T13"> В каких отношениях к этим организациям был П.И., не провокатор ли? И рабочий "Петр"? В каком отношении к Вами сообщаемому находится история на Кузнечной ул. в Екатеринбурге, описанная в газетах около сентября 1907 г.</text:span></text:p>
      <text:p text:style-name="P19">211</text:p>
      <text:p text:style-name="P22"><text:span text:style-name="T21">V. </text:span><text:span text:style-name="T13">Николай Лютнев, за убийство которого казнен Кругляшов.</text:span></text:p>
      <text:p text:style-name="P22"><text:soft-page-break/><text:span text:style-name="T21">VI.</text:span><text:span text:style-name="T13"> Что собственно привело столь быстро организации к краху.</text:span></text:p>
      <text:p text:style-name="P22"><text:span text:style-name="T21">VII.</text:span><text:span text:style-name="T13"> В каком отношении находятся между собой съезды автономных боевых групп на Урале и съезд, организовавший Ур. Боев. Союз.</text:span></text:p>
      <text:p text:style-name="P22"><text:span text:style-name="T21">VIII.</text:span><text:span text:style-name="T13"> Сведения о первом съезде.</text:span></text:p>
      <text:p text:style-name="P22"><text:span text:style-name="T21">IX.</text:span><text:span text:style-name="T13"> Что известно о сношениях этих партий с партиями с.р. и с.д. и их местными комитетами.</text:span></text:p>
      <text:p text:style-name="P22"><text:span text:style-name="T21">X.</text:span><text:span text:style-name="T13"> Главная деят. организаций в их хронологическом порядке.</text:span></text:p>
      <text:p text:style-name="P19">211об</text:p>
      <text:p text:style-name="P22"><text:span text:style-name="T21">XI. </text:span><text:span text:style-name="T13">Велики ли денежные средства, добытые ими.</text:span></text:p>
      <text:p text:style-name="P22"><text:span text:style-name="T21">XII.</text:span><text:span text:style-name="T13"> Почему эти организации не соединились с анархистами, действовавшими в том же направлении.</text:span></text:p>
      <text:p text:style-name="P22"><text:span text:style-name="T21">XIII.</text:span><text:span text:style-name="T13"> Когда был съезд в Уфе, организовавший Ур. боевой Союз, как он был после провала, и избранный им штаб погиб в октябре.</text:span></text:p>
      <text:p text:style-name="P22"><text:span text:style-name="T21">XIV.</text:span><text:span text:style-name="T13"> История образования группы 16 питерцев в Петербурге, организация Штеринга.</text:span></text:p>
      <text:p text:style-name="P22"><text:span text:style-name="T21">XV.</text:span><text:span text:style-name="T13"> Кривинская попытка и другие попытки.</text:span></text:p>
      <text:p text:style-name="P19">212</text:p>
      <text:p text:style-name="P22"><text:span text:style-name="T21">XVI.</text:span><text:span text:style-name="T13"> История по возможности обстоятельная разгромов в Уфе, Кургане, Перми. Когда они произошли. Дела в Екатеринбурге после катастрофы в октябре.</text:span></text:p>
      <text:p text:style-name="P22"><text:span text:style-name="T21">XVII.</text:span><text:span text:style-name="T13"> Отношения Ур. боевого Союза и Организации автономных боевых групп.</text:span></text:p>
      <text:p text:style-name="P22"><text:span text:style-name="T21">XVIII.</text:span><text:span text:style-name="T13"> Связи с населением.</text:span></text:p>
      <text:p text:style-name="P22"><text:span text:style-name="T21">XIX.</text:span><text:span text:style-name="T13"> Основные политические требования.</text:span></text:p>
      <text:p text:style-name="P22"><text:span text:style-name="T21">XX.</text:span><text:span text:style-name="T13"> Отношение к социализму.</text:span></text:p>
      <text:p text:style-name="P22"><text:span text:style-name="T21">XXI.</text:span><text:span text:style-name="T13"> Нераскрытые акты организаций.</text:span></text:p>
      <text:p text:style-name="P22"><text:span text:style-name="T21">XXII.</text:span><text:span text:style-name="T13"> Что известно о жизни арестованных членов организаций,</text:span></text:p>
      <text:p text:style-name="P19">212об</text:p>
      <text:p text:style-name="P18">о их тюрьме, их суде, казни</text:p>
      <text:p text:style-name="P22"><text:span text:style-name="T21">XXIII.</text:span><text:span text:style-name="T13"> История уфимской группы.</text:span></text:p>
      <text:p text:style-name="P22"><text:span text:style-name="T21">XXIV.</text:span><text:span text:style-name="T13"> Лесные братья в Екатеринбурге.</text:span></text:p>
      <text:p text:style-name="P22"><text:span text:style-name="T21">XXV.</text:span><text:span text:style-name="T13"> Группа Уральских террористов.</text:span></text:p>
      <text:p text:style-name="P22"><text:span text:style-name="T21">XXVI.</text:span><text:span text:style-name="T13"> История организаций в Перми.</text:span></text:p>
      <text:p text:style-name="P17">---</text:p>
      <text:p text:style-name="P25">В. пишет мне:</text:p>
      <text:p text:style-name="P25">И.П. связался с организацией через сидящего в то время в Екатеринбургской тюрьме Шурку-Пермского, который переслал из тюрьмы записку, в которой рекомендовал его</text:p>
      <text:p text:style-name="P19">213</text:p>
      <text:p text:style-name="P18">и просил оказать ему содействие людьми и оружием, но так как товарищей в это время не было в Екатеринбурге, то уполномоченный предложил И.П. только оружие, да и то с условием, что оружие ему на руки дано не будет, а с ним поедут лица, имеющие отношения к Союзу (У.б.). Как оказалось впоследствии он начал провоцировать и убит за это, кажется, в Казани.</text:p>
      <text:p text:style-name="P25">Петра совершенно не знал.</text:p>
      <text:p text:style-name="P25">Ур. боевой Союз отношения к делу на кузнечной улице не имел.</text:p>
      <text:p text:style-name="P18">5) Николай Лютнев отношения не имел.</text:p>
      <text:p text:style-name="P19">213об</text:p>
      <text:p text:style-name="P18">6) Организации к краху привели невозможные полицейские условия, при полном отсутствии средств. В январе средства организации свелись к 280 р., из которых 150 руб. были украдены у Маши в вагоне. Карман, в котором были деньги, был неизвестно кем вырезан. Краху также много способствовал полный разгром членов с организаторскими способностями и невозможность появления на Урале Максима.</text:p>
      <text:p text:style-name="P18">7) Не знаю.</text:p>
      <text:p text:style-name="P18">8) Не знаю. Попытаюсь достать.</text:p>
      <text:p text:style-name="P19"><text:soft-page-break/>214</text:p>
      <text:p text:style-name="P22"><text:span text:style-name="T13">9) От местного комитета партии с.р. осенью 1907 г. члены У.б.с. пользовались квартирами, так как большинство членов по убеждениям были с.р. и до вступления в союз участвовали в боевых </text:span><text:span text:style-name="T21">[...]</text:span><text:span text:style-name="T13"> и летучках партии с.р. При центральном комитете партии с.д. была техническая группа. С этой-то группой и было заключено условие на поставку оружия пермскому партизанскому отряду по ценам договора. Условие это подписано представителями договорившихся</text:span></text:p>
      <text:p text:style-name="P19">214об</text:p>
      <text:p text:style-name="P22"><text:span text:style-name="T13">сторон, а также товарищем представителем заграничной группы с.д., при чем в виде задатка было дано 12 или 17 тысяч рублей, точно не помню. </text:span><text:span text:style-name="T21">[...]</text:span><text:span text:style-name="T13">. В счет этой суммы уже было доставлено оружие на 1000 рублей. От У.б.Союза заключал условие товарищу Саша. Оружие получил и доставил Дворянин. С местными комитетами партии с.д. сношений не было.</text:span></text:p>
      <text:p text:style-name="P18">10) Постараюсь достать</text:p>
      <text:p text:style-name="P19">215</text:p>
      <text:p text:style-name="P18">сведения.</text:p>
      <text:p text:style-name="P18">11) Не знаю.</text:p>
      <text:p text:style-name="P18">12) При случае входили в блок.</text:p>
      <text:p text:style-name="P22"><text:span text:style-name="T13">13) Данные о съезде при удобном случае могу достать. В случае </text:span><text:span text:style-name="T21">[...]</text:span><text:span text:style-name="T13"> обратитесь с этим вопросом к </text:span><text:span text:style-name="T21">N</text:span><text:span text:style-name="T13">, котрый во время съезда был в Уфе.</text:span></text:p>
      <text:p text:style-name="P18">14) Мне неизвестно.</text:p>
      <text:p text:style-name="P18">15) Не могу ответить по консперативным соображениям.</text:p>
      <text:p text:style-name="P22"><text:span text:style-name="T13">16) Об Уфимском спросите </text:span><text:span text:style-name="T21">N</text:span><text:span text:style-name="T13">. Пермский детально мне неизвестен. В Кургане и Екатеринбурге сообщу отдельно.</text:span></text:p>
      <text:p text:style-name="P19">215об</text:p>
      <text:p text:style-name="P22"><text:span text:style-name="T13">17) </text:span><text:span text:style-name="T21">[...]</text:span><text:span text:style-name="T13"> уже был предложен раньше.</text:span></text:p>
      <text:p text:style-name="P18">18) Указать не могу в силу конспирации.</text:p>
      <text:p text:style-name="P18">19) т.к. большинство членов с.р., то</text:p>
      <text:p text:style-name="P18">20) требования основаны на программе с.р.</text:p>
      <text:p text:style-name="P18">21) не знаю.</text:p>
      <text:p text:style-name="P18">22) Не знаю.</text:p>
      <text:p text:style-name="P18">23) Обратитесь к</text:p>
      <text:p text:style-name="P18">24) Не понимаю вопрос.</text:p>
      <text:p text:style-name="P18">25) Обратитесь к</text:p>
      <text:p text:style-name="P17">---</text:p>
      <text:p text:style-name="P25">Как видно, В. совсем уже не так мало знает. Кажется, не</text:p>
      <text:p text:style-name="P19">216</text:p>
      <text:p text:style-name="P18">я его, а он меня хочет эксплуатировать с какой-то целью и сообщает лишь то, что ему желательно. Ссылается часто на лиц, которых я не знаю.</text:p>
      <text:p text:style-name="P17">---</text:p>
      <text:p text:style-name="P25">В живых еще восемь смертников. Говорят, их рассадили сегодня по одиночкам, по одному в каждой. Некоторых, несомненно, помилуют.</text:p>
      <text:p text:style-name="P25">Рассадили по два в одиночке, а не по одному.</text:p>
      <text:p text:style-name="P19">216об</text:p>
      <text:p text:style-name="P17">22</text:p>
      <text:p text:style-name="P25">Вышел на волю еще один крепостник, Пенский.</text:p>
      <text:p text:style-name="P25">Уволен от службы гроза и палачь арестантов, помощник Ефремов. Напившись пьяным, он бегал по тюрьме с револьвером, грозя застрелить то того, то другого встречного. Или предлагал арестантам бороться с ним. У каторжан он устроил обыск, срывал рубашки, если они были не казенные, избивал. Так бедного юношу Порошина избил до кровоподтеков. Избил Асхакова. Ночью Ефремов объявил,</text:p>
      <text:p text:style-name="P19">217</text:p>
      <text:p text:style-name="P18"><text:soft-page-break/>что идет ночевать в женском отделении. Ко мне он был в последнее время очень внимателен и обещал охлопотать одиночку. При своем влиянии на начальника, он мог бы сделать это. Значит не судьба быть мне в одиночке.</text:p>
      <text:p text:style-name="P25">19 и 20 наша крепость была рассортирована по камерам 8, 9 и 12 в виду дезинфекции. Я провел все это время в кругу милых дорогих мне юношей, эсдеков и Пиджакова, Кропонина и других. Мы читали вслух памфлет Анатолия Фролова,</text:p>
      <text:p text:style-name="P19">217об</text:p>
      <text:p text:style-name="P22"><text:span text:style-name="T13">"Остров пингвинов", </text:span><text:span text:style-name="T21">[...]</text:span><text:span text:style-name="T13">, говорили, спорили. У нас составился кружок человек в пять, мы вместе чай пили, обедали, читали и скоро внимание всей камеры было обращено на нас. 21-я хотела вместе с другими возвратиться в крепость, но там так разило формалином, что отпросились у начальства еще на день в камеру </text:span><text:span text:style-name="T21">N 12</text:span><text:span text:style-name="T13">. Отпустили. Со мной ушел еще Овчинников, остальные остались угорать от ядовитого</text:span></text:p>
      <text:p text:style-name="P19">218</text:p>
      <text:p text:style-name="P22"><text:span text:style-name="T13">газа. Еще день провел я в чудной компании этих чистых юношей. А теперь возвратился к своей черной сотне. Грязно, гадко и скандально. Глаза </text:span><text:span text:style-name="T21">[...]</text:span><text:span text:style-name="T13"> формалином. К ночи достал нашатырного спирта, чтобы сколько-нибудь нейтрализовать вонь. Фельдшер предложил с самого начала очистить камеру от вони, но наша черная сотня почему-то нашла это ненужным, а теперь сама лечится. Что за мода!</text:span></text:p>
      <text:p text:style-name="P27"><text:span text:style-name="T13">Всего больше в камере </text:span><text:span text:style-name="T21">N 12</text:span></text:p>
      <text:p text:style-name="P19">218об</text:p>
      <text:p text:style-name="P22"><text:span text:style-name="T13">обратили внимание, когда я говорил о причинах неудач освободительного движения 1905 г., ставя во главу угла бездеятельность Совета рабочих депутатов. </text:span><text:span text:style-name="T21">[...]</text:span><text:span text:style-name="T13"> спорили. В общем начеление этой камеры мне весьма понравилось. Молодеж самая зеленая, но </text:span><text:span text:style-name="T21">[...]</text:span><text:span text:style-name="T13"> и убежденная. Свежа, лица самые типичные, есть красивые, вежлива и дружелюбна. Не ушел бы оттуда.</text:span></text:p>
      <text:p text:style-name="P27"><text:span text:style-name="T13">Мне передали следующее письмо одного из казненных, адресованное к его </text:span><text:span text:style-name="T21">[...]</text:span><text:span text:style-name="T13">.</text:span></text:p>
      <text:p text:style-name="P19">219</text:p>
      <text:p text:style-name="P25">В. , отправь это письмо, когда меня повешают. Но напиши в нем которого числа я буду повешен, а потом ты впоследствии опишешь как я был на суде. Но, вообще, все, что знаешь, только без прикрас, а если что будет нужно побольше, свериться у родных. Но также напиши Яковлевичу поскорее после смерти и в Казань тоже. Ну, словом, я никому ничего не писал. А адрес для этого письма следующий.</text:p>
      <text:p text:style-name="P25">Ну, как живешь, что нового ..., а я чувствую себя превосходно</text:p>
      <text:p text:style-name="P19">219об</text:p>
      <text:p text:style-name="P22"><text:span text:style-name="T13">и думаю </text:span><text:span text:style-name="T21">[...]</text:span><text:span text:style-name="T13"> умереть. Я хотел описать тебе мою биографию, напишу, если успею. Прощай В. <text:s/>К. шлет прощальный привет.</text:span></text:p>
      <text:p text:style-name="P24"/>
      <text:p text:style-name="P27"><text:span text:style-name="T13"><text:tab/></text:span><text:span text:style-name="T15">Письмо.</text:span></text:p>
      <text:p text:style-name="P25"><text:tab/><text:tab/>Здравствуйте!!!</text:p>
      <text:p text:style-name="P25">Милые и дорогие мои Маша и Костя!</text:p>
      <text:p text:style-name="P25">Пишу вам за несколько дней и может быть часов до смерти, так что, когда вы получите это письмо, меня уже не будет. Я не буду вам говорить о том, как все это произошло, возможно, что вы уже знаете, а если нет, тогда вам напишут</text:p>
      <text:p text:style-name="P19">220</text:p>
      <text:p text:style-name="P18">мои товарищи. Скажу вам только, дорогие мои, что я умираю с глубокой верой в правоту своего дела, дела, за которое я боролся как мог и пожертвовал всем, что имел.</text:p>
      <text:p text:style-name="P25">Я знаю, что этим я причиняю вам страшное горе. Но что же делать. Ни я, ни вы не виноваты в этом, виновато то время, которое мы переживаем, и каждый кому дороги интересы народа, кто не мог равнодушно смотреть на произвол и насилие, царящее вокруг нас, выступил на путь борьбы и боролся,</text:p>
      <text:p text:style-name="P19">220об</text:p>
      <text:p text:style-name="P18">как видите, и я, здесь не является исключением.</text:p>
      <text:p text:style-name="P25"><text:soft-page-break/>Милая и дорогая мама! Я знаю, что говоря это, этим я не убедил вас, вы будете страдать; я очень сожалею о том, что в последний раз моего свидания с вами я мало говорил и не подготовил вас к этому, и потому мне хочется сказать вам что-то такое, что хоть отчасти могло облегчить ваше горе. Вы легче перенесете горе, когда вы поймете меня; Когда вы вспомните о всех тех людях, повешенных, расстреляных и осужденных</text:p>
      <text:p text:style-name="P19">221</text:p>
      <text:p text:style-name="P18">на долгие годы в каторгу, люди, которое боролись за правое дело и которые оставили престарелых родителей, как и вы, вы тогда скажете себе, что я не первая и последняя мать, находящаяся в таком положении, и каждый честный человек на месте моего сына не мог поступить иначе.</text:p>
      <text:p text:style-name="P25">Итак, прощайте милые и дорогие мои, я крепко обнимаю и целую вас.</text:p>
      <text:p text:style-name="P25">Шлю мой последний и прощальный привет моим родителям и товарищам.</text:p>
      <text:p text:style-name="P27"><text:span text:style-name="T13">(1908 г. </text:span><text:span text:style-name="T21">XII. 12</text:span><text:span text:style-name="T13">)</text:span></text:p>
      <text:p text:style-name="P19">221об</text:p>
      <text:p text:style-name="P27"><text:span text:style-name="T15">Вячеслав Кругляшов.</text:span><text:span text:style-name="T13"> Во время последней англо-бурской войны (1899-1902) Вячеслав бежал из родительского дома к бурам. Добрался до Севастополя и тайком сел на отходящий заграничный корабль, где и был задержан севастопольским полицмейстером. Приблизительно через полгода после побега он был привезен отцом домой. Причиной к побегу было не столько сочувствие к бурам, но также и скверное отношение к нему отца. Семья, в которой вырос Вячеслав,</text:span></text:p>
      <text:p text:style-name="P19">222</text:p>
      <text:p text:style-name="P22"><text:span text:style-name="T13">самая мещанская, самая </text:span><text:span text:style-name="T21">[...]</text:span><text:span text:style-name="T13">, где на главном месте находятся торговые интересы. Во всяком случае у его семьи не было высших запросов к жизни. Мать самого недалекого характера, жизнь которой только и сосредотачивалась на тряпках, хорошо поесть, попить, в грязь лицом не ударить перед другими. Воспитания детям ни отец, ни мать не могли дать никакого. Представьте положение талантливого, энергичного юноши, еще не </text:span><text:span text:style-name="T21">[...]</text:span></text:p>
      <text:p text:style-name="P19">222об</text:p>
      <text:p text:style-name="P22"><text:span text:style-name="T13">жизнью, в такой семье. Вот одна из причин для выделения отрицательных сторон Вячеслава Кругляшова. Когда В.К. бежал к бурам, то он учился в 5-ом классе Екатеринбургской гимназии, которую ему так и не пришлось кончать, хотя он и стремился к этому все время. В </text:span><text:span text:style-name="T13">гимназии он учился хорошо и пользовался симпатиями товарищей-соучеников. Некоторые товарищи, знавшие про намерение бежать, помогли</text:span></text:p>
      <text:p text:style-name="P19">223</text:p>
      <text:p text:style-name="P18">ему материально. Конечно, ему денег не хватило даже на четверть дороги в Севастополь, не то что до буров. Так что остальную часть дороги он ехал полуголодным и зайцем. После этого побега отношение родителей к Вячеславу изменилось к лучшему. Это раз. Через несколько лет после этого он служил в аптеке Линдера учеником, где в одно прекрасное время он во время ночного дежурства, взяв из кассы до 600 рублей, скрылся. Причиной к этому</text:p>
      <text:p text:style-name="P19">223об</text:p>
      <text:p text:style-name="P22"><text:span text:style-name="T13">было следующее. Вячеслав встретился с одной девушкой, гимназисткой 5-ого класса и они полюбили друг друга. Полюбили настолько глубоко, сильно, что решили повенчаться. А к этому нашлись препятствия. Родители этой девушки уже решили отдать ее замуж за другого нелюбимого ею купца. Они нашли выход из этого положения: сбежать и повенчаться. Денег не было, так их нашли. Но это не удалось, ибо родители задержали девушку </text:span><text:span text:style-name="T21">N</text:span><text:span text:style-name="T13">. Вячеслав</text:span></text:p>
      <text:p text:style-name="P19">224</text:p>
      <text:p text:style-name="P18">же не знал этого и думал, что что-то ее задержало, а медлить нельзя было тогда. На другой день вечером он в конторе Неймана через телефон известил полицию, что он здесь и что он сдается, где его полиция и задержала. При чем из денег Линдера было издержано им немного, на самые необходимые предметы. По этому делу было сделано следствие и суд. Был нанят защитник, но защищался главным образом Вячеслав сам. Настолько его</text:p>
      <text:p text:style-name="P19"><text:soft-page-break/>224об</text:p>
      <text:p text:style-name="P18">была проникнута искренностью, такие он представил доводы в свое оправдание, что присяжные ему вынесли оправдательный вердикт. Его речь была помещена почти во все местные периодические издания.</text:p>
      <text:p text:style-name="P17">***</text:p>
      <text:p text:style-name="P25">В 1903-1904 гг. Вячеслав держал экзамен на аттестат зрелости в мужской гимназии. Я же в это время был в Коптянах, куда после экзаменов приехал и он. Первое, что мне бросилось</text:p>
      <text:p text:style-name="P19">225</text:p>
      <text:p text:style-name="P18">в глаза, так это его бледное лицо, которое выражало душевные страдания. Я стал спрашивать. Он мне рассказал все. Он выдержал экзамен по всем предметам хорошо, за исключением какого-то (... не могу припомнить), по которому получил пару. Аттестат не выдали. Он обратился за разъяснениями к директору гимназии.. Тот ответил: "Аттестат выдать не могу, потому что общество вас считает</text:p>
      <text:p text:style-name="P19">225об</text:p>
      <text:p text:style-name="P18">провокатором". При этих словах у Вячеслава вырвался крик отчаянного горя: "За что? Что я им сделал? Ну да, у меня монархические взгляды, но это не дает им права считать меня провокатором. Несмотря на то, что я и монархист, я никогда не соглашусь быть тем, что мне приписывают." В комментарии по этому случаю я не пускаюсь, представляю это в ваше распоряжение.</text:p>
      <text:p text:style-name="P19">226</text:p>
      <text:p text:style-name="P18">Скажу только одно, что это не первый и последний случай, когда клевета и непочтение его преследовали.</text:p>
      <text:p text:style-name="P17">***</text:p>
      <text:p text:style-name="P25">События 1905 г. настолько его перевернули, разбили все старые идеалы, что он часть отбросил из своих старых убеждений... И он стал кадетом. В газетах (местных) этого времени появились его статьи за подписью "Маленький кадет". А после погрома</text:p>
      <text:p text:style-name="P19">226об</text:p>
      <text:p text:style-name="P22"><text:span text:style-name="T13">19 октября, даже появилось </text:span><text:span text:style-name="T21">[...]</text:span><text:span text:style-name="T13"> в местной печати, стихотворение, посвященное жертвам этого погрома. В 1906 г. он стал социалистом-революционером. В сентябре или октябре был основан им С.А.Б.с.С.П. (название это дано не Вячеславом, а другими), приблизительно в октябре он вышел из союза вследствие того, что большинство членов было против эксов и террора. Перед выходом</text:span></text:p>
      <text:p text:style-name="P19">227</text:p>
      <text:p text:style-name="P18">он стал максималистом.</text:p>
      <text:p text:style-name="P27"><text:span text:style-name="T13">Умер же, как </text:span><text:span text:style-name="T21">[...]</text:span><text:span text:style-name="T13">, с.д-ком. Вот пока это в ваше распоряжение, может быть, тут и найдете что-нибудь ценное.</text:span></text:p>
      <text:p text:style-name="P25">Думаю еще кое-что вам сообщить о Вячеславе.</text:p>
      <text:p text:style-name="P19">227об</text:p>
      <text:p text:style-name="P17">23</text:p>
      <text:p text:style-name="P25">О смерти Бабошина сообщают еще следующее. Продолжая свою речь к окружавшим его солдатам, полицейским, надзирателям и представителям власти, он стал горячо говорить:</text:p>
      <text:p text:style-name="P18">- Торжествуйте, палачи, и вешайте нас за то, что мы любили свободу и умеем за нее с радостью умирать. Но будет время, когда проснется народ и завоюет себе свободу. Тогда он вам не простит, и вы будете последними кандидатами на наше место на эшафот...</text:p>
      <text:p text:style-name="P19">228</text:p>
      <text:p text:style-name="P25">В это время надзиратели успели зажать ему рот. Его вешали после Тельнева.</text:p>
      <text:p text:style-name="P17">---</text:p>
      <text:p text:style-name="P25">О вчерашней казни известно очень мало. В 10 часов вечера казнь была уже совершена. Днем четверых смертников соединили в одной одиночке под предлогом дезинфекции 2-х одиночек. После проверки они сидели, играли и спорили. Неожиданно <text:soft-page-break/>отворилась дверь, зашли начальник, помощник Васев, человек 10 солдат и 15 надзирателей. Начальник крикнул, чтобы Соломин и Аполлонов одевались. Соломин испугался</text:p>
      <text:p text:style-name="P19">228об</text:p>
      <text:p text:style-name="P18">и побледнел, а Аполлонов пошел весело. С ним простились, так как начальник разрешил им сделать товарищам общий поклон. Аполлонов только перед этим говорил, что ему хочеться жить. Свиданий не было.</text:p>
      <text:p text:style-name="P27"><text:span text:style-name="T13">Незадолго перед этим дежуривший помощник Добротворский увидал, что каторжане играют в карты, вошел в камеру и там с помощью надзирателей избил Гребнева Леонида, Пятницкого, </text:span><text:span text:style-name="T21">[...]</text:span><text:span text:style-name="T13"> и других.</text:span></text:p>
      <text:p text:style-name="P17">---</text:p>
      <text:p text:style-name="P25">Соломин последнее время перед казнью писал автобиографию,</text:p>
      <text:p text:style-name="P19">229</text:p>
      <text:p text:style-name="P18">которая так и осталась недоконченной.</text:p>
      <text:p text:style-name="P17">---</text:p>
      <text:p text:style-name="P25">Мельник, осужденный по одному делу с Бабошиным на бессрочную каторгу, вчера окончил свою жизнь самоубийством, повесившись в больнице. Причина самоубийства не выяснена.</text:p>
      <text:p text:style-name="P25">Бессрочные каторжане подготовили покушение на жизнь уволенного теперь помощника Ефремова. Потому их и перевели из прежней камеры. Часть, человек 30, отправили в Николаевку, часть разделили по одиночкам.</text:p>
      <text:p text:style-name="P17">---</text:p>
      <text:p text:style-name="P19">229об</text:p>
      <text:p text:style-name="P15">Автобиография Соломина.</text:p>
      <text:p text:style-name="P27"><text:span text:style-name="T13">Я родился в 1881 году 10 августа. Родители мои были бедные. Но почему мои родители были бедны, </text:span><text:span text:style-name="T21">[...]</text:span><text:span text:style-name="T13"> большое семейство. Мои отец и мать, два брата моих были старше меня и я, да еще два брата моложе меня. Вот и все наше семейство. А работал один отец, да еще и любил частенько выпивать, а заработки были плохие. Так что я помню свое детство и также и наше семейное положение, начиная с моего шестилетнего возраста. Это время старшему брату было 12 или 13 лет и он учился в двухклассном училище и учился очень хорошо. А второму брату было 10 лет. Он тоже</text:span></text:p>
      <text:p text:style-name="P19">230</text:p>
      <text:p text:style-name="P22"><text:span text:style-name="T13">учился первый год в церковно-приходской школе, но плохо. Я уже сказал, что жили бедно, но большей частью из-за того, что мой отец сильно увлекался алкоголем по месяцу, по два и больше, и это повторялось часто раза два в год и больше. Вот в это время мы сильно бездействовали. Я и второй брат должны были ходить по дворам просить милостыню и поддерживать наше существование. Моя мать в это время работала усиленно. Она избрала себе ремесло торговать крестьянским пивом и собирать гроши. Да от нее и требовать больше было нельзя, так как она женщина. Она же почти целый день находилась на </text:span><text:span text:style-name="T21">[...]</text:span><text:span text:style-name="T13">. Дома</text:span></text:p>
      <text:p text:style-name="P19">230об</text:p>
      <text:p text:style-name="P18">мы бывали счастливы в те дни, в которые не бывает пьяный отец. А как придет, начинает спрашивать, где мать. Мы ему скажем и он после этого начинает все ломать, что попало под руку, главные ее ремесленные принадлежности и также иконы, которые он почему-то не любил, и только выбросит их в огород или запрет в амбар и скажет:</text:p>
      <text:p text:style-name="P18">- Вот ваше место, а не молиться на вас. Из-за вас много горя всему народу. Я вас не одну тысячу переделал (так как он был столяр), да чтобы стал молиться на вас! Нет, этого не будет. Я и детей научу этому.</text:p>
      <text:p text:style-name="P19">231</text:p>
      <text:p text:style-name="P25">И скажет нам:</text:p>
      <text:p text:style-name="P18">- Ребята, не следует молиться на них и не слушайтесь матери, когда она вас заставляет молиться богу и веровать в него. Не верьте ей. Нет такого бога.</text:p>
      <text:p text:style-name="P25"><text:soft-page-break/>А потом начнет за нами бегать и ругать нас, почему мы его не слушаем. Но, конечно, он нас никогда не бил. Только и говорил, чтобы не слушались матери, и скажет:</text:p>
      <text:p text:style-name="P18">- Вот я ее дождусь, так ей попадет.</text:p>
      <text:p text:style-name="P25">И, действительно, как только она придет, он ее начинает бить и гнать из дому и вместе с нею и нас. Я помню много раз мы убегали к соседям ночевать</text:p>
      <text:p text:style-name="P19">231об</text:p>
      <text:p text:style-name="P22"><text:span text:style-name="T21">[...] </text:span><text:span text:style-name="T13">в зимнее время. А когда отец перестал пить и начал работать, то мы уже не ходили по дворам. Нам уже хватало всего, а главное не голодали. Но это не на долгое время, на полгода или меньше. Но такая жизнь продолжалась пока не вырос старший брат, который уже начал работать хорошо и сдерживал отца. Второй брат тоже начинал работать. Старший брат стал надеяться на свои знания в работе, то стал проситься, что его отпустили на чужую сторону на заработки, чтобы улучшить в семье материальное положение.</text:span></text:p>
      <text:p text:style-name="P25">Родители, конечно, его отпустили и он был до ужаса</text:p>
      <text:p text:style-name="P19">232</text:p>
      <text:p text:style-name="P22"><text:span text:style-name="T13">рад, что будет полным господином над собой. И он уехал на семнадцатом году в Каменский завод, где и поступил работать на мельницу к </text:span><text:span text:style-name="T21">[...]</text:span><text:span text:style-name="T13"> и нам посылал деньги по силе возможностей. Через год после его отъезда я поступил учиться в двухклассное училище. Мне уже был десятый год. Первый год я учился хорошо по всем предметам и перешел во второе отделение, где я уже учился по некоторым плохо и главное по закону божескому именно. Почему? Да на меня в то время сильно повлиял мой отец, от которого я много раз слышал, что нет бога. Я много</text:span></text:p>
      <text:p text:style-name="P19">232об</text:p>
      <text:p text:style-name="P18">раз его спрашивал в то время, что почему нет бога и как он знает, и он сказал, что "я слышал от хороших и образованных людей, которые уверяли меня, что нет бога, и я с тех пор стал в колебании, и когда верил, а иногда нет, но больше нет". Вот это-то на меня и подействовало и я с тех пор стал халатно относиться к урокам по закону божьему и поэтому во втором отделении просидел три года. В то время второй брат работал уже хорошо и жизнь наша немного улучшилась против прежнего, но не надолго. Вскоре</text:p>
      <text:p text:style-name="P19">233</text:p>
      <text:p text:style-name="P18">второй брат уехал на место первого. Вскоре после отъезда второго брата рядом у соседей сгорел дом, а наш сломали, чтобы не сгорел и поэтому нам пришлось встать на квартиру. Вскоре после этого приехал старший брат к отбыванию воинской повинности и он ушел в солдаты на флот. Я уже в это время во втором отделении третий год, а потом я перешел в третий класс. Там я учился лучше, но главное по предметам черчения и перешел в четвертый класс. Не помню, сколько я проучился в этом классе, месяца 3 или 4 и больше</text:p>
      <text:p text:style-name="P19">233об</text:p>
      <text:p text:style-name="P22"><text:span text:style-name="T13">не стал учиться. Причина этому: я поссорился с учителем, но не помню из-за чего. Прихожу я домой и говорю отцу и матери, что я не буду учиться. Они меня спрашивают почему? Но я сказал, что </text:span><text:span text:style-name="T21">[...]</text:span><text:span text:style-name="T13">. Мать же меня начала ругать и говорить, "что вас учат и желают вам добра. Смотри то вот на нас. Мы вот неграмотные и что мы знаем? Да ничего. Темные люди и </text:span><text:span text:style-name="T21">[...]</text:span><text:span text:style-name="T13">, даже не знаем и детей, чему научить. Такими же и вы кончите быть." А отец сказал:</text:span></text:p>
      <text:p text:style-name="P22"><text:span text:style-name="T13">- Я бы тебе советовал учиться. После </text:span><text:span text:style-name="T21">[...]</text:span><text:span text:style-name="T13"> и будешь обижаться,</text:span></text:p>
      <text:p text:style-name="P19">234</text:p>
      <text:p text:style-name="P22"><text:span text:style-name="T13">что мало учили. Но не </text:span><text:span text:style-name="T21">[...]</text:span><text:span text:style-name="T13">.</text:span></text:p>
      <text:p text:style-name="P25">Я, конечно, не придал этим словам никакого значения. Отец же еще добавил:</text:p>
      <text:p text:style-name="P18">- Не хочешь учиться, тогда начинай пособлять мне работать. Я даю тебе полный выбор из двух одно: учиться или работать.</text:p>
      <text:p text:style-name="P25">Я, конечно, изъявил желание работать. В это время мы еще жили на квартире и я был 15 лет.</text:p>
      <text:p text:style-name="P25"><text:soft-page-break/>Я стал работать вместе с отцом. Я с первого разу увлекался работой до весны, а потом вскоре мы перешли в новый свой дом, где я познакомился с новым своим товарищем,</text:p>
      <text:p text:style-name="P19">234об</text:p>
      <text:p text:style-name="P22"><text:span text:style-name="T13">и я увлекся с ним детскими играми, как например, играли в бабки и т.д. Но это продолжалось не долго </text:span><text:span text:style-name="T21">[...]</text:span><text:span text:style-name="T13"> с год, и я работать занялся уже серьезно, так как было необходимо в материальном отношении для семьи. А праздничные дни я проводил в рыбалке, увлекся ею до безумия на несколько лет до самого моего отъезда. </text:span><text:span text:style-name="T21">[...]</text:span><text:span text:style-name="T13"> я уже не дитя. Я считал себя взрослым. Мне уже был семнадцатый год. Я также мог увлечься женским персоналом. А этот соблазн был в мои годы, что и не отрицаю по сие время. И в то время я думал о себе и о любимом мне существе. И думал, что я сотворен для женщины, а она для меня. И я</text:span></text:p>
      <text:p text:style-name="P19">235</text:p>
      <text:p text:style-name="P18">думал в то время, что вся жизнь человека заключалась в этом, что только для этого и человек сотворен. Через год приехал брат домой и вздумал креститься и нашел себе невесту. В то время всей свободы я научился танцевать, познакомился с многими девицами, но ближе всех с одной. Я ее ужасно полюбил. Полюбила ли она меня, не могу сказать. Может быть и любила или только симпатизировала мне. Но я хотел на ней жениться и спрашивал ее. Она соглашалась, и также ее родители, которые соглашались. Ее родители были также небогатые, как и мои. У ней был еще брат годов десяти. И вот вся их семья. Я часто</text:p>
      <text:p text:style-name="P19">235об</text:p>
      <text:p text:style-name="P18">с нею встречался. Мы много с нею говорили. О, это была любовь. Но любовь была чиста, как дети. Брат мой женился. Свадьба была перед масленицей, а перед пасхой ушел врозь, не стал с нами жить. Я вскоре пасхи сказал отцу, что и я хочу жениться. Отец же мне сказал, что я тебе не советую, так как ты еще молод, да и не испытал, что такое жизнь, и не знаешь де ты, не испытал, что такое зло, что такое добро, что такое горе и радость и т.д., и сказал, что я не препятствую, можешь жениться, но только тебе мать не позволит это, и ты ее не уговоришь и не убедишь. Я долго ей не говорил об этом. Потом как-то</text:p>
      <text:p text:style-name="P19">236</text:p>
      <text:p text:style-name="P22"><text:span text:style-name="T13">я сказал, как будто бы в шутку. Но она мне сказала: Нет, я не позволю этого, пока не найду нужным. Будет, одного женила, есть пример. Я больше не стал говорить ей об этом. Я знал, что будет напрасный и бесполезный труд добиться этого. Я знал, что придеться с нею расстаться, обвенчаться тайно. Я этого не мог сделать. Я видел много препятствий, которые мешали мне. Я стал реже с ней встречаться, </text:span><text:span text:style-name="T13">чтобы забыть ее. Но, однако, я ее любил. все так же. Я сильно скучал, и, чтобы разогнать скуку, я стал усерднее работать, даже </text:span><text:span text:style-name="T21">[...]</text:span><text:span text:style-name="T13"> праздники проводил за</text:span></text:p>
      <text:p text:style-name="P19">236об</text:p>
      <text:p text:style-name="P18">работой. Но потом я стал проситься у родителей, чтобы меня отпустили на заработки на чужую сторону, чтобы улучшить нашу семейную материальную жизнь, но также, чтобы забыть ту, которую я любил. Но они мне сказали, что обожди немного, мы подумаем. Я знаю хорошо, что со стороны отца не будет никакого препятствия. Но со стороны матери могло случиться все, т.к. в то время я был в зависимости у ней. Я вам говорил, что отец мой стал пить только по праздникам, ранее его сдерживали старшие мои</text:p>
      <text:p text:style-name="P19">237</text:p>
      <text:p text:style-name="P22"><text:span text:style-name="T13">братья, а потом я. Спустя месяц после того, как я просился уехать, он сильно напился водки и вот он увидел иконы, которые хотел опять выбросить. Но мы с матерью удержали его, т.к. в то время ему было </text:span><text:span text:style-name="T21">[...]</text:span><text:span text:style-name="T13"> с лишним лет. И вот он начал нас ругать, что мы ничего не понимаем и не знаем.</text:span></text:p>
      <text:p text:style-name="P18">- Вы верите в бога, которого нет. Это только обманывают людей, из которых делают рабов.</text:p>
      <text:p text:style-name="P25">Почему он не верил в бога, я не знаю. Я знаю только одно, что он был неграмотный. Но мне страшно захотелось узнать</text:p>
      <text:p text:style-name="P19"><text:soft-page-break/>237об</text:p>
      <text:p text:style-name="P18">во что бы то ни стало. И я также мало верил в бога, так как я с самого детства часто слышал от отца такие слова, что нет бога, почти каждый раз, как он бывал пьян. И мы так же не молились богу, как и он. Я и два младших брата, которые уже учились в училище, они оба учились хорошо. Но мать за это отца и нас ругала, что мы не молимся богу и говорила отцу, что вот ты не веришь в бога и так же учишь детей. Если они не будут верить в бога, то забудут родителей. А он ей сказал, что вот твой сын, которого ты женила, верит в бога, а зачем он верующий тебя забыл. И она замолчит. И вот я выбрал</text:p>
      <text:p text:style-name="P19">238</text:p>
      <text:p text:style-name="P22"><text:span text:style-name="T13">такое благоприятное время, когда отец был трезвый, чтобы спросить его почему он знает, что нет бога. Когда я его спросил, то он долго молчал, ничего не говорил и я на него смотрел и ждал ответа. Потом он мне сказал, что я слышал от ученых людей. Это было давно, когда я был еще молодой, вскоре после моей женитьбы, когда я работал в Успенской церкви (эта церковь у нас в </text:span><text:span text:style-name="T21">[...]</text:span><text:span text:style-name="T13">), то было там много московских мастеров, которые вот мне и говорили и убеждали, что нет бога, это только обман. И посмотри на богатых, что </text:span><text:span text:style-name="T21">[...]</text:span><text:span text:style-name="T13">. И он замолчал, а я ждал и думал, что</text:span></text:p>
      <text:p text:style-name="P19">238об</text:p>
      <text:p text:style-name="P18">он будет продолжать дальше. Потом я спросил, что дальше. Он посмотрел на меня и сказал, что больше тебе сказать нельзя ничего, т.к. тебя это погубит. Вот уйдешь, может быть, узнаешь. Он даже мне не сказал ни имен, ни фамилий этих людей. Действительно, я вскоре уехал. Когда я прощался с родителями, то мне мать говорила:</text:p>
      <text:p text:style-name="P18">- Не забывай нас, посылай денег.</text:p>
      <text:p text:style-name="P25">И я ей сулил несметные богатства. Но это была фантазия. Отец же: будь осторожнее с людьми, которых мало знаешь. Я уехал. С родителями оставил младших своих братьев, которые еще учились в училище,</text:p>
      <text:p text:style-name="P19">239</text:p>
      <text:p text:style-name="P22"><text:span text:style-name="T13">так что работать остался один отец. Я приехал в город Екатеринбург в 1900 году в </text:span><text:span text:style-name="T21">[...]</text:span><text:span text:style-name="T13"> месяцы и поступил в столярную мастерскую Д.Г. Галкина. И где пришлось подчиняться хозяину. Мне это не понравилось, т.к. я не привык и не работал никогда у хозяев, а работал с отцом в своей мастерской, где не было никаких наемных рабочих. Кроме своей семьи поэтому я не знал, какие могут быть отношения рабочего с хозяином. Тогда я понял свое унижение перед ними. Поэтому я стал их презирать, во мне явился инстинкт гордости, чтобы не унижаться перед ними.</text:span></text:p>
      <text:p text:style-name="P19">239об</text:p>
      <text:p text:style-name="P18">И я жил у этого хозяина 2 с лишним месяца. Я получал 90 копеек в день, свое содержание. Но мне этого было недостаточно, мне семейное и материальное положение передавало больше и я поступил в другую мастерскую, где думал лучше, но было то же и были те же отношения с рабочими и первое получил 90 коп., а потом вскоре прибавили и я стал получать 1 рубль в день, где я познакомился с товарищем и увлекся алкоголем и долго от него не мог избавиться и также вдался в ужасное развратство с женщинами, часто посещал дома терпимости, от которого также долго не мог</text:p>
      <text:p text:style-name="P19">240</text:p>
      <text:p text:style-name="P18">избавиться, как и от алкоголя. Несмотря на все на это я работал дни и ночи и мне все не хватало. Я даже забыл, что обещал родителям и забыл то, что мне говорили и часто бывали такие случаи: получим жалованье и пойдем на почту, чтобы их послать домой, а очутимся в доме терпимости и оставались и придем уже на другой день и тебя даже ничего нет. И это повторялось часто. Потом в канун марта приехал ко мне сосед, фамилия которого тоже Соломин. Он был женат и мы с ним уехали в первых числах апреля в город Омск, где и мы поступили в мастерскую Ласкурова, где жили недолго, перешли на крупчаточную</text:p>
      <text:p text:style-name="P19">240об</text:p>
      <text:p text:style-name="P22"><text:soft-page-break/><text:span text:style-name="T13">мельницу </text:span><text:span text:style-name="T21">[...]</text:span><text:span text:style-name="T13">, где жили до июля месяца и тут открылся небольшой роман, что меня и заставило уехать вдвоем с девицей обратно в Екатеринбург, где она и жила со мной недолго, уехала обратно. А я вскоре уехал на мельницу в г. Курган к Дулаеву, где я заинтересовался мельничной работой. Именно, почему? Да много было свободнее для рабочего, чем в мастерской, да и можно было добиться цели и должности крупчаточника, который получает солидное жалованье. Меня это польстило и я ударился в</text:span></text:p>
      <text:p text:style-name="P19">241</text:p>
      <text:p text:style-name="P18">мельничную работу. Подробности этой жизни я описывать не буду, только напишу одно, что для меня было дорого и большой потерей на всю жизнь. Я потерял отца, которого я ужасно любил. Когда я прочитал письмо (которое получил в декабре месяце 1907 г.) я вспомнил все, что мне говорил отец, давно забытое мною, и о всем о том я сожалею, что не поговорил с ним. Мне было жаль его за все его отношение с нами и ото всего этого горя я только и находил отраду в одном алкоголе. Потом я уехал на другую мельницу в Усть-Уйскую станицу Оренбургской губернии</text:p>
      <text:p text:style-name="P19">241об</text:p>
      <text:p text:style-name="P18">к Красногаеву. Только одно скажу, когда мы приехали, то была ужасно плохая пища, а нас работало около 10 человек и мы стали просить хозяина, чтобы он улучшил пищу, что он и удовлетворил. Я прожил до октября, а потом уехал домой на призыв. Приехал домой и вот в одно прекрасное время я встретился с товарищами детства, а теперь по рекрутству. Собрались в одно укромное и давай гулять и напились, как говориться до чертиков. И мне было стыдно родной матери, а также младших братьев, что я вдался в пьянство, так же, как раньше отец. И я ушел</text:p>
      <text:p text:style-name="P19">242</text:p>
      <text:p text:style-name="P18">ко второму брату, который не пил ничего и не курил табак, и был ужасно набожный, а также и по сие время. И со мной там сделалось дурно. Они испугались и сходили к матери, которая и видела меня в таком положении. Но это все прошло. Я простился и спросил брата, знает ли об этом моя мать. Он сказал "да". Но я решил идти домой, хотя и было стыдно, но делать нечего. Дня через 2 мне говорит мать и ставит пример отца, что и ты дойдешь до того, как твой отец. Но ты подумай о себе, что ты еще молод и можешь потерять себя и быть не человеком.</text:p>
      <text:p text:style-name="P19">242об</text:p>
      <text:p text:style-name="P22"><text:span text:style-name="T13">Она мне говорила много и что она пережила с ним. Да она подействовала на </text:span><text:span text:style-name="T21">[...]</text:span><text:span text:style-name="T13"> и я дал ей слово, что не буду так больше пить, и я его сдержал. И я остался от призыва на год и взял с собой младшего брата и уехал в Екатеринбург, где и поступил работать. Потом встали на одну квартиру, где познакомились с одним молодым человеком </text:span><text:span text:style-name="T21">[...]</text:span><text:span text:style-name="T13">.</text:span></text:p>
      <text:p text:style-name="P25">Он приехал из Вятки, где он был знаком с социалистами-революционерами и сочувствовал им и был революционно настроен. И мы много говорили с ним о правительстве,</text:p>
      <text:p text:style-name="P19">243</text:p>
      <text:p text:style-name="P18">о буржуазном классе, что они делают, а также и о земле и крестьянах, и я с ним соглашался и сочувствовал им. И я задавал ему много вопросов, на некоторые он мне отвечал, а по некоторым нет, как например, вопрос о боге. Он мне сказал, что ответить не могу, но я в него не верую. И удивило меня тогда, что он был рабочий, тоже столяр, а всегда трезв. Я спросил его, почему он не пьет водку. Он сказал, что революционеру некогда водку пить, а нужно бороться от гнета за свободу народа и, раз все вы не замечаете, до чего он угнетен, народ, разве можно на все на это</text:p>
      <text:p text:style-name="P19">243об</text:p>
      <text:p text:style-name="P22"><text:span text:style-name="T13">смотреть равнодушно. Пить. Этого нельзя, пить </text:span><text:span text:style-name="T21">[...]</text:span><text:span text:style-name="T13"> сочувствующим. Да, я понял его и стал сочувствовать ему и он дал мне оружие в руки, которое помогло мне справиться с алкоголем, а также посеял во мне ненависть к правительству и к буржуазному классу. И был такой случай в это время. Я работал в мастерской Тиунова и я ссорился с хозяином из-</text:span><text:soft-page-break/><text:span text:style-name="T13">за ученика, который получал 4 р. в месяц, и он купил в лавке карандаш. А хозяин давай его ругать и говорить, что вот вы носите барыш в лавку, а нет, чтобы хозяину, а он продает</text:span></text:p>
      <text:p text:style-name="P19">244</text:p>
      <text:p text:style-name="P18">карандаш, который в лавке стоит 3 коп., а он дерет за них 5 коп. Я не мог утерпеть и сказал хозяину, зачем вы ругаете человека, который получает несчастный гроши, а вы еще отнимаете последние, которые он зарабатывает потом и кровью. Как вам не стыдно обирать такого мальчика, который и так работает день и ночь, за что и был я уволен. Это было в 1903 г. и мне пришлось уехать в Каменский завод. Мне не хотелось с ним расставаться и мы расстались друзьями. Мы долго имели с ним переписку. Жаль было только одного, что он не был</text:p>
      <text:p text:style-name="P19">244об</text:p>
      <text:p text:style-name="P18">знаком с партийными и не познакомил меня. Вскоре после моего отъезда он уехал в город Омск. Я в Каменском заводе у брата прожил до ноября месяца, где и выпала небольшая история. Мы первоначально работали с 6 до 6 часов вечера, а также в субботу. Я стал говорить, что нужно требовать у хозяина, чтобы в субботу час сбавили на баню. Рабочие согласились и поручили мне переговорить с хозяином, что этого требуют все рабочие. Он долго не соглашался, но потом я сказал, что я напишу фабричному инспектору и прекратим</text:p>
      <text:p text:style-name="P19">245</text:p>
      <text:p text:style-name="P22"><text:span text:style-name="T13">работу, и он согласился. Наша взяла и восторжествовала. И я тогда понял, что рабочие имеют силу. Если они будут действовать дружно, то они могут бороться за свои права. Я съездил на призыв и поступил в мастерскую Дегтярева, где работал мой брат, которого я увез из дому, где я также поссорился с хозяином. Я уехал в Курган на мельницу </text:span><text:span text:style-name="T21">[...]</text:span><text:span text:style-name="T13">, где прожил 6 месяцев, и после окончания работы я уехал на станцию </text:span><text:span text:style-name="T21">[...]</text:span><text:span text:style-name="T13"> в село </text:span><text:span text:style-name="T21">[...]</text:span><text:span text:style-name="T13"> на мельницу Ивина, а потом уехал в Екатеринбург, где жил до призыва, а после призыва</text:span></text:p>
      <text:p text:style-name="P19">245об</text:p>
      <text:p text:style-name="P18">я уехал вместе с братом в Челябинск в декабре месяце 1907 г. и поступил на мельницу В. Кузнецова. А в апреле-мае 1905 г. я переехал на другую мельницу к И.В. Кузнецову. И в это время приехал ко мне товарищ и он поступил в мастерскую Литвина и заспорил с одним человеком о боге и о царе. Но мой товарищ в то время верил в бога и также не понимал зачем не надо царя. Он приходит и говорит нам с братом, что вот у нас есть человек, который не признает ни бога, ни царя. Меня это страшно заинтересовало и также моего</text:p>
      <text:p text:style-name="P19">246</text:p>
      <text:p text:style-name="P22"><text:span text:style-name="T13">брата, который также мало верил в бога. И мы попросили, чтобы он нас познакомил с ним. А на другой день он принес прокламации, которые мы с жадностью читали. А на следующее воскресенье мы пошли на массовку, а также и два раза в неделю мы посещали кружки. И когда я поближе познакомился с товарищами и агитаторами, они проводили </text:span><text:span text:style-name="T21">[...]</text:span><text:span text:style-name="T13"> демократическую идею. Первым моим вопросом был вопрос о боге. Да он много мне говорил о нем и я был им убежден, что нет бога...</text:span></text:p>
      <text:p text:style-name="P24"/>
      <text:p text:style-name="P17">Рукопись обрывается.</text:p>
      <text:p text:style-name="P19">246об</text:p>
      <text:p text:style-name="P17">24</text:p>
      <text:p text:style-name="P25">У нас вышел скандал с уходом Пенского. Он обратился к компании с просьбой дать ему денег на дорогу, рубля два. Наша головка так доверяла ему, что разрешила списать в конторе со счета крепостников три рубля. Были уверены, что он, вернувшись домой, возвратит. Контроля не сделали. На другой день узнали, что он списал себе все наличные деньги крепостников. А ведь на меня обижались, когда я говорил, что интимная дружба головки с человеком, который занимается</text:p>
      <text:p text:style-name="P19">247</text:p>
      <text:p text:style-name="P18"><text:soft-page-break/>кражей зипунов со спящих пьяных мужиков, торговлей вином и т.п. добродетелями, может лишь компроментировать нас. Возражали, что он держит себя прилично, по-товарищески и т.д. Урок был необходим.</text:p>
      <text:p text:style-name="P25">Сообщают, что смертники просидели на карцерном положении очень недолго. Служивший еще тогда помощник Ефремов напугал начальство тем, что на воле, вероятно, узнают о наказании смертников и может выйти неприятность благодаря вмешательству печати. Для Ефремова это удивительно!</text:p>
      <text:p text:style-name="P19">247об</text:p>
      <text:p text:style-name="P25">В ночь на сегодня казнены еще трое: лесные братья Иванов, Соловьев и Михалев. Первый из них считался сильным интересным и серьезным революционером и за его жизнью в тюрьме внимательно следили все политические заключенные. Убили массу труда и хлопот, чтобы удовлетворить все его желания. Соловьев был ранен в лесу солдатами и взят в то время, когда отстреливался. Михалев - предатель. Благодаря ему дело трех превратилось в процесс одиннадцати. Предательство однако его не спасло. В 9-ом</text:p>
      <text:p text:style-name="P19">248</text:p>
      <text:p text:style-name="P18">часу вечера начальник тюрьмы явился в камеру с солдатами и надзирателями и велели трем лесным братьям одеваться. Они знали, куда их поведут. Иванов покраснел и с ним сделалось сильное сердцебиение. Начальник сказал, что они могут проститься с товарищами, сидевшими вместе с ними, и не за руку, а общим поклоном и приветом. Они поклонились сказали: "Прощайте!". Иванов выговорил это с трудом, сдавленным голосом. На казнь пошли однако все бодро.</text:p>
      <text:p text:style-name="P19">248об</text:p>
      <text:p text:style-name="P22"><text:span text:style-name="T13">В </text:span><text:span text:style-name="T21">[...]</text:span><text:span text:style-name="T13">, где их ждала виселица, они запели революционную песню. Перед тем как надеть было петли, они послали громкое проклятие насилию и царизму. Палачь приготовил их. По команде полицейского пристава - раз, два, три, палачь стал выбивать скамейки из под казнимых, но Иванов не дождался и сам сбросил свою скамейку ногами.</text:span></text:p>
      <text:p text:style-name="P24"/>
      <text:p text:style-name="P26">Аполлонов Константин Андреевич.</text:p>
      <text:p text:style-name="P22"><text:span text:style-name="T15">крестьянин </text:span><text:span text:style-name="T23">[...]</text:span><text:span text:style-name="T15"> уезда, Талицкой</text:span></text:p>
      <text:p text:style-name="P19">249</text:p>
      <text:p text:style-name="P22"><text:span text:style-name="T13">волости. Во время ареста был учеником 3-ого класса Екатеринбургской торговой школы. Присоединился он к союзу активной борьбы потому, что не был знаком с членами других организаций. Влечение же к революционной работе у него уже было. Вся его революционная работа заключалась в том, что он напечатал </text:span><text:span text:style-name="T21">[...]</text:span><text:span text:style-name="T13"> несколько прокламаций союза активной борьбы. Присоединился он к этому союзу в октябре 1906 г., а в марте 1907 г. уже был арестован за экспроприацию в Рязановской церкви.</text:span></text:p>
      <text:p text:style-name="P19">249об</text:p>
      <text:p text:style-name="P22"><text:span text:style-name="T13">Таким образом работал он только 6 месяцев. Во время ареста возраст его был 17 1</text:span><text:span text:style-name="T21">/2</text:span><text:span text:style-name="T13"> лет. Во время казни имел 19 лет. В Талицком заводе у него остались родители, отец Андрей Тихонович, занимается хлебопашеством.</text:span></text:p>
      <text:p text:style-name="P17">---</text:p>
      <text:p text:style-name="P27"><text:span text:style-name="T15">Вячеслав Кругляшов.</text:span><text:span text:style-name="T13"> После суда он все время мечтал о побеге из тюрьмы и создавал различные проекты. Для этого он снесся с волей. Там революционеры рассчитывали освободить всех боевиков с Пискулиным во главе, осужденных на смерть.</text:span></text:p>
      <text:p text:style-name="P19">250</text:p>
      <text:p text:style-name="P1">Предполагали, что это можно будет сделать во время перевода заключенных из Екатеринбурга в Николаевку, так как разнесся слух, проверенный и оказавшийся отчасти правильным, что казнить будут там. Однако перевели не всех, а только одиннадцать человек. Кругляшов, рассчитывавший на освобождение вместе с другими, в это число не попал и, хотя попытка была организована на деньги, некогда доставшиеся им <text:soft-page-break/>экспроприацией, ему пришлось отказаться от мысли о свободе на этот раз. Неудачей окончилась попытка и для других,</text:p>
      <text:p text:style-name="P4">250об</text:p>
      <text:p text:style-name="P1">предполагавшаяся на дороге от Кушвы до Николаевки. Полиция узнала заблаговременно о ней и приняла все меры предосторожности, вплоть до командирования 30 ингушей для охраны дороги и […].</text:p>
      <text:p text:style-name="P11">Кругляшов предпринял вторую попытку. Он согласился с сидевшими в третьей верхней одиночке каторжанами. Из своей камеры он прошел к ним, разобрав пол. Так как третья одиночка находится над холодным коридором, ведущим во двор и плохо охраняемый ночью одним</text:p>
      <text:p text:style-name="P4">251</text:p>
      <text:p text:style-name="P1">надзирателем, то беглецы разобрали пол коридора, спустились в него, заперли спящего в соседней комнате надзирателя и вышли во двор. Здесь уголовные запасли им доски для того, чтобы перелезть через внешнюю стену тюрьмы. Доски были связаны и приставлены к стене, оставалось только перелезть. Бегство было обеспечено, так как все бегства через стену ночью удаются. Но тут произошло между беглецами какое-то недоразумение и они вернулись в</text:p>
      <text:p text:style-name="P4">251об</text:p>
      <text:p text:style-name="P1">камеру. Говорят, они испугались надзирателя Овчинникова, который проходил мимо, не заметив их. Вскоре Овчинников проходил во второй раз по двору и теперь заметил доски, приставленные к стене.</text:p>
      <text:p text:style-name="P11">Кругляшов не упокоился и предпринял третью попытку. Через своих агентов он снесся с волей. Там приготовили несколько […] троек. Дело было на масленицу. План состоял в том, чтобы</text:p>
      <text:p text:style-name="P4">252</text:p>
      <text:p text:style-name="P1">с помощью динамита среди белого дня прорваться во двор, взорвать там наружную стену и выскочить на дорогу, где должны были ждать тройки. Благодаря масленице рассчитывали замешаться среди сотен других троек, скачущих целый день по главному проспекту, и потом исчезнуть в заранее приготовленное место. Так как у Кругляшова было много денег, добытых экспроприациями, то все было сделано согласно</text:p>
      <text:p text:style-name="P4">252об</text:p>
      <text:p text:style-name="P1">плану. Запоздал лишь динамит, доставка которого в тюрьму была затруднительна. […] Тройки напрасно покружились около тюрьмы, взорвать стену было нечем.</text:p>
      <text:p text:style-name="P11">Между тем администрация тюрьмы и полиция узнали о попытках Кругляшова из записок, писанных им на волю и провалившихся, а также из […]. Тюрьма была завинчена. Кругляшова стали обыскивать</text:p>
      <text:p text:style-name="P4">253</text:p>
      <text:p text:style-name="P1">по несколько раз в день и переводить из камеры в камеру обратно. И тем не менее неунывающий Кругляшов стал организовывать первую попытку. Пилить решетки и разбирать пол было теперь уже совершенно немыслимо. Поэтому он достал азотной кислоты, посредством которой рассчитывал растопить решетку окна и спуститься во двор с помощью небольшой веревки. Из соседней</text:p>
      <text:p text:style-name="P4">253об</text:p>
      <text:p text:style-name="P1">камеры должны были всю ночь следить за двором и, заметить Кругляшова, спустить ему через форточку арестантский полушубок в чехле из белой простыни (дело было в феврале). На улице его должен был дожидаться рысак*. Надзор однако был так силен, на соседней церкви на колокольне стоял специальный надзор из полицейских стражников, переводили из камеры в камеру так часто, что все труды Кругляшова и его соучастников пропали даром.</text:p>
      <text:p text:style-name="P1">* Рысак весь день вертелся около тюрьмы.</text:p>
      <text:p text:style-name="P4">254</text:p>
      <text:p text:style-name="P11"><text:soft-page-break/>Сверх того он несколько раз хотел отравиться. Четыре раза доставляли ему синильную кислоту, давали кинжал. Но начальство внушило ему мысль, что он не будет казнен теперь, так как за ним числятся еще дела, за которые предстоит новый суд, и Кругляшов медлил. Перед казнью он упал духом и был не совсем нормален психически. Последний его проект перед судом</text:p>
      <text:p text:style-name="P4">254об</text:p>
      <text:p text:style-name="P1">в том, чтобы принести в зал суда бомбу и метнуть ее в судью. Говорят, этот проект был очень близок к осуществлению и остался невыполненным лишь по трудности передачи бомбы Кругляшову на суд. После приговора он проектировал убить одного из помощников, […], и имел для этого средства. Но товарищи узнали об этом, отговорили его. Кажется, он не отличался особенной самостоятельностью характера.</text:p>
      <text:p text:style-name="P4">255</text:p>
      <text:p text:style-name="P2">25</text:p>
      <text:p text:style-name="P11">Два-три дня в камере у нас было затишье, крупных ссор не происходило. Но я был глубоко уверен, что это ненадолго и первые жертвы праздника дадут повод к скандалу. Скандала еще не произошло, но он назрел. Случилось вот что. Трое из следственных политических пошли в контору получать припасы, выписанные перед праздником. Другие камеры получали еще вчера, но некоторые не успели. Вчера выписку разнесли по камерам. Сегодня уголовные пошли в контору сами,</text:p>
      <text:p text:style-name="P4">255об</text:p>
      <text:p text:style-name="P1">не знаю, по вызову ли или по собственной воле. За ними потянулось много уголовных, которым решительно нечего было получать. Когда пришли политики, они застали в конторе массу народа. Надзиратель Девятов, Потанецев, Дюдяев и другие стали гнать политиков, а в ответ на возражения, заворотили их и в […] выпроводили из конторы. Когда же политики запротестовали, Дюдяев вынул револьвер и сказал, что будет стрелять. Вместе с тем Колокольникову нанесен был по</text:p>
      <text:p text:style-name="P4">256</text:p>
      <text:p text:style-name="P1">затылку удар, который не удался только потому, что Колокольников успел подставить руку, на которую он и пришелся. Отвернулись и Кропонин, и Кирилов (последний не политик, только сидит в политической камере). Вытолкав их из конторы, надзиратели провоцировали на какую-нибудь выходку, ругали по-матерно, пытались пинать сзади. Но политики поспешили убраться. Как только весть об этом дошла до крепости, начались по обыкновению зажигательные</text:p>
      <text:p text:style-name="P4">256об</text:p>
      <text:p text:style-name="P1">протесты. Кричать, что давно пора начать борьбу, что избиения происходят с сентября и никто не протестует и т.п. Стали сноситься с политиками. Те готовили телеграмму министру внутренних дел и письменное приглашение начальнику тюрьмы явиться для разговора по поводу случившегося. Решили и то, и другое передать на вечерней проверке для отправки по адресу.</text:p>
      <text:p text:style-name="P11">В крепости ничего этого не знали и самые-то грязные хулиганы передавали, чтобы на проверке вызвать начальника</text:p>
      <text:p text:style-name="P4">257</text:p>
      <text:p text:style-name="P1">и заявить ему протест, т.к. ни один из крепостников не гарантирован теперь от […]. Крикуны все […]. Зрелых мнений я не слыхал, при том же я, воспользовавшись открытыми дверями, ушел в коридор.</text:p>
      <text:p text:style-name="P11">На проверке однако промолчали, отложив дело до завтра, когда будет известно, что решено политиками. Завтра таким образом разыгрывается начало «борьбы». К чему это поведет, вряд л можно сомневаться. Вся тюрьма по случаю</text:p>
      <text:p text:style-name="P4">257об</text:p>
      <text:p text:style-name="P1">праздника, пьяны надзиратели, не проспится еще и начальство. Вызывающий такт крепостников, непосредственно не заинтересованных в борьбе, может подать повод к безобразным репрессиям. Начальник уже предупредил, что он распорядился своим <text:soft-page-break/>помощникам действовать за его страх как им угодно. То же делают и помощники его в отношении к старшим надзирателям. Хотя крепостники и пользуются многими привилегиями перед другими […] и большим уважением, но при</text:p>
      <text:p text:style-name="P4">258</text:p>
      <text:p text:style-name="P1">Попытках «борьбы» им пощады не будет. Нужно ждать крутых безобразий. Начальство не боится ни прокурорского надзора, ни губернатора. Оно имеет достаточно определенных указаний, как действовать в подобных случаях, и ни перед чем не остановится. А наша крепость способна только на провокацию. Она ничего не хочет понимать, да и не может по самому своему составу. Безобразнее всего тут именно то, кричат наиболее презренные элементы. Я даже не знаю, не было ли провокаций</text:p>
      <text:p text:style-name="P4">258об</text:p>
      <text:p text:style-name="P1">со стороны и политиков, […] за выпиской. Их туда не звали, это верно. Безнаказанность их только и могла дать повод к поступку надзирателей. Что же делать мне в таком положении. Прежде всего я не приму никакого участия в обсуждении завтра вопроса о «борьбе». Если будет письменный протест я не подпишу его. Выйдет скандал у меня с камерой. От него меня могла бы охранить одиночка, но ее мне не дают. А слепо идти за стадом хулиганов я не могу. Я действительно</text:p>
      <text:p text:style-name="P4">259</text:p>
      <text:p text:style-name="P1">не вижу никакого толка от проектирующейся «борьбы». Такими мерами нынче ничего не добьешься, кроме усиления репрессий. Наконец, не видно из рассказов, чтобы было избиение. Политиков вытолкали, это так. Обругали и пригрозили револьвером, тоже верно. Но ведь все это нужно было […] <text:s/>уходить из конторы, раз оттуда гонят. Поступок надзирателей гадок, но зачем его нужно было провоцировать возражениями. Арестант существо нынче беззащитное. Гонят, иди. Говорят,</text:p>
      <text:p text:style-name="P4">259об</text:p>
      <text:p text:style-name="P1">если будут жертвы, это дойдет до общества и оно вмешается. Я думаю, что думать так, значит не знать теперешнего настроения общества. Никто там палец о палец не ударит в нашу защиту. Да никто его и не послушает. При том же сколько я не прислушивался к рассказам о здешних избиениях, я ничего не слыхал кроме как пяти-шести подзатыльниках, данных надзирателем арестанту. Исключениями являются случаи с […], Пятницким</text:p>
      <text:p text:style-name="P4">260</text:p>
      <text:p text:style-name="P1">и другими, бывшие на днях. Но я ничего не знаю о том, как они себя держали с начальством. Если избиения действительно вообще так безобразны, как представляют их у нас в камере, то я все же думаю, что не хулиганскому отребью нужно давать право руководить протестом. Протест протесту – рознь. История романовцев в Якутии не улучшила положение ссыльных в Якутской области. Что было, то и осталось. Пока избиения не коснулись крепости, она может обратиться лишь</text:p>
      <text:p text:style-name="P4">260об</text:p>
      <text:p text:style-name="P1">выражением сочувствия пострадавшим. Не провоцируя безобразных скандалов ничего нельзя предпринять. Я лично убежден, что бестактность наших хулиганов является главной причиной всех безобразных явлений в тюрьме. Ходить в контору без вызова давно уже запрещено. Об этом знает вся тюрьма. Никто не объявлял, что выписка дает право не соблюдать этого правила. Напротив, уволенный теперь Ефремов предупреждал, что в арестантов, стремящихся попасть в</text:p>
      <text:p text:style-name="P4">261</text:p>
      <text:p text:style-name="P1">Контору без разрешения, будут стрелять, если они не подчиняться требованию удалиться. Чего же еще надо?! Как мне надоело и измотало меня все это хулиганское безобразие!!! А завтра опять скандал неминуем!</text:p>
      <text:p text:style-name="P11">Начальник дал 25 рублей праздничных на всех надзирателей. Пришлось по несколько копеек младшим, старшие взяли что хотели. Из города было прислано <text:soft-page-break/>тюремному служащему персоналу много лакомств, конфеты и прочее. Все взяли старшие. Они же захватили и</text:p>
      <text:p text:style-name="P4">261об</text:p>
      <text:p text:style-name="P1">деньги, собранные в городе для тюрьмы. Вот в такой среде начинай-ка протест!</text:p>
      <text:p text:style-name="P11">Утром вышел курьер. Почти вся тюрьма поголовно просилась в церковь к обедне. Сказали, что всех пустить нельзя. В церковь увели только каторжан. Для остальных в зале нашего этажа обещали молебен. Поставили стол, накрыли скатертью. Вывели арестантов из обоих этажей. Собрались арестанты, столы стояли. Приходит старший надзиратель Васев и</text:p>
      <text:p text:style-name="P4">262</text:p>
      <text:p text:style-name="P1">велит расходиться обратно по камерам, молебен отменен.</text:p>
      <text:p text:style-name="P1">- Представление окончено, - насмешливо заявили арестантам и разошлись.</text:p>
      <text:p text:style-name="P2">---</text:p>
      <text:p text:style-name="P12">Иван Васильевич Иванов.</text:p>
      <text:p text:style-name="P11">Нелегальный. По паспорту взят 14 июня. На вид ему лет 24-25. Говорят, один моряков кронштадского порта, избегнувший суда и казни ( *) за восстание). Деятельный член с.-р. партии. Настоящее свое имя тщательно скрывал, т.к. оглашение его могло повредить партии. Говорят,</text:p>
      <text:p text:style-name="P1">*) по другим версиям, мичман с «Потемкина»</text:p>
      <text:p text:style-name="P4">262об</text:p>
      <text:p text:style-name="P1">однако, что хотя он и моряк, но не такой верный революционер, как думают. Его смешивают с кем-то другим. Сейчас заключенными производятся деятельные исследования для установления его личности.</text:p>
      <text:p text:style-name="P11">На казнь он шел, оправившись от смущения, охватившего в первые минуты при вызове. За ним пришел сам начальник с солдатами и надзирателями. В коридоре смертники стали громко кричать:</text:p>
      <text:p text:style-name="P1">- Прощайте, товарищи!</text:p>
      <text:p text:style-name="P11">Это первый случай. До сих</text:p>
      <text:p text:style-name="P4">263</text:p>
      <text:p text:style-name="P1">пор шли на смерть молча. Начальник и другие закричал:</text:p>
      <text:p text:style-name="P1">- Молчать! […]. Но смертники еще несколько раз крикнули.</text:p>
      <text:p text:style-name="P14">На месте казни, Иванов, выслушав приговор, спокойно обратился к полиции:</text:p>
      <text:p text:style-name="P1">- Ну, так действуйте, за вами очередь.</text:p>
      <text:p text:style-name="P14">Он сам взошел на эшафот. Кого-то из двух двоих, Соловьева или Михалева, подняли на руках, чтобы надеть петлю. Вероятно, Соловьева. Этот человек совершенно случайно</text:p>
      <text:p text:style-name="P4">263об</text:p>
      <text:p text:style-name="P1">попался по делу лесных братьев. Он не был членом их организации. Он пришел на квартиру Иванова и других по явке за нелегальной литературой. Там в это в время раскладывали и связывали ружья и другое оружие для относа в лес. Ему кажется, даже не предлагали принимать участия в относе, и он сам не собирался. Вышло как-то само собой, что и он потащил ружья вместе с лесными братьями.</text:p>
      <text:p text:style-name="P1">- Я даже стрелять не умею, - говорил он в тюрьме, - и совсем не боевик.</text:p>
      <text:p text:style-name="P11">Тем не менее взятый вместе с другими боевиками,</text:p>
      <text:p text:style-name="P4">264</text:p>
      <text:p text:style-name="P1">оказавшими вооруженное сопротивление полиции и войскам, он казнен. Как человек слабый, он мог не вынести процесса приготовления к казни и обезумел.</text:p>
      <text:p text:style-name="P2">---</text:p>
      <text:p text:style-name="P11">В атмосфере казней и избиений чем однако наполняет наша революционная камера время кроме боевых возгласов? Достали крепчайшего нюхательного табаку, нюхали и чихали. […] было слышно до упаду. Стояло какое-то дикое ржание, а не смех. Чихали, <text:soft-page-break/>забрызгивая слизью развязанный на столе […]. Тут большая доля психической ненормальности!</text:p>
      <text:p text:style-name="P4">264об</text:p>
      <text:p text:style-name="P2">26</text:p>
      <text:p text:style-name="P13"><text:span text:style-name="T22">Тифозная эпидемия продолжается. Больные вновь появились в нашем этаже. Запечатана камера N</text:span><text:span text:style-name="T14"> 14, больные отправляются в городскую больницу. Захворал еще помощник Добротворский. Болезнь постепенно […] охватывает камеры вокруг нас. Мы при нашей грязи и духоте […].</text:span></text:p>
      <text:p text:style-name="P11">С утра камеры нашего отделения находились в возбуждении. Говорили и выясняли случившееся накануне. Из рассказов я узнал, что Колокольников на вечерней проверке подал телеграмму министру внутренних дел, прося</text:p>
      <text:p text:style-name="P4">265</text:p>
      <text:p text:style-name="P1">помощи и назначения следствия по поводу практикующихся в тюрьме избиений. Кроме того он подал письменное заявление на имя начальника о том, что желает объясниться с ним по поводу побоев. Вскоре же после проверки Колокольникова вызвали в кабинет начальника. Там начальник предложил ему взять телеграмму обратно. Колокольников отказался. Начальник указал, что в телеграмме искажены факты. Случаи насилия над арестантами со стороны надзирателей и помощников были уже исследованы и виновные наказаны. Остаются исключительными</text:p>
      <text:p text:style-name="P4">265об</text:p>
      <text:p text:style-name="P1">случаи вроде избиения Пятницкого, Гребнева и других. Затем он указал на то, что он не мало заботится о политических арестантах и теперь ему же хотят подложить свинью. Что если Колокольников не возьмет обратно свою телеграмму, то он его накажет в дисциплинарном порядке за ложное сообщение министру. Колокольников остался при своем решении. Благодаря суматохе, воцарившейся утром в коридоре, удалось собраться человекам десять из камер 7, 8, 9 и 12, где сидят крепостники и политики.</text:p>
      <text:p text:style-name="P4">266</text:p>
      <text:p text:style-name="P1">Начались шумные разговоры. Эсдек, обвиняемый как член центрального комитета РСДРП, Теодорович доказывал, что Колокольников сделал большую ошибку, не взяв обратно телеграммы. Этим он провоцирует администрацию на репрессии. Чтобы он не сделал, высшее начальство одобрит его. Я был согласен с ним. Раз начальник просил, он пошел на капитуляцию и избиения приостановились бы, если они практикуются. Никакая репрессия против начальника, если она будет, не дает больше. Но с ним никто не соглашался и</text:p>
      <text:p text:style-name="P4">266об</text:p>
      <text:p text:style-name="P1">подняли такой гвалт, что мы ушли. И опять весь день по всем политическим камерам стоял крик и шум. Это обсуждали, что делать дальше. Решили в каждой камере подать письменное заявление о вызове прокурора. Интересно, что главными деятелями тут оказалась такая мразь, как</text:p>
      <text:p text:style-name="P1">На вечерней проверке было у них действительно подано такое заявление, не знаю, от чьего имени написанное, так как меня с ним не познакомили. Очень возможно, что от имени всей камеры. Я в таком случае, если меня будут спрашивать на следствии, так и заявлю, что</text:p>
      <text:p text:style-name="P4">267</text:p>
      <text:p text:style-name="P1">ничего не знаю о поданном заявлении. Камера уверена, что теперь начальник будет наказан, а политики и крепостники восторжествуют. Только и разговору, что «пора давно осадить! Зазнались! Житья нет!». Это при том попустительстве, какое начальство практикует по отношению к нам!</text:p>
      <text:p text:style-name="P11">Днем шли разговоры о том, что начальник стал очень любезен и свободно пропускает всех в контору. «Струсили!», - говорят.</text:p>
      <text:p text:style-name="P11">[…] услыхал, как я говорил, что юридически надзиратели всегда могут быть оправданы,</text:p>
      <text:p text:style-name="P4">267об</text:p>
      <text:p text:style-name="P1"><text:soft-page-break/>так как им запрещено пускать арестантов в контору без вызова. Затем указал на то, что из трех политиков, только одному дали по шее, да и то неудачно, он успел защититься. Это не избиения и не побои. Услыхав это, […] тотчас же нарочно побежал в контору под предлогом, что ему нужно получить выписку. Он хотел, очевидно, испытать начальство или спровоцировать новый инцидент. Но оказалось, что в контору уже вызывали за выпиской и его приходу не придали никакого значения.</text:p>
      <text:p text:style-name="P11">Любезность же начальника</text:p>
      <text:p text:style-name="P4">268</text:p>
      <text:p text:style-name="P1">я объяснил тем, что за время его заведования тюрьмой, это еще первый случай серьезного недоразумения с арестантами и он растерялся. Но как только прокурор или губернатор растолкуют ему его обязанности, от любезности не останется и следа. Колокольников будет наказан, за него заступится вся камера, накажут и ее. За нее заступятся другие камеры, накажут и их. Этого хотят крепостники и политики? Я говорил это политикам, но они остались, конечно, при своем мнении.</text:p>
      <text:p text:style-name="P4">268об</text:p>
      <text:p text:style-name="P1">и спрашивали, что же делать нужно по моему мнению. Я ответил, что нужно прежде всего бросить тактику наступления на администрацию, так как это равносильно провокации ее на репрессии. И не […] сказать, что не доверяю боевому духу политиков и крепостников, так очень хорошо их изучил.</text:p>
      <text:p text:style-name="P11">Пока все молчат, но буря собирается.</text:p>
      <text:p text:style-name="P2">---</text:p>
      <text:p text:style-name="P12">Аполлонов Константин.</text:p>
      <text:p text:style-name="P11">На экспроприацию Рязановской церкви он пошел против своей воли. Когда ему предложили идти, то он не мог</text:p>
      <text:p text:style-name="P4">269</text:p>
      <text:p text:style-name="P1">отказаться, боялся, что его назовут трусом. В душе же он был против экспроприации. Наивный малый, попав в тюрьму 17 лет, он полагал, что месяца через два он осудится, получит год или два тюрьмы и только. Увидев там, что суда не будет ранее года и что на суде он может получить даже каторжные работы, он легко примирился и с этим. Он быстро освоился со всей тюремной жизнью и сошелся с товарищами. В тюрьме его прозвали «головкой». Вплоть до последнего</text:p>
      <text:p text:style-name="P4">269об</text:p>
      <text:p text:style-name="P1">времени он оставался таким же веселым малым, каким был на воле. Все время он пользовался любовью товарищей, чему служил причиной его подвижный веселый характер. Даже в суровое время избиений в Николаевке он продолжал шутить. Во время голодовки бывшей весной 1908 г. в Николаевке, он спокойно держался до конца ее. Тюрьма не была ему тяжела. При своем веселом характере он мог легко просидеть несколько лет.</text:p>
      <text:p text:style-name="P2">---</text:p>
      <text:p text:style-name="P4">270</text:p>
      <text:p text:style-name="P11">Когда на вечерней проверке начальнику было подано заявление о вызове прокурора, он сказал, что не может принять такого заявления, так как оно касается не лица подающего, а совсем другого. Начался спор. Лапицкий и Манвяков доказывали, что и их могут избить надзиратели и что это дело касается и их. Начальник условно взял бумагу, чтобы рассмотреть ее содержание. Теперь пишутся еще заявления. Революция пока имеет бумажный характер. Будем ждать, как она выльется из камеры</text:p>
      <text:p text:style-name="P4">270об</text:p>
      <text:p text:style-name="P2">27</text:p>
      <text:p text:style-name="P13"><text:span text:style-name="T14">Вчера в камере двадцатой политики подали 15 заявлений о вызове прокурора. Подавали каждый за себя, т.к. подача коллективных заявлений не допускается. Шесть человек не подали (всех 21 человек). В камере </text:span><text:span text:style-name="T22">N 9 </text:span><text:span text:style-name="T14">из 13 сидящих заявления подали 5. В </text:span><text:span text:style-name="T22">N 8</text:span><text:span text:style-name="T14">, отделение крепости подали одно по поручению всех сидящих там, т.е. четырех </text:span><text:soft-page-break/><text:span text:style-name="T14">крепостников. У нас </text:span><text:span text:style-name="T22">N 7</text:span><text:span text:style-name="T14">, оказывается, подали не одно заявление, а четыре от имени каждого в отдельности. Из остальных девяти (нас 13 человек) я ничего не</text:span></text:p>
      <text:p text:style-name="P4">271</text:p>
      <text:p text:style-name="P1">знал о подаче заявления до самой проверки, остальные восемь не хотели подавать. Сегодня стали ждать результатов этой бумажной демонстрации. До вечера ничего не было слышно. Незадолго до вечерней прогулки. Все четыре камеры обошел старший надзиратель Никитин и сурово объявил распоряжение начальника: камеры 12 и 9 соединяются вместе в одну 12, 8-7 так же. Не размещение 34 политических следственных по двум камерам начальство смотрело, как на любезность со своей стороны,</text:p>
      <text:p text:style-name="P4">271об</text:p>
      <text:p text:style-name="P1">размещая по 46 человек в более тесных камерах. Равным образом 17 крепостников были помещены в двух камерах также из любезности. Сегодняшняя перетасовка рассматривается политиками как первая репрессия за подачу заявлений. Будет продолжение.</text:p>
      <text:p text:style-name="P1">- И мы тоже на заявлениях не остановимся, - говорят у нас и в политических.</text:p>
      <text:p text:style-name="P11">Что они еще намерены предпринять, не знаю. Мне прежде времени теперь не скажут. На меня злы и за вчерашние мои речи. Меня</text:p>
      <text:p text:style-name="P4">272</text:p>
      <text:p text:style-name="P1">поймали в коридоре и говорили:</text:p>
      <text:p text:style-name="P1">- Если вас слушать с Теодоровичем, то нужно молчать даже, если будут убивать арестантов.</text:p>
      <text:p text:style-name="P13"><text:span text:style-name="T14">Я возразил, что прав тот, кто умел предвидеть, что случится, а случилось то, что я говорил. Будет еще хуже. В самом деле, я не питаю никакого доверия к этим людям. Когда я указал, что факты значительно искажаются политиками, мне возразили буквально следующее (</text:span><text:span text:style-name="T22">[...]</text:span><text:span text:style-name="T14">).</text:span></text:p>
      <text:p text:style-name="P1">- Из тактических соображений можно и преувеличивать!</text:p>
      <text:p text:style-name="P4">272об</text:p>
      <text:p text:style-name="P13"><text:span text:style-name="T14">Есть свидетели этих слов - </text:span><text:span text:style-name="T22">[...]</text:span><text:span text:style-name="T14">.</text:span></text:p>
      <text:p text:style-name="P2">---</text:p>
      <text:p text:style-name="P8"><text:span text:style-name="T16">Александр Соловьев</text:span><text:span text:style-name="T14"> оставил после себя письмо к родным следующего содержания (Орфография соблюдена).</text:span></text:p>
      <text:p text:style-name="P11">Милые дорогие мама папа маша, федя, вася, сема, миша, саша. пишу вам последнее прощальное письмо. пишу за несколько часов до смерти. И когда вы получите это письмо то меня уже не будет я умираю с убеждением в то правое дело за которое я боролся насколько было</text:p>
      <text:p text:style-name="P4">273</text:p>
      <text:p text:style-name="P1">возможно в моем положении. Каждый человек кто не равнодушно относится к освободительному движению кому дороги свобода. Тот так не поступит. дорогая мама вы видите что не я один умираю за это правое дело. правда вам тяжело будет перенести это горе но вы тогда вспомните всех так повешенных расстреляных сосланных в каторжные работы и они оставили также своих матерей в таком же горе и вы тогда</text:p>
      <text:p text:style-name="P4">273об</text:p>
      <text:p text:style-name="P1">скажете что не вы первые перенесли это горе и не вы последние милые дорогие мои крепко обнимаю и целую вас всех и прошу принять мой последний прощальный привет.</text:p>
      <text:p text:style-name="P11">Передайте привет всем моим товарищам.</text:p>
      <text:p text:style-name="P11"><text:tab/>Александр.</text:p>
      <text:p text:style-name="P11">18-ого декабря 1908 г.</text:p>
      <text:p text:style-name="P11"><text:tab/><text:tab/>Екатеринбургская тюрьма.</text:p>
      <text:p text:style-name="P2">---</text:p>
      <text:p text:style-name="P11">Бедняга! Осужденный по делу, в котором он совершенно не виновен (Я даже</text:p>
      <text:p text:style-name="P4">274</text:p>
      <text:p text:style-name="P1"><text:soft-page-break/>стрелять не умею!), он на суде ни словом не сказал об этом, очевидно, из опасения как бы не отягчить участь других. Он думал, что своей самоотверженностью что-нибудь сделает для товарищей. Его выгораживали все участники дела, кто знал его случайное присутствие в лесу. Иванов еще задолго до суда хлопотал о защитнике для него, указывая, что его нужно спасти, так как он к делу не причастен. Но его казнили!</text:p>
      <text:p text:style-name="P4">274об</text:p>
      <text:p text:style-name="P11">Полуграмотный, он не умеет даже самостоятельно письма к родным написать перед смертью и копирует Соломина и тут он не может без ошибок списать с оригинала. Это был странный, безобидный, мирный эс-эровский пропагандист.</text:p>
      <text:p text:style-name="P12">Аполлонов Константин.</text:p>
      <text:p text:style-name="P11">Этот веселый неунывающий мальчик употребляет всяческие усилия, чтобы выгородить из дела всех других участников, хотя сам шел на экспроприацию вопреки</text:p>
      <text:p text:style-name="P4">275</text:p>
      <text:p text:style-name="P1">собственным взглядам. Он хотел выставить себя главным организатором и исполнителем ограбления. Но товарищи не согласились. Впрочем одного они выгородили.</text:p>
      <text:p text:style-name="P11">После его смерти осталось следующее письмо к одному приятелю:</text:p>
      <text:p text:style-name="P11"><text:tab/><text:tab/>Е...на!</text:p>
      <text:p text:style-name="P11">Прости, что я так долго не писал. Живу ничего, настроение хорошее, думаю, что и дальше так будет. Жду исполнения приговора, наверное на днях повешают. 10 человек уже не стало и очередь наша, если</text:p>
      <text:p text:style-name="P4">275об</text:p>
      <text:p text:style-name="P8"><text:span text:style-name="T14">только будет вешать </text:span><text:span text:style-name="T22">[...]</text:span><text:span text:style-name="T14">. Да, Е...на, не пришлось нам больше с тобой увидеться, а мне бы хотелось, страшно хотелось увидеться с тобой. Е...на, прошу тебя, когда меня повесят, напиши моим родителям. Я ведь с ними не виделся после суда-то. Ни одного свидания не дали, так ты Е...на напиши, ты это можешь хорошо сделать. Если успею, то еще напишу, сегодня торопился. Кланяюсь ребятам, Костя.</text:span></text:p>
      <text:p text:style-name="P11">Е...на, пошли прилагаемое письмо по следующему адресу, если можно, то пошли скорее.</text:p>
      <text:p text:style-name="P4">276</text:p>
      <text:p text:style-name="P1">Прощай Е...на!</text:p>
      <text:p text:style-name="P11">Шлет прощальный привет Вася.</text:p>
      <text:p text:style-name="P11">20 декабря 1908. Костя.</text:p>
      <text:p text:style-name="P11">(Повешен 23 декабря).</text:p>
      <text:p text:style-name="P13"><text:span text:style-name="T14">Знавшие его характеризуют его как </text:span><text:span text:style-name="T16">Комика</text:span><text:span text:style-name="T14">.</text:span></text:p>
      <text:p text:style-name="P4">276об</text:p>
      <text:p text:style-name="P2">28</text:p>
      <text:p text:style-name="P13"><text:span text:style-name="T14">Не успели еще перевешать всех осужденных военным судом, как начинает накопляться новый запас кандидатов на виселицу. Кроме Пискунова, взятого на попытке экспроприации, теперь в пятой верхней одиночке сидит убийца пермского архиерея. Его привезли </text:span><text:span text:style-name="T22">[...]</text:span><text:span text:style-name="T14"> третьего дня. Содержат строго, не пускают к нему ни ламповщика, ни с кипятком, все делается через посредство надзирателя. Говорят, это молодой парень, может быть, псаломщик или причастник. Казнь ему обеспечена, если он будет судиться военным судом.</text:span></text:p>
      <text:p text:style-name="P4">277</text:p>
      <text:p text:style-name="P1">днем опять завязалась старинная история. Надзиратель вызвал одиночки вверху на прогулку. Пошли только трое. Надзиратель заявил, что он трех не поведет, должны идти все. Но так как все не шли, то не повели никого. Тогда трое стали требовать прогулки. Дело дошло до стука в дверь с требованием начальства. Надзиратель грозил револьвером. Наконец явился дежурный помощник и сказал тоже, что если пойдут не все, то не пойдет никто. Вновь начался крик, стук и шум. Начальство решило уступить и выпустило на прогулку желающих.</text:p>
      <text:p text:style-name="P4">277об</text:p>
      <text:p text:style-name="P13"><text:soft-page-break/><text:span text:style-name="T16">Алесандр Соловьев</text:span><text:span text:style-name="T14">. Подтверждается, что при казни он ослабел и его на руках подняли, чтобы надеть петлю. Еще из камеры его волокли, а он не сам шел. Три надзирателя за руки и за ворот утащили его из тюрьмы.</text:span></text:p>
      <text:p text:style-name="P2">30</text:p>
      <text:p text:style-name="P13"><text:span text:style-name="T14">Только тюрьма и может дарить такие курьезы, какой разыгрался у нас с одиночкой </text:span><text:span text:style-name="T22">N 5</text:span><text:span text:style-name="T14">, где сидит убийца пермского архиерея. Публика страшно заинтересовалась этим господином, и исследования начались энергичные. В тюрьме такая масса связей со всей Россией, что выяснить личность каждого вновь прибывшего удается обыкновенно очень скоро, если только он не</text:span></text:p>
      <text:p text:style-name="P4">278</text:p>
      <text:p text:style-name="P8"><text:span text:style-name="T14">законспирируется какой-либо партией. Тогда как и говорят: это эс-эр, нелегальный, настоящее имя нельзя разглашать. И на этом успокаиваются. Так бывает с людьми, прибывшими с юга, с Кавказа, из Сибири. А тут убийца пермского архиерея. Несколько вопросов, обращенных к вновь прибывшему, несколько фраз и справок по разным камерам вверху и внизу, и все нужное узнано. Так было и на этот раз. И вот вчера уже мы знали, что никакого пермского архиерея никто не убивал, что он преблагополучно существует в Перми, а заключенный в одиночке </text:span><text:span text:style-name="T22">N 5</text:span><text:span text:style-name="T14"> не больше ни меньше, как провокатор, которого полиция прячет от мести выданных им товарищей! К вечеру называли уже его настоящее имя, но еще не </text:span><text:span text:style-name="T22">[...]</text:span><text:span text:style-name="T14">, так как не удается</text:span></text:p>
      <text:p text:style-name="P4">278об</text:p>
      <text:p text:style-name="P1">увидеть его лицо, которое он даже сидя в камере, старательно закрывает воротником.</text:p>
      <text:p text:style-name="P11">Начальство отобрало восемь человек политиков по-видимому, громче всех кричавших по поводу протеста против избиений, и рассадило их в одиночки. Если это так, то это не совсем справедливо, потому что кричавшие в коридоре как раз почти сильнее были против протеста и ругали Колокольникова за то, что он не согласился взять обратно телеграмму к министру.</text:p>
      <text:p text:style-name="P11">Днем был курьез. В третьей одиночке сидит четверо мальчишек. Им велели идти на прогулку, но у трех не было ни шапок, ни обуви. Тем не менее надзиратели стали их гнать. Выгонят, а мальчишки обегут по залу и опять в камеру. Бились, бились два надзирателя, кое как заарканили их, пригрозив им</text:p>
      <text:p text:style-name="P4">279</text:p>
      <text:p text:style-name="P8"><text:span text:style-name="T14">карцером за непослушание и не обращая внимание на то, что нельзя же чуть не нагишом гулять зимой на улице. Но у решетки во второе отделение снова началась та же история. Вытащат из зала, мальчишки вывернуться и назад в зал. Опять ругань, беганье, хлопают решеткой. Наконец удалось преодолеть и это препятствие и решетку в зал закрыли, вытащив мальчишек в коридор второго отделения. Предстояло еще два препятствия - решетка первого отделения и дверь на улицу. Во время борьбы у нижней решетки появился кто-то из старших и, узнав, в чем дело, усмирил ретивых надзирателей, </text:span><text:span text:style-name="T22">[...]</text:span><text:span text:style-name="T14">, что нагишов арестантов нельзя выводить на улицу.</text:span></text:p>
      <text:p text:style-name="P4">279об</text:p>
      <text:p text:style-name="P11">Товарищи Соловьева, отославшие его посмертное письмо отцу его, написали следующее препроводительное письмо.</text:p>
      <text:p text:style-name="P13"><text:span text:style-name="T14">Уважаемый Семен </text:span><text:span text:style-name="T22">[...]</text:span><text:span text:style-name="T14"> ! От вашего сына получено письмо, которое он просил переписать и отправить вам. Его просьбу я считаю своим долгом исполнить. Со своей стороны сообщаю, что он судился Военно-Окружным судом в Екатеринбурге 24 и 25 ноября 1908 года. Приговорен к смертной казни и приговор приведен в исполнение ночью с 23 по 24 декабря того же года в г. Екатеринбурге. По одному вместе с ним повешены еще двое товарищей. Приговор свой он выслушал спокойно, на смерть пошел с чистой совестью. Хотя его и нет с нами, но память о нем, как о честном и верном своему делу революционере, среди товарищей будет жить долго. Для верности, чтобы письмо не</text:span></text:p>
      <text:p text:style-name="P4">280</text:p>
      <text:p text:style-name="P1"><text:soft-page-break/>пропало, посылаю в двух экземплярах. Моя просьба к вам следующая: <text:s/>когда получите письмо, то сообщиет. Адрес: Екатеринбург, Пер. губ., Тюрьма.</text:p>
      <text:p text:style-name="P2">---</text:p>
      <text:p text:style-name="P11">Очевидец пишет мне:</text:p>
      <text:p text:style-name="P13"><text:span text:style-name="T14">Иванова (Жилина), Соловьева и Михалева повели на казнь ночью между 10-11 часами с 23 по 24 декабря. Сопровождали их начальник тюрьмы, который шел впереди, два помощника, старший надзиратель Васев, который шел сзади. Человек около десяти солдат и несколько надзирателей (в том числе известный Потаскаев), которые вели подруки приговоренных. Впереди шел Иванов и Михалев, а сзади них шел Соловьев. Соловьев, увидавший, что из 1-й камеры </text:span><text:span text:style-name="T22">IV </text:span><text:span text:style-name="T14">отделения</text:span></text:p>
      <text:p text:style-name="P4">280об</text:p>
      <text:p text:style-name="P1">смотрят к окно, вскричал: "Прощайте", - и еще что-то, но за шумом и криками, поднятыми надзирателями, чтобы ушли с окна, нельзя было ничего разобрать. Со слов видевших из первой камеры, они шли бодро, хотя их и вели подруки.</text:p>
      <text:p text:style-name="P2">---</text:p>
      <text:p text:style-name="P11">Под влиянием теплой погоды с жарко натопленной печи у нас в камере летают мухи. Поляков объявил, что публика может ловить их и сдавать ему живьем, он будет их глотать живьем. Что же и делать социалисту вроде Полякова, когда весят его товарищей!</text:p>
      <text:p text:style-name="P2">---</text:p>
      <text:p text:style-name="P13"><text:span text:style-name="T14">Мне объявлено, что я могу занять, если хочу, одиночку </text:span><text:span text:style-name="T22">N 5</text:span><text:span text:style-name="T14">, откуда провокатора перевели неизвестно куда. Я перейду, конечно, </text:span><text:span text:style-name="T22">[...]</text:span><text:span text:style-name="T14">.</text:span></text:p>
      <text:p text:style-name="P4">281</text:p>
      <text:p text:style-name="P5">Одиночная камера</text:p>
      <text:p text:style-name="P6">N 5</text:p>
      <text:p text:style-name="P13"><text:span text:style-name="T14">Перед обедом я перебрался в одиночку. Растался с крепостниками очень любезно. Звали в гости и заставили проститься. Так поступало подавляющее большинство. Но, конечно, разные Поляковы </text:span><text:span text:style-name="T22">[...]</text:span><text:span text:style-name="T14"> и сделали глупости. Теперь все это позади. Я один. Тихо, но очень холодно, несмотря на теплую погоду. При том очень свежо. Делать однако нечего. Как-нибудь да вырваться из камеры </text:span><text:span text:style-name="T22">N 7</text:span><text:span text:style-name="T14"> надо было. Попробую работать. А прежде всего отдохну и свои нервы успокою. Трудно предвидеть, что могло бы опять перевернуть вверх</text:span></text:p>
      <text:p text:style-name="P4">281об</text:p>
      <text:p text:style-name="P8"><text:span text:style-name="T14">с таким трудом добытый мной покой. </text:span><text:span text:style-name="T22">[...]</text:span><text:span text:style-name="T14">. Я не буду об этом думать, а прежде всего буду отдыхать. Даю себе сроку два дня. Мой дневник теперь отощает, т.к. записывать будет нечего.</text:span></text:p>
      <text:p text:style-name="P13"><text:span text:style-name="T14">Одиночка </text:span><text:span text:style-name="T22">N 5 </text:span><text:span text:style-name="T14">копия с одиночки </text:span><text:span text:style-name="T22">N 3</text:span><text:span text:style-name="T14">, только одного в ней нет - печи, и потому она больше. Стены ее так же изрезаны надписями, </text:span><text:span text:style-name="T22">[...]</text:span><text:span text:style-name="T14"> происхождения. Вот надпись, сделанная только что казненным Соболевым. Он извещает о назначенной ему судом смертной казни. Надпись режевенских рабочих и т.п.</text:span></text:p>
      <text:p text:style-name="P11">Я спросил, как это так вышло, что моя одиночка оказалась без печки. Говорят, она отоплялась</text:p>
      <text:p text:style-name="P4">282</text:p>
      <text:p text:style-name="P1">теплом трубы от кухонной печи внизу. Теперь кухню перенесли на другое место, печь уничтожили, а вместе с ней и тепловая труба перестала нагреваться.</text:p>
      <text:p text:style-name="P2">---</text:p>
      <text:p text:style-name="P13"><text:span text:style-name="T14">Рассказы очевидцев довольно основательно опровергают мнение, что Соловьев перед казнью ослабел и распустился. Он оставался бодрым до конца. Расслаб </text:span><text:span text:style-name="T16">Михалев</text:span><text:span text:style-name="T14">. Его подняли на руках, чтобы надеть петлю.</text:span></text:p>
      <text:p text:style-name="P2">---</text:p>
      <text:p text:style-name="P4">282об</text:p>
      <text:p text:style-name="P2">31</text:p>
      <text:p text:style-name="P11">Знакомые казненного Соломина отправили его письмо к матери, сопроводив его следующей припиской:</text:p>
      <text:p text:style-name="P11"><text:soft-page-break/><text:tab/>Уважаемая Анна Ивановна!</text:p>
      <text:p text:style-name="P11">Исполняю просьбу товарищей вашего сына Василия Ивановича, которые просили меня переслать вам прилагаемое при сем его и сообщить следующее. 28-ого минувшего ноября Василий Иванович судился военным судом за революционную деятельность и был приговорен к смертной казни. Приговор этот в ночь с 22 на 23 декабря приведен в исполнение. Лично я совершенно не знал Василия Ивановича и взял на себя печальную обязанность сообщить вам ужасную весть об его мученической кончине вследствие просьбы его товарищей, не имевших более к кому обратиться и доверить письмо вашего сына. Все они очень благоговейно относятся к памяти о нем и видят</text:p>
      <text:p text:style-name="P4">283</text:p>
      <text:p text:style-name="P1">в нем незаменимого товарища и стойкого борца за дело народной свободы.</text:p>
      <text:p text:style-name="P13"><text:span text:style-name="T14">Анна Ивановна! Ужасную весть сообщаю я вам. Но то, что говорят товарищи о Василии Ивановиче, должно послужить вам утешением и сколько-нибудь смягчить ваше материнское горе. Укрепитесь разумом и сердцем и в память безвременно погибшего сына воспитайте остальных детей в духе любви к ближнему и к делу свободы. Это будет лучший памятник вашему покойному сыну. Пусть выйдут из них не кулаки, </text:span><text:span text:style-name="T22">[...]</text:span><text:span text:style-name="T14">, не пьяницы, </text:span><text:span text:style-name="T22">[...]</text:span><text:span text:style-name="T14">, а люди, вдумчиво относящиеся к горю ближнего и счастье народа ставящие выше своего личного счастья. Пусть они понимают, кто был их старший брат и за что он погиб. Василий Иванович судился и казнен в г. Екатеринбурга.</text:span></text:p>
      <text:p text:style-name="P11">1908 г. Подписано Николаев.</text:p>
      <text:p text:style-name="P11">декабря 30</text:p>
      <text:p text:style-name="P4">283об</text:p>
      <text:p text:style-name="P13"><text:span text:style-name="T14">В одиночку </text:span><text:span text:style-name="T22">N 3</text:span><text:span text:style-name="T14"> </text:span><text:span text:style-name="T22">[...]</text:span><text:span text:style-name="T14"> оказывается запрятан известный прохвост Помазкин. В свое время он видел несколько попыток арестантов к побегу, подкопы, бомбы. Он из революционной организации и выдал своих товарищей. Вообще это невообразимо грязный негодяй. Ему пригрозили, что расправятся с ним. Теперь администрация прячет его и даже надзиратели уверяют, что одиночка </text:span><text:span text:style-name="T22">N 3</text:span><text:span text:style-name="T14"> пуста. Туда никого не пускают, ни чистить камеру, ни лампу подавать, ни кипяток разливать. Выпускать его на волю однако же </text:span><text:span text:style-name="T22">[...]</text:span><text:span text:style-name="T14">, т.к. за ним числится крупное дело.</text:span></text:p>
      <text:p text:style-name="P2">---</text:p>
      <text:p text:style-name="P4">284</text:p>
      <text:p text:style-name="P11">На любой стене моей камеры написано:</text:p>
      <text:p text:style-name="P11"><text:tab/>Военные результаты</text:p>
      <text:p text:style-name="P13"><text:span text:style-name="T14"><text:tab/>Соболев </text:span><text:span text:style-name="T22">[...]</text:span><text:span text:style-name="T14"> Егорович</text:span></text:p>
      <text:p text:style-name="P11"><text:tab/>Судился 1908 году ноября</text:p>
      <text:p text:style-name="P11"><text:tab/>15 дня приговорен</text:p>
      <text:p text:style-name="P11"><text:tab/>К смертной казни</text:p>
      <text:p text:style-name="P11">На правой, ближе к окну надпись</text:p>
      <text:p text:style-name="P13"><text:span text:style-name="T14"><text:tab/></text:span><text:span text:style-name="T19">Мохов</text:span></text:p>
      <text:p text:style-name="P11">Это написал рабочий Мохов</text:p>
      <text:p text:style-name="P11">ближе к двери.</text:p>
      <text:p text:style-name="P10"/>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8">Мохов Ил.</text:p>
            <text:p text:style-name="P18">безвинно</text:p>
            <text:p text:style-name="P18">сидит в тюрьме и</text:p>
            <text:p text:style-name="P18">судится военным судом </text:p>
            <text:p text:style-name="P18">будет 12 ноября</text:p>
            <text:p text:style-name="P18">1908 г.</text:p>
          </table:table-cell>
          <table:table-cell table:style-name="Таблица1.B1" office:value-type="string">
            <text:p text:style-name="P24"/>
            <text:p text:style-name="P3">дело на</text:p>
            <text:p text:style-name="P18">переследствие</text:p>
            <text:p text:style-name="P18">открыты</text:p>
            <text:p text:style-name="P18">виновники</text:p>
            <text:p text:style-name="P18">Мохов</text:p>
            <text:p text:style-name="P18">Мароков</text:p>
            <text:p text:style-name="P18">Песков</text:p>
            <text:p text:style-name="P18">на свободу</text:p>
          </table:table-cell>
        </table:table-row>
      </table:table>
      <text:p text:style-name="P10"/>
      <text:p text:style-name="P24"><text:soft-page-break/></text:p>
      <text:p text:style-name="P11">Иван Мароков</text:p>
      <text:p text:style-name="P11">сидит безвинно</text:p>
      <text:p text:style-name="P11">судится будет</text:p>
      <text:p text:style-name="P11">военным судом но</text:p>
      <text:p text:style-name="P11">дело пойдет на переследствие</text:p>
      <text:p text:style-name="P11">так что из</text:p>
      <text:p text:style-name="P11">свидетелей оказались</text:p>
      <text:p text:style-name="P11">виновными Базанов,</text:p>
      <text:p text:style-name="P11">и Мокроусов, а из виновных</text:p>
      <text:p text:style-name="P4">284об</text:p>
      <text:p text:style-name="P11">один Лунесов и</text:p>
      <text:p text:style-name="P11">еще некто Пономарев</text:p>
      <text:p text:style-name="P11">который совершил</text:p>
      <text:p text:style-name="P11">преступление скрылся</text:p>
      <text:p text:style-name="P1">Около дверей нацарапанно</text:p>
      <text:p text:style-name="P1">Живые мертвецы</text:p>
      <text:p text:style-name="P11">Пискулин и</text:p>
      <text:p text:style-name="P11">Фамальниев</text:p>
      <text:p text:style-name="P2">---</text:p>
      <text:p text:style-name="P13"><text:span text:style-name="T16">Иванов (Жилин)</text:span><text:span text:style-name="T14">. Из крестьян Тамбовской губ., </text:span><text:span text:style-name="T22">[...]</text:span><text:span text:style-name="T14"> уезда (деревни не знаю). Настоящее его имя, отчество и фамилия Петр Васильевич Колмаков, 24=25 лет (Подробно о нем знает ...). На военную службу призывался в 1905 г. Служил в 5-ом флотском экипаже. Был, кажется, простым матросом. Состоял членом партии с.р. в 1906 г., бросил военную службу, взяв 860 руб. казенных денег из суммы экипажа, которые и внес в комитет,</text:span></text:p>
      <text:p text:style-name="P4">285</text:p>
      <text:p text:style-name="P8"><text:span text:style-name="T14">о чем было </text:span><text:span text:style-name="T22">[...]</text:span><text:span text:style-name="T14"> в журнале "Голос" за 1906 г. в </text:span><text:span text:style-name="T22">N 17</text:span><text:span text:style-name="T14"> (О подробностях где и можете справится). В том же году прибыл в Вятскую губ., был в организации Ижевского завода, затем перебравшись в Вятку, принял участие в одном из эксов, где и попал в руки полиции. Под какой фамилией сидел он в Вятской тюрьме, не знаю, кажется Федоров (Справился у ...). Был приговорен к смертной казни, но накануне смерти бежал из тюрьмы в числе 6 человек по одному делу. Просмотрите екатеринбургские газеты за начало 1907 г. о побеге из вятской тюрьмы пяти приговоренных к смерти. Фамилии следующие: Федоров, он же Иванов, Маевский, Дунаев, других двух не знаю. Бежали</text:span></text:p>
      <text:p text:style-name="P4">285об</text:p>
      <text:p text:style-name="P8"><text:span text:style-name="T14">с ним также покойный Фамальниев, казненный по делу </text:span><text:span text:style-name="T22">[...]</text:span><text:span text:style-name="T14">. Под какой фамилией сидел он в вятской тюрьме, не знаю. Настоящая фамилия его </text:span><text:span text:style-name="T22">[...]</text:span><text:span text:style-name="T14">, уроженец Ижевского завода Вятской губернии.</text:span></text:p>
      <text:p text:style-name="P11">Побег Иванова (Федорова) из вятской тюрьмы. Решили бежать 6 человек по одному делу: Федоров, Маевский, Дунаев, Фамальниев и еще двое, которых не знаю. Побег приготовляли с воли посредством подкупа стражи, как внутренней, так и наружной. На это дело было израсходовано около 1500 рублей. Бежавшим оставалось только перепилить решетку, спуститься со второго этажа, перелезть через забор и уйти. Все они были, кажется, закованы. Когда все было готовы, то они ночью</text:p>
      <text:p text:style-name="P4">286</text:p>
      <text:p text:style-name="P8"><text:span text:style-name="T14">спустились во двор. Один из шести почему-то вернулся обратно в камеру, после того как пять человек перелезли через забор </text:span><text:span text:style-name="T22">[...]</text:span><text:span text:style-name="T14">. Подождав некоторое время отставшего товарища, они ушли. Все пять человек направились к реке и в кандалах переплыли ее. После этого часовой сделал выстрел. Администрации, прибежавшей на выстрел, часовой сообщил о побеге арестантов и указал противоположную сторону побега, и только поэтому они </text:span><text:soft-page-break/><text:span text:style-name="T14">остались не пойманы. В Вятке после побега он, Иванов, прожил недели три и почти никуда не выходил. Затем Иванов уехал в Пермь.</text:span></text:p>
      <text:p text:style-name="P11">По другим сведениям, побег из вяткинской тюрьмы со слов покойного Фамельниева-Виноградова</text:p>
      <text:p text:style-name="P4">286об</text:p>
      <text:p text:style-name="P1">передают так. Днем, когда они шли с прогулки, то в коридоре для них была приготовлена решетка. Пять человек бросились в эту решетку, которая выходила на волю и спустились прямо к часовому, который был ими подкуплен или связан силой. Хотя и была поднята тревога, но они бежали благополучно.</text:p>
      <text:p text:style-name="P2">---</text:p>
      <text:p text:style-name="P11">Военную службу Иванов оставил в мае или июне месяца 1906 года.</text:p>
      <text:p text:style-name="P2">---</text:p>
      <text:p text:style-name="P4">287</text:p>
      <text:p text:style-name="P10"/>
      <text:p text:style-name="P7">Hora-dies</text:p>
      <text:p text:style-name="P9"><text:span text:style-name="T22">1909 </text:span><text:span text:style-name="T14">г.</text:span></text:p>
      <text:p text:style-name="P2">Екатеринбургская тюрьма.</text:p>
      <text:p text:style-name="P10"/>
      <text:p text:style-name="P4">287об</text:p>
      <text:p text:style-name="P4">288</text:p>
      <text:p text:style-name="P5">Январь</text:p>
      <text:p text:style-name="P2">1</text:p>
      <text:p text:style-name="P11">Получил три коллективных поздравления с новым годом: от крепости, от группы евреев, сидящих под охраной, и от группы политических каторжан. Коллективное поздравление от крепости удивило меня.</text:p>
      <text:p text:style-name="P11">С воли проскочили кое-какие сведения о том, что делается на белом свете. В государственном думе, кажется, группой с.д. был сделан правительству запрос о непрекращающихся казнях. Дума большинством центра и правых выразила одобрение правительству</text:p>
      <text:p text:style-name="P4">288об</text:p>
      <text:p text:style-name="P1">и запрос не прошел. Тогда с.д., трудовики кадеты оставили зал заседаний, обозвав центр и правых убийцами. Скандал невообразимый.</text:p>
      <text:p text:style-name="P11">Закрыта местная кадетская газета "Уральский край", за статью о внутреннем положении в России, в рождественском номере.</text:p>
      <text:p text:style-name="P13"><text:span text:style-name="T14">Умер </text:span><text:span text:style-name="T22">[...]</text:span><text:span text:style-name="T14">.</text:span><text:span text:style-name="T22"> </text:span><text:span text:style-name="T14">Кронштадский. Написали газеты, относящиеся серьезно к памяти этого черного негодяя!</text:span></text:p>
      <text:p text:style-name="P2">4</text:p>
      <text:p text:style-name="P13"><text:span text:style-name="T14">Тифом захварывают </text:span><text:span text:style-name="T22">[...]</text:span><text:span text:style-name="T14"> больше все в нашем отделении, однако </text:span><text:span text:style-name="T22">[...]</text:span><text:span text:style-name="T14"> арестанты, которые недавно переведены сюда из </text:span><text:span text:style-name="T22">[...]</text:span><text:span text:style-name="T14">. Две камеры уже были распечатаны, вчера</text:span></text:p>
      <text:p text:style-name="P4">289</text:p>
      <text:p text:style-name="P1">запечатали третью. Свиданий поэтому ждать в скором времени не приходиться.</text:p>
      <text:p text:style-name="P11">Вчера неожиданно посетил мою камеру товарищ прокурор и начальник. Товарищ прокурор нашел, что температура в моей камере незаконно низка. Я едва отстоял неприкосновенность своей камеры, доказав, что если здесь температура будет выше, то меня отсюда переведут в общую, а мне необходима одиночка. Начальник все время упорно молчал. Не нравиться ему, что я в одиночке. Потом приходил доктор. Тоже спросил, не холодно ли.</text:p>
      <text:p text:style-name="P11">Ночью казнили Богатырева и Ивочкина. Были бодры, но Богатырев пожелал перед смертью исповедаться. Вызвали попа. О готовящейся казни узнали, как всегда, заранее. В конторе</text:p>
      <text:p text:style-name="P4">289об</text:p>
      <text:p text:style-name="P1"><text:soft-page-break/>видели двух помощников пристава, стражников и т.д. Потом видели попа, который, приехав, так и заявил, что приговоренный к казни желает получить напутствие.</text:p>
      <text:p text:style-name="P2">5</text:p>
      <text:p text:style-name="P13"><text:span text:style-name="T14">Надзиратель Девятов (</text:span><text:span text:style-name="T22">[...]</text:span><text:span text:style-name="T14">) поругался с уголовным и в ответ на ругань уголовного ударом револьвера раскроил ему голову. Девятова уволили. Он служил "выводящим", т.е. водил арестантов на прогулку. За пять месяцев у нас сменилось уже три выводящих, не считая пяти-шести надзирателей, водивших нас временно.</text:span></text:p>
      <text:p text:style-name="P13"><text:span text:style-name="T14">Неожиданно днем послышалось нескладное пение, с которым в камеру ко мне вошел священник с крестом и </text:span><text:span text:style-name="T22">[...]</text:span><text:span text:style-name="T14">. Он обошел все камеры.</text:span></text:p>
      <text:p text:style-name="P4">290</text:p>
      <text:p text:style-name="P2">7</text:p>
      <text:p text:style-name="P11">Пишет мне следующее:</text:p>
      <text:p text:style-name="P13"><text:span text:style-name="T14">Я знаю, что Иванов (Жилин) строил и предлагал разные планы побега. Пытался три раза бежать, но все безуспешно. Обыкновенно он стоял за массовый побег и никогда не думал, чтобы бежать одному. Это, по всей вероятности, объясняется теми условиями, среди которых он находился. Подробно о планах побега, я думаю, не стоит писать. Вообще, насколько я его знаю, он был всегда энергичным, жизнерадостным и никогда не унывал и не падал духом. Личность его во всех отношениях была гораздо выше остальных товарищей, приговоренных (казненных) в одну </text:span><text:span text:style-name="T22">[...]</text:span><text:span text:style-name="T14"> с ними, с 23 октября по 12 декабря 1908 г. Бежать он</text:span></text:p>
      <text:p text:style-name="P4">290об</text:p>
      <text:p text:style-name="P1">пытался только потому, что хотел принести как можно больше пользы революционному движению, а не спасти свою жизнь, т.к. смерти он не боялся.</text:p>
      <text:p text:style-name="P13"><text:span text:style-name="T14">Все казненные, за исключением Аполлонова с низшим образованием. Роль в революционном движении, исключая Иванова, играли чисто боевую. Иванов же вел как боевую, так и культурную работу. Кроме Иванова к революционному движению примкнули в 1905 г. Каждый к своей организации относился положительно, ничего не имея против расширения террора вверху и внизу. Все ребята </text:span><text:span text:style-name="T14">были славные, но Иванов стоял выше всех. Все были арестованы случайно, кроме Соломина и Богатырева, севших по провокации. Перед казнью все держали себя хорошо.</text:span></text:p>
      <text:p text:style-name="P11">Вчера от товарища ... я получил приблизительно следующую</text:p>
      <text:p text:style-name="P4">291</text:p>
      <text:p text:style-name="P8"><text:span text:style-name="T14">записку. Иванов травился морфием, но почему-то морфий не оказал на него действия. Есть предположение, что его было слишком мало, чтобы привести к известным результатам. От такого травления он сильно страдал три дня. Сидел он вместе с нами, накануне казни был спокоен и на другой день, хотя и знал, что его в эту ночь повесят, был совершенно спокоен. По слухам, во время казни держался спокойно и бодро и сам выбил скамейку из под ног. Михалева принял священник. На них напала сильная апатия. </text:span><text:span text:style-name="T22">[...]</text:span><text:span text:style-name="T14">, </text:span><text:span text:style-name="T22">[...]</text:span><text:span text:style-name="T14"> и </text:span><text:span text:style-name="T22">[...]</text:span><text:span text:style-name="T14"> участвуют при казни, т.к. </text:span><text:span text:style-name="T22">[...]</text:span><text:span text:style-name="T14">. Палач какой-то полицейский.</text:span></text:p>
      <text:p text:style-name="P11">Иванов служил в Кронштадте.</text:p>
      <text:p text:style-name="P19">291об</text:p>
      <text:p text:style-name="P25">Подтверждается слух, что Рамишевский все время [...] в роли палача.</text:p>
      <text:p text:style-name="P25">[...]</text:p>
      <text:p text:style-name="P18"><text:tab/><text:tab/>---</text:p>
      <text:p text:style-name="P25">6-ого вечером я начал писать четвертую корреспонденцию из [...]. Тема - избирательная кампания с.д. в провинциальном городе. Не сейчас, так со временем как-нибудь пристрою свои рассказы. В крайнем случае издам за свой счет. Право же они стоят. Работать в моей одиночке хоть не очень удобно, но кое-как можно. За соседней стеной, очень плохо устроенной, слышен весь шум проживающей там хулиганщины.</text:p>
      <text:p text:style-name="P18"><text:tab/><text:tab/>---</text:p>
      <text:p text:style-name="P19">292</text:p>
      <text:p text:style-name="P18"><text:tab/><text:tab/>13</text:p>
      <text:p text:style-name="P25"><text:soft-page-break/>Тиф охватил всю тюрьму. Уносят сразу человек по пять тяжко заболевших уже. Пока совсем больной не раскис, его держат в камере. Таких очень много. На днях унесли Фому.</text:p>
      <text:p text:style-name="P25">У меня в камере очень холодно. Пишу свою повесть. Выходить, кажется, совсем неудобно. Пишешь озябшими руками, дрожа от холода. Чтобы отогреться, надеваешь шубу, калоши, шапку. Все же доведу до конца.</text:p>
      <text:p text:style-name="P25">Скоро предстоит опять военный суд. Судить будут знаменитых лбовцев. Их соберут восемьдесят с лишком человек. Ради большей изоляции, суд будет</text:p>
      <text:p text:style-name="P19">292об</text:p>
      <text:p text:style-name="P18">проходить в Николаевке. [...] смертных казней не ждут, так как это не главное ядро лбовцев, [...] держатели, укрыватели и т.п. [...]</text:p>
      <text:p text:style-name="P25">Безобразная история у меня с обедами продолжается. Из трех обедов подается разве один. Вчера снова не подали, хотя не подали и [...] и я пригрозил, что я заявлю начальнику. Вчера на это мне дерзко ответили: [...], заявляй! Пришлось довести до сведения дежурного помощника. Тогда обед нашелся. Подали в четыре часа, вместо часа. Мошенничество прямо</text:p>
      <text:p text:style-name="P19">293</text:p>
      <text:p text:style-name="P18">поразительное. Не подадут обеда, т.е. украдут его продадут кому-нибудь, а потом тащат мне чужой обед и предлагают купить. При прежнем поваре, [...], все же до этого дело не доходило. Теперь решительно ничего не боятся. Отсижу, дескать, месяц в карцере и только, зато наживусь, прежде чем попаду туда. И когда доказываешь, что лишать пищи своего же брата арестанта, хотя бы и интеллигента, гнусно, отвечают дерзостью: "А ты докажи, что мы украли". Это говорят люди, которые сами же и приносят мне краденные порции и предлагают купить! Им, конечно, выгодно</text:p>
      <text:p text:style-name="P19">293об</text:p>
      <text:p text:style-name="P18">Украденные мои порции продадут, деньги получат, да с меня за нелегальные порции снова получат деньги.</text:p>
      <text:p text:style-name="P18"><text:tab/><text:tab/>---</text:p>
      <text:p text:style-name="P25">О казненном Попове очевидцы рассказывают. Когда Попову скрутили руки за спиной и поставили на скамью с мешком на голове, он вытащил одну руку, т.к. связали его плохо. И прежде чем ему накинули петлю на шею, он освободившейся рукой вдруг приподнял мешок над головой, заглянул в лицо палача и сказал:</text:p>
      <text:p text:style-name="P18">- У, какой палач страшный!</text:p>
      <text:p text:style-name="P25">Затем снова надел мешок. Ему вновь скрутили руки. Палач Рамишевский был в</text:p>
      <text:p text:style-name="P19">294</text:p>
      <text:p text:style-name="P18">маске и [...]. Теперь уже несомненно, что палач именно он.</text:p>
      <text:p text:style-name="P18"><text:tab/><text:tab/>---</text:p>
      <text:p text:style-name="P27"><text:span text:style-name="T15">Иванов (Жилин).</text:span><text:span text:style-name="T13"> По принятию морфия его стало клонить ко сну. Проснувшись, он почувствовал сильную тошноту, но от известных действий силился воздержаться, что ему и удалось. Затем он впал в беспамятство и бредил. Когда вернулось к нему сознание, он был в сильном жару, так что сидящим с ним товарищам для облегчения страданий пришлось накладывать холодный компресс, т.е. мокрое полотенце, и все это продолжалось трое суток. На четвертые сутки он почувствовал себя</text:span></text:p>
      <text:p text:style-name="P19">294об</text:p>
      <text:p text:style-name="P18">легче, но до конца своей [...] короткой жизни жаловался на сильную боль сердца.</text:p>
      <text:p text:style-name="P25">Вот что говорил сам Иванов. (Дело было, по всей вероятности, во время беспорядков в Кронштадте.) Во время следствия было арестовано человек 600. В числе арестованных находился Иванов. Пользуясь большой популярностью, уважением и симпатией со стороны своих товарищей, судом он был оправдан, так как товарищи, желая его совершенно оправдать, на суде показали в его пользу. Осуждено было на разные сроки человек 120. Оправданные же были разбиты по разным экипажам. Иванов же попал писарем в какую-то канцелярию. Он</text:p>
      <text:p text:style-name="P19"><text:soft-page-break/>295</text:p>
      <text:p text:style-name="P18">доставлял матросам литературу и вел пропаганду. Начальство его вскоре заметило и хотело было арестовать. Но вовремя предупрежденный, как раз в тот день, когда хотели арестовать, он скрывается. Кроме того в этот день его послали на почту для отправки денег (денежного пакета). Деньги эти он передает кому следует из товарищей, сам же переодевается и уезжает в г. Вятку. Он имел в виду, что его рано или поздно арестуют. Товарищи советовали ему бежать, что он и сделал, откладывая до последнего дня.</text:p>
      <text:p text:style-name="P25">Работая в Вятской организации</text:p>
      <text:p text:style-name="P19">295об</text:p>
      <text:p text:style-name="P18">он получил три письма из Кронштадта, в которых товарищи убедительно просят возвратиться работать в Кронштадт, где он был крайне нужен, но товарищи удерживали его в Вятке. Затем в Вятке он арестован и препровождался в Кронштадт. По дороге же бежал и в скором времени прибыл в Екатеринбург. Иванов рассказывал такой случай. В одном месте ему пришлось бежать. Попадает в совершенно незнакомый город или местечко. С местной публикой нет никакой связи. День клонился к вечеру. Шатаясь по какому-то бульвару или саду и думая, как</text:p>
      <text:p text:style-name="P19">296</text:p>
      <text:p text:style-name="P18">ему быть, он решается остановить, расспросить и рассказать о своем положении первому попавшемуся лицу, которое почему-либо покажется своим. Рассуждая так, он встречается с девицей, по одежде показавшейся ему гимназисткой, а по лицу вполне заслуживающая доверия. Долго не думая, он нагоняет ее, извиняется за беспокойство и начинает рассказывать, в чем дело. Она же, по-видимому, приняла его просто за безработного, нуждающегося в помощи, и полезла было в карман за кошельком. Вообще сразу отнеслась сочувственно.</text:p>
      <text:p text:style-name="P19">296об</text:p>
      <text:p text:style-name="P18">Но Иванов предупредил ее, сказав, что денег ему не нужно, что он социалист и при том бежавший, нуждающийся в квартире, своих людях и т.д. После этих слов гимназистка пугается, просит оставить ее в покое и, оглядываясь по сторонам, удирает с бульвара. Затем он обращается к молодому человеку, впоследствии оказавшемуся с.д. Молодой человек выслушал его и принял горячее участие. Дал квартиру для ночевки и свел с местными с.р. После всего этого он вскоре уехал. (Этот случай я допускаю, что мог быть, когда Иванов</text:p>
      <text:p text:style-name="P19">297</text:p>
      <text:p text:style-name="P18">бежал [...] при следовании его из Вятки в Кронштадт.)</text:p>
      <text:p text:style-name="P18"><text:tab/><text:tab/>---</text:p>
      <text:p text:style-name="P27"><text:span text:style-name="T15">Соловьев.</text:span><text:span text:style-name="T13"> Был приговорен к смертной казни за оказание вооруженного сопротивления полиции и войскам в лесу. Мне немного пришлось быть вместе с ним (в тюрьме) и говорить подробно обо всем. Он, между прочим, говорил мне и в достоверности нижеизложенного я ничуть не сомневаюсь, что его если и повесят (что весьма возможно), то совершенно напрасно. Сопротивления полиции и войскам <text:s/>он никакого не оказывал и не мог даже оказать, так как у него не было револьвера. И когда ему один из товарищей, благополучно</text:span></text:p>
      <text:p text:style-name="P19">297об</text:p>
      <text:p text:style-name="P18">скрывшийся, предлагал еще до открытия их полицией и войсками револьвер Браунинга (другого ничего не было, ни ружей, винтовок и револьверов других систем), то он отказался от него в виду неумения обращаться с Браунингом. Но благодаря сложившимся обстоятельствам на суде (ложные показания стражника и солдата) он [...] был приговорен к смертной казни.</text:p>
      <text:p text:style-name="P18"><text:tab/><text:tab/>---</text:p>
      <text:p text:style-name="P27"><text:span text:style-name="T15">Михалев.</text:span><text:span text:style-name="T13"> Как вам, наверно, известно, Михалев многих провалил. В том числе он провалил и товарища [...], у которого много кой чего найдено было.</text:span></text:p>
      <text:p text:style-name="P19">298</text:p>
      <text:p text:style-name="P18"><text:soft-page-break/>От нас он совершенно был изолирован. Так что поговорить с ним пришлось немного только на суде. Он чистосердечно раскаялся перед товарищами в своем поступке и просил простить и забыть обо всем. Говорил, что показывать пришлось благодаря тому, что слишком долго находился при полиции, где боялся, чтобы его не избили. Его привезли в тюрьму вместе с Ивановым и Соловьевым, но дня через 2-3 его почему-то отправили в полицейское управление, где он находился около 15 дней. Находясь в тюрьме,</text:p>
      <text:p text:style-name="P19">298об</text:p>
      <text:p text:style-name="P18">т.е. [...] в женской больнице, о нем по-видимому полиция беспокоилась, т.к. посылала ему чай, сахар, табак и т.д. Но несмотря на все это, его все-таки казнили, хотя может быть полиция и обещала ему свободу. Полиция же благодаря его невоздержанности воспользовалась. Я думаю, что все это он говорил и мог даже оговорить совершенно невинных людей, по неопытности спасая свою шкуру. Он показал на [...] и Сергеева-Овчинникова, что они были в лесу с ним и якобы благополучно скрылись от преследования полиции и т.д. Товарищи благодаря его чистосердечному</text:p>
      <text:p text:style-name="P19">299</text:p>
      <text:p text:style-name="P18">раскаянию, простили и после суда предложили ему перейти в одиночку, что он и сделал.</text:p>
      <text:p text:style-name="P18"><text:tab/><text:tab/>---</text:p>
      <text:p text:style-name="P25">На суде держали себя все спокойно. Только Михалев как будто был немного рассеян или взволнован. На него по всей вероятности подействовала обстановка, пуговицы, погоны, а также может быть мучила совесть перед товарищами. От последнего слова за исключением [...] все отказались.</text:p>
      <text:p text:style-name="P25">( Сообщил</text:p>
      <text:p text:style-name="P19">299об</text:p>
      <text:p text:style-name="P18"><text:tab/><text:tab/>14</text:p>
      <text:p text:style-name="P27"><text:span text:style-name="T13">Пережил тревогу, кончившуюся ничем. После трех часов дня в отделении секретных камер поднялась возня. Дверь у меня была незапертая, я выглянул. Оказывается, из первой и второй одиночек арестантов переводили куда-то в другие камеры. Спрашиваю: "Почему?". Говорят, пятьдесят важных преступников привезли в тюрьму и их рассадят по одиночкам. Я стал ждать, очистят или нет соседнюю одиночку </text:span><text:span text:style-name="T21">N</text:span><text:span text:style-name="T13"> 4, где сидят пять политиков. Если очистят, то есть вероятность, что выгонят и меня, несмотря на незаконность ее температуры. Долго ждал. Слышу, наконец, потащились и из четвертой. Если, думаю, сейчас войдет ко</text:span></text:p>
      <text:p text:style-name="P19">300</text:p>
      <text:p text:style-name="P18">мне старший надзиратель Васев, который заведует размещением арестантов, значит придет конец и моему благополучию. Однако он не шел. Шум в четвертой стих, ушли. Меня оставили. Я слегка забылся и занялся чтением. Вдруг дверь отворяется и входит Васев. Пропало дело.</text:p>
      <text:p text:style-name="P18">- Двух к вам прибавить велели, - говорит.</text:p>
      <text:p text:style-name="P18">- А я думал, меня хотят перевести.</text:p>
      <text:p text:style-name="P18">- Нет, только прибавим.</text:p>
      <text:p text:style-name="P18">- Кого?</text:p>
      <text:p text:style-name="P25">Смеется. Я, говорит, пошутил. Вы остаетесь пока тут.</text:p>
      <text:p text:style-name="P18"><text:tab/><text:tab/>---</text:p>
      <text:p text:style-name="P25">Иванов. В Екатеринбург прибыл в мае 1907 г. Общий отзыв об его смерти: умер героем!</text:p>
      <text:p text:style-name="P18"><text:tab/><text:tab/>---</text:p>
      <text:p text:style-name="P19">300об</text:p>
      <text:p text:style-name="P25">Причиной нового размещения арестантов, говорят, видят ответ инспектора на заявление врача, что тиф в тюрьме не искоренят, пока население не [.1.]. В одиночках с 6-тью заключенными оставлено по 4. Уменьшено число заключенных в других камерах.</text:p>
      <text:p text:style-name="P18"><text:tab/><text:tab/>------</text:p>
      <text:p text:style-name="P27"><text:soft-page-break/><text:span text:style-name="T15">Федорова</text:span><text:span text:style-name="T13"> Мария Матвеевна. Казнена 14 июня 1908 г. За покушение на воронежского губернатора Бибикова, в которого она метнула бомбу.</text:span></text:p>
      <text:p text:style-name="P25">Она оставила письмо к крестьянам:</text:p>
      <text:p text:style-name="P25">Родимые мои, любимые [.3.] и все избитые, измученные крестьяне.</text:p>
      <text:p text:style-name="P19">301</text:p>
      <text:p text:style-name="P18">Не могла забыть я той муки, которую терпели вы, дорогие, от начальства и его нагаек, не могла простить им этого. Из-за вас пошла заплатить губернатору бомбой за все их измывательства, только сил не хватило ударить ее так, чтобы она взорвалась сразу. Била я его не только как губернатора, а как наместника царской власти, именем которой он чинил беззакония. Я тяжело ранена, терпела от них всякие унижения. Жить мне осталось недолго, если вы, родимые мои, повольнее вздохнете, да помянете меня добрыми словами - с меня и этого довольно. Знайте: не одни вы - много нас таких, готовых отдать жизнь за вас и вытерпеть всякие муки, только бы облегчить жизнь всему. Не падайте же духом, берите землю и устраивайте справедливые порядки. - 11 июня 1908 г. М. Федорова.</text:p>
      <text:p text:style-name="P19">301об</text:p>
      <text:p text:style-name="P18"><text:tab/><text:tab/>15</text:p>
      <text:p text:style-name="P25">Вернувшись с вечерней прогулки в свою одиночку, сразу замечаю, что у меня скраден мешок с сахаром. Сказал об этом соседу, там слышали два-три уголовных [.1.] в другом конце коридора обращались с просьбой к крепостнику дать фунт два сахару взаймы, так мой скраден. Через несколько минут об этом знает уже все отделение.</text:p>
      <text:p text:style-name="P18">- Все осмотри, еще что не украдено ли. Если взяли уголовные, через [.4.].</text:p>
      <text:p text:style-name="P25">Говорили и надзиратели, узнали о краже. Мне было досадно, что из-за двух-трех фунтов сахару выходит столько разговору. Все волнуются, считая себя обиженными. Особенно надзиратели, хотя неправы они, т.к. после моего ухода оставили мою одиночку незапертой, что незаконно. Вскоре знает уже весь этаж, а через четверть часа из других отделений принесли и сахар. [.3.]. Его ни у кого кроме меня нет, у всех [.2.]. Украли мальчишки. Их раскрыли. Я просто оставил дело без последствий и от сахара отказался. Мальчишкам грозили побоями и карцером. Едва отстоял. Но [.1.] поразительно. Когда их спросили, откуда у них столько сахару, они ответили, что им подарили. Мне они говорили, нагло глядя в глаза:</text:p>
      <text:p text:style-name="P19">302</text:p>
      <text:p text:style-name="P18">- Посмотрите, Николай Алексеевич, разве это ваш сахар? А вот нас бить будут за кражу.</text:p>
      <text:p text:style-name="P25">Когда на них замахнулись с руганью надзиратели, они кричали:</text:p>
      <text:p text:style-name="P18">- Николай Алексеевич, нас бить хотят. Скажите, чтобы не трогали нас.</text:p>
      <text:p text:style-name="P25">Я просил возвратить им сахар.</text:p>
      <text:p text:style-name="P25">Надзиратели говорят, что больше всего боялись, как бы не пало подозрение на них самих.</text:p>
      <text:p text:style-name="P25">Мне ужасно неприятно, что я проболтался. Надо было молчать, а потом попросить надзирателя запирать одиночку, т.к. была у меня кража.</text:p>
      <text:p text:style-name="P25">Особенно досадно, что я именно на надзирателя и подумал, который совершенно ни при чем.</text:p>
      <text:p text:style-name="P24"/>
      <text:p text:style-name="P18"><text:tab/><text:tab/>16</text:p>
      <text:p text:style-name="P25">Сегодня пережил ряд неприятных минут. На прогулке сообщили, что в городе были аресты и что при обысках найдено письмо, компрометирующее мое имя. Не представляю, что это за письмо. Сам я никаких компрометирующих писем не писал. Приходится ждать выяснений,</text:p>
      <text:p text:style-name="P19">302об</text:p>
      <text:p text:style-name="P18">что за история такая. [.3.], временами, какая-нибудь глупость, о которой даже не подозревал, может отправить на виселицу, а о ссылке на поселение и говорить нечего.</text:p>
      <text:p text:style-name="P18"><text:tab/><text:tab/>-----</text:p>
      <text:p text:style-name="P27"><text:soft-page-break/><text:span text:style-name="T15">Григорий Ивочкин</text:span><text:span text:style-name="T13">. 18 лет. В марта 1908 г. в Красноуфимскую организацию партии с.р. от него поступило предложение убить жандармского вахмистра Иванова. Организация рассмотрела это предложение и, видя, что Ивочкину только 17 лет (ему уже в тюрьме исполнилось 18), отказалась от его предложения, предложив ему весьма более мирную работу (пропаганда среди рабочих). Ивочкин за собственный риск и страх 16 апреля покушался на Иванова, но неудачно. Ивочкин не был партийным, но его убеждения</text:span></text:p>
      <text:p text:style-name="P19">303</text:p>
      <text:p text:style-name="P18">приближались к эсеровским. Дальнейшая его роль в процессе мне кажется не важна (он ее искупил своей смертью), но если вам надо, сообщите, я напишу.</text:p>
      <text:p text:style-name="P27"><text:span text:style-name="T15">С.Н. Богатырев.</text:span><text:span text:style-name="T13"> 34 лет. Попал по оговору Ивочкина. Он (Богатырев) только знал, что Ивочкин хочет покушаться на Иванова, потому что Ивочкин не скрывал этого, особенно от своих знакомых, на которых он [.1.] надеялся. Его обвиняли в подстрекательстве и дали ему как бы главную роль "подстрекатель", потому что двум другим дали по бессрочной каторге. Богатырев партийным не был, но оказывал содействие Красноуфимской организации с.р. С 1905 г., считая со времени знаменитых свобод. В ночь с 3-ого по 4 января 1909 г. оба были повешены.</text:span></text:p>
      <text:p text:style-name="P18"><text:tab/><text:tab/>----</text:p>
      <text:p text:style-name="P19">303об</text:p>
      <text:p text:style-name="P22"><text:span text:style-name="T17"><text:tab/><text:tab/></text:span><text:span text:style-name="T13">17.</text:span></text:p>
      <text:p text:style-name="P25">История с письмом, компрометирующим меня, весьма меня беспокоит. Едва подходит половина срока отбываемого мной наказания, а там что-то новое, что грозит новым лишением свободы, с неизвестным еще исходом. Черт его знает, что там такое творится, сейчас не узнаешь. Сколько я не соображал, решительно не могу припомнить, что могло бы меня вновь подвести под полицейские и судебные репрессии. Кое-что все-таки мне передали. Говорят, реалист(?) Анучин(?) в письме к какому-то своему приятелю написал, что видел у меня или брал нелегальную литературу. Это удивительно, если так. Анучина(?) реалиста(?) я действительно знал, он вертелся около меня, когда я издавал "Общество". Но какую литературу он мог у меня видеть, не понимаю. Я и раньше не любитель был до нелегальщины. Конечно, сейчас трудно судить, не зная, в чем дело, и</text:p>
      <text:p text:style-name="P19">304</text:p>
      <text:p text:style-name="P18">это отравляет спокойствие духа. А мне надо работать над повестью! Кажется, придется крепиться и мечтать о свободе и свободном труде. А я мечтал, что еще полгода и я свободный гражданин! Последние годы на меня обрушивается поразительное количество всяких бед. Скучно жить! Начинаешь желать смерти, какой-нибудь в бессознательном состоянии! Самая скверная сторона дела - это сидение в тюрьме. А теперь придется сидеть уже не на крепостном положении, а со следственными, в грязи, в духоте, в сырости, по 40-50 человек вместо 12-15 в камере. Будь я молод и здоров, я не так бы относился к своему положению. А то только что стала улыбаться перспектива труда и свободы, и вдруг тюрьма, черт знает <text:s/>за что. Я по крайней мере решительно не пойму, что могла быть история такая. Но раз она завелась, впредь знаю, что все погибло, и сгниваю в тюрьме!</text:p>
      <text:p text:style-name="P19">304об</text:p>
      <text:p text:style-name="P18"><text:tab/><text:tab/>18</text:p>
      <text:p text:style-name="P25">Настроение скверное. История с каким-то идиотским предательством отравляет все мое существование. Узнать <text:s/>решительно ничего нельзя раньше допроса. Скорее бы допросили, чтобы определить, в чем дело. Беспокоят способы ведения следствия и суда. Богатырева повесили совершенно безвинно. А кто поверит? Записка, в которой он писал, что ему грозит петля, если Ивочкин не изменит своих ложных показаний, вопреки всей очевидности понята так, что Богатырев грозил Ивочкину за его показания! При такой грамотности судей и следствия, я могу попасть и под 102 ст. Уг. ул., [.7.]. Это-то и подло!</text:p>
      <text:p text:style-name="P19">305</text:p>
      <text:p text:style-name="P18"><text:tab/><text:tab/>20</text:p>
      <text:p text:style-name="P25"><text:soft-page-break/>Несколько времени тому назад два уголовных каторжанина Башалов и Богомолов набросили петлю на шею третьему каторжанину Зубралину с целью задушить его за [.1.]. Зубралин успел под петлю подсунуть руку и этим открыл себе возможность поднять крик. Его [.2.] Башалов. Богомолова, говорят, будут пороть за эту попытку на расправу с провокатором.</text:p>
      <text:p text:style-name="P25">Прочитал обвинительный акт по делу областного комитета Р.С.Д.Р.П. на Урале. Тринадцать обвиняемых и три провокатора! Так велось дело в Областном комитете!</text:p>
      <text:p text:style-name="P25">Учащаются головокружения. Это от сидячей жизни. Вчера был бред. Третьего дня во время сна я так кричал, что перебудил соседнюю одиночку. Сиди-ка в тюрьме с таким здоровьем.</text:p>
      <text:p text:style-name="P19">305об</text:p>
      <text:p text:style-name="P18"><text:tab/><text:tab/>26</text:p>
      <text:p text:style-name="P27"><text:span text:style-name="T13">Наши социалисты опять начали поход против меня. Когда я ушел в холодную одиночку, не имеющую даже печи, они только глазами схлопали. Не проживет, дескать, там, раз там никто не может жить. Но вот скоро месяц, и я не только не ухожу, а очень доволен. Загорелась зависть у наших социалистов, побежали к начальству. Как, дескать, ему дали одиночку, а нам нет. Начальник говорил: идите к Чердынцеву, он один, будет двое-трое. [.1.] ждите, когда освободится четвертая. И вот хватило так подлости, пошли ко мне. И кто именно пошел: Манвяков! [.4.] и подлости ни у кого не хватило бы. Забыли, что </text:span><text:span text:style-name="T15">начальство не переведет</text:span><text:span text:style-name="T13"> ко мне, но он хочет знать, действительно ли так холодно. Я ответил, что раз начальство переведет, значит тепло будет. Потом я ему рассказал, что у меня бывает не </text:span><text:span text:style-name="T13">больше 3-4 градусов тепла. Он стал жаловаться на седьмую камеру. Ну и мерзавец! Не даром же за последние дни я заметил, что ко мне стали лезть в камеру [.3.] Обухов, [.1.] и т.п. Это были соглядатаи.</text:span></text:p>
      <text:p text:style-name="P19">306</text:p>
      <text:p text:style-name="P25">Сегодня я кончил свой рассказ, Корреспонденция из [.1.] ll.</text:p>
      <text:p text:style-name="P18"><text:tab/><text:tab/>-----</text:p>
      <text:p text:style-name="P18"><text:tab/><text:tab/>28</text:p>
      <text:p text:style-name="P25">В феврале палата будет судить екатеринбургский комитет кадетов (областной). На скамье подсудимых фигурируют все выдающиеся кадеты, а вместе с тем и местные громкие имена. Революция вытравляется без остатка. А наряду с этим в "[.1.]" напечатано такое известие, доставленное бывшим директором департамента полиции Лопухиным, что один из главных начальников эсеровской террористической организации, некто Азеф, служил агентом</text:p>
      <text:p text:style-name="P19">306об</text:p>
      <text:p text:style-name="P18">сыскного отделения. <text:s/>Азеф "работал" у эсеров с [.4.] при ЦК. Когда после убийства В.К. Сергия(?) в Москве я сказал, что эсеры в своей деятельности опираются на охранку*[*Калядов служил агентом охранки], меня чуть не разорвали живьем, не только эсеры, а и эсдеки. Разве, дескать, можно так унижать партию, хотя бы и враждебную, но [.3.]! А между тем кто-то имеющий уши и глаза не понимал, что [.3.] охрана. Тем больший интерес представляет вся кровавая эпопея с 1902 по 1909 гг. в России. Это хуже [.1.]. Дело, конечно, обстоит не так, как изображает Новое Время, и Азеф не совсем то, чем его изображает шустрая газета. [.17.].</text:p>
      <text:p text:style-name="P19">307</text:p>
      <text:p text:style-name="P18"><text:tab/><text:tab/>29</text:p>
      <text:p text:style-name="P25">Бывший директор департамента полиции Лопухин арестован за разоблачения по делу Азефа. Еще говорят, что времена мрачных историй в духе Бирона прошли. Эпопея с эсеровской боевой организацией [.1.] всякую историю борьбы. Там ведь дело ограничивалось дворцовыми и семейными сферами, а тут замешана судьба целой нации в сто сорок миллионов человек. Бедный народ и не подозревал, <text:s/>что за его [.3.] предприятие, превосходящее по своему бесстыдству и кровожадности всякую фантазию, и все ради сохранения власти за кучкой нескольких десятков развратников и полиции. В Европе, <text:soft-page-break/>конечно, найдутся мудрые монархи, которые только позавидуют изобретательности наших сфер. А, впрочем, [.1.], вдохновители <text:s/>и изобретатели азефских эпопей находятся именно за границей.</text:p>
      <text:p text:style-name="P19">307об</text:p>
      <text:p text:style-name="P22"><text:span text:style-name="T17"><text:tab/><text:tab/></text:span><text:span text:style-name="T15">Февраль.</text:span></text:p>
      <text:p text:style-name="P25">Ивочкин на следствии попался на удочку красноуфимскому исправнику Рунинскому(?), который ему сказал: "Ты скажи, кто тебя научил, а я тебя выпущу на поруки." Ивочкин думал, что если он оговорит непричастных к делу лиц, то они оправдаются, а он, выпущенный на поруки, скроется. И он оговорил 4 человек, Богатырева, Собянина, Впрегаев и [.1.]. Вскоре их арестовали, но, разумеется, Ивочкина на поруки не выпустили. 5 мая Богатырев (в тюрьме) написал Ивочкину записку, в которой ему в форме совета сообщалось, что если он будет показывать так, как он, то ему будет "шворка", а если скажет, что из мести, то другое наказание. Эта записка администрацией тюрьмы была перехвачена, причем передававший ее политический Спиряков сказал, что писал он, а диктовали ему Собянин, Впрегаев, Богатырев и Пантелеймонов. Ивочкин, видя, что его не выпускают, и другие сидят, переменил показания (не получив записки), но ему не поверили, пожалуй, из-за этой записки...... Вот все самое главное о следствии. Получив обвинительный акт, Богатырев принял на себя записку. Да, как я уже говорил, он сам ее и писал. Богатырев еще в Красноуфимске говорил, что ему петли не миновать. Мы все говорили, что нет, но он был убежден. 10 декабря 1908 г. произошел суд-расправа. Ивочкина председатель спросил: "Признаешь ли себя виновным?" Он спокойно ответил: "Да, виноват", - и начал говорить, что он из мести и что его никто не учил... (он на суде держался вторых показаний) Председатель его перебил и сказал: "Это не то." Наконец, появилась "та записка"(?), которую писал Богатырев, но чего она была искажена! В ней Ивочкину Богатырев грозил и все в этом роде! В час ночи [.1.] приговор Ивочкина, Богатырева к смертной казни. Нас вывели в другую комнату, все [.1.] смотреть, какое впечатление произвел приговор. К Богатыреву подходит защитник и спрашивает, будет ли он подавать кассацию. Он отвечает: "Ну их к е.м. Я с собаками говорит то не хочу." А Впрегаев</text:p>
      <text:p text:style-name="P19">308</text:p>
      <text:p text:style-name="P18">в это время говорит: "Ну не - [.1.] суд." Судьи закричали: "Увести их скорее." Богатырев кассацию все-таки подал. Ивочкин нет. В одиночках, когда мы сидели, то спрашивали, надеется ли Богатырев на кассацию? Он говорил всегда "нет". Прошла неделя. Я спрашиваю, как приговоренные себя чувствуют. Ивочкин, отвечал, что ничего, а Богатырев говорил: "Ничего, только скорее бы." Все мы перед рождеством сидели вместе. И тут я наблюдал и видел, что они оба спокойны. Уже приговоренными научились в шахматы, и ,когда их опять (после дезинфекции) перевели в одиночку, они там играли в шахматы, и каждый день, когда выходили умываться, говорили: "Только скорее бы." Наконец, с 3 по 4 января они дождались. За ними пришли. Богатырев уже спал. Его разбудили и повели. Чувствовал он себя спокойно. (я спрашивал Прохорова, он ли спрашивал начальника: "А скоро ли меня?") Затем следуют последние: "Прощайте, товарищи!" И они были уведены... О казни ничего не знаю.</text:p>
      <text:p text:style-name="P18"><text:tab/><text:tab/>-----</text:p>
      <text:p text:style-name="P25">1908 года 10 декабря. Григорий Егорович Ивочкин. Приговорен к смертной казни. Сын бедных родителей г. Красноуфимска Пермского уезда (?), занятие - литейщик чугунного изделия и котельщик. 18 лет. Заключен был в тюрьму 21 апреля 1908 г. Обвинялся в покушении на убийство жандарма Иванова и еще 8 человек, которые вовсе не были участвующими деле. Собянину дали и Впрегаеву вечную каторгу. Пантелеймонову, [.1.] и Сандакову по 10 лет каторги, [.1.] 8 лет тюрьмы, [.1.] оправдали, Богатыреву петлю. Все сколько было пострадали из-за меня. Но, товарищи, когда вам вынесли приговор, то мне было <text:s/>очень тяжело и тяжело. Прощайте. Придется вам пережить все горе из-за меня. Вышло виноват был я. Прощайте.</text:p>
      <text:p text:style-name="P25"><text:soft-page-break/>1908 года 26 декабря. Григорий Егорович Ивочкин. Шлю прощальный привет всем товарищам и обнимаю вас всех во имя братской любви. Прощайте друзья, прощай свобода. Да здравствует смерть от петли. [.1.] за страдание товарищей. В борьбе [.1.] вы право свое. Я проклят вами. Тяжело мне, тяжело-то. Товарищи, за всех безвинно пострадавших простите мою тупость. (В середине текста нарисовал флаг с надписью: "26 дкабря 1908 г. Григорий Ивочкин," - и гроб)</text:p>
      <text:p text:style-name="P19">308об</text:p>
      <text:p text:style-name="P25">О. Тельнев в 1905 г. Стал посещать кружок с.д. и а.к. ([.1.] группы в Камышлове). Там, т.е. в Камышлове, примкнул к группе а.к., где деятельно стал распространять идеи анарх. среди рабочих, распространял литературу а.к. В 1906 г. приезжал в г. Екатеринбург за гремучими патронами и литературой. Парень был хороший, но слабохарактерный...-</text:p>
      <text:p text:style-name="P25">А. Бабошин. 1906 г. был в Камышлове солдатом, то там посещал кружки с.д., распространяя литературу среди солдат. В 1907 г. он был назначен в конвойную команду при Николаевском [.1.] отделении. Когда он поехал туда, то заезжал в г. Екатеринбург, где ему местные с.д. дали явки в [.2.], также к с.д. Когда он проехал в Николаевку, то когда на прогулке были Колокольников, [.1.] и Пискулин, он (стоял в это время во внутреннем дворе [.1.]) передал записку из Камышлова от N для Колокольникова с припиской, где он предлагал план побега. На что Колокольников и другие согласились... Для этого они пробили стену в камере N 9, выходящую во внутренний двор, где стоял Бабошин. Он за это время, пока подготовлялись в камере, политическим приносил газеты и письма. Также распространял среди солдат литературу. Побег этот не состоялся (почему, я думаю не важно). Бабошин бежал, но уже взял явку к анархистам. И жил в Н.-Тагиле по чужому паспорту, работая как анархист. Он приезжал еще раньше в Камышлов на одну экспроприацию, но она не состоялась, о которой упоминает Тельнев в своих показаниях. Все, что распространяют про Бабошина [.1.]. Ничего он нигде не [.1.].</text:p>
      <text:p text:style-name="P18"><text:tab/><text:tab/>-----</text:p>
      <text:p text:style-name="P27"><text:span text:style-name="T13">В конце 1904 г. Петр Колмаков(Колмачков) был взят на военную службу в г. Кронштадт в 7 флотский экипаж, где до присяги обучался строевой службе. Присяга была в 1905 г. в средних числах февраля. После этого был зачислен в экипажную канцелярию в </text:span><text:span text:style-name="T13">помощники [.2.], где и занимался письменными делами. А между прочим в то время начинались выступления петербургских рабочих на арену борьбы 9 января 1905 года против царского самодержавия, а также против всего существующего государственного строя, того, который всецело держится на грубом начале полицейского безграничного кровавого разгула и той армии опричников, которые расстреливали безоружных рабочих г. Петербурга. 9 января 1905 г., гибель русского экипажа в Цусиме и бунт матросов на "Потемкине" из-за пищи и бунт [.1.] гарнизона, матросов 6 и 9 экипажей тоже из-за плохой пищи и забастовка портовых рабочих г. Кронштадт, также и самих рабочих забастовки из-за пищи, все это не прошло даром.</text:span></text:p>
      <text:p text:style-name="P19">309</text:p>
      <text:p text:style-name="P18">Все эти явления были так близки человеческому сердцу, что только одни идиоты могли не понять того, что происходило вокруг нас в жизни. И вот Петр Колмаков не был из числа идиотов. Он хорошо знал всю ту неправду, которую творило самодержавное правительство во главе с Николаем [.1.]. А раз только он это понял, то такой [.1.] как П.К. спокойно жить не мог и всегда рвался на борьбу за лучшее будущее тех людей, которые находятся в абсолютной зависимости царизма. Да, он не мог больше примириться с теми условиями жизни, которые царили над миром народной нищеты. И вот когда всколыхнулась волна народного моря над устоями тех материков, которые препятствовали правильному течению стихии морской волны, тогда и П.К. [.1.] свою каплю в бушующее море для усиления народной волны. Эти волны проявились в октябрьские дни 1905 г. И вот когда явилась забастовка всех российских железных дорог и частных предприятий промышленности, тогда к ним присоединились матросы 14 экипажа. Он находился в г. [.1.]. Эти известия дошли до Кронштадского мирка. Было заметно первое брожение среди <text:soft-page-break/>вольной публики и также среди войск. Началось это перед манифестом 17 октября. Стали учащаться митинги служащих, стали заводиться связи с солдатами и матросами Кронштадского гарнизона. И вот когда в г. Петербурге забастовал водопровод, тогда хотели матросов машинной команды командировать на водопроводные станции и также на электрические за хорошее жалование. Но среди матросов было пущена прокламация против этого преступного шага и в ней призывались... Выпущена прокламация. Она так сильно повлияла на матросов, что те забыли и думать о том, чтобы поехать в Петербург и занять места бастующих рабочих. И вскоре за этим был выпущен манифест царского обмана 17 октября. Но вскоре после этого манифеста стали призывать рабочие матросов и солдат к общему единению, что был назначен день 24 октября собраться в морском манеже совместно с рабочими и выработать заранее план борьбы за свержение самодержавия. И вот когда пришел назначенный день, то туда собралось матросов около 3000, солдат человек 300 и вольных 2000. Совсем было около 5 или 6 тысяч человек. Времени было часа 4 дня. Была выставлена со стороны</text:p>
      <text:p text:style-name="P19">309об</text:p>
      <text:p text:style-name="P18">правительства боевая рота. Но эта угроза не испугала матросов, собравшихся на митинге, а наоборот только приподняла воинственный дух. Боевая рота была окружена матросами и другими людьми, пришедшими на митинг. Там был и П.К. Со стороны правительства были командированы ораторы из числа офицеров. Они говорили о том, что война была проиграна только через евреев и студентов. И все они были разбиты в дискуссии. Офицеры умоляли матросов и солдат разойтись по экипажам. Но матросы не расходились и требовали главного командира и губернатора города, вице-адмирала Никонова. Но он не приезжал и манеж был закрыт. Толпа все увеличивалась и вечером достигла по-видимому до 10000. И вот когда все больше и больше толпа увеличивалась и воинственная атмосфера сгущалась над головами господствующих, то это только могло заставить упрямого начальника приехать к манежу. И вот часов в 7 вечера он приехал. Манеж согласился отворить только для вольных без военных. На такие условия никто не согласился, и он обещал на 25 объездить все флотские экипажи и выслушать их требования. И вот когда он был около манежа, то на (Никольской?) площади были выступившие ораторы и говорили речи. И вот здесь выработали 24 требования такого содержания, которые отвергали существующие законы в чисто демократическом духе. Эти требования были вручены в каждый экипаж, также и солдатам были даны. Ораторы были приезжие из С.П.б. Они говорили, что если только до 30 октября 1905 г. не будут выполнены эти требования, то мы приедем и тогда решим, что нужно делать. Но это не сбылось к нашему несчастью. 25 октября главный командир объездил все части матросов, где и было предъявлено одно и то же по всем морским частям. В 7 экипаже были поручены эти требования матросами 7 экипажа Петру Мил. И вот в 6 часов вечера приехал адмирал Никонов. Его окружили матросы в числе 1500 человек. Он стал спрашивать, что нужно. То в это время Петр Мил. ему вручил требования, которые были прочитаны его адъютантом, на что он сразу сказал, что из них могут быть некоторые и выполнены, а некоторые только тогда будут выполнены, когда я буду рядовым матросом, а вы все на моем месте адмиралами. А этого не может быть, то и выполнить</text:p>
      <text:p text:style-name="P19">310</text:p>
      <text:p text:style-name="P18">их нельзя. П. Колм. сказал: "Я заявляю от имени не только 7 экипажа матросов, но и от имени всех матросов и солдат, способных бороться за свободу граждан то, что если вы не выполните этих требований и не снимите с себя гнусных ролей, то мы заставим вас снять это силой оружия." После этого было громкое ура, и адмирал уехал, заплакавши. Вот это его самая главная роль, П. Кол., и вот 27 окт. случилась неожиданная катастрофа, которая повредила всей русской революции. Это наступило так неожиданно, как смерть молодого здорового организма. Падение Кронштадта, первое падение русской революции. Этому способствовали те [.1.] враги, которые не сумели подождать до 30 окт. Это рота солдат под командой одного фельдфебеля запаса, узнав о том, что нам сказал адмирал, обещая кой-<text:soft-page-break/>какие требования удовлетворить, они решили выйти на улицу с оружием и пришли к минному отряду и призывали матросов на борьбу. И вот через несколько времени их арестовали и посадили в товарные вагоны. И вот гуляющие матросы решили освободить их из-под конвоя. Это был явный маневр правительства, в чем оно конечно не ошиблось. И вот из освободителей матросов было 2 убито офицером. Это были матросы 4-го флотского экипажа, один - кочегар, другой - машинист. И вот когда об этом узнали многие части матросов, то сильно волновались. Эти волнения многие более [.1.] старались удержать. Но их было так мало, что все их старания были напрасны. На это время были готовы со стороны правительства организованные черной сотней хулиганы. Это для отражения революционных сил при захвате крепости и для привлечения более несознательных матросов на погром мелких торговцев. В два часа дня были заперты все роты во всех морских частях и в воздухе носились тревожные известия. И вот вечером в 7 часов пришло ложное известие, будто правительственные войска расстреливают на Павловской улице матросов учебного минного отряда. И, действительно, были слышни слышны ружейные единичные выстрелы, это давало тревожно себя чувствовать.</text:p>
      <text:p text:style-name="P25">Когда были заперты ворота и сообщили, что на Павловской улице казаки и солдаты расстреливают матросы, то в это время один матрос Федор Бульковский пришел с перевязанной рукой и призвал к оружию всех матросов 7 экипажа на помощь этим матросам, которые ведут борьбу с казаками и солдатами. Двор был переполнен матросами. Все волновались и тревожились, но не знали, что делать и как поступить. Тех матросов, которые не хотели выходить из казарм, выгоняли силой под угрозой смерти и других мер. Окна выбивались камнями. Большинство матросов были готовы умирать, но не знали как. В воздухе носились грозные проклятия и разные ругательства по адресу царя. Это была стихия, похожая на хаос. И можно было сразу понять, что дело здесь будет проиграно, ибо не было порядка и правильной организованности. К этому не успели еще</text:p>
      <text:p text:style-name="P19">310об</text:p>
      <text:p text:style-name="P22"><text:span text:style-name="T13">подготовиться. Об этом начальство знало и ему хотелось скорее спровоцировать правильную подготовительную самодеятельную организацию матросов. И к нашему великому несчастью оно в этом не ошиблось. В 7 ф. экипаже. Там было большинство матросов машинных учеников. Они ходили на занятия в школу машинистов. Это лучшие силы революции. Они были навербованы из класса пролетариата. И вот там-то было [.1.] революции. Несмотря на кратковременность их пребывания в 7 экипаже, они все же успели ориентироваться на случай революции. У них было организовано около 400 чел. В боевую роту под командой выборного своего офицера и взводных начальников, была выработана боевая тактика и план ее действия. Офицером был выбран тайной подачей голосов один из среды матросов-машинистов 2-й ст., занимавшийся на квартермейстера. Его выдвинула сама жизнь. Он был тогда уже с.д., но не мог быть в партии по той простой причине, что не имел связей с ней. Тогда от этого его оторвали условия жизни, в которых он находился. Он вел пропаганду чисто с.д. Сначала он выступал неоднократно в роли оратора и говорил о тех бедствиях народных масс, рабочих, пролетариата и малоземельного крестьянства, и обо всех тех беззакониях, которые проделывает царское правительство вместе </text:span><text:span text:style-name="T13">с помещиками, духовенством и классом эксплуататорской буржуазии, как они живут и почему они стали господами над крестьянами и рабочими массами народа, опустившимся до низменности бродяг и преступности и [.1.]. Он говорил о необходимости организоваться и подготовиться к моменту революционного выступления на арену борьбы, но только тогда, когда мы будем в том сильны и сознательны, чтобы не могли попасть впросак и т.д. И когда он говорил, его слушали с большим вниманием и напряжением, и были крики при окончании речи: "Это все правда, и мы за нее постоим!" И вот когда эта неожиданность случилась, то в то время он был на кухне и чистил картошку. С ним было человек 40. Кухня была внизу, и когда было брошено несколько камней в окна, то он бросил убирать кухню и вышел во двор. И когда он увидел матросов и все то, что происходило во дворе, он собрал матросов и начал речь о том, что это </text:span><text:soft-page-break/><text:span text:style-name="T13">самообман, это прием начальства и т.д., но его не стали слушать, и он сказал, что наше дело скверное, но его нужно постараться использовать в деле интересов революции, и поэтому нужно взяться за оружие и, вооружившись, идти на соединение с <text:s/>этими частями, которые расположены на Павловской улице. Там большая часть морских боевых сил и именно те части, которые способны владеть и действовать с орудиями крепости и эскадры</text:span></text:p>
      <text:p text:style-name="P19">311</text:p>
      <text:p text:style-name="P18">как машинными, так же и артиллерийскими. Там были следующие флотские части: учебно-артиллерийский отряд состоял из 1400 человек, ученики машин. отряда - 1200, 5 фл. экипажа - 800ч., 11 фл. экип. - 700, 20 фл. эк. - 650 ч., 16 экип. - 600 ч. и из (Либавы)? был переведен какой-то экипаж - 600 ч. Вот какие части были на Павловской улице. Это статистика приблизительная, это так. Словом, 7 фл. экипаж и 4 ф. экип. Были на Бочарной улице, и, присоединившись, было более 10000 ч. общего числа матросов, не считая 2 ф. эк., 19 и 12 экипажей, которые стояли в другом месте. В них было не менее 4000 ч., т.к. там тоже были ученики, занимавшихся на машинных квартермейстеров и на строевых унтерофицеров, контрреволюционеров. Это говорится по отношению к строевым, т.к. они были всегда на стороне правительства. Они были под командованием капитана 1 ранга Сильмонова в ночь на 28 октября 1905 г. и были готовы расстреливать восставших матросов в г. Кронштадте и во время восстания в Свеаборге и крейсере 1 флота [.1.] Азова. Они же были гнусными усмирителями восставших на том же крейсере. Я их клеймил проклятием, достойным предателей и убийц народной свободы. Их имена должны быть выписаны на страницах истории народного презрения [.1.]. И вот когда ... нашел в том взводе их, то он их просил, чтобы они по возможности собрали своих подчиненных и следовали за ним. Это было в 8 часу вечера. И когда собралось человек 100, то он скомандовал: "За ружьям в кадровые роты экипажа", - [.1.] было исполнено его приказание. Ружей не было у учеников машинистов, и поэтому пришлось позаимствовать в тех ротах, где они были. Ружья брали не только те, которые были организованы, но многие и не организованные. На дворе стояло 2 боевых полуроты, выставленная начальством под командой мичмана Карнева и другого какого-то офицера. Ружья они держали на перевязи. Одна полурота 7 экипажа охраняла ворота, другая - 4 экипажа - охраняла арсенал с ружьями, револьверами и патронами. И вот когда были человек 300 вооружены ружьями, то пришлось ту роту, которая охраняла арсенал, брать в атаку в кольцо штыков, что эти первыми и шли в атаку, за ними последовали и другие. Это было так удачно сделано, что лучше вряд ли можно сделать. И вот как только полурота 4 фл. эк. была окружена нами в кольцо штыков на расстоянии 5 или 6 шагов, то была своевременно спрошена, будут ли они стрелять в восставших за свободу. Офицер трясся словно лихорадочно и все же лично дал слово то, что стрелять не будет и сейчас же распустит боевую полуроту. Что было</text:p>
      <text:p text:style-name="P19">311об</text:p>
      <text:p text:style-name="P18">исполнено им. И вот после этого временный экипажный командир, капитан 1-ого ранга, фамилию я не помню, он в окно экипажной канцелярии стал умолять восставших, чтобы мы бросили оружие и разошлись по местам в роты. И вот ему был ответ от ... : "Господин капитан, вы просите нас, восставших матросов, чтобы мы бросили оружие и разошлись по ротам. Да, мы вас хорошо понимаем. Но зачем же вы наводнили город казацкой опричниной? Зачем вы топчите ту самую свободу, которую дал народу царь? Или мы, военные, отделены от народа? Или манифест свободы только на словах, а на деле вы, господа начальники, представители бюрократии, топчите все то, что народ у вас вырвал долгой и упорной кровавой борьбой? Это ту свободу, которая была выражена манифестом 17 октября. Не вы ли убили 2 матросов 4 фл. экипажа сегодня же за то, что они любили свободу и хотели освободить товарищей солдат, арестованных вами? Не вы ли заперли ворота экипажа и никого не выпускали со двора? Вы этим хотели показать то, что свободы для матросов и солдат нет. Ну ладно же, закрывайте ворота, но глаз наших этим вы не закрыли, пока мы живы, и поэтому мы сами в состоянии раскрыть ворота и отвоевать <text:soft-page-break/>свою и народную свободу. А вы, господин капитан, давайте ключи от арсенала." И вот когда он речь закончил, то что-то экипажный командир стал говорить. Был шум, и его слов не было слышно. ... скомандовал: "За мной! На приступ к арсеналу! Ружья на руки! Выстройтесь в 4 ряда." Арсенал был на втором этаже. К нему шла деревянная (отлогая)? лестница, была широкая аршина 3, что это позволяло идти в четыре ряда на приступ к часовым. Часовых стояло 3 человека с ружьями на руку и были готовы защищать свой пост. Но им сказали: "Вы не беспокойтесь, товарищи, а позовите, а подавайте сюда экипажного командира." И в тот момент было направлено четыре штыка прямо в живот. И вот ... Ему сказал: "Открой арсенал и давай ружья и патроны, иначе будешь здесь же нами прикончен навек." Он испугался и через часовых позвал разводящего и с ним матроса, заведующего арсеналом. Он приказал дать ключи от арсенала. Но этого было мало, и ему приказали отпереть арсенал, что он собственноручно отпер ключем. И вот, когда здесь забрали штук 500 ружей и холостых патронов несколько мешков вместо боевых, когда узнали то, что боевые патроны 3 мешка были перенесены в канцелярию в комнату экипажного командира, что за это решили убить его. Но его там уже не было. Он каким-то путем успел бежать. И вот, когда значительная часть матросов была с боевыми патронами, а именно та часть, которая была организована под предводительством ... и другими более передовыми матросами, например, [.4 зачеркнутых слова.], прошу их вычеркнуть, потому что они осуждены, то за более легкое действие. За это же могут</text:p>
      <text:p text:style-name="P19">312</text:p>
      <text:p text:style-name="P18">судить строже. И вот, когда мы вышли во двор и стали выходить на Бочарную улицу для боевой постройки рот, то было первое препятствие у ворот. Там продолжала стоять боевая полурота, выше указанная мною. Но благодаря нашему превосходству сил и воинственного духа, они успели отступить от ворот и к воротам подошли беспрепятственно. Они были заперты деревянной поперечиной на замки. При чем же опять первым ... приступил и стал ломать засов. Ему помогли товарищи, и засов был сломан силой. Вот в этом-то деле принимал участие и Петр Колмаков. Это факт. Это он сам сознался мне в дни ареста. Он мне сказал шутя: "А вы ведь смельчак! Ворота-то первым начали ломать. Но не без моего участия." Так что из этого видно, что он принимал горячее соучастие в восстании 1905 г. 27 октября. И вот, когда мы вышли на Бочарную улицу, то тогда построились в боевую колонну поротно в 3 роты. Первая рота была под командой ... . И вот, прежде чем стали идти на (Нивловскую)? улицу ... обратился к своей роте с речью следующего содержания: "Товарищи матросы, выслушайте меня, может быть, последний раз. Товарищи, помните то, что мы делаем и за что мы взялись. Наше дело есть дело всего народа, рабочих и бедных крестьян. Мы выступили на борьбу за народную свободу, за демократическую власть рабочих масс, за свержение царя и его гнетущей власти над народом, то я прошу вас поддержать честь революционеров, не будьте предателями на случай нашей неудачи. Стойте один за всех и все за одного. Будьте готовы на смерть. Если кто чувствует себя слабым быть таковым, то прошу сейчас же выйти из строя и оставить оружие борьбы. Потом я вас прошу без команды не стрелять, из рядов не выходить без основательных причин, вольной публики не слушать. Словом, все делать по правилам воинского искусства. Согласны?", - "Согласны, согласны", - "Команда, шагом марш!". Пошли. И вот, в то самое время в других ротах происходило совершенно другое. Там был полный беспорядок. Там стрельба была без всякой команды, каждый стрелял по своему почину. Это давало знать то, что там не было руководителей. Первая рота ушла вперед, другая же рота была встречена залпами солдат на стрельбище, и это их раздробило и разбило их строй. Но это еще ничего. Но больше <text:s/>всего нас поразило то обстоятельство, что проделал артиллерийский отряд. Он до прихода нашего успел разбить винную лавку, зажечь ее, напиться пьяными, и кроме этого стали громить разные лавки и избивать вольную публику и насиловать приходящих женщин.</text:p>
      <text:p text:style-name="P25">И вот, когда мы увидели все то, что делали матросы артиллерийского отряда на вышесказанной улице, то мы сразу поняли ту ошибку, которая руководила нами. Но мы, не <text:soft-page-break/>теряя присутствия духа, стали восстанавливать те силы, которые были развеяны солдатскими залпами.</text:p>
      <text:p text:style-name="P19">312об</text:p>
      <text:p text:style-name="P18">Но это было напрасно. Наше старание оказалось бесполезным. И ни горячий призыв на борьбу для захвата крепости и флота, и для полного уничтожения царизма, и для создания демократического полновластья народного права и свободы народных масс, именно тех, которые исказились и до сих пор находятся под гнетом самодержавного бюрократизма царя и царей вообще. Но эти зовы были так слабы, что они остались голосом в <text:s/>пустыне. И их легко можно было призвать к погрому казенных винных лавок и разному бесчинству, но трудно их звать на ту чистую и открытую борьбу с царизмом, как для захвата крепости и эскадры и для полного отражения правительственных сил вроде Семеновцев, и для наступления на самодержавие царизма и прочей своры палачей и им подданных. Вот на это-то их и нельзя было призвать. Они не шли и идти не хотели. Пробовали также и минный отряд призвать, но и там потерпели неудачу. Там тоже успели разгромить на Екатериновской улице офицерское собрание, дальше не шли, и это было так обидно, что я себе и представить не могу. И вот, когда мы увидели это, то мы были убеждены в том, что наше дело проиграно, и решили разойтись и не делать вреда обывателям города и спасаться на более надежных квартирах, именно на тех, где могли быть надежные свидетели в защиту каждого. И это так и было. И вот, разошлись так: кто в пожарную часть, кто в те экипажи, которые не принимали участия в восстании и т.д. Туда приходили и затесывались те, как бы спасшиесся от восставших и это действительно много вырвало со скамьи подсудимых. И эта ночь была ужасная. Город горел во многих местах, лавки и магазины сначала опустели, а потом зажигались и горели. Винные лавки сами сидельцы отпирали и раздавали вино матросам и солдатам. Это было ужасно. Я не могу всего описать. Со стороны правительства были выставлены войска, выше указанные мною. Но они не обращали никакого внимания на погромы. Они были вызваны для того, чтобы отразить революционно организованные силы. И, действительно, было бы плохо тем, кто был бы тогда организован в незначительный отряд революционеров. Они бы все остались на улице битвы, потому что силы правительства были поставлены в боевые фронты в несколько отрядов. И это хорошо и сделали, что распустили своевременно силы революции. Их было мало, человек 200, под командой ... .</text:p>
      <text:p text:style-name="P19">313</text:p>
      <text:p text:style-name="P18">Ночь прошла хаотическая. На утро пришли из Петербурга войска: полк краснофуражечников, затем были присланы другой полк, Псковский, и несколько сот казаков уральских. Город был объявлен на военном положении. Потом был издан царем приказ следующего рода: "Если только через 2 суток не удается подавить восставших, то к этому времени город должен быть очищен мирными жителями, а восставшие должны быть взорваны вместе с городом. Командиру крепости лейтенанту Беляеву. Николай II." Но в то время он уже был подавлен, и только рыскали одни черносотенцы и хулиганы, да некоторые матросы пьяные. Но что характерно, это то, что были некоторые матросы забраны пьяные на улице вместе с ружьями. Их безо всяких забирали, потом трезвых выпускали и не судили за это. Еще следует упомянуть то, как вели себя офицеры. В ту ночь многие офицеры были переодеты в штатское платье и призывали громить винные лавки. В этом были замечены многие лейтенанты и мичманы. Был замечен лейтенант Перковский. Когда его заметили, то <text:s/>хотели убить и стреляли в него, но он успел скрыться. Большинство же из них спаслось в военном госпитале га койках больных, а многие бежали из города вместе с отцом [.1.] на пароходах. Ночью Беклемашева легко ранили камнем в спину, контр-адмирал. Он был командиром порта и приезжал ночью осматривать порт. День 28 октября прошел еще не с запертыми воротами экипажа. Матросов много не было в экипаже. Много было пьяных, и пили то вино, которое успели наносить за ночь. 29 октября были окружены войсками, прибывшими с разных концов России. Эти войска были больше 10000. Николай II издал приказ: расстреливать матросов через 4-ре человека <text:soft-page-break/>5-ого. Но скоро понял то, что таких жертв было бы больше 2500 человек. Он другой приказ издал: через 9 человек 10-ого. Но за это уцепилось духовенствво и хлопотало, чтобы этот приказ упразднить, а судить судом правосудия. На что Николай Романов согласился. И вот, 30 октября пошли допросы. Офицеры ходили по ротам и принуждали сознаваться угрозами смерти, под обещанием помилования сознавшихся, и будут платить тому награду, кто будет выдавать виновных. Но таковых предателей нашлось немного. Но они так путали, что если бы судить правильно по показаниям, то и судить было бы некого. Вот до чего было перепутано. Один матрос, Фад. Беляев, показывал на 7-х человек и так путал, что он в 9-ть часов вечера видел в одно время 3-х человек в разных местах, и для этого могло бы понадобиться необходимого времени 3 часа. И вот, несмотря на это, все же его словам придавали значение. Вот какого было "правосудие" военного суда. Часа в 4-е дня 30-ть из всех матросов 7-ого экипажа вывели во двор, где были выставлены полк солдат и несколько эскадронов кавалерии. Это был</text:p>
      <text:p text:style-name="P19">313об</text:p>
      <text:p text:style-name="P18">конвой опричников. Матросов оцепили кругом и был издан приказ: в случае малейшего ослушания на местах, всех расстрелять.</text:p>
      <text:p text:style-name="P25">Когда выгнали во двор и окружили конвоем солдаты, то через несколько времени были построены в 4 ряда и отправлены на Петербургскую пристань. Там стояла баржа и вот в эту баржу приказали всем лезть в трюм, куда и влезли. Помещение было небольшое, так что стоять негде было. Все думали, что нас выведут куда-либо на глубину и потопят [.1.]. Но этого не случилось, а привезли на один из фортов строящихся, его наименование "Форт, литера А". Матросы называли "Чертов форт". Но когда везли и думали, что везут топить, то никто не грустил и все были в веселом настроении, все говорили весело, и многие шутили и смеялись над тем, что такая вышла неудача, и больше смеялись над тем, как они видели, когда их вели по городу, что зрители, прощаясь, плакали. Но еще больше смеялись над тем, как наши доблестные начальники прятались куда попало во время восстания. И вот, когда привезли в форт "Литера А" и поместили в церковь, построенную на шпалах. [.1.] ударялись об пол церкви и проникали на пол, где лежали пригнанные невольники-матросы. У них были постели из одних шинелей. Сквозь щели [.1.] свистел ноябрьский ветер. Офицеры, которые прятались в день октябрьского восстания, они теперь же стали гордые рыцари и грозили заморозить и уморить голодной смертью. Но матросы и этого не испугались и на их угрозы отвечали насмешкой: "Мы прятаться не будем! И смерть нас не испугает. Нам все равно терять нечего." Мичман князь [.1.] на это заорал как дикий зверь и принуждал указать того, кто так выразился. Но ему крикнули: "Мы все так говорили." На что он заругался: "Хулиганы, грабители." Но ему опять возразили: "А вы их покровитель." Он грозил расстрелом и потом ушел, и долго не ходил посещать святую церковь с нечистыми духами. А матросы сидели без хлеба 2 дня и неделю - без постели. Это была не тюрьма, а пыточные помещения. Потом оттуда через 2 недели переместили в казематы крепости. Началось следствие, и стали по несколько человек вывозить в Кронштадт, в тюрьму, сделанную из 7 фл. экипажа. Как тех лиц, на которых показывали предатели, за месяц собрали под суд 208 человек матросов, среди них были немногие революционеры: человек 15 - 7-ой экипаж, 10 - минного отряда, 5 - 22-ой экипаж и человек 10 из разных частей. Но все остальные судились за разгром. Но они не были из тех, которые это делали с намерением. Мы громили, потому что думали этим приемом борьбы завоевать свободу. Их больше всего вовлекли в это вольные, видимо, команда черносотенных банд для</text:p>
      <text:p text:style-name="P19">314</text:p>
      <text:p text:style-name="P22"><text:span text:style-name="T13">отражения революции была прислана из Петербурга на это время. Это на суде заявил полицмейстер: "Защитники отечества были присланы из Петербурга своевременно". Когда у него спросил представитель суда: "Какие защитники?", - то он ответил не заикаясь: "Добровольные союзники из штатных людей". Из этого было видно то, что это черносотенцы, которые несомненно сослужили большую службу правительству. Но на </text:span><text:soft-page-break/><text:span text:style-name="T13">суде заявил один мичман 3-ого экипажа как свидетель. Он откуда-то узнал о заговоре 36 офицеров. Эти офицеры были в то время в Петербурге. За что их по подозрению уволили со службы, но не судили потому только, что не было данных, что они принадлежали к заговорщическому кружку революционеров, их уволили со службы после этого процесса суда. Об этом говорил мичман Свистунов 7 ф. эк. Судили 208 человек, 100 оправданы, 108 осуждены с 20 лет каторги и до тюремного заключения. Булаковскому дали 20 лет, Орловскому - 15 лет, (Волгину)? - 12, Федосееву - 12, Ледневу - 8, Филипскому - 6, 36 человек осуждены в арестантские роты. Человек 35 - в дисциплинарный батальон, а остальные получили тюрьму. Статистика приблизительна. Петр Колмаков был оправдан по суду. Его защищал лейтенант Барков. На него подействовал тот акт, который был проделан над Спиридоновым. С.р. он стал после суда. Ему только и удалось [.1.] С.р. тогда, когда его оправдали. Он получал литературу исключительно С.р., и поэтому он и остался таковым. Я лично больше ничего не могу о нем сообщить. Я только могу со слов маршала Смирнова сказать то, что он бежал с ним вместе из Кронштадсткой тюрьмы. Он был присужден к смертной казни через расстрел и ждал </text:span><text:span text:style-name="T13">ее. Но матрос Смирнов предложил ему план бегства, на который он согласился. Они из двух перочинных ножей сделали пилку, так нагрели и закалоли хорошо, что без большого труда выпилили оконную решетку и благополучно бежали ночью. Смирнов бежал за границу, а П.К. остался в России. На Самарской ж.д. был арестован жандармом с другими матросами. Но ему удалось на ходу поезда бежать. Все это сказанное подлежит проверке, об его бегстве и смертном приговоре. Человек был славный. Это я могу заявить.</text:span></text:p>
      <text:p text:style-name="P18"><text:tab/><text:tab/>-----</text:p>
      <text:p text:style-name="P19">314об</text:p>
      <text:p text:style-name="P25">Во-первых, Лбов был мотовилихинский рабочий токарного цеха, токарь. В 1905 г. была забастовка. Лбов участвовал, ходил на митинги и собрания. И так далее. Потом было вооруженное восстание и Лбов сделал баррикаду из своих бревен и загородил напротив своего дома улицу. Когда Лбов откатывал от своего дома бревна, я шел в аккурат мимо него и слышал, как Лбов ругал своих соседей. Напротив него живет и торгует [.1.] Ширяев. Он его всех пуще ругал, что он не помогает ему делать баррикаду. Он имел связи с товарищами, которые участвовали в милиции. И потому Лбов сердился на Ширяева. После того рабочие выпросили у начальника завода сделать собрание на вышке. Вышка эта [.1.] называется. Начальник разрешил сделать собрание. Когда собралась публика, я слышал, что начальник напоил казаков пьяными и казаки разгоняли толпу и побили нагайками. А некто солдат - кавалер Борчалинов, лет 50 или более, - шел с вышки из частей, и казаки срубили ему голову бросили под (угор)?, мозги у него все по (угору)? выпали. Потом этого Борчалинова привезли домой, и Лбов с некоторыми товарищами караулил в бане. Вообще, во всех улицах были засады и караулили, чтобы его [.1.] не схоронила полиция. Потом, после этих баррикад, я слышал, что Лбова хотели арестовать. Но Лбов скрылся близ Мотовилиха в лесу. И Лбов стал жить в лесу, и вблизи этого леса есть деревня. У Лбова тут была родня, с которой Лбов имел связи. И ходили к нему даже товарищи, которые его знали и посещали Лбова очень часто. Даже некоторые ночевали с ним в лесу и переговаривались с ним так, что у Лбова кругом были связи. И 1905 г. Лбов проводил один и всем [.1.]. Оружия у него сперва не было никакого. Потом Лбову продали товарищи с.д. солдатскую винтовку со штыком. 25 рублей Лбов им заплатил. И Лбов стремился застрелить Ширяева, который жил напротив Лбова. У этого Ширяева есть свой кирпичный сарай. А от этого сарая за полверсты есть казенный сарай тоже кирпичный. Он стоит в начале леса на угоре. В одно прекрасное время Лбов сидел на угоре и Лбову был виден Ширяева сарай, и Ширяев ходил к своему сараю переписывать рабочих. И пришел с книгой и взял карандаш, и стоит, записывает. А Лбов видно часто караулил. И за версту, так я предполагаю, Лбов стрелял в Ширяева и попал ему в руку. Рука сейчас не действует. Слухи пошли, что это Лбов. Потом к Лбову пришли и еще два товарища, тоже мотовилихинских. Их тоже постигло уйти от ареста, Василий Пищулев и Михайло <text:soft-page-break/>Штольников. И вот они работали трое к 1906 г. понемногу, потом к ним прибыли еще несколько товарищей. Был некий Гром Гресс и Василий Ястребов, потом еще несколько. И вот Лбов работой занялся. Было их человек 6 или 7. Оружия у них хорошего не было, только были (бульдоги)? 7 или 9. Потом Лбов стал давить винные лавки, а также брал с богатых. И Лбов стал заводить оружие. Выкопали землянку в земле, тут и жили вблизи Мотовилиха, так за версту от селения или более. Было у него красное знамя "Война за злато и волю". Если идут по деревне, то знамя несут впереди и все вооруженные. Оружие, которое купили: браунинги и маузеры и [.1.], которые были взяты в конторах. Или убьют стражника и все у него отбирали, шашки,</text:p>
      <text:p text:style-name="P19">315</text:p>
      <text:p text:style-name="P18">вообще все. Потом купили солдатские винтовки, вооружились ими и маузерами и браунингами. Потом брали динамит и делали бомбы. Оболочки делали на заводе, лили и таскали Лбову в лес, а Лбов их начинял и пускал в ход. Вообще,. работа шла круговая. И публика ходила ко Лбову и училась стрелять. Вообще, связи были большими с партийными товарищами. Большая связь была с эс-эрами. Эс-эры ходили ко Лбову и брали оружие, и ходили делать эксы вместе. Если надо эс-эрам сделать экс, то приходили в лес ко Лбову и брали у него оружие и даже просили народу. Лбов им не отказывал ни в чем. Предложит своим товарищам: "Кто пойдет туда-то", - и находились его товарищи. Вообще, куда на экс, так хоть все согласны. Оружие Лбов держал, чтобы если держишь, то держи его чисто. Если пострелял, то обязательно его все чистить. Если заметит, что у тебя что-нибудь заржавело, то сейчас придирку дает: "Что ты оружие не вычистил? Что ты думаешь, если сейчас будет перестрелка и у тебя [.1.]? Оружие разбирать беда!". Если Лбов увидит, что двое разобрали оружие и смазывают, Лбов закричит: "Вы не все оружие разобрали!". И оружие чтобы было при себе, не оставлять ни на шаг от себя. А не так, чтобы винтовку поставить к елке и уйти от нее, хоть не далеко. Если увидит Лбов - придирка. А остальное оружие было в порядке на елках, смазано. Даже по всему лесу лишнего оружия полно было всякого и лежало на месте. Если кто прибудет новый, то Льбов даст ему, что нужно и покажет, это держи, оружие в порядке. У Лбова была в лесу (чурка)?. И Лбов ходил проведывать свой пчельник. Однажды Лбов пошел в селение на квартиру, а товарищ его, Гресс, ушел в Пермь. Были у них лыжи. Товарищ Гресс, когда пошел в Пермь, то лыжи оставил Лбову. Лбов тогда одни лыжи оставил около леса в стогу, а сам пошел со своими лыжами на квартиру и поставил лыжи за ворота. В аккурат, как-то полиция узнала и накрыла Лбова. Лбов увидел, приходит в ограду. В ограде стоял толстый столб, а лыжи полиция изломала и окружила дом. Он в то время, когда еще полиция дверь не отворила, Лбов стал из-за столба стрелять из винтовки сквозь двери и нескольких стражников убил и ранил. Потом Лбов отворяет двери и затаскивает в ограду стражника, снимает с него шашку и стал рубить. Изрубил всего, потом выходит из ограды и начинает отстреливаться. Посмотрел, лыж нет. Ладно, хотя были в запасе лыжи и Лбов ушел. Нарвался на засаду. Стали в него стрелять. Но они были далеко, что Лбова только ранили легко. А Лбов увидел, что в [.1.] стражники и стал в них стрелять. Они прячутся, только чуть-чуть видит ихние шапки. Лбов метится ниже в [.1.] и в аккурат так, что Лбов тут убил человек 5 или 6, да ранил много. Так и ушел. Принес две шашки. И приходит к хибарке. Хибарка была сожжена. Вероятно, полиция сожгла. [.1.] была очень большая.</text:p>
      <text:p text:style-name="P25">Потом на квартире под вышкой у некоего Викты был Лбов и товарищ Ястребов, и Пищулев, и Петр [.1.] и еще некоторые</text:p>
      <text:p text:style-name="P19">315об</text:p>
      <text:p text:style-name="P22"><text:span text:style-name="T13">товарищи. Полиция как-то узнала и собралась поймать Лбова. Набежало стражников, драгун и солдат и окружили дом Викты. А Лбов был в то время в бане, и жена его. А товарищи его были в избе. И им пришлось отстреливаться. А Лбов из бани ушел, а жену оставил. А было вечером уже темно. На вышке по (угору)? везде были солдаты в сугробах. И когда товарищи его отстрелялись и вышли преспокойно в огород, некоторых стражников ранили и убили. Когда они поднимались на вышку, то им <text:s/>солдаты кричат: "Пароль". А они </text:span><text:soft-page-break/><text:span text:style-name="T13">им отвечают: "Свои". <text:s/>А некоторые кричат: "Бросай бомбу". И так прошли всю засаду почти из середины и ушли. Потом уже когда они ушли далеко, тогда по ним стали стрелять, но все в белый свет. Потом стражники стали расстреливать дом Викты и все [.1.] и арестовали Викту и жену Лбова. Жену очень избили и отправили в тюрьму и всю дорогу били ее прикладами, и долго после этого она хворала. Сидела она в тюрьме месяца два или более, потом выпустили. Вообще, вся его родня пересидела в тюрьме за то, что они скрывают Лбова и не называют, где Лбов живет. Когда Лбова жену арестовали - то же самое, и лошадь Лбова арестовали. Которое время жена сидела в тюрьме, и полиция почти каждый день приезжала домой ко Лбову и возила сено прямо возами как будто кормить Лбова лошадь. И я слышал, когда Лбов отстреливался и попал одному стражнику в руку, и пуля влетела в локоть, стражник был на коне, когда его ранили и он попал к приставу. А пристав стоял за воротами со стражниками и кричит: "Что ты гонишь?". Стражник говорит: <text:s/>"Ранили", - и прогоняет мимо пристава. Пристав кричит: "Во что?". "В руку", - и сам продолжает гнать в больницу. А пристав кричит ему вслед: "Куда ты, дурак, частишь, сломишь голову!". Потом оказалось: полиция у Викты взяла золотое кольцо и еще кое-что потерялось. Но потом, кажется, заплатили Викте за утрату, за разрушение дома. Но не могу сказать, <text:s/>сколько Викте заплатила полиция, не знаю, за всю ли зиму. Лбов прожил в селении и находился в лесу. Раненые, <text:s/>которые лежали на квартирах. Это в 1906 г. и половина 1907 г. Стало таять на [.1.] уже. Лбов стал опять громить винные лавки и конторы. Стали жить хорошо. Работники все прибывали и брали деньги. Лбов при себе их не держал, возьмут себе на пропитание и у всякого чтобы были деньги в кармане хоть рублей 5 или 10, потому что Лбов давал каждому деньги, чтобы в случае, когда разгоняют их врозь, чтобы деньги были [.2.]. А на остальные деньги заводил оружие и давал бедным и семействам, в которых остались дети и жены, а мужей посадили в тюрьму, товарищам отправлял рублей 20, или более, или менее, каждому. Если нельзя положить в контору, то отдавал родителям, родители как пойдут на свидание и кладут рубля 3. Так и все деньги [.1.] помаленьку. И давал в комитет С.д. Но сумму не знаю какую. Слышал, что раз один Лбов дал с.д. </text:span><text:span text:style-name="T13">290 рублей и, кажется, и еще давал. Вообще, помогал всем. Деньги давал жителям на муку, и жители пекли хлеб и приносили в лес. Вообще, всю провизию носила публика. Им покажет, чтобы положили на месте, которое укажет им, и потом приходит</text:span></text:p>
      <text:p text:style-name="P19">316</text:p>
      <text:p text:style-name="P18">и берет. Запасались на зиму всем. Каждый житель, если у него есть покос, то давал ему денег, и он покупает, что надо, и кладет под свой [.1.]. Так и [.1.] делали. И осталось 20 пудов сахару, баранок, масла, сухарей - всего, чего хочешь, было достаточно. Так этот припас и остался по всему лесу, где оружие, где [.1.] и т.д. Работа шла очень хорошо. Когда лбовцы, если идут в селение из лесу, то сперва заходят на (угор)? за пруд и им видать все дома. Даже кто и сидит в окне. А приходилось ходить из лесу мимо казенных сараев. А тут в сараях всегда полиция делала засаду. И когда лбовцы зайдут на эту гору, то их уже публика или девки видят и машут платками. Если засада, то машут платками от себя. Если нет никого, то машут, что идите. И лбовцы идут и ничего не опасаются. Даже и из окна когда машут. Вообще, публика относилась ко лбовцам <text:s/>ничего, [.1.] и работа шла хорошо. Товарищ Гром Гресс, он ходил в Пермь к солдатам в красную казарму и делал в ограде солдатское собрание и говорил им, вообще, вел пропаганду в войсках. И офицеры ничего, тут же участвовали. И солдаты, когда пойдут на стрельбу, и оставляют патронов и так очень [.1.]. Но за них им платили. Или когда Гресс и товарищ Пищулев пойдут от солдат, окончив собрание, и солдаты им дают патронов, и они их припасали. Потом ходили вовсе беспартийные местные ребята. Гресс к ним ходил и кое о чем говорил им. И их ходило человек 15 в лес в воскресенье, а Гресс к ним приходил и говорил. Но это было недолго. Вскоре эти ребята провалились и ушли в лес к Лбову. Публики стало у Лбова очень много, так что они разбежались и ходили друг к дружке. Одни остались около Мотовилиха, а другие - около Перми. С Пермью имели тоже связь. И был дробомет. А потом я слышал, что купили пулемет, но он остался где-то на квартире в Перми. Когда взяли Анну <text:soft-page-break/>Степановну, тогда купили лошадь одному огневщику, который жил в лесу по Сибирскому тракту. Раньше он был стражником, а потом стал огневщиком. И они ему купили лошадь с телегой, и он им возил в ней провизию. А деньги с Анны Степановны ушли на маузера, на патроны, далее помогали семейству на пропитание и [.1.] взяли на зиму которые 500 рублей.</text:p>
      <text:p text:style-name="P18"><text:tab/><text:tab/>-----</text:p>
      <text:p text:style-name="P25">А потому осталась жена Лбова, тут Лбов хотел жену на руках нести, если не может идти, но жена не пошла с ним, и он оставил ее. Если бы жена согласилась с ним уйти, то бы Лбов жену не оставил, но жена сама не пожелала.</text:p>
      <text:p text:style-name="P18"><text:tab/><text:tab/>-----</text:p>
      <text:p text:style-name="P27"><text:span text:style-name="T15">Продолжение</text:span><text:span text:style-name="T13">. А Максим взял себе денег и хотел ехать лечиться. Потом был экс на почту в Лядове, и участвовали лбовцы и эссеры. И пришлось им взять эту почту злополучную, но постигло их несчастье. Дорогой, когда они взяли почту и разделились на две группы, одни пошли лесом, а другие хотели пройти по Каме и на лодке плыть. Но близ Левшина, даже в Левшине нарвались на засаду и пришлось им [.1.] перестрелку с врагами и были из них убиты. Был убит Пищулев,</text:span></text:p>
      <text:p text:style-name="P19">316об</text:p>
      <text:p text:style-name="P18">лбовец и эссер Петр понес большие тяжелые раны. Попало в него семь пуль, но Петр все стрелял в неприятеля и кончил свою жизнь тут, в огне перестрелки. Было Петру 17 лет. И еще один эссер Иван Домин был ранен в живот на вылет, но все стрелял и стремился скрыться, но был задержан около Камы в поленницах. И увезли Домина в Мотовилиху. А остальные двое скрылись. А Домина привезли туда, где был раньше театр, а потом стала жить в театре полиция. И я слышал, что Домина пытали, жали ему пальцы, под ногти тыкали иголкой. Посадят Домина корчагой, а сами скакали ему на плечи. Но Домин ничего не говорил со зверями. Только сказал, где живу и у кого, и больше ничего не говорил. И был Домин тут замучен или добили его, этого не знаю. Но я слышал, что Домин кончил свою жизнь в руках злодеев в Мотовилихинском театре и очутился опять в Левшине. Каким образом он туда попал, не могу сказать. Быть может привезла его полиция на то место, с которого его взяли живым, и привезли уже мертвым. И заметил, его погибшие товарищи Петр и Пищулев были в тот же день известны родителям, в который погибли день. А относительно Домина, уже они его нашли, когда после этого прошло 5 дней, и тогда нашелся товарищ Домин убитым. Домину было 20 лет, а Пищулеву - 21 или 22. Это был 1907 г., а числа и месяца не могу сказать. А те товарищи, которые ушли лесом, пришли благополучно, а деньги принесли не все, потеряли те товарищи, которые были убиты, около двух сот рублей. А остальные все деньги были принесены теми товарищами, которые остались живы, Алексей, Александр, Петр и т.д. Убийства были сделаны лбовцами. Убиты Василий Леденцов и Соловьев и ранен Сава, за то, что деньги назначали под именем Лбова и брали, за что и убиты. Убито их человек 7 и все были они товарищи задушевные. А как узнали лбовцы, того спросят, с кого взяли деньги. Слухи идут, что Лбов писал записку. Лбовцы уже не раз слышали эту волынку, кто берет деньги, не знают. Но потом спросили тех, которые отдавали деньги, и они лбовцам сказали, что вот кто приходил и мы ему отдали. Но эти фрукты уже всем знакомые, что их все знали, стали пировать очень на собранные деньги, и за это убили всю ихнюю шайку, только один остался жив Сава. И сейчас живет и получает пенсию. А почему остался жив? Потому что револьвер был плохой и когда в Саву стали стрелять и ранили, Сава пал и ему еще наставили (бульдою?) в лоб, но у револьвера не оказалось барабана и поэтому Сава остался жив, что барабан вылетел. Ранили Саву у себя, у дому, у ворот. Было убийство</text:p>
      <text:p text:style-name="P19">317</text:p>
      <text:p text:style-name="P18">под вышкой. Сын отца убил за то, что отец провалил сына, и ему пришлось идти в лес ко Лбову. В одно прекрасное время приходит сын Петр и товарищ (Першин?) к отцу, и сын говорит отцу: "Ну, отец, помиримся", - вытаскивает кинжал и колет отца, когда заколол, и уходит. Но сын переговорил с матерью, но мать ничего не имела. Убит был лбовцами [.1.] <text:soft-page-break/>на вышке у себя дома на Пасхе Кулаков. Сидел у окна, играл на гармошке, а гость Кулакова плясал [.1.]. И вот в Кулакова в окно стреляли, и Кулаков пал вместе с гармошкой на пол. А который плясал, остался на одном месте и смотрел, что такое случилось с Кулаковым. Кулаков был убит за провокацию.</text:p>
      <text:p text:style-name="P25">Убийство Стрепунина было сделано лбовцами. Стрепунин за то убит, что он донес полиции, что лбовцы живут у меня на покосе. И его попросила полиция показать место драгунам. Где лбовцы жили, то место называлось Думой. И Стрепунин оделся драгуном и приехал в лес к Думе. Но на месте лбовцев не было. Лбовцы в это время ходили все в Кольцову, так что в Думе было только трое: братишка маленький Лбова, лет 9, и товарищи Тимофей, Булыгин. И драгуны накрыли со всех сторон и открыли стрельбу в Думу. Этот малыш бросил бомбу, но не добросил. Хотел бросить в огонь, но до огня не добросил и убежал с одним товарищем. А Булыгина убили тут, в Думе, и драгуны забрали бомбы. И были тут пальто и пиджаки, шляпы, фуражки и все увезли. Хлеб склали на огонь. Банки были из под халвы, и эти банки были испротыканы штыками. И увезли убитого товарища Булыгина. Даже очень много увезли одежды и бомб. Когда лбовцы воротились из Кольцовы и доходят до Думы и смотрят дым и копоти след. Но все-таки все пришли и смотрели, что все нарушено. Сведения хорошие достались, что Стрепунин провалил. Даже его узнали соседи. И старались лбовцы убить его бомбой. Но бросили бомбу, но его не убило. Пришлось за ним охотиться. В одно прекрасное время приходят двое лбовцев к нему. К двери не пошли, а зашли с огороду и подрыли в конюшню дыру из огорода, залезли в конюшню, потом в ограду и тут постучались в дверь, которая отворяется в ограду. А Стрепунин встал в сенях и спрашивает: "Кто там?". Лбовцы говорят: "Отвори". Стрепунин отворяет дверь. Лбовцы кидаются на Стрепунина с кинжалами и ранили его. Но Стрепунин успел убежать в избу и заперся. Почему лбовцы отпустили его в избу, по случаю стряпки с маленьким ребенком. Но лбовцы не пали духом. Выбегают на улицу и кинжалом пересекают крестовину и выдергивают раму и залезают в окно. Стрепунин не [.1.] и ранил лбовца в ногу ножом (ножницами), который залезал первым в окно. За ним вскоре заскочил и другой и нанес Стрепунину рану, при чем и скончался. А лбовцы ушли уже не в окно, а в двери,</text:p>
      <text:p text:style-name="P19">317об</text:p>
      <text:p text:style-name="P22"><text:span text:style-name="T13">и отобрали у него оружие, ножницы большие, которыми он ткнул в ногу ... . Убийство церковного старосты. Убили его лбовцы за то, что он не отдал деньги, которые назначали ему лбовцы. А староста Фусских велел придти за деньгами, а сам сделал у себя в ограде засаду. Но лбовцы пошли, как-то заметили, что в ограде полиция, и прошли мимо. За это решили его убить. В воскресенье утром от заутрени староста Фусских пошел домой и у волостного был убит двумя пулями из браунинга. Фусских повернулся и вскричал: "Держите его!". После крика пал и скончался. А 2 стражника, стоявших у волостного, испугались и побежали в волостное, друг дружку [.1.], даже один пробежал мимо волостного. Преступник скрылся и сейчас в Перми скончался. Отчего? Потому что сошел с ума в тюрьме. Наверное, с </text:span><text:span text:style-name="T13">того сошел с ума, что при аресте его били в Николаевке очень шибко, даже хотел от побоев задавиться, веревки были от лаптей. Но потом не стали его бить, и он оставил свою душу без последствий. Хотел лишить свою жизнь, чтобы его не били. Вскоре после побоев Николай Пленин по кличке (Султан?) сошел с ума и в Перми помер. А потом, после смерти Фусских, сыновья деньги отдали. Не знаю, что помер или нет Пленин, но слышал от товарищей, которые из Перми, говорят, что помер. Убийство Алексея Билева. Убит был лбовцами у своего дома. Шел с работы утром в седьмом часу, и за ним следили все от завода, когда Билев пойдет с работы. Только доходит до своего дома, и ему из браунинга стреляли в голову, и Билев пал и скончался. Убит по рекомендации эссеров за провокацию. Преступник скрылся - Пленин. Убийство околоточного. Убит был лбовцами за то, что носил маузер лбовский. Одного арестовали лбовца и отобрали у него маузер, и носить стала околоточный. За это его и убили лбовцы, отобрали маузер.</text:span></text:p>
      <text:p text:style-name="P25"><text:soft-page-break/>Убийств более не знаю. Знаю которые, но плохо. Затем лбовцы в 1907 г. на [.1.] ходили бросать бомбы, и некоторые еще в первый раз участвовали. Бросили за прудом в дом в окно Петелину и Петелин был убит той бомбой, которую бросили в окно и Петелин еще вскричал: "Что вы, [.1.], делаете?". И рука Петелина одна вылетела в окно на улицу, и Петелин был убит за провокацию. И так еще бросили в ту ночь в домах, и не могу написать, как фамилия. Только слышал, что [.1.] бросали в дом бомбу, и были убиты муж с женой. А в [.1.] был ребенок, но не достало. Птом так далее бросали бомбы лбовцы в дома. Где печку поворотит или что-нибудь да сделает.</text:p>
      <text:p text:style-name="P19">318</text:p>
      <text:p text:style-name="P18">Кидали в винные лавки, вообще во все, только где есть винная лавка в Мотовилихе, во все кидали, даже не по одному разу, раза на 2 или 3. Потому лбовцы кидали бомбы, что торговали вином, показывали им даже записки, писанные были лбовцами, что не торговать вином и пивом, и была печать поставлена "лесные братья". И даже не только вином или пивом, но и вообще кто держал на дому и продавал бутылку 50 коп. с посудой, и без посуды 60 коп., и за полбутылки 30 коп. Им было запрещено торговать. После этих бумажек, только где откроют винную лавку, и кидает в окошко. Где продают следующее вино, как узнают, где отворена, сейчас идет лбовец Михайло и берет [.1.] спирту, а другой рукой кидает бомбу и уходит. Бывали случаи и около всех винных стояли лбовцы и ждали, когда откроют винную лавку. Но все проходило благополучно, без жертв. Только в З[.1.] бросили бомбу в винную лавку и убили сидельца. А на [.1.] была брошена бомба в винную лавку, шрапнель очень порядочная, весом фунтов 8 [.2.]. Но неудачно. Сидельцы выбросили в окно обратно бомбу на улицу. Только бомба упала пол, и вскоре получился взрыв, вышибло в улице в домах 8 стекол и кое-что в винной лавке [.1.] поковеркало и ранило двоих стоявших опохмелявшихся. А кто бросил бомбу, убежал. Когда полиция на шум бомбы приехала, в это время шел на работу к 2 часам в завод мимо этой винной лавки и полиции Иван Замазаев. И его полиция схватила как равно он бросал бомбу и избила его нагайками и отправила в Пермь в тюрьму. Ходила к нему, к Замазаеву, его жена на свидание и не могла своего мужа узнать, так как он был избит полицией за бомбу и лицо его было все в синяках, только одни глаза были видны, а лицо все черное, в печенках. Иван Замазаев просидел в тюрьме около трех месяцев и был выпущен на волю, так что побои получил Замазаев совершенно невинно. После того винные все-таки все были закрыты и не торговали в пивных. Вообще, все лбовцы заставили прекратить торговлю напитками казенными. [.1.] полиция делать засады в оградах, где винная лавка. Но никого не могли арестовать, кроме Замазаева и по безвинно. Раз и тут лбовцы [.1.], что засада в ограде по [.1.]. И полиция когда пошла из ограды, и был один стражник убит, другой - ранен, а третий за старухой спасся. А старуха бога молит: <text:s/>"Спаси меня, царица небесная". А стражник из-за старухи стреляет и прячется за старуху. Но его оставили в покое, пожалели старуху. Тем только спасся стражник, что старухе жить еще надо. И везде в лесу каждый день ходили солдаты и искали Лбова. Но Лбов мимо них ходит, а они его не могут поймать. Где увидит солдат, уйдет на то место, где были солдаты, а солдаты придут на то место, где были лбовцы, и так все время ходили друг за дружкой. А [.1.] большие. Когда Лбов пойдет</text:p>
      <text:p text:style-name="P19">318об</text:p>
      <text:p text:style-name="P18">в Пермь лесом и никогда не нарывался на засаду, а лбовцы пойдут каждый без Лбова и часто нарывались на засаду, и были случаи, что захватывали лбовцы раненых. Но это случалось очень мало, больше всего скрывались. Но раз Лбов был дома у жены и колол в ограде дрова, и полиция приехала к нему домой, и заходят в ограду и видят старика, Лбова самого, и спрашивают: "Дедушка, хозяин дома? Или нет?". И Лбов им сказал, что дома, в избе. Тогда полиция кинулась в избу. А Лбов из ограды ушел в огород, а из огорода куда Лбову надо было. Полиция посмотрела в избе, но в избе никого не оказалось кроме жены и двоих сыновей. И полиция говорила сыновьям-лбовцам: "Вот вы вырастете, также будете разбойниками, как и ваш отец". Сыновья у Лбова еще маленькие. Когда полиция пошла из <text:soft-page-break/>избы, и в ограде не очутилось старика, тогда полиция встрепенулась, в чем дело, но поздно. Потом, когда служил в Мотовилихе пристав Бронский, и за что его убрали из Мотовилихи. Потому что Бронский никого не может поймать, и Бронский требовал войска, но тоже ничего не мог сделать и никого не арестовал. Бронскому (попадал нос)? и губернатору. Потом Бронского пристава убрали, кажется, сюда, в Екатеринбург, помощником пристава. А в Мотовилиху поступил новый пристав и говорит, что в три месяца поймаю я Лбова, не я буду, если я Лбова не поймаю. При нем еще пуще стали лбовцы громить и бить полицию, и ходили лбовцы охотились за новым приставом, но не удавалось. Хотел пристав переехать из-под вышки в Пихтовку, в дом Крапивина. Но ему не дали туда переехать. Пристав хотел сегодня совсем переходить. Мбель у него была некоторая уже привезена в дом Крапивина. Но накануне бросили ему в дом Крапивина ночью сразу две бомбы. Но почему бросили лбовцы в пустую комнату бомбы, потому что предполагали, что пристав уже переехал к Крапивину. Но оказалось, что только мебель привезли, и в комнате почти все (нарушило?), которое переломано. Но после этих бомб пристав [.1.] под вышкой жить и увез все обратно, которое осталось цело. А под вышку не удавалось бросить приставу бомбу в квартиру. Сколько ходили лбовцы, но ничего не выходило, и караулили пристава нового, но нигде не попадал. Был некий поляк Косецкий, помощник пристава, был убит лбовцами в театре, в зимнем, в Мотовилихе. И караулили Косецкого на улице, когда пойдет Косецкий из театра, и хотели бросить Косецкому бомбу, но был убит в театре. А которые караулили Косецкого на улице, у часовни, и когда Косецкого убили, и все скрылись, а бомбу ударную оставили в углу у часовни. Назавтра утром татарка собирала щепки. И нечаянно как-то задела бомбу, и была тут убита этой бомбой. За Косецкого по подозрению арестовали двух братьев Заплатиных, за то, что они подняли шум в театре и разодрались с целью на покушение на Косецкого. Николай Заплатин был арестован,</text:p>
      <text:p text:style-name="P19">319</text:p>
      <text:p text:style-name="P18">и брат его Владимир. И суд выслал Николая Заплатина на 6 лет, а другой брат - оправдан. И участвовали тут эс-деки и лбовцы, эс-деки - боевики (в Архангельске).</text:p>
      <text:p text:style-name="P27"><text:span text:style-name="T13">Была бомба брошена в волостное правление. Почему бросили бомбу в Мотовилихинское волостное правление? Потому что полиция [.1.] в обход ночью и собиралась в волостное правление внизу. Почему не бросили в окно? Потому что окно было заставлено железным щитом, и ожидали, что сейчас станет выходить полиция, и была подброшена бомба лбовцами к дверям волостного. Но эта бомба взорвалась, не дождавшись полиции, и пробила осколком двери, и ранила, кажется, одного, но легко. Прибывали ко Лбову работники таким образом. Но все-таки жили дома и работали в заводе. Но были знакомы со лбовцами холостые ребята и посещали Лбова, то хлеб принесут, то из завода принесут [.2.] и таскали облички для бомб. Например, надумали сделать террор - Матвей Худорошков, который сделался провокатором [.1.]. За то и был освобожден на волю. И (Энка?) Почетаев получил 8 лет тюрьмы, и еще будет судиться и анархист Ипполит Фокин. Что его заинтересовало пойти ко Лбову, не могу описать. Худорошков по кличке Герой, Фокин - Змей и Бочатаев. И вот они трое, напившись пьяными, но не очень пьяны, навеселе были, и у них на [.1.] за прудом жил бывший политический, и кое в чем его там и замечали не в хорошем, по фамилии Сивков. И у Сивкова еще дома был стражник, верно, в гостях. Жили Сивковы у самого пруда. И они трое напали на Сивков дом вечером, часов 11 уже было, темно, и были вооружены палками, и один - топором тупым, и выбили у Сивкова стекла. А жена Сивкова кричала: "Караул". И они заскочили в окно и ранили Сивкова опасно. А тот стражник выбежал на улицу, но был сбит с ног на улице и понес зверски нанесенные раны тупым топором, когда, верно, стражник был выбит из чувств и лежал кверху лицом, и они рубили тупым топором прямо по лицу. Но топор как тупой не просекал тело лица, а прямо проламывал лицо. И я на другой день, утром, ходил сам смотреть на убитого, но фамилию не знаю его и очень обезображено его лицо. Лица нисколько не заметно, только яма, все сплющенно, </text:span><text:soft-page-break/><text:span text:style-name="T13">как доска. Ни зубов, ничего не было видно. А Сивкова отправили в больницу казенную Мотовилихинскую, и в больнице помер на другой день. А тот был убит на месте. И Сивков </text:span><text:span text:style-name="T13">сказал преступников. Кажется, только одного знал. А они, сделавши преступление, убежали в лес ко Лбову. Прибежали ко Лбову и говорят ему: "Вот мы убили Сивкова и стражника". А на завтра Почетаев сплакал. Парень еще молодой, 16 лет. Но потом ничего стал себя чувствовать. И на другой день стали аресты запрудских ребят [.1.]] стали по подозрению. Арестовали человек 8 - Бибичева и Шипицина и Федора Петелина, кажется, и сейчас все сидят</text:span></text:p>
      <text:p text:style-name="P19">319об</text:p>
      <text:p text:style-name="P18">безвинно. Когда Худорошков был арестован в Челябинске с товарищами: Иван Мезенцев и его брат старший, и Барышников, и так далее. Человек 7 их арестовали. Но у них оружие было сдано в багаж и арестовали по одиночке, когда слезали с поезда на платформу, и их тут арестовали. Почему стали арестовывать? Потому что была телеграмма послана в Челябинск, и всех молодых стали арестовывать. Как кто вылезет из вагона молодой, жандарм просит: "Пожалуйте за нами", - и [.1.] сколько хочешь молодых людей, но потом стали отпускать. Потом и им стали отдавать вещи. И которых допросили, отдали вещи. Дошла очередь до Худорошкова. Но Худорошков сознался и выдал своих товарищей. Когда приходит с допроса, и товарищи его спросили: "Что, Митька?". Он им сказал: "Я, ребята, сознался", - "Почему?", - "Потому что здесь с меня есть картинки, и никак нельзя мне, что не сознаться". Потом прибегает к ним жандармский ротмистр, и отобрали у ребят обратно вещи и отправили в Челябинскую тюрьму. А Худорошкова отправили экстренно обратно в Мотовилиху, и привезли к приставу Мотовилихинскому. И Худорошков показал, что я был в Надеждинском заводе со Лбовым и грабил там, но со Лбовым рассорился из-за того, что Лбов дал мне денег мало. И я со Лбовым рассорился, разругался и отошел от Лбова. И набрал я свою шайку и поехал в Россию грабить, и стал перечислять имена и фамилии тех товарищей, которые были с ним арестованы. И за это пристав его освободил, за раскаяние. И сознался в убийстве Сивкова и стражника, и выдал Фокина и Почетаева. Я слышал, что городская полиция приезжала к приставу, но пристав Худорошкова не отдал городской полиции. После этого Худорошков стал жить в охране и показывал полиции места в лесу, где жили лбовцы, и была выстроена хибарка на зиму, на мхе. И Худорошков провалил и провалил еще товарищей, которые участвовали у Лбова летом легально, их провалил. И ходил домой Худорошков, но, вскоре, был убит в Мотовилихе, и отобрали у Худорошкова маузер и браунинг, и убили, кажется, его же револьвером. Когда Фокин приехал из Надеждинского завода в Мотовилиху, и был арестован в бане спящим. Когда Фокин пришел в Пермскую тюрьму, и говорил Бибичеву и Шипицину и Федору, что показание теперь на меня, что я убил Сивкова и стражника, теперь мне уже все равно. И Фокин участвовал в побеге, когда в Перми покушались на побег. Фокин судился и был приговорен к смертной казни, и повешен. Петр Пермин по кличке Хищник, работавший с малых лет на приисках с отцом и матерью. Жили они там лет 6 и потом приехали в Мотовилиху. И ходил Петр Пермин</text:p>
      <text:p text:style-name="P19">320</text:p>
      <text:p text:style-name="P18">просился в завод Мотовилиху. Но его нигде не принимали. И однажды Пермин пошел в лес на охоту и увидал в лесу Лбова и Гресса, Пищулева и по кличке Ястреб, которые уже все убиты. Гресс [.2.] был осужден на 15 лет в каторгу и был убит в партии, когда шел в Николаевку и товарищ его Дворянин. Оба убиты. И Пермин с ними стал говорить. Они стали у него спрашивать, где живет и где работает. Пермин им сказал, что я работал на приисках, а сюда приехал недавно и просился работать, работать не принимают. Но у Лбова уже было на приисках знакомство. Один [.1.] и некоторых знал на приисках. И стали Пермина спрашивать, того-то знаешь там. Пермин некоторых сказал, что знаю. У Лбова уже был план ехать в Надеждинский завод, и подумал, что парень-то бы ничего нам и годится. Он знает на приисках места, вообще ему знакомо там. И взяли Перминову предложили к ним ходить и работать. А потом, через полгода, Пермин провалился и не <text:soft-page-break/>стал дома жить, и ушел ко Лбову в лес. А потом познакомил и брата своего младшего. И был арестован Пермин в Кушве на станции 2 августа 1907 года и помер в Екатеринбургской тюрьме. Болезнь - воспаление мозга. Помер 5 августа. (Ж.) Работавший в Мотовилихе в снарядном цехе токарем, и что-то за ним заметили партийные рабочие. И он познакомился со Лбовым из-за Фокина и стал часто бегать в лес ко Лбову. Когда прибежит, возьмет винтовку, и слиняет с поста кто стоит, и сам остается на часах. Но Лбов ничего не знал, что на него сердятся партийные и Лбов уверился в него. Он кое-что делал с ним, посылал в тюрьму денег. Но я когда пришел в Пермь, мне товарищи говорят, что вы денег не посылали. Я говорю им: "Вот с ним посылали порядочно денег". Но они мне сказали, что всего получили 10 рублей каждый. Но он, верно, все не отправлял, оставлял себе. А Лбов на него уверился. И он еще познакомил потом (Б.). И вот та тоже стала ходить и Лбов в ней тоже уверился, что хлеб печет и раз следила за оружием в Южовском заводе. И вот пара стала ходить. Один - вроде полоумного, а другая - <text:s/>охотница выпивать. И вот стали они с ней пировать. И когда напьется, говорит соседям, что все через меня идет. И потом так он стал ходить и она, публика заявила, если он и она будут сюда ходить, то мы, никто, к тебе ходить не станем. Раз перед отъездом в Надеждинский завод пришел он в лес, и Егор Мельников принес патроны, он за нами избил Егора и принес их в лес, и увидели его, и чуть не заплакал: "Что вы ребята, [.1.] я сейчас пропал". Но ничего, уговорили</text:p>
      <text:p text:style-name="P19">320об</text:p>
      <text:p text:style-name="P18">Мельникова. И Мельникова арестовали по худорошкинским показаниям и еще кое-кого. И Егор Мельников помер в Пермской тюрьме. И еще я слышал, что лбовцы и сам Лбов участвовали при казни мужа с женой около Лядова. В лесу на елке повешены муж с женой. За то были повешены на елке, что у Лбова в Лядах есть родня, бабушка. И эти муж с женой донесли, что Лбов по ним ходил часто, и за это Лбова родню садили в тюрьму за укрывательство, и были пойманы в Лядах в [.1.], и Лбов хорошо их знал. Когда привели мужа с женой в лес, то жена упрашивала, чтобы не весили. А муж говорит: "Ну что ж, раз виноват - вешайте. Что хотите, то и делайте. И вот за провокацию их повесили обоих на елке. За что? За шею. Потом у Лбова был план взять Пермскую тюрьму, и не вышло из-за партийных. Хотели лбовцы и партийные взять тюрьму. Но партийные чего-то не соглашались, или чего-то у них не было, не могу, из-за чего у партийных была задержка, не знаю. А у Лбова, у одного, не хватало работников, так что хотели пособить партийные. План был вот такой. Поставить к казарме солдатской, где 1,2,3 и 4 роты, бомбистов как можно более и на [.1.] тоже бомбистов. А в красной казарме там солдаты были свои, и часовые около тюрьмы - тоже свои. И вот обставило это все бомбистам, чтобы кидали бомбы, а остальным - к тюрьме и брать тюрьму. Но это ничего не сделали. А план у Лбова был серьезный, и ему хотелось взять именно Пермскую тюрьму, но ничего не вышло. Потом есть, архирейка называется. И Лбов на нее сильно сердился. Почему сердился? Потому что на архирейке каждый день была засада. И Лбов говорил, что не я буду, что я эту архирейку не нарушу, если буду жив. Но Лбов часто говорил: "Ну, ребята, хотя бы мне еще одного лета пожить! Но не знаю, придется или нет. И после того, как публика сказала, что если он и она будут ходить к тебе, то мы не станем ходить, и верно, потом публика не стала ходить. Его раз если заметили, что он ненадежный человек, и он спасся этим, что стал ходить ко Лбову, и вот его что заставило идти ко Лбову, чтобы спастись от товарищей партийных. А если бы его и ее не было, то бы и публика ходила. А публика боялась его, что покажись ему, и будешь арестован. Знаете ведь, как смотрят товарищи на заключенного человека. Так публика смотрела на него. И Лбов сменял Маруху да его на массу публики. Когда [.1.] его не было и ее, то каждый праздник ходила публика в лес. Но потом никого не стало, кроме его да ее. Сам Лбов любил что ли ее, черт знает, как за нее стоял. Уже хотели ее к [.1.], но не попадала в ловкий момент, и так лбовцы не хотели в открытую</text:p>
      <text:p text:style-name="P19">321</text:p>
      <text:p text:style-name="P18"><text:soft-page-break/>ее убить. Вообще, его замечали во всем. Пойдет покупать обувь и то утаит. И так пошло все. Все отступили, ничего не говорили. Уже время шло к зиме, и надеялись на него, что он хотя зимой будет нам кое-что доставлять. У него лошадь своя была. И вот, вообще, отступились от него, ничего не говорили ему. Уже скоро зима, и ходить не станет.</text:p>
      <text:p text:style-name="P18"><text:tab/><text:tab/>--------</text:p>
      <text:p text:style-name="P27"><text:span text:style-name="T13">Я сидел в полицейском правлении. Числа 28 или 7 ноября 1905 года приводят человека на вид лет 32 или более. Начали мы с ним разговаривать. Он сказал мне, что был арестован за Камой на сходе, куда его пригласили крестьяне, чтобы разъяснить им: нужен ли земской начальник, и что такое дума, и о земле. Но когда он выступил с речью, то урядник и старшина закричали: "Арестовать его". Но крестьяне не стали давать. Урядник на них поднялся. Они струсили. Его арестовали, наверно, побили, потому что он мазался какой-то мазью, посадили в кутузку. Назавтра отправили в город Оханск в тюрьму, где он просидел месяц. Он спрашивал, за что арестовали. Ему ответили, что ты без паспорта. - Но я представлю свидетелей, кто меня знает. - Нет, ты за то, что возбуждал народ к неповиновению. - </text:span><text:span text:style-name="T13">Но ведь свобода. - Тогда ему говорят, что ты без паспорта. Вот так его и держали. Потом привезли в полицию, где я сидел. Я спросил его, кто он, тот сказал следующее: "Я солдат, служил в Петербурге и несколько раз видел царя. Он спрашивал, как ваша пища, хороша или нет. И я хотел ему сказать, что пища ничего не стоит, но побоялся, что упекут, а пользы ничего не будет". "Я, - говорил он мне, - ушел со службы недослужив, потому что ходил за другого, который скрывался. Его нашли и меня отпустили домой". Дома он работал на заводе до 1905 г., видел, как притесняют рабочих. И вот они собрались, все ихние цеха. Когда пришел управитель, то Л. взял его, и потом остальные рабочие стали одевать управителя в лапти и в рабочую одежду, посадили в тачку и вывезли из завода. За это он был уволен. Товарищи хотели сделать забастовку, но решили, что будут ему помогать. И, вскоре, 17 октября. Он участвовал в манифестации, а потом поехал с пропагандой по крестьянам, и вскоре его взяли. Он просидел со мной два дня, говорил мне о социалистах-революционерах, чего они хотят и как добиваются. "Когда ты, - говорит он мне, - выйдешь, то иди прямо ко мне, вот тебе адрес: [.1.], 5 квартал, Александр Михайлович Лбов". Вышел я 1 декабря 1905 года, но к нему не пошел, а остановился в одном доме, у старика. Старик уговорил сходить вместе с ним на митинг.</text:span></text:p>
      <text:p text:style-name="P19">321об</text:p>
      <text:p text:style-name="P18">Я пошел. Нет того мужика, т.е. Лбова. Немного спустя вижу - есть и за ним крестьян человек 20. Я подошел к нему. Он узнал и говорит, что посылал к поезду встречать меня, но я пришел пешком и никого не видел. На трибуне говорил Трапезников. Говорил о земле, но Лбову не понравилось его суждение. И он забрал всех крестьян, и меня в том числе, и пошел к нему на квартиру, и сидел до часу ночи. С митинга ушли часов в 8 вечера. Он говорил недурно. Крестьяне ушли, а я остался ночевать. Теперь скажу несколько слов о жене. Жена у него смиренная женщина, кажется, неграмотная, ничего не поперечит ему. Видно, что живут хорошо. Два сына. Одного зовут Милко, не знаю, [.1.] полностью, другого вовсе не знаю. Утром мы пошли с ним в читальню, посмотрели газеты свежие, пошли на рынок. Тут много крестьян. Он стал с ними говорить насчет политики. Они с ним соглашаются. Но как он уйдет, приходит торговец, начинает говорить, что это все неправда и т.д. Они опять с ним согласны. Тогда Лбов ворочался и начинал распекать этого торговца: "Вам хорошо, вы их обираете, вы жирнеете ихним потом и кровью". И т.д. Лавочник убегал, а крестьяне начинали говорить по поводу богачей, что они направляют темный народ, чтобы не слушать крамольников. Потом шел на Каму. Там крестьяне работали от подрядчика, возили дрова. Он их сбивал, чтобы они бросили работать от него, взяли сами. Но чем это кончилось, не знаю. Вечером он приводил крестьян в школу эсеров, где читал лекции. Потом мы шли к нему спать. Он читал что-нибудь, его слушают. У него было много литературы. Купил он свои деньги, давал ее крестьянам. Раз утром пришел стражник и велел прийти к приставу. "Ладно, буду", - попили чаю и пошли. Я пошел с ним. Дорогой встретили его мать. Она стала ругать его за то, что он занимается <text:soft-page-break/>политикой. Но говорит: "Брось здесь, не шуми на улице". И она пошла дальше. А мы - к приставу. Я подождал на улице. Но он долго был там. Вышел, ругается: "Вот еще чего выдумали! Не велит мне без спросу никуда отлучаться. Но я сегодня хочу ехать в деревню, неужели пойти докладываться?". Вечером мы были на собрании</text:p>
      <text:p text:style-name="P19">322</text:p>
      <text:p text:style-name="P18">земских членов. Он был с ними знаком хорошо. Говорили о пчелах, что новую пасеку весной заведем и т.д. К нему ходил некто Петька Поткин, был друг ему. Школа эсеров <text:s/>была у Петьки в доме. Вечером, обыкновенно, приходили рабочие, читали и говорили и т.д. И я уехал от него 6 декабря домой. Вечером и он уехал в деревню куда-то на сход. Он мне дал литературы. Я жил дома, ничего не слышал о нем до 1906 г. В мае я поехал в Пермь, заехал ко Лбову. В ограде встретил девочку, спрашиваю: "Дома есть кто или нет?" - "Нету, тетенька ушла к соседям, а дяденька потерялся куда-то". И она побежала по нее. Когда пришла жена Лбова, то сказала, что он куда-то девался вскоре, как я уехала. Но вижу, что она не отчаивается, то я заключил, что он скрывается и она знает, что он жив. И она сказала, что у них часто бывают обыски, так что мне было небезопасно оставаться, и я уехал. С тех пор опять не слышал ничего до 1907 г. Вскоре услышал, что какой-то Лбов бьет полицию. В [.1.] того же года я вечером собрался на смену, т.е. на работу. Приходит ко мне Петр Пермин. Я с ним был знаком очень. "Выйди, - говорит, - на улицу". Я вышел, спросил: "Откуда ты?" - "Сейчас из Мотовилихи, Я не один, а с Шуркой." - "С какой?" - "Да со Лбовым. Он в лесу ждет тебя". Но они были на той стороне. Я велел перейти на эту сторону селения и дождался их в лесу. С ним были женщины и еще один парень, Мишка. Он спросил, можно ли у меня оставаться на квартире. Но за мной следили как раз в это время. Я объяснил. Тогда они ушли к Братчикову Михаилу. Тут он объяснил, что вскоре, как я уехал, 12 декабря было вооруженное восстание, после чего он скрылся. А Петька Поткин, друг его, все время выслеживал его, хотел его выдать полиции. За это его караулили, но не могли нигде увидеть. Взяли и бросили бомбу в дом. Вышибло стену, Печь разворотило, Но он спал на [.1.] и остался жив. Потом говорили, что взяли пароход, ему мало денег дали, а некоторые домой отправили. Вообще, возмущался, что неправильно сделали с ним. Назавтра я пришел к ним на квартиру. Они рассказали следующую вещь. Хозяин, где он остановился, страшный черносотенец, стал спрашивать: "Как у вас там Лбов, все грабит?". Но они сказали, что мало живут дома, ничего не знают. И вот этот хозяин начинает</text:p>
      <text:p text:style-name="P19">322об</text:p>
      <text:p text:style-name="P18">его ругать: "Если бы он приехал сюда, то я бы пошел его искать и убил бы из дробовика". А он лежит на кровати и хохочет. Он назвался подрядчиком, а это его [.1.] Петька Пермин свой, хозяину родня. Он стал меня посылать за ребятами в Мотовилиху, но потом решил послать [.1.], т.к. ей делать нечего. Решили так, что человек 5 приедут ко мне. Я должен был отправить их в одно место. Потом, когда будет он обратно из Надеждинского завода, то взять динамит и почту графа Шувалова. Взять 60 тысяч и более. Я познакомил его с двумя служащими и с некоторыми рабочими. У нас был тогда маленький кружок. Рабочие к нему относились хорошо. Потом я проводил их прямой дорогой в Туру Нижнюю. Оттуда они ушли пешком в Надеждинский завод. А ребята приехали ко мне, но без оружия. Оружие увезли в Надеждинский завод. Они жили без дела. Ходили каждый вечер в лес, делали собрания, читали у нас. Не было хорошего человека, кто бы мог говорить, а просто читали вслух, обсуждали. Но скоро приехали за ними из Надеждинска. Денег у них нет, ехать не на что. Я дал семь рублей, и они уехали на завод. Прихожу на смену, мне объявляет смотритель, что пришла от пристава бумага, чтобы меня уволить с работы, и я получил расчет и поехал в Надеждинский завод. Но никого не нашел. Приехал обратно. Вскоре приехал Султан и еще двое. Спрашивают, где Длинный (кличка Лбова). Я сказал, что он не бывал. "Но он должен вперед нас быть". Дня через два приехала охотничья команда на прииски и пристав. А вечером пришел Длинный вдвоем с товарищем. Я сходил за Султаном. Они с ним раздорили из-за [.1.] Пермской губернии. [.1.] Султану ее надо, он <text:soft-page-break/>стал просить. А тот: "Вы ровно маленькие, все вам припаси, ровно сами не ничего". Назавтра охотничья команда проехала обратно. Он смотрел в окно на них и говорил: "Вот нет ребят, а то бы хорошо можно их угостить". Они ехали в телегах, а дорога лесная. Отец был в лавке, и один солдат заходил туда. Торговец спросил: "Ну что, поймали Лбова?". <text:s/>А он говорит: "Черт его поймает".</text:p>
      <text:p text:style-name="P19">323</text:p>
      <text:p text:style-name="P18"><text:tab/><text:tab/>* * *</text:p>
      <text:p text:style-name="P27"><text:span text:style-name="T13">С революционным движением на Урале, т.е. в Екатеринбурге, я знаком мало, так как стал работать у с.д. приблизительно с осени 1906 г., да и то сначала печатал на гектографе сначала революционные песни, потом отчеты комитета и несколько NN воззваний, не помню, к кому. Потом у меня было и нечто вроде склада брошюр и прокламаций, как то: "Избирательная платформа", "К избирателям", "Чего хотят истинно русские люди" и т.д. Их у меня забирал по большей части Пермикин, партийное имя было Лука. Не знаю, удобно ли будет имя Лука помещать в брошюру, так как его разыскивали и разыскивают по делу (Кельца?) за 7 декабря 1906 г. С Пермикиным я познакомился на массовке (которых у нас в 1906 г. было порядочно), потом с ним сдружились и сошлись ближе, т.к. Начали работать в одной окружной организации. Он был членом боевой дружины с.д. и, кажется, был там десятником. Уроженец от г. Шадринска. Родился в 1888 г. 19 марта. Лет 6-7 его семья переехала с ним куда-то к Байкалу, где он прожил годов до 15-16, потом переехали сюда в Екатеринбург, где он поступил на службу к присяжному поверенному Смирнскому, где и служил вместе с Калачевым. На жалование он помогал семье, т.к. батюшка его начал запивать. Мы с ним разбрасывали в период связи прокламации в театрах, верхисетском, городском театрах. Я был арестован в первый раз 4 января 1907 г. по подозрению в разбрасывании прокламаций, но улик не было и меня 18 января выпустили. В то время, как я сидел в Екатеринбурге, некоторые из дружины с.д. задумали сделать, и все было </text:span><text:span text:style-name="T13">готово, но перед моим выходом один из руководителей отказался, и Пермикин, узнав, что вышел, предложил мне заступить его место и достать лошадь. 18-19 января у него был составлен план экса. После собрания 19 января мы пошли с Пермикиным и прокламациями к земской управе, где было какое-то предвыборное собрание, и раздали там штук 70 бюллетеней, столько же "Партия мирного ограбления" и столько же "К избирателям". На другой день я взял лошадь из дома, якобы проехать прогуляться, и поехал к магазину "Лира". Но было рано, и я проехал по Главному и другим</text:span></text:p>
      <text:p text:style-name="P19">323об</text:p>
      <text:p text:style-name="P18">улицам, наконец, остановился у магазина "Лира". За артельщиком сидел Пермикин, видел, как он получил деньги и пошел. Пермикин пошел следом за ним и махнул нам платком (сигнал), потом опередил его, а третий уселся на скамью у входа в воинское присутствие. (Сделаю оговорку. Видите ли, удобно ли будет сообщать в книге, что нас было не трое, а более, а официально разыскивают еще только одного, хотя нас было и более. Тогда я думаю, будут разыскивать и других, неизвестных пока полиции.) Продолжаю. При входе артельщика Пермикин и N встали (Я забыл сказать, что опередив артельщика, Пермикин стоял рядом с третьим). Артельщик, догадавшись, в чем дело, бросил портфель, который подхватил Пермикин и бросил во вход, захлопнул дверь. Пермикин и N кинулись ко мне, а артельщик, выбежав из двери, начал стрелять в них и в меня, но промахнулся. Когда раздались первые выстрелы, то извозчики стали загораживать дорогу по направлению на Гоголевскую улицу, куда я и погнал лошадь, но цель у меня была та, что извозчики загородят ту дорогу, по которой я погоню, а другую, которая находится между ними и банком [.1.], проглядят. Так на самом деле и вышло. И я, сделав крутой поворот на ту дорогу, пустил лошадь через рельсы и погнал по Покровскому проспекту. Нам наперерез побежал городовой, в которого было сделано 2 выстрела из браунинга, но пули прошли около тела, но повредили ему. Это я взял на суде и [.1.] на себя. Лошадь остановилась у нас на Малаковской улице, и как я предполагаю, от того, что вывихнула себе ногу во время <text:soft-page-break/>перезда через рельсы. Я пробовал было проехать еще, но чуть из-за этого не попался. Видя, что лошадь идет плохо и хромает, я соскочил с салок и кинулся в первую калитку, но она оказалась заперта. Я кинулся к другой - то же самое, и третья - тоже. Но я ее как-то выломал и выбежал в ограду, потом перелез в огород и было хотел остаться в нем. За мной уже бежал народ и 2-3 городовых. Пришлось побегать немного. Наконец, я как-то с одного забора спрыгнул через помойную яму в переулок (тупик) и там залег. Меня искали, но так</text:p>
      <text:p text:style-name="P19">324</text:p>
      <text:p text:style-name="P18">как следов тут не было, то и ушли. Я думал тут остаться до ночи, а там выбраться. Но какая-то женщина заметила меня там и известила народ, который толпился на улице, а также и городовых, которые меня и арестовали. Народ оказывал очень большую помощь полиции, и, благодаря народу, мы и попали. Когда меня привезли в полицию (было 1 1/2 ч. пополудни, а это было в 10 1/2), я сказался Казимиром, а остальное, как-то фамилия и место жительства, не сказал. Меня тут же обыскали. При мне оказалось 8 р. 50 к. своих денег. А после обыска увели в каталажку. При входе в нее мне дали затрещину, довольно изрядную. В каталажке сидел в это время Москвич. Минут через 20 меня вызвали в приемную. Я сел там на сундук. Через несколько времени зашел пристав Яковлев (я был приведен во 2-м часу), и мне приказали встать. Я не встал. Он подошел ко мне ближе и узнал, так как до этого он высказывал Пермикину, почему де Суханова не арестуют. И он спросил меня, был ли я на эксе. Я сказал, что был. После этого он вышел в сопровождении стражника N 36, который, возвратившись, подошел ко мне и ударил меня за то, что я грабитель. Но я вскочил и, когда он меня хотел ударить во второй раз, я ударил его рукой. Тогда подбежал стражник N 48 и толкнул меня на скамью, и присоединил свою плюху к плюхе N 36. В это время вошел городовой и повел меня на допрос к следователю. Я ему показал вот что. Я вышел из тюрьмы 18 января, 19 января я шел по Каменному мосту в (4?) вечера и мне попался тов. Василий, с которым я познакомился на митингах. Он спросил, не могу ли я подать лошадь быструю к магазину Лира к 9 часам утра, <text:s/>и обещал мне, дескать, много за это денег, а я в то время имел желание купить ружье, и потому мне деньги были нужны. Тогда Василий сказал мне, что мне нужно вести как можно быстрее двух молодых людей куда они укажут, и которых я не знаю. А так как он не поверил, то я ему прямо заявил, что все это я выдумал, и что действовал я с 2-мя заодно, и что в городового стрелял я, а подписать эти показания я отказался, а прежние я подписал. Сводили меня в правление к кассиру, и он сначала меня не узнал. Но я его вывел из затруднения, сказав, что нечего [.1.], отправляйте меня в тюрьму. И меня в 5 часов вечера привели в тюрьму, посадили в камеру N 4 одного. На другой день меня вызвали в контору, и там я увидел в комнате библиотеки</text:p>
      <text:p text:style-name="P19">324об</text:p>
      <text:p text:style-name="P18">пристава Яковлева, потом пристава Тимофеева, начальника Кадомцева, помощника, не помню, которого, и еще какого-то [.1.]. Они меня окружили, и пристав Яковлев стал меня допрашивать, был ли у меня револьвер. Я сказал, что если бы у меня был при аресте револьвер, то, во всяком случае, я бы [.3.]. Он сказал, что у них тоже есть браунинги, и в подтверждение показал мне браунинг. Я высказал сомнение, чтобы этот револьвер был его, и сказал, что одного моего из товарищей. Тогда он спросил, кто у меня были товарищи. Я сказал, что не скажу, и попросил меня отвести обратно в камеру, потому что я не хочу им ничего показывать. Меня увели. В течение моего одиночного заключения, меня таскали на допросы, из которых [.1.] вышел очень интересный. Вызвали меня к следователю. Он пригласил меня сесть, спросил, как фамилия. А когда я ответил, что Суханов, то спросил, не сын ли подрядчика Суханова. И когда я ответил утвердительно, то оказалось, что когда мне было годов 8-9, то мой батюшка штукатурил у него, и он знал меня такого маленького. И он показал расстояние в [.1.] от полу. Так вот что, молодой человек, вы бы уже сознались мне во всем: кто скрылся, как фамилия другого арестованного (Пермикин был 2 недели неизвестным), - а вам бы по суду меньше дали и могут де освободить, а иначе самое меньшее могут дать 10-12 лет каторги, а если предадут военному суду, то наверняка <text:soft-page-break/>повесят. Спросил он меня, что я читал. Читал ли я политическую экономику. Я сказал, что читал Железнова. Он стал говорить, что нужно не это читать, и советовал прочесть какого-то экономиста. Спросил он меня, к какому я выводу пришел. И я сказал, что настоящий порядок не ... , а что нужно его изменить на социалистический. Пермикин вел себя на допросах вызывающе и, как жаловался следователь, очень грубо, через месяц нас соединили вместе, и Пермикин рассказал, как скрывался. Когда он соскочил с лошади с портфелем, то кинулся на Солдатскую и побежал по ней, ему наперерез выехал кассир</text:p>
      <text:p text:style-name="P19">325</text:p>
      <text:p text:style-name="P18">и закричал: "Брось портфель, и я не погонюсь". Тогда он вынул из портфеля 200 руб., бросил его не только из-за того, что кассира послушался, а потому что он оказался тяжелым. Артельщик погнался опять за ним. Тогда он выстрелил в него, но промахнулся. Артельщик куда-то после этого угнал, а Пермикин побежал по [.1.] к Водочной, и по [.2.] площади. Все это время его преследовал извозчик. Видя, что извозчик не отстает, Пермикин заворотился и побежал к нему. Тогда извозчик закричал, что он не погонится за ним, только пусть барин его не убивает. Не успел Пермикин отбежать от извозчика шагов 20-30, как увидел, что извозчик вновь за ним погнался. Тогда он встал и начал в него целиться из браунинга. Извозчик спрятался за лошадь. Тогда Пермикин выстрелил в лошадь, пуля была нарезная и попала в грудь так, что положила лошадь тут же на месте. После этого Пермикин кинулся с Водочной улицы на Солдатскую, побежал по Сибирскому пр. и забежал в чулан дома Курочкина, и там засел. Через несколько времени он выяснил, что у него револьвер не заряжен, вынул обойму и стал его заряжать, но в этот момент несколько револьверов было направлено в чулан, и было предложено ему сдаться, и он сдался, причем были найдены две обоймы с патронами револьвера браунинга, паспорт на имя Соколова и 900 рублей денег. Его тотчас же отправили в правление П.Е.Ж.Д. и там его артельщик признал. Потом повезли в первую часть, где он был недолго, и где его не тронули, а затем привезли в тюрьму и посадили в камеру N 1, одиночку внизу. На допросах ничего интересного у него не было, так как он отказался от всех показаний. Пермикин сначала не называл своего имени и был неизвестен 2 недели, и как его открыли, он сам не знает. Третий скрывшийся из салок побежал по Малаковской, при чем сделал несколько выстрелов, и от него отстали. Дальше о нем сообщить не могу. Мы с Пермикиным сидели в разных камерах, но потом нас соединили. Характер у него был общительный, но очень был упрямый, хотя и не всегда. В июне месяце мы уже получили обвинительные акты, <text:s/>и нам была предъявлена 279 ст. Мы с ним собирались</text:p>
      <text:p text:style-name="P19">325об</text:p>
      <text:p text:style-name="P22"><text:span text:style-name="T13">бежать, и стали делать [.1.]. Так как мы уже сидели в одиночке N 2, внизу, вдвоем, то и решили узнать, хватяться или нет нас, если мы будем в общей камере. Так и сделали, но нас попросили перейти обратно. Тогда один который нибудь из нас закрывался на время </text:span><text:span text:style-name="T13">поверки одеялом с головой или же оба так делали, но выходило так. Если закроется один, то не обращают внимания, а если оба, то одного открывали. В виду этого, так как Пермикину грозило большее наказание, мы решили, что к нам перейдет человек из общей камеры, а там устроят чучело. Пермикина же пересадили на рабочий двор. Он там дождался ночи и перескочил через баркас. Пермикин захватил с собой в компанию Черимцева, и вот 17 июня мы отвели разными штуками надзирателя с поста. На другом посту тоже заговорили зубы, расставили везде караул или стрему, и вот Младенец, один сознательный у головной, мой дружок, пересадил обоих на тот двор, ну и разошлись. Но в камере N 9 стали делать поверку, а одно чучело было уже готово.</text:span></text:p>
      <text:p text:style-name="P25">Когда же поверка пришла в N 9, там накинули в это время на чучело одеяло. Васев смекнул, в чем дело, и побежал, открыл одного. Ну, значит и стали искать одного человека. Наконец, вместо одного нашли 2 на рабочем дворе в колодце. Грободелов хотел Пермикина застрелить, а Васев ударил его шашкой плашмя, но начальник приказал не трогать и пальцем. Просидел Пермикин 7 суток в карцере, потом вышел опять в камеру N 2. Через несколько времени начали из нашего коридора подкоп, и он провалился. Дня <text:soft-page-break/>через 2 мы узнали (от кого, я сейчас сказать не могу), что подкоп провалил Помазкин, и решили его задушить, на что согласились 2 человека. Но это не удалось, и покушавшимся пришлось ограничиться пинком и бегством. Помазкин тогда заявил, что в (душнике?) лежит бомба (Пермикина) и кошка с веревкой (тоже Пермикина). Конечно, все забрали, а нас [.2.], т.е. меня одного отправили в Николаевку, где меня побили за непочтение надзиратели, я, видите ли, отказался перед Сепариановым и Устюговым встать, а сидел, ну и вложили и надзиратели, надо сказать, здоровье. 22 июля туда прибыл Пермикин. Его не били.</text:p>
      <text:p text:style-name="P19">326</text:p>
      <text:p text:style-name="P25">Просидели мы с ним до 31 августа, и отправили нас на суд. Ну, были свиданки. Пермикин от защитника отказался. Меня же защищал Кроненберг. Держались мы на суде спокойно, Пермикин - немного вызывающе., виновными себя не признали, причем Пермикин сказал, что он анархист, и считает то, что сделал, делом правым, от последнего слова отказался. Кроненберг говорил, по-моему, очень коротко. Я им остался доволен. Смертный приговор не произвел на Пермикина никакого впечатления. Все время мы с ним шутили. После приговора нам дали свиданку в суде. Родные натащили много винограду, так что хватило на дорогу до тюрьмы. Все дела до суда делала моя сестра, а родители потеряли голову. Я же был очень [.1.]. Благодаря сестре, у меня защита была поставлена превосходно. На другой день нам объявили, что мне вместо смертной казни дается 8 годов тюрьмы, а Пермикину - смертную казнь. Доктор Упоров признал ненормальным меня, но суд этого во внимание не принял. Мы с Пермикиным сидели отдельно друг от друга, я - вверху. Суд по прочтении приговора постановил, что будет ходатайствовать о замене Пермикину казни 20 годами каторги, а мне - 8 годов 5-ю годами тюрьмы. Но потом я услышал, что это ими только прочитано, а, на деле, ничего не было. С Пермикиным я виделся на прогулке, где немного поговорил с ним. Это было в пятницу, 12 октября. Я подшучивал, по обыкновению, над ним, прося его о том, чтобы он меня вместо себя позвал, когда его будут вешать, чтобы [.1.], как он ночами болтать будет. Он отшучивался. Я ему сказал, что через 40 дней придет ответ от главнокомандующего. А 40-й день истекал в понедельник. В пятницу же Пермикина перевели в одиночк N 5, к верху. В воскресенье перевели обратно утром рано. Утром, 15 октября, к окошку моей камеры подошел один из уголовных и позвал Младенца (повешен в Перми уголовный). Когда он подошел, <text:s/>то тот спросил, что правда ли, что меня повесили или же Пермикина. Я не поверил сначала, и хотя от многих слышал, что Пермикин повешен, тем не менее я</text:p>
      <text:p text:style-name="P19">326об</text:p>
      <text:p text:style-name="P18">думал, что врут. На поверке заходят начальник и много надзирателей и, кажется, солдаты, я спросил, правда ли, что Пермикин повешен, тогда мне подтвердили это. На другой день ко мне на свидание пришли сестра Пермикина и мои родители. Из ее рассказов и из других более и менее верных источников я узнал, что казнь следующая. Часа в два ночи в камеру Пермикина пришел обыск и его повели в верхние одиночки. Но, дойдя до выхода, сказали, что нужно его перековать, и он пошел под ворота. Там его завели в караулку, и он увидел отца и мать, которых полиция привезла сама. Прочли ему приговор. Он попросил привезти ему сестру. За ней и ездили. Попа он попросил отойти. И когда отец стал ему говорить, что он плохо жил, то он ответил, что бывшую жизнь считает хорошей, что грешным себя не считает. "Жил, - говорит, - я революционером, им и умереть хочу". Все время держал себя хорошо. Сказал еще что-то о революции, написал письмо мне или всем товарищам (прокурор его уничтожил), напомнил им, что за него отомстят. Когда его повели к виселице, то отец накинул на него шубу. Родители, когда его весили, стояли недалеко, и, кажется, мать его в гроб положила.</text:p>
      <text:p text:style-name="P18"><text:tab/><text:tab/>-----</text:p>
      <text:p text:style-name="P25">Пермикин был с.д., работал в окружном комитете, а назвал себя анархистом, потому что он изменил свои взгляды, сидя в тюрьме. Здесь у нас ранее были собрания, читались лекции по анархизму, а также выступали с.р. и с.д. Тут-то он и разобрался и <text:soft-page-break/>перешел в ряды анархистов. Это было сделано без ведома К. Деньги, насколько я знаю, должны были поступить в С.Д. на оружие. [.1.], кажется, никакой роли тут не играл. Был ли Пермикин членом, я не помню что-то. Но он ходил на явки, разносил литературу, посылал в заводы литературу. Что еще он делал, я не знаю. Вообще, расспрашивать его об этом мне не приходилось.</text:p>
      <text:p text:style-name="P18"><text:tab/><text:tab/>-----</text:p>
      <text:p text:style-name="P19">327</text:p>
      <text:p text:style-name="P18"><text:tab/><text:tab/>6</text:p>
      <text:p text:style-name="P25">Вновь запахло компанией из камеры N 7. Маньяков, [.1.] и Лапицкий, сгоравшие от зависти, что я сижу в одиночке, хотя и холодной, выклянчили таки освободившуюся рядом со мной одиночку N 4. Сегодня перебрались. Такое соседство не обещает ничего хорошего для меня. Во-первых, это одни из самых низких хулиганов, которые не преминут завести свои обычные [.1.] и кривляния по ночам до 3-4 часов, а через тонкую стенку все слышно, вплоть до разговора. Во-вторых, раз раз теперь две одиночки под крепостниками, то одна из них непрочна. Как только явится надобность в одиночке, которую нибудь велят освободить, и ,конечно, мою, так как я один и при том сижу уже больше месяца, значит отдохнул.</text:p>
      <text:p text:style-name="P25">История с обедами продолжается. Мне по-прежнему повара не посылают обеда, продавая мой обед и вынуждая покупать нелегальный. Я ни разу не купил, а стал жаловаться</text:p>
      <text:p text:style-name="P19">327об</text:p>
      <text:p text:style-name="P18">сначала надзирателям, потом помощникам, потом на поверках. Никто ничего не хотел сделать для меня. Десятники же нагло усмехались и говорили: "Жалуйся хоть инспектору. Нам не больно нужно!".</text:p>
      <text:p text:style-name="P25">Послушал первый помощник. Я заявил ему. Он взялся горячо. Вот поднялась тревога. Забегали и повара, и десятники, и помощники. А я пообещал довести до сведения губернатора, которого ждали на днях. Сейчас стали обед подавать. Надолго ли?</text:p>
      <text:p text:style-name="P25">В крепость поступил новый арестант Макаров, парень лет 18-19, осужденный военным судом по делу Союза с.Б. и С. [.5.] Он предатель по делу, и предатель весьма важный. Крепость постановила выкурить его от себя.</text:p>
      <text:p text:style-name="P19">328</text:p>
      <text:p text:style-name="P18">Обратились к начальству. Там отнеслись к этой мысли неодобрительно. В конце концов, пообещали убрать. Если уберут, то крепостники будут разбросаны по четырем камерам. Это шестнадцать-то человек! Еще говорят, начальство невнимательно к крепости! Но для меня это всего опаснее. Сообразив, что четыре камеры нельзя отдавать под шестнадцать человек, сократят и уберут прежде всего меня.</text:p>
      <text:p text:style-name="P18"><text:tab/><text:tab/>7</text:p>
      <text:p text:style-name="P25">Уволены со службы, оштрафованы и отправлены под арест трое тюремных надзирателей за пронос из тюрьмы и в тюрьму нелегальной корреспонденции арестантов. Один из этих надзирателей открыл, что действовал по поручению крепостника Свердлова, который платил ему деньги. Возник вопрос, что делать, возбуждать или нет дело о подкупе тюремного надзирателя</text:p>
      <text:p text:style-name="P19">328об</text:p>
      <text:p text:style-name="P22"><text:span text:style-name="T13">арестантом. Дело уголовное и довольно скандальное. По некоторым соображениям решили ограничиться примерным наказанием виновных, а дело не возбуждать. Надзирателей, конечно, уволили со службы, но [.1.] заставит их отдать [.1.] и уплатить штраф. Свердлов посажен в тюремный карцер на 7 суток. Ждут обысков. До сих пор пронос корреспонденции из тюрьмы обходился </text:span><text:span text:style-name="T13">благополучно, так как уходящих со службы надзирателей не обыскивали. Труднее было внести корреспонденцию в тюрьму, так как обыскиваются все служащие, являющиеся с воли. Дело, по-видимому, началось с того, что при обыске одного надзирателя, пришедшего на службу, у него нашли письма с воли для арестантов. Тогда стали тщательно обыскивать и выходящих надзирателей, и </text:span><text:soft-page-break/><text:span text:style-name="T13">тотчас же нашли, что нужно было. Теперь тюрьма уже совершенно изолирована, не пронесешь, не вынесешь.</text:span></text:p>
      <text:p text:style-name="P25">Предатель Макаров все еще в крепости. Когда он явился, то развязно поздоровался с сидящими в 7 камере и попросил места. Ему дали и спросили имя. Предательство его всем хорошо известно, а Соломин</text:p>
      <text:p text:style-name="P19">329</text:p>
      <text:p text:style-name="P18">даже говорил после суда, что идет на виселицу благодаря Макарову. Тем не менее этот парень нисколько не [.1.]. С нами никак не разговаривает и не вступает ни в какие сношения. Он понял, что это значит. И несмотря на то, что сидит всего второй день, он как ни в чем не бывало рыскает по тюрьме. Какими-то [.1.] у него знакомые оказались, впрочем, тоже находящиеся под подозрением в шпионстве у арестантов, например, каторжанин [.1.]: Фрукт чистый! Сейчас он сидит без обеда, т.к. ему не предлагают, и питается тем, что принесут из дома. А чай берет без спроса <text:s/>у коммуны. Начальник противится его переводу из N 7. - Для меня он только крепостник, больше ничего не знаю. - Товарищ был. - Но помощники считают, что лучше ее убрать.</text:p>
      <text:p text:style-name="P18"><text:tab/><text:tab/>8</text:p>
      <text:p text:style-name="P25">Тройка из азефовской черной сотни, Маньяков, Лапицкий и Ляпустин, поселившаяся в соседях со мной, не замедлила проявить всю чистоту и благородство своих помыслов. С утра до глубокой ночи идет движение стульев и скамеек и стук в мою стену.</text:p>
      <text:p text:style-name="P19">329об</text:p>
      <text:p text:style-name="P18">Я решил не обращать внимания, хотя моя стена, видимо, служит своего рода магнитом для негодяев. Днем все время до обеда раздавался какой-то систематический в стену, словно на ней обтесывали топором кусок дерева или что-то вроде того. Мешали читать. Но я решил не входить ни в какие отношения с соседями. Меня десятник вызвал в корридор за хлебом и поручил сообщить о том же и соседней одиночке. Волей неволей пришлось заглянуть туда. Так как это вышло неожиданно, то я застал как раз Маньякова, который [.1.] возился с деревянными палками, обтесывая их и уперев в стену моей комнаты. Он страшно [.1.], увидев меня. После этого, безобразие в другой форме продолжается</text:p>
      <text:p text:style-name="P19">330</text:p>
      <text:p text:style-name="P18">до сих пор, хотя уже седьмой час. К нему присоединяются Лапицкий, вероятно, и Ляпустин.</text:p>
      <text:p text:style-name="P25">История с Макаровым в крепости может считаться законченной. Сегодня крепостники ему объявили, чтобы он просился в другую камеру, так как предателя нежелательно видеть в крепости. На заявление Макаров спокойно ответил, что он уже замечал недоброжелательное отношение к себе, но что [.2.] много [.1.]. Известительное письмо, раскрывшее полиции все дело, он писал по глупости, остальное [.1.]. И что он будет просить о переводе. Вечером его убрали в третью одиночку, где сидит Помазкин и несколько полицейских. Интересно, что крепостники серьезно обсуждают проект поручить уголовным избить Макарова! Однако отвергли.</text:p>
      <text:p text:style-name="P19">330об</text:p>
      <text:p text:style-name="P18"><text:tab/><text:tab/>9</text:p>
      <text:p text:style-name="P25">Хулиганство продолжается. Если бы у меня сейчас не отдых после январского труда над рассказом, то работать было бы совершенно невозможно.К моему удивлению, совершенно не слышно Ляпустина, а безобразничали больше всего мерзавец Маньяков и [.1.] Лапицкий. Прибывают и заявляют желание попасть в мою одиночку. Таковым уже оказался среди других и некий другой как [.1.], тот самый, которого по рассказам черносотенцев в крепости, я и бил молотком. Удивительно, всех я обидел, самый скверный человек в крепости, а ко мне лезут со всех сторон в компанию!</text:p>
      <text:p text:style-name="P25">В. [.1.] было приблизительно лет 25-26, низкого роста, широкоплечий и, насколько</text:p>
      <text:p text:style-name="P19">331</text:p>
      <text:p text:style-name="P18"><text:soft-page-break/>я знал, с сильной волей и твердым характером. Кончил куурсы в с.х. школе при Красноуфимском промышленном училище. Служил в солдатах. В 1907 году уехал в Петербург и поступил там на высшие с.х. курсы. Он не был партийным, как мне известно. Его можно было назвать сочувствующим. Во время его жизни в Петербурге его сестра застрелила Максимовского (15 октября) и 18-ого была повешена. Смерть сестры произвела на него громадное впечатление, и он, следовательно, задумался над вопросом: "Для чего я живу?". Он вспомнил Красноуфимск, который был придавлен председателем [.1.] Свиридовым. Он поехал в Красноуфимск с твердым намерением убить Свиридова. Он просил К-ую организацию партии с.-р. принять [.1.] "флаг" и сообщить, что</text:p>
      <text:p text:style-name="P19">331об</text:p>
      <text:p text:style-name="P18">он привез двух боевиков. Организация просила привести этих двух боевиков. Он их не привел, потому что у него не было никаких боевиков. 5 января, вечером, Р. пришел к Свиридову и убил его. Вернулся домой, и сидел пил чай, когда к нему приехала полиция и арестовала его. Из тюрьмы [.1.] писал, что он не обманывал, когда говорил про двух боевиков. "Они у меня были. Это моя воля и браунинг".</text:p>
      <text:p text:style-name="P18"><text:tab/><text:tab/>-----</text:p>
      <text:p text:style-name="P25">Эвно Азеф, превратившийся в Евгения Азефа, изобличенный бывшим директором департамента полиции Лопухиным как провокатор, был одним из учредителей партии с.р. Организовал ее с Гершуни. Цель с.-р. партии этим определена. Понятно, почему "партия" понимала</text:p>
      <text:p text:style-name="P19">332</text:p>
      <text:p text:style-name="P18">задачи политической борьбы исключительно в форме уголовной авантюры. Международное бюро социалистических партий должно исключить из своей среды с.р. представителя, который пролез-таки туда, хотя и не без труда. О реабилитации партии не может быть и речи. Можно говорить лишь о реабилитации некоторых ее членов. Я навел справки, что говорят с.р. в здешней тюрьме, которых видимо-невидимо [.1.] такое [.1.]. Местная организация должна быть сохранена, со временем они восстановят партию. Областная и центральные организации должны быть распущены. И эти олухи, если они не сами</text:p>
      <text:p text:style-name="P19">332об</text:p>
      <text:p text:style-name="P18">провокаторы, надеются еще на какую-то будущность партии! Кто пойдет туда, кроме идиотов и полицейских? Со времени убийства Гапона,полицейский характер центрального руководительства партии был совершенно обнажен. Но что за головы в партии, которые не умели понимать, что у них делается. Впрочем, если судить по здешним с.-р., то многое можно понять. Ведь это сплошь дегенераты, вроде Манвякова, Лапицкого, Полякова и т.д. Подобные элементы впредь обречены служить делу полицейского провокаторства.</text:p>
      <text:p text:style-name="P19">333</text:p>
      <text:p text:style-name="P18"><text:tab/><text:tab/>11</text:p>
      <text:p text:style-name="P25">Опять пожар в нашем корпусе тюрьмы. Это уже пятый при мне. Горит всегда от печей. Загорелось ночью от печи, которую затопили на ночь в N 11 третьего отделения, недалеко от крепости. Хорошо значит сложены печи, раз через два месяца после их кладки от них уже происходят пожары. И безумная манера топить печь на ночь! По обыкновению, арестантам не сразу поверили, что где-то горит, хотя они еще перед сном указывали, что из-под полу проходит дым. Обратили внимание, когда загорелась половина плахи!</text:p>
      <text:p text:style-name="P25">Азефовцы крепко засели в соседней одиночке. Когда сегодня понадобилась свободная одиночка,</text:p>
      <text:p text:style-name="P19">333об</text:p>
      <text:p text:style-name="P18">то из второй одиночки увели военно-окружников, азефовцев же не тронули. [.1.] именно соседям эту грязную тройку! Вчера безобразничали выше всякой меры.</text:p>
      <text:p text:style-name="P25">В тюрьме есть поэты. Стихи уголовного мне передали как-то. Теперь хотят передать тетрадку со стихами политического арестанта. Но они, к сожалению, на малороссийском языке. Один из них я уже прочитал: Не смогу оценить, не зная языка, <text:soft-page-break/>хотя и все понял. Содержание: уголовный, осужденный на повешение, получил помилование, согласившись стать палачем. Он повесил восемь террористов-юношей. [.4.], и он каждому встречному</text:p>
      <text:p text:style-name="P19">334</text:p>
      <text:p text:style-name="P18">арестанту с тех пор кается в своем преступлении. Мысли есть, но, кажется, не разработаны.</text:p>
      <text:p text:style-name="P18"><text:tab/><text:tab/>14</text:p>
      <text:p text:style-name="P25">Началась капель. В окно с решеткой смотрит яркое солнце. Я встал около окна, мне нагрело спину. Подходит весна. Хорошо на воле.</text:p>
      <text:p text:style-name="P25">Масса "легавых" переведена в одиночки по соседству со мной. Всего их сейчас уже 11 человек. Один из них, полицейский урядник, осужденный на 6 лет каторжных работ. За изнасилование малолетней, несколько раз уже, пользуясь благосклонностью вышестоящего начальства, проскакивал ко мне</text:p>
      <text:p text:style-name="P19">334об</text:p>
      <text:p text:style-name="P18">в одиночку и просил, чтобы я помог ему написать прошение царю о помиловании, причем клялся и божился, что осужден по ошибке, т.к. ничего подобного он не совершал. Я все слушал его [.1.] и отказывал.</text:p>
      <text:p text:style-name="P18">- Я за себя не просил о помиловании, а с какой стати я буду вам писать подобные прошения? - говорил я. А ведь мне стоило подать прошение на высочайшее имя, и я не сидел бы здесь.</text:p>
      <text:p text:style-name="P25">Наконец, он мне надоел, и я, чтобы не заводить ссоры, посоветовал ему обратиться в контору. Там занимается уголовными Бессонов, бывший</text:p>
      <text:p text:style-name="P19">335</text:p>
      <text:p text:style-name="P18">товарищ председателя Союза Русского народа в Екатеринбурге. Он судился уже не раз и был уже осужден за убийство во время манифестации 18 октября 1905 г., но помилован царем вследствие своего ходатайства. Он ответит и напишет, что надо.</text:p>
      <text:p text:style-name="P25">Урядник исчез, и с неделю его не было видно. Третьего дня он неожиданно опять заявился ко мне. На этот раз он принес лист исписанной бумаги.</text:p>
      <text:p text:style-name="P18">- Николай Алексеевич, - говорит он подобострастным тоном, - вот прошение у меня готово, но посмотрите,</text:p>
      <text:p text:style-name="P19">335об</text:p>
      <text:p text:style-name="P18">много ли грамматических ошибок. Покорнейше прошу вас.</text:p>
      <text:p text:style-name="P25">И он весь изображал собой раболепие и мольбу. Я сначала хотел выпроводить его к черту, но любопытство превзошло. Интересно, как пишутся черносотенные прошения на высочайшие лица и что еще мог говорить царю полицейский, осужденный присяжными за изнасилование девочки. Поколебавшись, я велел оставить ему бумагу у меня, а самому посоветовал уходить [.1.]. Он ушел. Я тотчас же стал читать прошение. И не жалко,</text:p>
      <text:p text:style-name="P19">336</text:p>
      <text:p text:style-name="P18">что согласился. Это такой букет, что я его никогда не забуду.</text:p>
      <text:p text:style-name="P25">Прошение написано чрезвычайно складно, почти литературно, ошибок нет, только неправильно расставлены знаки препинания. Начинается, конечно, обращением к отцу народа, самодержцу, наместнику Божьему и т.д. Далее идет изложение просьбы. Он двадцать с лишним лет прослужил на царской службе, участвовал в двух войнах (восстание [.1.] и русско-японская война), имеет награды за полицейскую службу и т.д., женат, имеет детей и сорок с лишним лет</text:p>
      <text:p text:style-name="P19">336об</text:p>
      <text:p text:style-name="P18">возраста, и вдруг его обвинили в изнасиловании девочки! Он ночевал в избе крестьянина Пьянова в комнате, где спало все семейство, сам Пьянов, его жена, дети, в том числе девочка 18 лет. Проспал он 7 часов и уехал. А потом он был привлечен к следствию в изнасиловании этой девочки, причем врачи подтвердили факт растления, а девочка показала, что он на нее слазил за ночь 10 раз. Мыслимо ли в 40 лет в течении 7 часов 10 <text:soft-page-break/>раз совокупиться с женщиной, государь! И как же не слыхал ничего отец девочки и другие, спавшие</text:p>
      <text:p text:style-name="P19">337</text:p>
      <text:p text:style-name="P18">в избе? Где следы крови на белье девочки и т.д. Изнасиловал ее не он, а парень Медведев, словивший ее в лесу. В решении суда он видит проявление ненависти населения к полиции вообще. Присяжные вынесли свой приговор, только забыв совесть, а суд все время подчеркивал, что подсудимый - полицейский! В заключение: воззри, монарх, с высот престола на страдания верного раба твоего и т.д.</text:p>
      <text:p text:style-name="P25">В прошении, между прочим, указано, что на суде ни один из свидетелей, в том числе отец девочки, заявил, что</text:p>
      <text:p text:style-name="P19">337об</text:p>
      <text:p text:style-name="P18">ничего не видели и не слыхали ночью, и было основано лишь на показаниях потерпевшей, да благодаря тому, что полицию население не любит и радо даже [.2.]. Вот и в тюрьмее ему приходится сидеть в одиночной камере, т.к. арестанты не хотят видеть его в своей среде, грозят убить.</text:p>
      <text:p text:style-name="P25">Черт знает, что тут ложь, а что правда, в фактической стороне дела, конечно. Сам он среднего роста, чрезвычайно крепкий, ширококостый</text:p>
      <text:p text:style-name="P19">338</text:p>
      <text:p text:style-name="P18">человек, рожа, лицо изрыто оспой, глаза [.1.], [.1.]. Разит от него какой-то столь липкой вонью, что ею пропахла даже бумага, и меня тошнило.</text:p>
      <text:p text:style-name="P25">С ним [.1.] сидят Помазкин и Макаров. Они, видимо, сошлись и живут весело. Макаров, оказывается, совершенный дурак. Он охотно перепросился из крепости к легашам и живет припеваючи. На суде он держал себя безо всякого стеснения. Когда рассматривалась чья-либо виновность, он вдруг просил слова. Ему давали, и он авторитетно</text:p>
      <text:p text:style-name="P19">338об</text:p>
      <text:p text:style-name="P18">вдруг заявлял:</text:p>
      <text:p text:style-name="P18">- По-моему, такой-то совсем не виновен, - и он излагал свои соображения.</text:p>
      <text:p text:style-name="P25">Его слушали. Когда другие подсудимые сказали ему, чтобы он отказался ради [.1.] от некоторых показаний, он возразил:</text:p>
      <text:p text:style-name="P18">- Тогда меня засудят.</text:p>
      <text:p text:style-name="P25">И не изменил показания. Благодаря ему, двое повешены, несколько человек пошли в бессрочную и срочную каторгу, а он сам получил полтора месяца крепости!</text:p>
      <text:p text:style-name="P25">Свой позор он не осознал</text:p>
      <text:p text:style-name="P19">339</text:p>
      <text:p text:style-name="P18">и жалости к повешенным не испытывает. По ремеслу он - слесарь. Это было дело так называемых "активников" - Союза активной борьбы с самодержавным произволом.</text:p>
      <text:p text:style-name="P25">На меня надулась вся политическая тюрьма за мое суждение о с.-р. партии в связи с разоблачением Лопухина. Я выразился, что с.-р. партия - это азефовская черная сотня. С.-р-ский представитель должен быть исключен из Международного социалистического Бюро. Надулись и с.д. (Ноют?) как с.д. у нас!</text:p>
      <text:p text:style-name="P19">339об</text:p>
      <text:p text:style-name="P25">Одно время начали было выпускать на дополнительную прогулку. Не знаю, в чем дело, но крепостники поругались с новым помощником [.1.], и он объявил, что по закону прогулка длится только 30 минут, и я опять лишен дополнительной прогулки. Ну, и народ же собрался в крепости!</text:p>
      <text:p text:style-name="P18"><text:tab/><text:tab/><text:tab/>18</text:p>
      <text:p text:style-name="P25">На днях в десятой камере II отделения уголовных произошел такой случай. Захворали трое арестантов. На их зов не явился ни фельдшер, ни доктор.</text:p>
      <text:p text:style-name="P19">340</text:p>
      <text:p text:style-name="P18"><text:soft-page-break/>Один форменно свалился и на поверке не мог встать. Помощник велел фельдшеру осмотреть арестанта. Тот осмотрел и, доставши из кармана порошок, дал его арестанту со словами:</text:p>
      <text:p text:style-name="P18">- На вот, прими порошок и будешь здоров. Ничего особенного у тебя нет. Так только, больше напускаешь на себя.</text:p>
      <text:p text:style-name="P25">Остальных двух он совсем не признал больными и даже не нашел повышенной температуры. После ухода поверки арестант принял порошок и через несколько же часов умер, при явных признаках отравления. С ним была рвота, понос. Утром его положили в гроб</text:p>
      <text:p text:style-name="P19">340об</text:p>
      <text:p text:style-name="P18">и утащили. Среди арестантов этот случай вызвал протест. Отправили депутацию, даже дважды, к начальству. Тот обещал сделать вскрытие трупа. До сих пор, однако, его не было.</text:p>
      <text:p text:style-name="P25">15-ого один из директоров тюремного комитета, Конюхов, посетил тюрьму и пошел по камерам. В N 11 отд. III у политических следственных он нашел обстановку ужасной. Переполнение, грязь, скверный воздух. Политики показали ему на парашку, хотя был полдень, и объявили, что в такой ужасной обстановке они еще посажены на парашу на целых три дня.</text:p>
      <text:p text:style-name="P18">- За что же?</text:p>
      <text:p text:style-name="P25">Выяснилась такая история.</text:p>
      <text:p text:style-name="P19">341</text:p>
      <text:p text:style-name="P25">Утром они сидели около печки и тихонько разучивали хором человек 5-ть какие-то малороссийские куплеты. Это услыхал старший надзиратель и донес начальству, что в N 11 поют революционные тексты. Начальник назначил три дня на парашку. Конюхов возмутился. Дальше политические заявили, что их скверно кормят, плохой и в недостаточном количестве хлеб, [.1.] вместо супа. Конюхов заявил, что вряд ли тут может помочь политикам:</text:p>
      <text:p text:style-name="P18">- В комитете денег ни черта нету! - заявил он откровенно.</text:p>
      <text:p text:style-name="P25">Начальник, присутствовавший все время при разговоре, нашел поведение политиков не дозволительным</text:p>
      <text:p text:style-name="P19">341об</text:p>
      <text:p text:style-name="P18">и объявил при Конюхове же, что назначает камере 7 дней парашки, сверх того - карцерное положение, т.е. лишает камеру постелей и одеал, горячей пищи, прогулок, и сделает обыск, чтобы отобрать все, что политики успели протащить из недозволенных вещей. Конюхов стал заступаться.</text:p>
      <text:p text:style-name="P18">- Но они поют революционные песни! - возразил начальник.</text:p>
      <text:p text:style-name="P25">Ему объяснили, как было дело. Он остался при своем. Так камеру в тот день и оставили без обеда, без прогулки, на парашке. К вечеру вдруг последовали неожиданная отмена всех репрессий и возвращение на нормальное</text:p>
      <text:p text:style-name="P19">342</text:p>
      <text:p text:style-name="P18">положение. Одни говорят, что начальник успокоился и сам отменил свое распоряжение, другие объясняют это давлением Конюхова.</text:p>
      <text:p text:style-name="P25">16-ого меня опять таскали в суд. Приехала казанская судебная палата. Назначено было дело Михайлова. Я разочаровался в качестве свидетеля. На этот раз конвой попался отвратительный. Обыскивали на улице на ветру, и я сильно простудился. Извозчика не дали, а прогнали через город в суд под охраной конвоя, несмотря на все мои прошения. В суде посадили в подвальном этаже в невероятно грязной обстановке и с утра проморили там</text:p>
      <text:p text:style-name="P19">342об</text:p>
      <text:p text:style-name="P18">до четырех часов, хотя дело было отложено, и я мог бы возвратиться в тюрьму в одиннадцать часов. Но конвой не хотел делиться и заставил меня ждать, пока освободятся другие арестанты. Народ опять толпою около двадцати человек под охраной двадцати с <text:soft-page-break/>лишком солдат направился через весь город. Меня толкали чуть не кулаками и заставляли идти скорее. Я стал протестовать и указывал, что мне должны были дать извозчика, т.к. я заявлял о своей болезни. Кое-как добрались до тюрьмы. В результате, хвораю. Не хожу даже на прогулку.</text:p>
      <text:p text:style-name="P19">343</text:p>
      <text:p text:style-name="P25">17-ого мне объявили, что дают дополнительный час прогулки, но только мне одному, как хлопотавшему о ней. Камеры же должны довольствоваться 30 минутами. Можно понять, что делается в крепости. В награду мне за "нетоварищеский поступок" (Я должен был отказаться от дополнительной прогулки на таких условиях!) от меня стали скрывать поступающие газеты. Я знаю, что таковая есть из разговоров, но не получаю, хотя вовремя внес деньги. Ну, что же, поживем и без газеты. Я хочу отказать крепости в кредите, т.к. за мой счет кругом и рядом делается</text:p>
      <text:p text:style-name="P19">343об</text:p>
      <text:p text:style-name="P18">выписка, хотя это и мелочь, которая для крепости не имеет значения, но раз расходиться, то уж совсем, а то что же базарных торговок копировать. Я, впрочем, все еще стараюсь отделиться от крепости. Лезут ко мне, а не я.</text:p>
      <text:p text:style-name="P25">18-ого неожиданно получил записку, что без моего разрешения каторжане хотят получать свои книги. Я послал ругательную записку. Черт знает, кому пошлют на волю мой адрес и что хотят получать? В чужом пиру не [.1.] получить похмелья. Я знаю осторожность этой молодежи и ее [.2.]. Адрес</text:p>
      <text:p text:style-name="P19">344</text:p>
      <text:p text:style-name="P18">провалят, а потом иди под суд за то, что принял участие, сидя в тюрьме, каких-то революционных предприятиях! Моя записка опоздала, адрес уже передан на волю. Я сказал, что ничего не приму, что бы не пришло на мое имя. Пообещали постараться отменить адрес. Вряд ли что выйдет, однако. Но я не приму.</text:p>
      <text:p text:style-name="P25">Я решил твердо ни в какие [.1.] авантюры не входить и раз навсегда отучить пользоваться моим именем без моего согласия. Есть другие, которые охотно сделают все, что угодно.</text:p>
      <text:p text:style-name="P19">344об</text:p>
      <text:p text:style-name="P25">Приговор палаты за нынешнюю сессию вызывают в тюрьме [.1.]. По 102 статье по целому ряду дел была дана вдруг крепость на 1, на 2 года, т.е. 102-ая оспорена судом и применена другая статья. Зато есть один необычный приговор. Двум малолетним эс-декам, Бычкову и Гребневу(Гребаеву?), которым при аресте было по 15 лет, а теперь по 17, определено палатой заключение в монастырь до совершеннолетия! Это похуже крепости!</text:p>
      <text:p text:style-name="P25">В городе идут аресты. Это видно по тому, что вновь арестованных все больше прибывает в тюрьму.</text:p>
      <text:p text:style-name="P19">345</text:p>
      <text:p text:style-name="P18"><text:tab/><text:tab/><text:tab/>19</text:p>
      <text:p text:style-name="P25">От казанского губернатора пришел ответ на мое прошение о переводе меня в Казанскую тюрьму. В просьбе отказано, ввиду переполнения тюрьмы.</text:p>
      <text:p text:style-name="P25">21-ого начинается судебное разбирательство с.д. областного комитета на Урале. Подсудимых 16 человек, из них ровно половина девушек в возрасте от 16 лет до 27. Обвиняют по 102 ст. Уг. ул. Дело с внешней стороны представляет громадный интерес, т.к. это еще первое большое дело с.д. на суде. В действительности, это одна [.1.]. Настоящих партийных работников тут всего навсего один, остальные забраны случайно с разным поличным. Все это мелочь</text:p>
      <text:p text:style-name="P19">345об</text:p>
      <text:p text:style-name="P18">и ребята, решительно ничего серьезного не представляющие. Но дым раздули. Говорят, в обществе с нетерпением ждут посмотреть, что за с.д. такие в областном комитете сидят. Жестокая ошибка! Кто что-нибудь делает, давно сбежал за тридевять земель или под чужим именем сидит в тюрьме.</text:p>
      <text:p text:style-name="P25"><text:soft-page-break/>В политических камерах развивается история, великолепно отражающая внутреннюю [.1.] наших "социалистических" деятелей. Одно время, рядом с N 9, где сидит Теодорович с компанией и где господствует строгая конституция целых восемь часов, в N 8 поселили политиков, главным образом,</text:p>
      <text:p text:style-name="P19">346</text:p>
      <text:p text:style-name="P18">с.р. с Колокольниковым во главе. Колокольников - это чистейший хулиган и холуй, хотя и состоит у с.р. деятелем. В часы конституций в N 9 он, обыкновенно, хулиганил, орал песни, поднимал возню. На просьбы из N 9 держать себя тише, т.к. стена, разделяющая камеры, просто из оштукатуренных тонких досок, он не обращал внимания, как и другие его товарищи. Им грозили товарищеским судом, администрацией и т.д. Ничего не помогало. В N 9 жаловались, что из-за Колокольникова целые вечера пропадают даром, ни читать, ни писать невозможно. На днях с.р. из N 8 перевели в N 11, т.к. прибыло много</text:p>
      <text:p text:style-name="P19">346об</text:p>
      <text:p text:style-name="P18">новых арестантов-политиков. А вчера неожиданно Колокольникова начальство перевело вниз, в одиночку. С.-р. решили, что это сделано по жалобе Теодоровича и его компании, и обозвали их легашами. Дело перешло в ссору. С.-р. в N 12 присоединились к своим. Вдобавок, и с.д., сидящие в NN 12 и 11 восстали против N 9. Компания Теодоровича вышла из коммуны и объявила под бойкотом N 11 и N 12, и требовала или отказа от слов, или доказательства "легашества". Им пообещали и принесли какую-то бумагу, содержащую мотивы, причем от термина "лягаши" они не отказывались, конечно, N 9</text:p>
      <text:p text:style-name="P19">347</text:p>
      <text:p text:style-name="P18">бумагу приняло, принесших ее выгнали вон, суть не в шею. В N 9 среди с.д. жило и два с.-р. Их "вышибли" из камеры, и они переселились в N 11. Мне обещали дать [.1.] бумагу.</text:p>
      <text:p text:style-name="P25">В крепости, конечно, тоже решили, что не вмешаться нельзя, и сейчас там идет пустоголовье на все лады и тоны. Колокольникова администрация перевела вниз в виду того, что он обвиняется в преступлении по ст. 102 Уг. ул. ( [.1.] оружия и пр.), <text:s/>но в то же время не открывает, кто он такой. Колокольников - это его партийный псевдоним. - Держит себя с администрацией грубо и часто ругается.</text:p>
      <text:p text:style-name="P19">347об</text:p>
      <text:p text:style-name="P18"><text:tab/><text:tab/><text:tab/>28</text:p>
      <text:p text:style-name="P25">История из-за Колокольникова разрастается. Противники девятой камеры избрали особую комиссию, которая составила следственный материал по этому делу и пустила его по всем камерам для обсуждения и заключения. Рукопись пошла в крепость, в N 12, не считая N 11, где сидят переведенные из N 8 политики, в одиночки N 4 и мою. До меня она еще не дошла. N 9 объявила, что не входит ни в какую и не с кем объяснятся по этому делу, считая себя правой, и не считая всех несогласныхс ней за товарищей, никакого суда над собой не признает и ни чьим мнением не интересуется. Аристова, с.р., сидящего в N 9,. Теодорович объявил шпионом на том только основании, что он предложил жаловаться начальству</text:p>
      <text:p text:style-name="P19">348</text:p>
      <text:p text:style-name="P18">тому крестьянину, который был посажен в N 9 и по наущению Теодоровича, не выносящего никого из чужой компании, выдворенного оттуда. Вообще, Теодорович хулиган форменный, хотя и был членом ЦК РСДРП. По такому типу можно определенно судить, могла ли существовать эта партия в качестве политической силы. - Раз не по-моему, плюю на всех и все. А хорошо ли я делаю, это тоже никого не касается. - Вот правило, которым он руководствуется. Хотя вся эта грязь нисколько не касается Свердлова, сидящего в крепости, но он поспешил объявить, что "солидаризируется" с N 9. И теперь он прыгает от волчка к волчку, агитируя за то, чтобы следственный материал никто</text:p>
      <text:p text:style-name="P19">348об</text:p>
      <text:p text:style-name="P18">не читал. Еще бы! Ведь дело идет о цекисте! Как же иначе Свердлов может поступать? Вообще, это грязный [.2.] по натуре, не боевик.</text:p>
      <text:p text:style-name="P25"><text:soft-page-break/>Гораздо интереснее другое дело. Среди с.-д., сидящих в тюрьме, нашлась группа, которая посылает в Международное социалистическое бюро требования об исключении из Социалистического бюро партии с.р. Вместе с тем, эта группа приняла меры к распространению своего требования среди с.-д. других мест и тюрем.</text:p>
      <text:p text:style-name="P18">- Сколько мы соберем голосов за свое требование - не важно, - говорят они. - Важно то, что мы не желаем в социалистической семье видеть агентов Азефа. Нужно очистить эту</text:p>
      <text:p text:style-name="P19">349</text:p>
      <text:p text:style-name="P18">семью от сторонних элементов, и мы берем на себя [.1.].</text:p>
      <text:p text:style-name="P25">Между тем азефовцы, сидящие рядом со мной, Манвяков и другие, продолжают безобразничать. Своей жизнью они не живут. Буквально целые дни они употребляют на то, что [.1.] мне в стену и стучат в пол. Кашляя, начнут швырять скамьями, пройдутся по комнате хуже того. Ни самолюбия, ни желания делом заниматься. В азефовскую партию, [.1.], только такие презренные элементы и могут идти. Это не мешает им как ни в чем не бывало обращаться по-разным "делам"! В крепости они жалуются, что я рано встаю и бужу их, а также много хожу.</text:p>
      <text:p text:style-name="P19">349об</text:p>
      <text:p text:style-name="P18"><text:tab/><text:tab/><text:tab/>21.</text:p>
      <text:p text:style-name="P25">С утра тюрьма замерла. Камеры остались на запорах, на прогулку, сказали, что не поведут. Приехала полиция делать повальный обыск в тюрьме. Через час однако на прогулку повели. Оказалось, полиция не приезжала, а тюремная администрация своими средствами обыскивает II отделение, где вчера было много пьяных. К обеду обыск был кончен и тюрьма ожила. Вина проносят в тюрьму очень много, пьянство большое. У повара на кухне находят вино. У него же находят помногу денег. Вчера отобрали 14 рублей. Треть из них поступает на улучшение пищи арестантов. Должна поступать, а поступает ли, другой вопрос. В связи с проносом вина в тюрьму находится, вероятно, и новое распоряжение начальства обыскивать всех идущих из конторы в караул.</text:p>
      <text:p text:style-name="P19">350</text:p>
      <text:p text:style-name="P18">Обыскивают служащих, арестантов, крепостников. Однако меня [.1.] не обыскивали, хотя в конторе я был. Не знаю уже, что за случайность. История в девятой камере продолжает обсуждаться политиками. Материалы мне доставили. Это просто вздор. Начало и конца, однако, нет, он не записан. Сейчас, когда материал перебывал уже везде и всеми рассмотрен, дело остановилось на следующем. N 9 объявила, что бойкотирует всех, кто требует от нее доказательств невиновности Завьялова и Кириевского. Тем же ответили N 11 и N 12 [.1.] девятой. В N 12 нашелся один сторонник N 9, который должен был оставить должность эконома, лишиться прав получения книг и т.д. В крепости еще не высказались, но Свердлов объявил, что целиком присоединяется к N 9. - На моей</text:p>
      <text:p text:style-name="P19">350об</text:p>
      <text:p text:style-name="P18">стороне и Ерема! - прибавил он. Еремюев, который только что предупредил крепость о своем решении не вмешиваться в это дело, вдруг переменил фронт и присоединился к N 9. </text:p>
      <text:p text:style-name="P25">Следственный материал списываю целиком.</text:p>
      <text:p text:style-name="P27"><text:span text:style-name="T15">Лезов Николай.</text:span><text:span text:style-name="T13"> Во время пожара, происшедшего в ночь с 10 на 11 февраля, я был переведен на время в 9 кам., откуда днем 11 февраля переходил в 8 кам. В коридоре я встретил Завьялова, который стал меня просить о том, чтобы я поднял вопрос в нашей камере об устранении Колокольникова из нашей камеры, мотивируя это тем, что Колокольников производит шум в камере, чем и мешает им (9 к.) заниматься. На это я ответил, что Колокольников мне не мешает и возбуждать этот вопрос не намерен.</text:span></text:p>
      <text:p text:style-name="P19">351</text:p>
      <text:p text:style-name="P18">Во время нашего разговора подошел Киреевский, который спросил Завьялова: "Ну, так что же делать?", - на что ему Завьялов и ответил: "Нужно обратиться к начальнику". Киреевский в свою очередь сказал: "Так ведь раз уже обращались и он обещал перевести". Все это мне было заявлено сейчас же в 8 кам., что и могут подтвердить Двацин, Соколов, Ожиганов и др. Заявляя это товарищам, я однако не делал отсюда никаких выводов. Что <text:soft-page-break/>Завьялов награждал 11 камеру кличками вроде "хулиганы","черносотенная банда", я слышал сам.</text:p>
      <text:p text:style-name="P27"><text:span text:style-name="T15">Панов.</text:span><text:span text:style-name="T13"> Когда я сидел в 9 кам., Завьялов заявил однажды по поводу шума, происходящего в 8 кам., что если они будут продолжать так вести себя, то мы должны будем заявить помощнику о переводе Колокольникова из 8 кам. Выслушав сегодня (18 февраля) заявление Лазева, я сказал: "Лично</text:span></text:p>
      <text:p text:style-name="P19">351об</text:p>
      <text:p text:style-name="P18">предполагаю, что Колокольников переведен книзу по просьбе 9 кам, мое предположение подтверждается еще и тем, что Завьялов неоднократно называл 8 камеру хулиганами, и что на хулиганов может воздействовать только администрация, <text:s/>это очевидно. Вскоре я перешел в 11 кам., и когда помощник стал переводить Королькова в 9 камеру, то погрозил ему пальцем, говоря: "Смотри у меня! Веди там себя прилично". От себя я опять делаю вывод, что 9 камера через администрацию делает внушение некоторым лицам. Все это доказывает, что 9 камера находится в близких связях с администрацией, и перевод Колокольникова и Королькова не обошелся без ее (9 кам.) содействия.</text:p>
      <text:p text:style-name="P27"><text:span text:style-name="T15">Наугольных.</text:span><text:span text:style-name="T13"> До тех пор, пока от нас не уводили товарищей, я о 9 камере</text:span></text:p>
      <text:p text:style-name="P19">352</text:p>
      <text:p text:style-name="P18">ничего не говорил. Хотя я много слышал об ее отрицательных сторонах по отношению к другим камерам. Когда же пришли уводить товарищей, у меня составилось убеждение, что причина этого перевода - 9 камера. Это мое убеждение подтверждается показаниями вдовы. Переводить тов. хотели вскоре после пожара и в связи со словами Киреевского и Завьялова (заявила вдова). Это бросает на них тень. Перевод же вместе с Колокольниковым Королькова <text:s/>и Мышкина состоялся только для того, чтобы [.1.] перевод Колокольникова. Так как у многих есть вместе с политическими и уголовные статьи, то перевели только Королькова. Что Завьялов ненавидит Колокольникова, подтверждается еще и тем, что в первый же день моего перехода в 8 кам. З. прочитал мне нотацию о том, чтобы я не разговаривал с Колокольниковым.</text:p>
      <text:p text:style-name="P19">352об</text:p>
      <text:p text:style-name="P27"><text:span text:style-name="T15">Меринов.</text:span><text:span text:style-name="T13"> Когда помощник объявил о переводе Колок. и Корольк., то он сказал, что распоряжение о переводе сделано уже около 3 дней. Откуда видно, что оно сделано 10 февраля, днем, т.е. еще до пожара.</text:span></text:p>
      <text:p text:style-name="P27"><text:span text:style-name="T15">Кучин.</text:span><text:span text:style-name="T13"> Подтверждает слова Попова и Лезова о том, что Завьялов называл 11 камеру хулиганами.</text:span></text:p>
      <text:p text:style-name="P27"><text:span text:style-name="T15">Хромов.</text:span><text:span text:style-name="T13"> Я слышал, как Завьялов говорил, что в 11 камере есть хулиганы, но не все.</text:span></text:p>
      <text:p text:style-name="P27"><text:span text:style-name="T15">Алексеев.</text:span><text:span text:style-name="T13"> Будучи в камере я слышал, как Завьялов, разговаривая с товарищами из 12 кам., называл 11 кам. подбором хулиганов.</text:span></text:p>
      <text:p text:style-name="P27"><text:span text:style-name="T15">Аристов.</text:span><text:span text:style-name="T13"> Однажды к нам в 9 камеру пришел помощник и спросил, обращаясь ко всем: "Кто у вас желает перейти из этой камеры?". И тогда некоторые из 9 кам. показали на Королькова, что он желает перейти. Но Корольков ответил, что он совсем не желает переходить (и раньше он на перевод также не</text:span></text:p>
      <text:p text:style-name="P19">353</text:p>
      <text:p text:style-name="P22"><text:span text:style-name="T13">соглашался). После ухода помощника </text:span><text:span text:style-name="T15">большинство</text:span><text:span text:style-name="T13"> напустилось на Королькова, произнося следующие слова: "Вы остались здесь с какой-нибудь целью и, вероятно, посланы от охранки". Все это было произнесено смеясь. После этого пришел помощник и велел Королькову собираться. Так как </text:span><text:span text:style-name="T15">нигде</text:span><text:span text:style-name="T13"> не обсуждался вопрос о том, чтобы обращаться к администрации с просьбой перевести Королькова, и, однако, помощник велел собираться именно тому, который был </text:span><text:span text:style-name="T15">им</text:span><text:span text:style-name="T13"> ненавистен, из чего я лично заключаю, что из 9 кам. просили администрацию перевести Королькова. Так как вопрос о том, чтобы просить администрацию о переводе Колокольникова </text:span><text:span text:style-name="T15">гласно</text:span><text:span text:style-name="T13"> не обсуждался, <text:s/>то, очевидно, что эти сношения тайные.</text:span></text:p>
      <text:p text:style-name="P18"><text:tab/><text:tab/>-----</text:p>
      <text:p text:style-name="P25"><text:soft-page-break/>Хромов раньше говорил, что слышал переговоры Лезова с Завьяловым (и на него же ссылался Лезов), но потом от этого отказался.</text:p>
      <text:p text:style-name="P19">353об</text:p>
      <text:p text:style-name="P27"><text:span text:style-name="T15">От 9-й камеры.</text:span><text:span text:style-name="T13"> Товарищи! Нам стало известно, что несколько человек из среды политических заключенных выдвинули против 9 камеры в целом или против некоторых товарищей из 9 камеры тяжкое обвинение в том, будто велись какие-то тайные сношения с тюремной администрацией, имевшее целью достижение перевода Кол. вниз. К глубокому нашему сожалению, из среды товарищей, сидящих в 12 и 11 кам., не нашлось никого, кто бы догадался потребовать от клеветников представления в известный срок доказательств их обвинения. Вместо этого нам было сделано ни с чем несообразное предложение оправдаться перед какой-то особой комиссией в брошенном нам обвинении. Мы пользуемся случаем обратить внимание товарищей на неотложную необходимость с их стороны исправить их необдуманный поступок, и именно мы предлагаем предоставить нашим обвинителям 3-х дневный срок, в течении которого они должны доказать свое обвинение. Если это обвинение не будет ими доказано, мы требуем исключить клеветников из коммуны. Наконец, если вы откажетесь принять подобное решение, мы сочтем данным порвать с вами всякое</text:span></text:p>
      <text:p text:style-name="P19">354</text:p>
      <text:p text:style-name="P18">товарищеское общение. ( [.1.] коммунаров) - Как не принадлежащий к составу коммунаров, я не могу требовать исключения виновников клеветнического обвинения из коммуны, но тем не менее я присоединяюсь к заявлению моих товарищей по камере и добавляю, что если их требования не будут удовлетворены, я не стану иметь дело ни с кем из укрывателей и обвинителей клеветнических выходок. [.1.] 09 г.</text:p>
      <text:p text:style-name="P27"><text:span text:style-name="T15">От 11 камеры.</text:span><text:span text:style-name="T13"> Так как Завьялов и Киреевский не опровергли то обвинение, которое на них было возведено, почему мы не можем считать обвинителей клеветниками, мы отказываемся от обвинения обвинителей в клевете до тех пор, пока Завьялов и Киреевский не докажут, что это клевета.</text:span></text:p>
      <text:p text:style-name="P27"><text:span text:style-name="T15">От 9-й камеры.</text:span><text:span text:style-name="T13"> Господа! Вчера мы, коммунары 9-й камеры, по поводу гнусного обвинения, брошенного товарищам из нашей камеры, потребовали, чтобы этих клеветников исключили из коммуны в случае непредставления ими в 3-х дневный срок доказательств вашего обвинения. Так сегодня 12 камера не исполнила</text:span></text:p>
      <text:p text:style-name="P19">354об</text:p>
      <text:p text:style-name="P18">нашего требования и попыталась сделать унизительное предложение 9 камере представить доказательства своего не лягашества, и, тем самым, солидаризировалась с г.г., поднявшими это обвинение, то мы вынуждены выйти из коммуны и порвать вообще всякие товарищеские отношения.</text:p>
      <text:p text:style-name="P25">Вместе с тем просим сообщить имена тех товарищей, которые не солидаризировались с вашим постановлением.</text:p>
      <text:p text:style-name="P18"><text:tab/><text:tab/>-----</text:p>
      <text:p text:style-name="P22"><text:span text:style-name="T13"><text:tab/></text:span><text:span text:style-name="T15">От 9-й камеры.</text:span><text:span text:style-name="T13"><text:tab/></text:span><text:span text:style-name="T15">В крепость.</text:span></text:p>
      <text:p text:style-name="P25">Товарищи! Нам известно, что вчера у вас состоялось собрание для разбора инцидента между 9 кам. и некоторыми политическими заключенными из других камер. Результаты этого собрания нам не сообщали, и мы не знаем вашего отношения к заинтересованным сторонам в этом инциденте. Мы просим ответить на следующие вопросы:</text:p>
      <text:p text:style-name="P18">1) Считаете ли вы доказанным предъявляемое нам обвинение, будто</text:p>
      <text:p text:style-name="P19">355</text:p>
      <text:p text:style-name="P18">Колокольникова перевели вниз вследствие наших тайных переговоров с тюремной администрацией?</text:p>
      <text:p text:style-name="P18">2) Если это обвинение не доказано фактически, то не допускаете ли вы возможности с нашей стороны таких поступков, хотя бы мы оказались не пойманными на месте преступления?</text:p>
      <text:p text:style-name="P18"><text:soft-page-break/>3) Если вы не допускаете такой возможности, то какое отношение намерены вы установить с лицами, нас оклеветавшим (Попов, Аристов, Наугольных)?</text:p>
      <text:p text:style-name="P25">Со своей стороны скажем, что мы будем вынуждены признать глубочайшим для себя оскорблением снисходительное отношение к клевете на наше доброе имя.</text:p>
      <text:p text:style-name="P19">355об</text:p>
      <text:p text:style-name="P18"><text:tab/><text:tab/>22</text:p>
      <text:p text:style-name="P25">История из-за Колокольникова разрастается. 9-я камера под предводительством Завьялова объявила бойкот всей политике. Вот документы:</text:p>
      <text:p text:style-name="P27"><text:span text:style-name="T15">Из крепости в 9-ю камеру.</text:span><text:span text:style-name="T13"> Товарищи! В ответ на вопросы, поставленные 9-й камерой группе крепостников, считающей своим долгом вынести свое определенное решение по поводу выдвинутых против некоторых лиц обвинений в нетерпимых в товарищеской среде действиях, мы, входящие в состав этой группы, заявляем:</text:span></text:p>
      <text:p text:style-name="P25">Имеющиеся в наших руках следственные материалы не дают нам права полностью отвергнуть обвинения, возводимые на тов. Завьялова, Кириевского и др. Окончательное разрешение вопроса могло бы быть сделано лишь в том случае, если бы обвиняемые согласились опровергнуть данные, легшие в основу, обвинения. К сожалению, 9-я камера предпочла исходить в своих действиях из принципа, нами совершенно неприемлемого: отказываясь от участия в расследовании дела, она потребовала от товарищей политических выражения полного ей доверия, что видно из предложения 9-й камеры исключить из тов. среды тов. Аристова, Наугольных и Панова. Не ограничившись этим, она объявила бойкот</text:p>
      <text:p text:style-name="P19">356</text:p>
      <text:p text:style-name="P18">тов. политическим только в виду выраженного этими последними желания выслушать объяснения 9-й камеры, как стороны обвиняемой, и отказа пока объяснений не последует исключить из тов. среды тов. Аристова, Наугольных и Панова. Причем бойкот этот обосновывался на непонятных для нас выводах, что [.2.] 12 камера "солидаризировалась с г.г. поднявшими обвинение". Наконец, 9-я камера позволила себе недопустимое с нашей точки зрения отношение к товарищам Аристову, Черневу, Абрамову и др.</text:p>
      <text:p text:style-name="P25">Какими бы тяжкими не были возводимые на кого-либо обвинения, следственный путь для разрешения вопроса о степени виновности лица, обвиняемого в том случае, если в основе обвинения лежат серьезные данные, заключается по нашему глубокому убеждению в полноте и тщательности расследования дела, возможном в случаях, подобных настоящему лишь тогда, когда от такого расследования не отказывается и сторона обвиняемая. Не так поступила 9-ая камера в своем запросе крепостникам. Они снова заняли принципиально неправильную позицию: она спрашивает нас, считаем ли мы обвинения фактически доказанными, отказываясь раньше объяснится по существу имеющегося обвинительного материала. Она желает знать, допускаем ли мы с ее стороны возможность приписываемых поступков, и, тем самым, </text:p>
      <text:p text:style-name="P19">356об</text:p>
      <text:p text:style-name="P18">опять таки поднимает вопрос о доверии в то время, как из обстоятельств дела вытекает настоятельная необходимость в интересах истины, в интересах всех тов. политических полного расследования инцидента, каковое должно быть произведено вне зависимости от тех или иных взглядов каких-либо отдельных лиц или групп на возможность определенных поступков со стороны других лиц, 9 камера хочет, наконец, ознакомиться с нашими отношениями и оклеветавшими ее, отказываясь в то же время разоблачать "клеветников".</text:p>
      <text:p text:style-name="P25">Исходя из вышеизложенного мы приходим к следующим выводам, характеризующим позицию, занятую нами в происшедшем инциденте: 1) Необходимо расследование дела специально избранной комиссией; 2) Это расследование может состояться только в том случае, если 9 камера согласится дать свои объяснения по поводу имеющихся в следственном материале обвинит. данных; 3) До решения этого дела тов. <text:soft-page-break/>Аристов, Наугольных и Панов не могут считаться клеветниками; 4) Бойкот с 12 и 11 камер должен быть снят.</text:p>
      <text:p text:style-name="P25">Мы думаем, что намеченный нами путь действий является единственно правильным, он избавляет нас от многих нежелательных последствий, одно из которых - самое тяжелое: раскол среди политических,</text:p>
      <text:p text:style-name="P19">357</text:p>
      <text:p text:style-name="P18">можно уже наблюдать. ( [.1.] подписи)</text:p>
      <text:p text:style-name="P25">Считая предложенные здесь мотивы и соображения правильными, нахожу, что расследование и разрешение возникших осложнений подлежит тов. третейскому суду, избранного сторонами на равных условиях. Плотников.</text:p>
      <text:p text:style-name="P27"><text:span text:style-name="T15">Из 9-й камеры в крепость.</text:span><text:span text:style-name="T13"> Господа, 20 февраля мы послали вам, крепостникам, постановление, принятое всеми нами, в котором просили дать ответ на следующий вопрос: какой позиции намерены держаться крепостники в занимающем теперь политическом инциденте. Вчера вами были прислано сообщение, подписанное 12 крепостниками, где говорится, что считая обвинение в лягашестве, брошенное нам некоторыми господами, вполне недоказанным, вы, тем не менее, предлагаете нам представить данные, которые установили бы нашу невиновность. Т.к. обвинение, подобное разбираемому, может приниматься во внимание только тогда, когда имеются хоть сколько-нибудь веские основания, и т.к. заведомо ложные сообщения г.г. Аристовых, по вашим же словам, не могут еще служить достаточным материалом для суда над нами, а других данных нет, то вывод отсюда один, который мы и предлагаем вам: объявить гнусных крепостников вне товарищеской среды дабы пресечь раз и навсегда возможность разным Пановым поднимать тягчайшие в нашей среде обвинения, имея за са собой "факты", добытые из обывательских пересудов. Но вы не пожелали пойти по нашему пути, а, основываясь, еще раз повторяем, на недоказанности обвинения со стороны</text:span></text:p>
      <text:p text:style-name="P19">357об</text:p>
      <text:p text:style-name="P18">обвинителей, потребовали опровержения грязных сплетен со стороны "подсудимых". Считая ниже своего достоинства отвечать на каждую сплетню, пущенную случайным сбродом, и принимая во внимание, что вы решили признать эти сплетни достаточной для настаивания на возмутительном обвинении, мы находим необходимым ответить вам тем, чего вы [.1.] заслуживаете: объявлением вам решительного бойкота.</text:p>
      <text:p text:style-name="P18"><text:tab/><text:tab/>-----</text:p>
      <text:p text:style-name="P27"><text:span text:style-name="T13">Как эс-деки оказались вместе эс-эрами против своих товарищей? В N 9 сидит 16 чел., из них 15 с.д. и 1 с.р. Во всех прочих камерах, NN 11, 12 и 7, сидит 63 чел., из которых половина с.р. и половина с.д. Нужно прибавить еще одиночки NN 4 и 5, где 3 с.р. и 1 с.д. Дело в том, что некоторые с.д. Не из N 9, видя готовящийся скандал, хотели произвести следствие, чтобы реабилитировать N 9. Вместо сочувства N 9 объявила поступок этих с.д. не товарищеским, депутатов от них встретили так, что те убежали скрыться в крепость и долго не решались оттуда выйти из опасения быть избитыми. Этот [.1.] поступок N 9 и заставил с.д. прочих камер встать против N 9. Аристов, </text:span><text:span text:style-name="T26">Панов и т.д., все эти с.р.</text:span><text:span text:style-name="T13"> Из 12 крепостников, подписавших последнее письмо 4 с.д., остальные с.р. Бойкот крепости объявлен N 9-м только сегодня, но уже вчера N 9 проделывал над крепостниками хулиганские выходки. Когда Щиполовский, принявший на себя библиотеку, хотел в N 9 справиться, что у них есть, Завьялов (Теодорович) вскочил с бешеным</text:span></text:p>
      <text:p text:style-name="P19">358</text:p>
      <text:p text:style-name="P18">криком: "Как вы смеете сюда входить? После вашего подлого письма мы не желаем с вами никаких объяснений".</text:p>
      <text:p text:style-name="P25">Я стоял в стороне. Но некоторые из NN 11 и 12 просили меня высказаться. Я отправил следующее письмо: x) Оно началось еще числа 7-8 февраля, я узнал 20.</text:p>
      <text:p text:style-name="P25">Я знаю дело неполно и узнал о нем поздно x). Судя же по полученным мной данным, могу сказать лишь следующее. На вопрос, предложенный мной вами, смотрю как <text:soft-page-break/>на серьезный вопрос о серьезном деле, иначе не стоит речь начинать. Как социалист, я отношусь с осуждением к обоим спорящим сторонам. Иначе и относится невозможно, раз товарищи не желают внимательно исследовать дело и обратиться в соответствующей делу форме за разъяснением к той же тюремной администрации, по чьей просьбе был уведен Колокольников. Скрывать истину для администрации в данном случае ведь нет смысла. Если не ошибаюсь, не спрошен и сам Колокольников. Мало того, ни та, ни другая сторона не пожелали воспользоваться средствами к примирению, предложенными каждой из них. Зато с величайшей готовностью все поспешили заговорить о взаимном бойкоте, исключении из коммуны, полном разрыве товарищеских отношений. Так дешево ценятся ими товарищеские связи. Озлобление сторон можно было бы понять, если бы спорили представители различных мировоззрений. А ведь, например, с.д. при том обеих фракций есть на обеих сторонах. Дело само по себе</text:p>
      <text:p text:style-name="P19">358об</text:p>
      <text:p text:style-name="P18">не столь сложно, чтобы разрыв товарищеских отношений являлся единственным выходом из создавшегося положения, если не становится на почву вздорного самолюбия и нелепой нетерпимости, а смотрят на него как на неприятность, требующую устранения взаимными усилиями товарищей. Но особенного осуждения заслуживают те товарищи, которые, так или иначе претендуя на руководительство в своей сфере, не только не способны прямым и совестливым отношением к интересам товарищеской солидарности своевременно ввести спор в должные рамки, а, напротив, раздувают его и втягивают в него и тех, кто мог бы остаться в стороне. Письмо девятой камеры в крепость особенно характерно. Товарищи спешат, не дожидаясь, что скажет крепость сама, забежать к ней со своим мнением и, не доверяя ей, заблаговременно грозят, что снисходительное отношение ее к противнику будет принято 9-й камерой за глубочайшее оскорбление. Это ли не достойный социалистов прием агитации!</text:p>
      <text:p text:style-name="P25">Я не желаю лицемерить и дипломатически выражать уверенность, что случившееся есть лишь одно недоразумение, нисколько не характеризующее товарищей</text:p>
      <text:p text:style-name="P19">359</text:p>
      <text:p text:style-name="P18">вообще, и что товарищи не замедлят взять назад все свои страшные слова о бойкоте, исключении и т.п. Нет. Я думаю, что вижу одно из неопровержимых доказательств того, как еще много нужно товарищам поработать над собой, над своими взглядами, своими настроениями, чтобы носить имя социалиста и идти за него в тюрьму, в ссылку, на каторгу, по убеждению, а не по недоразумению. На воле ведь товарищи держат себя так же, как сейчас в тюрьме.</text:p>
      <text:p text:style-name="P18"><text:tab/><text:tab/>----</text:p>
      <text:p text:style-name="P25">Мое письмо обошло все камеры кроме 9-й и к вечеру возвратилось ко мне. Вызвало оно везде большое неудовольствие, которое может повести к разрыву сношений со всей политикой.</text:p>
      <text:p text:style-name="P25">На вечерней прогулке ко мне подошел Зырянов и сказал:</text:p>
      <text:p text:style-name="P18">- Зачем вы такое письмо написали? 9-я камера его еще не читала, но может потребовать для прочтения, и тогда вам будет грозить не только бойкот, а еще кое-чего похуже, так как Теодорович хочет сообщить на волю, чтобы</text:p>
      <text:p text:style-name="P19">359об</text:p>
      <text:p text:style-name="P18">и там наказали непослушных. Равным образом тем же грозит Свердлов. Особенно, по отношению к вам.</text:p>
      <text:p text:style-name="P25">Чем запугать меня захотели. На меня решительно никакого впечатления не производят страшные слова, даже и не такой [.1.], как Свердлов. Вся эта манера Свердлова и т.п. авантюристов изображать из себя что-то важное, имеющее силу и вес везде, могущее карать и миловать, я считаю за признак низости ума и сердца, и потому так третирую всех этих людишек. Зырянов было рассказал, что еще раньше в дни первого переселения в одиночку N 9 Свердлов во все услышанье говорил, что проучит меня и т.д. А я еще <text:soft-page-break/>снисходил до приличных отношений с этой дрянью! Больше этого не будет. Всем будет указано их место.</text:p>
      <text:p text:style-name="P25">Бойкот в полной силе. N 9</text:p>
      <text:p text:style-name="P19">360</text:p>
      <text:p text:style-name="P18">высчитывает стоимость переплетов книг, сделанных за счет тов. коммуны, чтобы рассчитаться. Не будут передаваться письма, книги, пища отдельная и т.д.</text:p>
      <text:p text:style-name="P25">Теодорович несомненный маньяк. Такие люди сидели в Центральном Комитете самой большой партии в России!</text:p>
      <text:p text:style-name="P18"><text:tab/><text:tab/>-----</text:p>
      <text:p text:style-name="P25">В пятницу уехал в ссылку Кромнин. Сегодня - Вас. Пиджаков. Это мои лучшие друзья в тюрьме. Я их очень любил и мне без них теперь скучно.</text:p>
      <text:p text:style-name="P18"><text:tab/><text:tab/>-----</text:p>
      <text:p text:style-name="P19">360об</text:p>
      <text:p text:style-name="P25">В настоящей тетради пронумеровано, прошнуровано и печатью припечатано триста шестьдесят (360) листов.</text:p>
      <text:p text:style-name="P22"><text:span text:style-name="T13">И.об. Помощник Начальника Екатеринбургской тюрьмы </text:span><text:span text:style-name="T20">Ефремов</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ahoma" svg:font-family="Tahoma"/>
    <style:font-face style:name="Arial1" svg:font-family="Arial" style:font-family-generic="roman"/>
    <style:font-face style:name="Courier New" svg:font-family="'Courier New'" style:font-family-generic="roman"/>
    <style:font-face style:name="Times New Roman1" svg:font-family="'Times New Roman'" style:font-family-generic="roman"/>
    <style:font-face style:name="Times New Roman2" svg:font-family="'Times New Roman'" style:font-family-generic="swiss"/>
    <style:font-face style:name="Arial3" svg:font-family="Arial" style:font-family-generic="system"/>
    <style:font-face style:name="Courier New1" svg:font-family="'Courier New'" style:font-family-generic="system"/>
    <style:font-face style:name="Lucida Sans Unicode" svg:font-family="'Lucida Sans Unicode'" style:font-family-generic="system"/>
    <style:font-face style:name="Tahoma1" svg:font-family="Tahoma" style:font-family-generic="system"/>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fo:language="ru" fo:country="RU" style:font-name-asian="Arial2" style:font-size-asian="12pt" style:language-asian="zxx" style:country-asian="none" style:font-name-complex="Arial2"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text-properties fo:font-size="12pt" fo:language="ru" fo:country="RU" style:font-size-asian="12pt" style:language-asian="zxx" style:country-asian="none" style:font-size-complex="12pt"/>
    </style:style>
    <style:style style:name="List" style:family="paragraph" style:parent-style-name="Text_20_body" style:default-outline-level="" style:class="list">
      <style:paragraph-properties fo:margin-top="0cm" fo:margin-bottom="0.212cm"/>
      <style:text-properties style:font-name="Arial1" fo:font-size="12pt" fo:language="ru" fo:country="RU" style:font-size-asian="12pt" style:language-asian="zxx" style:country-asian="none" style:font-name-complex="Tahoma" style:font-size-complex="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Arial1" fo:font-size="12pt" fo:language="ru" fo:country="RU" style:font-size-asian="12pt" style:language-asian="zxx" style:country-asian="none" style:font-name-complex="Tahoma" style:font-size-complex="12pt"/>
    </style:style>
    <style:style style:name="Title" style:family="paragraph" style:parent-style-name="Standard" style:next-style-name="Subtitle" style:default-outline-level="" style:class="chapter">
      <style:paragraph-properties fo:margin-top="0.423cm" fo:margin-bottom="0.212cm" fo:text-align="center" style:justify-single-word="false" fo:keep-with-next="always"/>
      <style:text-properties style:font-name="Arial1" fo:font-size="14pt" fo:language="ru" fo:country="RU" fo:font-weight="bold" style:font-size-asian="14pt" style:language-asian="zxx" style:country-asian="none" style:font-weight-asian="bold" style:font-name-complex="Lucida Sans Unicode" style:font-size-complex="14pt" style:font-weight-complex="bold"/>
    </style:style>
    <style:style style:name="Subtitle" style:family="paragraph" style:next-style-name="Text_20_body" style:default-outline-level="" style:class="chapter">
      <style:paragraph-properties fo:margin-top="0.423cm" fo:margin-bottom="0.212cm" fo:text-align="center" style:justify-single-word="false" fo:keep-with-next="always"/>
      <style:text-properties style:font-name="Arial1" fo:font-size="14pt" fo:language="ru" fo:country="RU" fo:font-style="italic" style:font-size-asian="14pt" style:language-asian="zxx" style:country-asian="none" style:font-style-asian="italic" style:font-name-complex="Lucida Sans Unicode" style:font-size-complex="14pt" style:font-style-complex="italic"/>
    </style:style>
    <style:style style:name="caption" style:family="paragraph" style:parent-style-name="Standard" style:default-outline-level="">
      <style:paragraph-properties fo:margin-top="0.212cm" fo:margin-bottom="0.212cm"/>
      <style:text-properties style:font-name="Arial1" fo:font-size="10pt" fo:language="ru" fo:country="RU" fo:font-style="italic" style:font-size-asian="10pt" style:language-asian="zxx" style:country-asian="none" style:font-style-asian="italic" style:font-name-complex="Tahoma1" style:font-size-complex="12pt" style:font-style-complex="italic"/>
    </style:style>
    <style:style style:name="WW-Title" style:family="paragraph" style:parent-style-name="Standard" style:default-outline-level="">
      <style:paragraph-properties fo:margin-top="0.423cm" fo:margin-bottom="0.212cm" fo:keep-with-next="always"/>
      <style:text-properties style:font-name="Arial1" fo:font-size="14pt" fo:language="ru" fo:country="RU" style:font-size-asian="14pt" style:language-asian="zxx" style:country-asian="none" style:font-name-complex="Lucida Sans Unicode" style:font-size-complex="14pt"/>
    </style:style>
    <style:style style:name="WW-caption" style:family="paragraph" style:parent-style-name="Standard" style:default-outline-level="">
      <style:paragraph-properties fo:margin-top="0.212cm" fo:margin-bottom="0.212cm"/>
      <style:text-properties style:font-name="Arial1" fo:font-size="10pt" fo:language="ru" fo:country="RU" fo:font-style="italic" style:font-size-asian="10pt" style:language-asian="zxx" style:country-asian="none" style:font-style-asian="italic" style:font-name-complex="Tahoma1" style:font-size-complex="12pt" style:font-style-complex="italic"/>
    </style:style>
    <style:style style:name="WW-Index" style:family="paragraph" style:parent-style-name="Standard" style:default-outline-level="">
      <style:text-properties style:font-name="Arial1" fo:font-size="12pt" fo:language="ru" fo:country="RU" style:font-size-asian="12pt" style:language-asian="zxx" style:country-asian="none" style:font-name-complex="Tahoma1" style:font-size-complex="12pt"/>
    </style:style>
    <style:style style:name="WW-Title1" style:family="paragraph" style:parent-style-name="Standard" style:default-outline-level="">
      <style:paragraph-properties fo:margin-top="0.423cm" fo:margin-bottom="0.212cm" fo:keep-with-next="always"/>
      <style:text-properties style:font-name="Arial1" fo:font-size="14pt" fo:language="ru" fo:country="RU" style:font-size-asian="14pt" style:language-asian="zxx" style:country-asian="none" style:font-name-complex="Lucida Sans Unicode" style:font-size-complex="14pt"/>
    </style:style>
    <style:style style:name="WW-caption1" style:family="paragraph" style:parent-style-name="Standard" style:default-outline-level="">
      <style:paragraph-properties fo:margin-top="0.212cm" fo:margin-bottom="0.212cm"/>
      <style:text-properties style:font-name="Arial1" fo:font-size="10pt" fo:language="ru" fo:country="RU" fo:font-style="italic" style:font-size-asian="10pt" style:language-asian="zxx" style:country-asian="none" style:font-style-asian="italic" style:font-name-complex="Tahoma1" style:font-size-complex="12pt" style:font-style-complex="italic"/>
    </style:style>
    <style:style style:name="WW-Index1" style:family="paragraph" style:parent-style-name="Standard" style:default-outline-level="">
      <style:text-properties style:font-name="Arial1" fo:font-size="12pt" fo:language="ru" fo:country="RU" style:font-size-asian="12pt" style:language-asian="zxx" style:country-asian="none" style:font-name-complex="Tahoma1" style:font-size-complex="12pt"/>
    </style:style>
    <style:style style:name="WW-Title11" style:family="paragraph" style:parent-style-name="Standard" style:default-outline-level="">
      <style:paragraph-properties fo:margin-top="0.423cm" fo:margin-bottom="0.212cm" fo:keep-with-next="always"/>
      <style:text-properties style:font-name="Arial1" fo:font-size="14pt" fo:language="ru" fo:country="RU" style:font-size-asian="14pt" style:language-asian="zxx" style:country-asian="none" style:font-name-complex="Lucida Sans Unicode" style:font-size-complex="14pt"/>
    </style:style>
    <style:style style:name="WW-caption11" style:family="paragraph" style:parent-style-name="Standard" style:default-outline-level="">
      <style:paragraph-properties fo:margin-top="0.212cm" fo:margin-bottom="0.212cm"/>
      <style:text-properties style:font-name="Arial1" fo:font-size="10pt" fo:language="ru" fo:country="RU" fo:font-style="italic" style:font-size-asian="10pt" style:language-asian="zxx" style:country-asian="none" style:font-style-asian="italic" style:font-name-complex="Tahoma1" style:font-size-complex="12pt" style:font-style-complex="italic"/>
    </style:style>
    <style:style style:name="WW-Index11" style:family="paragraph" style:parent-style-name="Standard" style:default-outline-level="">
      <style:text-properties style:font-name="Arial1" fo:font-size="12pt" fo:language="ru" fo:country="RU" style:font-size-asian="12pt" style:language-asian="zxx" style:country-asian="none" style:font-name-complex="Tahoma1" style:font-size-complex="12pt"/>
    </style:style>
    <style:style style:name="WW-Title111" style:family="paragraph" style:parent-style-name="Standard" style:default-outline-level="">
      <style:paragraph-properties fo:margin-top="0.423cm" fo:margin-bottom="0.212cm" fo:keep-with-next="always"/>
      <style:text-properties style:font-name="Arial1" fo:font-size="14pt" fo:language="ru" fo:country="RU" style:font-size-asian="14pt" style:language-asian="zxx" style:country-asian="none" style:font-name-complex="Lucida Sans Unicode" style:font-size-complex="14pt"/>
    </style:style>
    <style:style style:name="WW-caption111" style:family="paragraph" style:parent-style-name="Standard" style:default-outline-level="">
      <style:paragraph-properties fo:margin-top="0.212cm" fo:margin-bottom="0.212cm"/>
      <style:text-properties style:font-name="Arial1" fo:font-size="10pt" fo:language="ru" fo:country="RU" fo:font-style="italic" style:font-size-asian="10pt" style:language-asian="zxx" style:country-asian="none" style:font-style-asian="italic" style:font-name-complex="Tahoma1" style:font-size-complex="12pt" style:font-style-complex="italic"/>
    </style:style>
    <style:style style:name="WW-Index111" style:family="paragraph" style:parent-style-name="Standard" style:default-outline-level="">
      <style:text-properties style:font-name="Arial1" fo:font-size="12pt" fo:language="ru" fo:country="RU" style:font-size-asian="12pt" style:language-asian="zxx" style:country-asian="none" style:font-name-complex="Tahoma1" style:font-size-complex="12pt"/>
    </style:style>
    <style:style style:name="WW-Title1111" style:family="paragraph" style:parent-style-name="Standard" style:default-outline-level="">
      <style:paragraph-properties fo:margin-top="0.423cm" fo:margin-bottom="0.212cm" fo:keep-with-next="always"/>
      <style:text-properties style:font-name="Arial1" fo:font-size="14pt" fo:language="ru" fo:country="RU" style:font-size-asian="14pt" style:language-asian="zxx" style:country-asian="none" style:font-name-complex="Lucida Sans Unicode" style:font-size-complex="14pt"/>
    </style:style>
    <style:style style:name="WW-caption1111" style:family="paragraph" style:parent-style-name="Standard" style:default-outline-level="">
      <style:paragraph-properties fo:margin-top="0.212cm" fo:margin-bottom="0.212cm"/>
      <style:text-properties style:font-name="Arial1" fo:font-size="10pt" fo:language="ru" fo:country="RU" fo:font-style="italic" style:font-size-asian="10pt" style:language-asian="zxx" style:country-asian="none" style:font-style-asian="italic" style:font-name-complex="Tahoma1" style:font-size-complex="12pt" style:font-style-complex="italic"/>
    </style:style>
    <style:style style:name="WW-Index1111" style:family="paragraph" style:parent-style-name="Standard" style:default-outline-level="">
      <style:text-properties style:font-name="Arial1" fo:font-size="12pt" fo:language="ru" fo:country="RU" style:font-size-asian="12pt" style:language-asian="zxx" style:country-asian="none" style:font-name-complex="Tahoma1" style:font-size-complex="12pt"/>
    </style:style>
    <style:style style:name="WW-Title11111" style:family="paragraph" style:parent-style-name="Standard" style:default-outline-level="">
      <style:paragraph-properties fo:margin-top="0.423cm" fo:margin-bottom="0.212cm" fo:keep-with-next="always"/>
      <style:text-properties style:font-name="Arial1" fo:font-size="14pt" fo:language="ru" fo:country="RU" style:font-size-asian="14pt" style:language-asian="zxx" style:country-asian="none" style:font-name-complex="Lucida Sans Unicode" style:font-size-complex="14pt"/>
    </style:style>
    <style:style style:name="WW-caption11111" style:family="paragraph" style:parent-style-name="Standard" style:default-outline-level="">
      <style:paragraph-properties fo:margin-top="0.212cm" fo:margin-bottom="0.212cm"/>
      <style:text-properties style:font-name="Arial1" fo:font-size="10pt" fo:language="ru" fo:country="RU" fo:font-style="italic" style:font-size-asian="10pt" style:language-asian="zxx" style:country-asian="none" style:font-style-asian="italic" style:font-name-complex="Tahoma1" style:font-size-complex="12pt" style:font-style-complex="italic"/>
    </style:style>
    <style:style style:name="WW-Index11111" style:family="paragraph" style:parent-style-name="Standard" style:default-outline-level="">
      <style:text-properties style:font-name="Arial1" fo:font-size="12pt" fo:language="ru" fo:country="RU" style:font-size-asian="12pt" style:language-asian="zxx" style:country-asian="none" style:font-name-complex="Tahoma1" style:font-size-complex="12pt"/>
    </style:style>
    <style:style style:name="WW-Title111111" style:family="paragraph" style:parent-style-name="Standard" style:default-outline-level="">
      <style:paragraph-properties fo:margin-top="0.423cm" fo:margin-bottom="0.212cm" fo:keep-with-next="always"/>
      <style:text-properties style:font-name="Arial1" fo:font-size="14pt" fo:language="ru" fo:country="RU" style:font-size-asian="14pt" style:language-asian="zxx" style:country-asian="none" style:font-name-complex="Lucida Sans Unicode" style:font-size-complex="14pt"/>
    </style:style>
    <style:style style:name="WW-caption111111" style:family="paragraph" style:parent-style-name="Standard" style:default-outline-level="">
      <style:paragraph-properties fo:margin-top="0.212cm" fo:margin-bottom="0.212cm"/>
      <style:text-properties style:font-name="Arial1" fo:font-size="10pt" fo:language="ru" fo:country="RU" fo:font-style="italic" style:font-size-asian="10pt" style:language-asian="zxx" style:country-asian="none" style:font-style-asian="italic" style:font-name-complex="Tahoma1" style:font-size-complex="12pt" style:font-style-complex="italic"/>
    </style:style>
    <style:style style:name="WW-Index111111" style:family="paragraph" style:parent-style-name="Standard" style:default-outline-level="">
      <style:text-properties style:font-name="Arial1" fo:font-size="12pt" fo:language="ru" fo:country="RU" style:font-size-asian="12pt" style:language-asian="zxx" style:country-asian="none" style:font-name-complex="Tahoma1" style:font-size-complex="12pt"/>
    </style:style>
    <style:style style:name="WW-caption1111111" style:family="paragraph" style:parent-style-name="Standard" style:default-outline-level="">
      <style:paragraph-properties fo:margin-top="0.212cm" fo:margin-bottom="0.212cm"/>
      <style:text-properties style:font-name="Arial1" fo:font-size="10pt" fo:language="ru" fo:country="RU" fo:font-style="italic" style:font-size-asian="10pt" style:language-asian="zxx" style:country-asian="none" style:font-style-asian="italic" style:font-name-complex="Tahoma1" style:font-size-complex="12pt" style:font-style-complex="italic"/>
    </style:style>
    <style:style style:name="WW-Index1111111" style:family="paragraph" style:parent-style-name="Standard" style:default-outline-level="">
      <style:text-properties style:font-name="Arial1" fo:font-size="12pt" fo:language="ru" fo:country="RU" style:font-size-asian="12pt" style:language-asian="zxx" style:country-asian="none" style:font-name-complex="Tahoma1" style:font-size-complex="12pt"/>
    </style:style>
    <style:style style:name="WW-Title1111111" style:family="paragraph" style:parent-style-name="Standard" style:default-outline-level="">
      <style:paragraph-properties fo:margin-top="0.423cm" fo:margin-bottom="0.212cm" fo:keep-with-next="always"/>
      <style:text-properties style:font-name="Arial1" fo:font-size="14pt" fo:language="ru" fo:country="RU" style:font-size-asian="14pt" style:language-asian="zxx" style:country-asian="none" style:font-name-complex="Lucida Sans Unicode" style:font-size-complex="14pt"/>
    </style:style>
    <style:style style:name="WW-caption11111111" style:family="paragraph" style:parent-style-name="Standard" style:default-outline-level="">
      <style:paragraph-properties fo:margin-top="0.212cm" fo:margin-bottom="0.212cm"/>
      <style:text-properties style:font-name="Arial1" fo:font-size="10pt" fo:language="ru" fo:country="RU" fo:font-style="italic" style:font-size-asian="10pt" style:language-asian="zxx" style:country-asian="none" style:font-style-asian="italic" style:font-name-complex="Tahoma1" style:font-size-complex="12pt" style:font-style-complex="italic"/>
    </style:style>
    <style:style style:name="WW-Index11111111" style:family="paragraph" style:parent-style-name="Standard" style:default-outline-level="">
      <style:text-properties style:font-name="Arial1" fo:font-size="12pt" fo:language="ru" fo:country="RU" style:font-size-asian="12pt" style:language-asian="zxx" style:country-asian="none" style:font-name-complex="Tahoma1" style:font-size-complex="12pt"/>
    </style:style>
    <style:style style:name="Contents_20_1" style:display-name="Contents 1" style:family="paragraph" style:parent-style-name="Standard" style:default-outline-level="" style:class="index">
      <style:paragraph-properties fo:margin="100%" fo:margin-left="1.27cm" fo:margin-right="0cm" fo:margin-top="0cm" fo:margin-bottom="0cm" fo:text-indent="-0.746cm" style:auto-text-indent="false">
        <style:tab-stops>
          <style:tab-stop style:position="17cm" style:type="right" style:leader-style="dotted" style:leader-text="."/>
        </style:tab-stops>
      </style:paragraph-properties>
      <style:text-properties fo:font-size="10pt" fo:language="ru" fo:country="RU" style:font-size-asian="10pt" style:language-asian="zxx" style:country-asian="none" style:font-size-complex="12pt"/>
    </style:style>
    <style:style style:name="Contents_20_2" style:display-name="Contents 2" style:family="paragraph" style:parent-style-name="Standard" style:default-outline-level="" style:class="index">
      <style:paragraph-properties fo:margin="100%" fo:margin-left="2.54cm" fo:margin-right="0cm" fo:margin-top="0cm" fo:margin-bottom="0cm" fo:text-indent="-0.746cm" style:auto-text-indent="false">
        <style:tab-stops>
          <style:tab-stop style:position="16.501cm" style:type="right" style:leader-style="dotted" style:leader-text="."/>
        </style:tab-stops>
      </style:paragraph-properties>
      <style:text-properties fo:font-size="10pt" fo:language="ru" fo:country="RU" style:font-size-asian="10pt" style:language-asian="zxx" style:country-asian="none" style:font-size-complex="12pt"/>
    </style:style>
    <style:style style:name="Contents_20_3" style:display-name="Contents 3" style:family="paragraph" style:parent-style-name="Standard" style:default-outline-level="" style:class="index">
      <style:paragraph-properties fo:margin="100%" fo:margin-left="3.81cm" fo:margin-right="0cm" fo:margin-top="0cm" fo:margin-bottom="0cm" fo:text-indent="-0.746cm" style:auto-text-indent="false">
        <style:tab-stops>
          <style:tab-stop style:position="16.002cm" style:type="right" style:leader-style="dotted" style:leader-text="."/>
        </style:tab-stops>
      </style:paragraph-properties>
      <style:text-properties fo:font-size="10pt" fo:language="ru" fo:country="RU" style:font-size-asian="10pt" style:language-asian="zxx" style:country-asian="none" style:font-size-complex="12pt"/>
    </style:style>
    <style:style style:name="Contents_20_4" style:display-name="Contents 4" style:family="paragraph" style:parent-style-name="Standard" style:default-outline-level="" style:class="index">
      <style:paragraph-properties fo:margin="100%" fo:margin-left="5.08cm" fo:margin-right="0cm" fo:margin-top="0cm" fo:margin-bottom="0cm" fo:text-indent="-0.746cm" style:auto-text-indent="false">
        <style:tab-stops>
          <style:tab-stop style:position="15.503cm" style:type="right" style:leader-style="dotted" style:leader-text="."/>
        </style:tab-stops>
      </style:paragraph-properties>
      <style:text-properties fo:font-size="10pt" fo:language="ru" fo:country="RU" style:font-size-asian="10pt" style:language-asian="zxx" style:country-asian="none" style:font-size-complex="12pt"/>
    </style:style>
    <style:style style:name="Numbered_20_Heading_20_1" style:display-name="Numbered Heading 1" style:family="paragraph" style:parent-style-name="Heading_20_1" style:default-outline-level="" style:list-style-name="">
      <style:paragraph-properties>
        <style:tab-stops>
          <style:tab-stop style:position="0.76cm"/>
        </style:tab-stops>
      </style:paragraph-properties>
      <style:text-properties style:font-name="Times New Roman2" fo:font-size="10pt" fo:language="ru" fo:country="RU" style:font-size-asian="10pt" style:language-asian="zxx" style:country-asian="none" style:font-name-complex="Times New Roman3" style:font-size-complex="12pt"/>
    </style:style>
    <style:style style:name="Heading_20_1" style:display-name="Heading 1" style:family="paragraph" style:parent-style-name="Standard" style:next-style-name="Text_20_body" style:default-outline-level="1" style:class="text">
      <style:paragraph-properties fo:margin-top="0.776cm" fo:margin-bottom="0.106cm"/>
      <style:text-properties style:font-name="Arial1" fo:font-size="17pt" fo:language="ru" fo:country="RU" fo:font-weight="bold" style:font-size-asian="17pt" style:language-asian="zxx" style:country-asian="none" style:font-weight-asian="bold" style:font-name-complex="Arial3" style:font-size-complex="17pt" style:font-weight-complex="bold"/>
    </style:style>
    <style:style style:name="Numbered_20_Heading_20_2" style:display-name="Numbered Heading 2" style:family="paragraph" style:parent-style-name="Heading_20_2" style:default-outline-level="" style:list-style-name="">
      <style:paragraph-properties>
        <style:tab-stops>
          <style:tab-stop style:position="0.76cm"/>
        </style:tab-stops>
      </style:paragraph-properties>
      <style:text-properties style:font-name="Times New Roman2" fo:font-size="10pt" fo:language="ru" fo:country="RU" style:font-size-asian="10pt" style:language-asian="zxx" style:country-asian="none" style:font-name-complex="Times New Roman3" style:font-size-complex="12pt"/>
    </style:style>
    <style:style style:name="Heading_20_2" style:display-name="Heading 2" style:family="paragraph" style:parent-style-name="Standard" style:next-style-name="Text_20_body" style:default-outline-level="2" style:class="text">
      <style:paragraph-properties fo:margin-top="0.776cm" fo:margin-bottom="0.106cm"/>
      <style:text-properties style:font-name="Arial1" fo:font-size="14pt" fo:language="ru" fo:country="RU" fo:font-weight="bold" style:font-size-asian="14pt" style:language-asian="zxx" style:country-asian="none" style:font-weight-asian="bold" style:font-name-complex="Arial3" style:font-size-complex="14pt" style:font-weight-complex="bold"/>
    </style:style>
    <style:style style:name="Square_20_List" style:display-name="Square List" style:family="paragraph" style:default-outline-level="">
      <style:paragraph-properties fo:margin="100%" fo:margin-left="1.27cm" fo:margin-right="0cm" fo:margin-top="0cm" fo:margin-bottom="0cm" fo:orphans="2" fo:widows="2" fo:text-indent="-0.746cm" style:auto-text-indent="false" style:writing-mode="lr-tb"/>
      <style:text-properties style:use-window-font-color="true" style:font-name="Times New Roman1" fo:font-size="10pt" fo:language="ru" fo:country="RU" style:font-name-asian="Arial2" style:font-size-asian="10pt" style:language-asian="zxx" style:country-asian="none" style:font-name-complex="Times New Roman3" style:font-size-complex="12pt"/>
    </style:style>
    <style:style style:name="Lower_20_Roman_20_List" style:display-name="Lower Roman List" style:family="paragraph" style:parent-style-name="Standard" style:default-outline-level="">
      <style:paragraph-properties fo:margin="100%" fo:margin-left="1.27cm" fo:margin-right="0cm" fo:margin-top="0cm" fo:margin-bottom="0cm" fo:text-indent="-0.746cm" style:auto-text-indent="false"/>
      <style:text-properties fo:font-size="10pt" fo:language="ru" fo:country="RU" style:font-size-asian="10pt" style:language-asian="zxx" style:country-asian="none" style:font-size-complex="12pt"/>
    </style:style>
    <style:style style:name="Default" style:family="paragraph" style:default-outline-level="">
      <style:paragraph-properties fo:orphans="2" fo:widows="2" style:writing-mode="lr-tb"/>
      <style:text-properties style:use-window-font-color="true" style:font-name="Times New Roman1" fo:font-size="12pt" fo:language="ru" fo:country="RU" style:font-name-asian="Arial2" style:font-size-asian="12pt" style:language-asian="zxx" style:country-asian="none" style:font-name-complex="Times New Roman3" style:font-size-complex="12pt"/>
    </style:style>
    <style:style style:name="DocumentMap" style:family="paragraph" style:default-outline-level="">
      <style:paragraph-properties fo:orphans="2" fo:widows="2" style:writing-mode="lr-tb"/>
      <style:text-properties style:use-window-font-color="true" style:font-name="Times New Roman1" fo:font-size="10pt" fo:language="ru" fo:country="RU" style:font-name-asian="Arial2" style:font-size-asian="10pt" style:language-asian="zxx" style:country-asian="none" style:font-name-complex="Times New Roman3" style:font-size-complex="10pt"/>
    </style:style>
    <style:style style:name="Diamond_20_List" style:display-name="Diamond List" style:family="paragraph" style:default-outline-level="">
      <style:paragraph-properties fo:margin="100%" fo:margin-left="1.27cm" fo:margin-right="0cm" fo:margin-top="0cm" fo:margin-bottom="0cm" fo:orphans="2" fo:widows="2" fo:text-indent="-0.746cm" style:auto-text-indent="false" style:writing-mode="lr-tb"/>
      <style:text-properties style:use-window-font-color="true" style:font-name="Times New Roman1" fo:font-size="10pt" fo:language="ru" fo:country="RU" style:font-name-asian="Arial2" style:font-size-asian="10pt" style:language-asian="zxx" style:country-asian="none" style:font-name-complex="Times New Roman3" style:font-size-complex="12pt"/>
    </style:style>
    <style:style style:name="Numbered_20_List" style:display-name="Numbered List" style:family="paragraph" style:default-outline-level="">
      <style:paragraph-properties fo:margin="100%" fo:margin-left="1.27cm" fo:margin-right="0cm" fo:margin-top="0cm" fo:margin-bottom="0cm" fo:orphans="2" fo:widows="2" fo:text-indent="-0.746cm" style:auto-text-indent="false" style:writing-mode="lr-tb"/>
      <style:text-properties style:use-window-font-color="true" style:font-name="Times New Roman1" fo:font-size="10pt" fo:language="ru" fo:country="RU" style:font-name-asian="Arial2" style:font-size-asian="10pt" style:language-asian="zxx" style:country-asian="none" style:font-name-complex="Times New Roman3" style:font-size-complex="12pt"/>
    </style:style>
    <style:style style:name="Triangle_20_List" style:display-name="Triangle List" style:family="paragraph" style:default-outline-level="">
      <style:paragraph-properties fo:margin="100%" fo:margin-left="1.27cm" fo:margin-right="0cm" fo:margin-top="0cm" fo:margin-bottom="0cm" fo:orphans="2" fo:widows="2" fo:text-indent="-0.746cm" style:auto-text-indent="false" style:writing-mode="lr-tb"/>
      <style:text-properties style:use-window-font-color="true" style:font-name="Times New Roman1" fo:font-size="10pt" fo:language="ru" fo:country="RU" style:font-name-asian="Arial2" style:font-size-asian="10pt" style:language-asian="zxx" style:country-asian="none" style:font-name-complex="Times New Roman3" style:font-size-complex="12pt"/>
    </style:style>
    <style:style style:name="Numbered_20_Heading_20_3" style:display-name="Numbered Heading 3" style:family="paragraph" style:parent-style-name="Heading_20_3" style:default-outline-level="" style:list-style-name="">
      <style:paragraph-properties>
        <style:tab-stops>
          <style:tab-stop style:position="0.76cm"/>
        </style:tab-stops>
      </style:paragraph-properties>
      <style:text-properties style:font-name="Times New Roman2" fo:font-size="10pt" fo:language="ru" fo:country="RU" style:font-size-asian="10pt" style:language-asian="zxx" style:country-asian="none" style:font-name-complex="Times New Roman3" style:font-size-complex="12pt"/>
    </style:style>
    <style:style style:name="Heading_20_3" style:display-name="Heading 3" style:family="paragraph" style:parent-style-name="Standard" style:next-style-name="Text_20_body" style:default-outline-level="3" style:class="text">
      <style:paragraph-properties fo:margin-top="0.776cm" fo:margin-bottom="0.106cm"/>
      <style:text-properties style:font-name="Arial1" fo:font-size="12pt" fo:language="ru" fo:country="RU" fo:font-weight="bold" style:font-size-asian="12pt" style:language-asian="zxx" style:country-asian="none" style:font-weight-asian="bold" style:font-name-complex="Arial3" style:font-size-complex="12pt" style:font-weight-complex="bold"/>
    </style:style>
    <style:style style:name="Dashed_20_List" style:display-name="Dashed List" style:family="paragraph" style:default-outline-level="">
      <style:paragraph-properties fo:margin="100%" fo:margin-left="1.27cm" fo:margin-right="0cm" fo:margin-top="0cm" fo:margin-bottom="0cm" fo:orphans="2" fo:widows="2" fo:text-indent="-0.746cm" style:auto-text-indent="false" style:writing-mode="lr-tb"/>
      <style:text-properties style:use-window-font-color="true" style:font-name="Times New Roman1" fo:font-size="10pt" fo:language="ru" fo:country="RU" style:font-name-asian="Arial2" style:font-size-asian="10pt" style:language-asian="zxx" style:country-asian="none" style:font-name-complex="Times New Roman3" style:font-size-complex="12pt"/>
    </style:style>
    <style:style style:name="Upper_20_Roman_20_List" style:display-name="Upper Roman List" style:family="paragraph" style:parent-style-name="Numbered_20_List" style:default-outline-level="">
      <style:paragraph-properties fo:margin="100%" fo:margin-left="1.27cm" fo:margin-right="0cm" fo:margin-top="0cm" fo:margin-bottom="0cm" fo:text-indent="-0.746cm" style:auto-text-indent="false"/>
      <style:text-properties style:font-name="Times New Roman1" fo:font-size="10pt" fo:language="ru" fo:country="RU" style:font-size-asian="10pt" style:language-asian="zxx" style:country-asian="none" style:font-name-complex="Times New Roman3" style:font-size-complex="12pt"/>
    </style:style>
    <style:style style:name="Heading_20_4" style:display-name="Heading 4" style:family="paragraph" style:parent-style-name="Standard" style:next-style-name="Text_20_body" style:default-outline-level="4" style:class="text">
      <style:paragraph-properties fo:margin-top="0.776cm" fo:margin-bottom="0.106cm"/>
      <style:text-properties style:font-name="Arial1" fo:font-size="12pt" fo:language="ru" fo:country="RU" fo:font-weight="bold" style:font-size-asian="12pt" style:language-asian="zxx" style:country-asian="none" style:font-weight-asian="bold" style:font-name-complex="Arial3" style:font-size-complex="12pt" style:font-weight-complex="bold"/>
    </style:style>
    <style:style style:name="Heart_20_List" style:display-name="Heart List" style:family="paragraph" style:default-outline-level="">
      <style:paragraph-properties fo:margin="100%" fo:margin-left="1.27cm" fo:margin-right="0cm" fo:margin-top="0cm" fo:margin-bottom="0cm" fo:orphans="2" fo:widows="2" fo:text-indent="-0.746cm" style:auto-text-indent="false" style:writing-mode="lr-tb"/>
      <style:text-properties style:use-window-font-color="true" style:font-name="Times New Roman1" fo:font-size="10pt" fo:language="ru" fo:country="RU" style:font-name-asian="Arial2" style:font-size-asian="10pt" style:language-asian="zxx" style:country-asian="none" style:font-name-complex="Times New Roman3" style:font-size-complex="12pt"/>
    </style:style>
    <style:style style:name="Contents_20_Header" style:display-name="Contents Header" style:family="paragraph" style:parent-style-name="Standard" style:default-outline-level="">
      <style:paragraph-properties fo:margin-top="0.423cm" fo:margin-bottom="0.206cm" fo:text-align="center" style:justify-single-word="false"/>
      <style:text-properties style:font-name="Arial1" fo:font-size="16pt" fo:language="ru" fo:country="RU" fo:font-weight="bold" style:font-size-asian="16pt" style:language-asian="zxx" style:country-asian="none" style:font-weight-asian="bold" style:font-name-complex="Arial3" style:font-size-complex="16pt" style:font-weight-complex="bold"/>
    </style:style>
    <style:style style:name="Upper_20_Case_20_List" style:display-name="Upper Case List" style:family="paragraph" style:parent-style-name="Numbered_20_List" style:default-outline-level="">
      <style:paragraph-properties fo:margin="100%" fo:margin-left="1.27cm" fo:margin-right="0cm" fo:margin-top="0cm" fo:margin-bottom="0cm" fo:text-indent="-0.746cm" style:auto-text-indent="false"/>
      <style:text-properties style:font-name="Times New Roman1" fo:font-size="10pt" fo:language="ru" fo:country="RU" style:font-size-asian="10pt" style:language-asian="zxx" style:country-asian="none" style:font-name-complex="Times New Roman3" style:font-size-complex="12pt"/>
    </style:style>
    <style:style style:name="Bullet_20_List" style:display-name="Bullet List" style:family="paragraph" style:default-outline-level="">
      <style:paragraph-properties fo:margin="100%" fo:margin-left="1.27cm" fo:margin-right="0cm" fo:margin-top="0cm" fo:margin-bottom="0cm" fo:orphans="2" fo:widows="2" fo:text-indent="-0.746cm" style:auto-text-indent="false" style:writing-mode="lr-tb"/>
      <style:text-properties style:use-window-font-color="true" style:font-name="Times New Roman1" fo:font-size="10pt" fo:language="ru" fo:country="RU" style:font-name-asian="Arial2" style:font-size-asian="10pt" style:language-asian="zxx" style:country-asian="none" style:font-name-complex="Times New Roman3" style:font-size-complex="12pt"/>
    </style:style>
    <style:style style:name="Hand_20_List" style:display-name="Hand List" style:family="paragraph" style:default-outline-level="">
      <style:paragraph-properties fo:margin="100%" fo:margin-left="1.27cm" fo:margin-right="0cm" fo:margin-top="0cm" fo:margin-bottom="0cm" fo:orphans="2" fo:widows="2" fo:text-indent="-0.746cm" style:auto-text-indent="false" style:writing-mode="lr-tb"/>
      <style:text-properties style:use-window-font-color="true" style:font-name="Times New Roman1" fo:font-size="10pt" fo:language="ru" fo:country="RU" style:font-name-asian="Arial2" style:font-size-asian="10pt" style:language-asian="zxx" style:country-asian="none" style:font-name-complex="Times New Roman3" style:font-size-complex="12pt"/>
    </style:style>
    <style:style style:name="Tick_20_List" style:display-name="Tick List" style:family="paragraph" style:default-outline-level="">
      <style:paragraph-properties fo:margin="100%" fo:margin-left="1.27cm" fo:margin-right="0cm" fo:margin-top="0cm" fo:margin-bottom="0cm" fo:orphans="2" fo:widows="2" fo:text-indent="-0.746cm" style:auto-text-indent="false" style:writing-mode="lr-tb"/>
      <style:text-properties style:use-window-font-color="true" style:font-name="Times New Roman1" fo:font-size="10pt" fo:language="ru" fo:country="RU" style:font-name-asian="Arial2" style:font-size-asian="10pt" style:language-asian="zxx" style:country-asian="none" style:font-name-complex="Times New Roman3" style:font-size-complex="12pt"/>
    </style:style>
    <style:style style:name="Lower_20_Case_20_List" style:display-name="Lower Case List" style:family="paragraph" style:parent-style-name="Numbered_20_List" style:default-outline-level="">
      <style:paragraph-properties fo:margin="100%" fo:margin-left="1.27cm" fo:margin-right="0cm" fo:margin-top="0cm" fo:margin-bottom="0cm" fo:text-indent="-0.746cm" style:auto-text-indent="false"/>
      <style:text-properties style:font-name="Times New Roman1" fo:font-size="10pt" fo:language="ru" fo:country="RU" style:font-size-asian="10pt" style:language-asian="zxx" style:country-asian="none" style:font-name-complex="Times New Roman3" style:font-size-complex="12pt"/>
    </style:style>
    <style:style style:name="Block_20_Text" style:display-name="Block Text" style:family="paragraph" style:parent-style-name="Standard" style:default-outline-level="">
      <style:paragraph-properties fo:margin="100%" fo:margin-left="2.54cm" fo:margin-right="2.54cm" fo:margin-top="0cm" fo:margin-bottom="0.206cm" fo:text-indent="0cm" style:auto-text-indent="false"/>
      <style:text-properties fo:font-size="10pt" fo:language="ru" fo:country="RU" style:font-size-asian="10pt" style:language-asian="zxx" style:country-asian="none" style:font-size-complex="12pt"/>
    </style:style>
    <style:style style:name="Section_20_Heading" style:display-name="Section Heading" style:family="paragraph" style:parent-style-name="Numbered_20_Heading_20_1" style:default-outline-level="">
      <style:paragraph-properties>
        <style:tab-stops>
          <style:tab-stop style:position="2.794cm"/>
        </style:tab-stops>
      </style:paragraph-properties>
      <style:text-properties fo:font-size="10pt" fo:language="ru" fo:country="RU" style:font-size-asian="10pt" style:language-asian="zxx" style:country-asian="none" style:font-size-complex="12pt"/>
    </style:style>
    <style:style style:name="Implies_20_List" style:display-name="Implies List" style:family="paragraph" style:default-outline-level="">
      <style:paragraph-properties fo:margin="100%" fo:margin-left="1.27cm" fo:margin-right="0cm" fo:margin-top="0cm" fo:margin-bottom="0cm" fo:orphans="2" fo:widows="2" fo:text-indent="-0.746cm" style:auto-text-indent="false" style:writing-mode="lr-tb"/>
      <style:text-properties style:use-window-font-color="true" style:font-name="Times New Roman1" fo:font-size="10pt" fo:language="ru" fo:country="RU" style:font-name-asian="Arial2" style:font-size-asian="10pt" style:language-asian="zxx" style:country-asian="none" style:font-name-complex="Times New Roman3" style:font-size-complex="12pt"/>
    </style:style>
    <style:style style:name="Box_20_List" style:display-name="Box List" style:family="paragraph" style:default-outline-level="">
      <style:paragraph-properties fo:margin="100%" fo:margin-left="1.27cm" fo:margin-right="0cm" fo:margin-top="0cm" fo:margin-bottom="0cm" fo:orphans="2" fo:widows="2" fo:text-indent="-0.746cm" style:auto-text-indent="false" style:writing-mode="lr-tb"/>
      <style:text-properties style:use-window-font-color="true" style:font-name="Times New Roman1" fo:font-size="10pt" fo:language="ru" fo:country="RU" style:font-name-asian="Arial2" style:font-size-asian="10pt" style:language-asian="zxx" style:country-asian="none" style:font-name-complex="Times New Roman3" style:font-size-complex="12pt"/>
    </style:style>
    <style:style style:name="Star_20_List" style:display-name="Star List" style:family="paragraph" style:default-outline-level="">
      <style:paragraph-properties fo:margin="100%" fo:margin-left="1.27cm" fo:margin-right="0cm" fo:margin-top="0cm" fo:margin-bottom="0cm" fo:orphans="2" fo:widows="2" fo:text-indent="-0.746cm" style:auto-text-indent="false" style:writing-mode="lr-tb"/>
      <style:text-properties style:use-window-font-color="true" style:font-name="Times New Roman1" fo:font-size="10pt" fo:language="ru" fo:country="RU" style:font-name-asian="Arial2" style:font-size-asian="10pt" style:language-asian="zxx" style:country-asian="none" style:font-name-complex="Times New Roman3" style:font-size-complex="12pt"/>
    </style:style>
    <style:style style:name="Plain_20_Text" style:display-name="Plain Text" style:family="paragraph" style:parent-style-name="Standard" style:default-outline-level="">
      <style:text-properties style:font-name="Courier New" fo:font-size="10pt" fo:language="ru" fo:country="RU" style:font-size-asian="10pt" style:language-asian="zxx" style:country-asian="none" style:font-name-complex="Courier New1" style:font-size-complex="12pt"/>
    </style:style>
    <style:style style:name="Chapter_20_Heading" style:display-name="Chapter Heading" style:family="paragraph" style:parent-style-name="Numbered_20_Heading_20_1" style:default-outline-level="">
      <style:paragraph-properties>
        <style:tab-stops>
          <style:tab-stop style:position="2.794cm"/>
        </style:tab-stops>
      </style:paragraph-properties>
      <style:text-properties fo:font-size="10pt" fo:language="ru" fo:country="RU" style:font-size-asian="10pt" style:language-asian="zxx" style:country-asian="none" style:font-size-complex="12pt"/>
    </style:style>
    <style:style style:name="Table_20_Contents" style:display-name="Table Contents" style:family="paragraph" style:parent-style-name="Standard" style:default-outline-level="" style:class="extra">
      <style:paragraph-properties text:number-lines="false" text:line-number="0"/>
      <style:text-properties fo:font-size="12pt" fo:language="ru" fo:country="RU" style:font-size-asian="12pt" style:language-asian="zxx" style:country-asian="none" style:font-size-complex="12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size="12pt" fo:language="ru" fo:country="RU" fo:font-weight="bold" style:font-size-asian="12pt" style:language-asian="zxx" style:country-asian="none" style:font-weight-asian="bold" style:font-size-complex="12pt" style:font-weight-complex="bold"/>
    </style:style>
    <style:style style:name="WW-Table_20_Contents" style:display-name="WW-Table Contents" style:family="paragraph" style:parent-style-name="Standard" style:default-outline-level="">
      <style:text-properties fo:font-size="12pt" fo:language="ru" fo:country="RU" style:font-size-asian="12pt" style:language-asian="zxx" style:country-asian="none" style:font-size-complex="12pt"/>
    </style:style>
    <style:style style:name="WW-Table_20_Heading" style:display-name="WW-Table Heading" style:family="paragraph" style:parent-style-name="WW-Table_20_Contents" style:default-outline-level="">
      <style:paragraph-properties fo:text-align="center" style:justify-single-word="false"/>
      <style:text-properties fo:font-size="12pt" fo:language="ru" fo:country="RU" fo:font-weight="bold" style:font-size-asian="12pt" style:language-asian="zxx" style:country-asian="none" style:font-weight-asian="bold" style:font-size-complex="12pt" style:font-weight-complex="bold"/>
    </style:style>
    <style:style style:name="WW-Table_20_Contents1" style:display-name="WW-Table Contents1" style:family="paragraph" style:parent-style-name="Standard" style:default-outline-level="">
      <style:text-properties fo:font-size="12pt" fo:language="ru" fo:country="RU" style:font-size-asian="12pt" style:language-asian="zxx" style:country-asian="none" style:font-size-complex="12pt"/>
    </style:style>
    <style:style style:name="WW-Table_20_Heading1" style:display-name="WW-Table Heading1" style:family="paragraph" style:parent-style-name="WW-Table_20_Contents1" style:default-outline-level="">
      <style:paragraph-properties fo:text-align="center" style:justify-single-word="false"/>
      <style:text-properties fo:font-size="12pt" fo:language="ru" fo:country="RU" fo:font-weight="bold" style:font-size-asian="12pt" style:language-asian="zxx" style:country-asian="none" style:font-weight-asian="bold" style:font-size-complex="12pt" style:font-weight-complex="bold"/>
    </style:style>
    <style:style style:name="WW-Table_20_Contents12" style:display-name="WW-Table Contents12" style:family="paragraph" style:parent-style-name="Standard" style:default-outline-level="">
      <style:text-properties fo:font-size="12pt" fo:language="ru" fo:country="RU" style:font-size-asian="12pt" style:language-asian="zxx" style:country-asian="none" style:font-size-complex="12pt"/>
    </style:style>
    <style:style style:name="WW-Table_20_Heading12" style:display-name="WW-Table Heading12" style:family="paragraph" style:parent-style-name="WW-Table_20_Contents12" style:default-outline-level="">
      <style:paragraph-properties fo:text-align="center" style:justify-single-word="false"/>
      <style:text-properties fo:font-size="12pt" fo:language="ru" fo:country="RU" fo:font-weight="bold" style:font-size-asian="12pt" style:language-asian="zxx" style:country-asian="none" style:font-weight-asian="bold" style:font-size-complex="12pt" style:font-weight-complex="bold"/>
    </style:style>
    <style:style style:name="WW-Table_20_Contents123" style:display-name="WW-Table Contents123" style:family="paragraph" style:parent-style-name="Standard" style:default-outline-level="">
      <style:text-properties fo:font-size="12pt" fo:language="ru" fo:country="RU" style:font-size-asian="12pt" style:language-asian="zxx" style:country-asian="none" style:font-size-complex="12pt"/>
    </style:style>
    <style:style style:name="WW-Table_20_Heading123" style:display-name="WW-Table Heading123" style:family="paragraph" style:parent-style-name="WW-Table_20_Contents123" style:default-outline-level="">
      <style:paragraph-properties fo:text-align="center" style:justify-single-word="false"/>
      <style:text-properties fo:font-size="12pt" fo:language="ru" fo:country="RU" fo:font-weight="bold" style:font-size-asian="12pt" style:language-asian="zxx" style:country-asian="none" style:font-weight-asian="bold" style:font-size-complex="12pt" style:font-weight-complex="bold"/>
    </style:style>
    <style:style style:name="WW-Table_20_Contents1234" style:display-name="WW-Table Contents1234" style:family="paragraph" style:parent-style-name="Standard" style:default-outline-level="">
      <style:text-properties fo:font-size="12pt" fo:language="ru" fo:country="RU" style:font-size-asian="12pt" style:language-asian="zxx" style:country-asian="none" style:font-size-complex="12pt"/>
    </style:style>
    <style:style style:name="WW-Table_20_Heading1234" style:display-name="WW-Table Heading1234" style:family="paragraph" style:parent-style-name="WW-Table_20_Contents1234" style:default-outline-level="">
      <style:paragraph-properties fo:text-align="center" style:justify-single-word="false"/>
      <style:text-properties fo:font-size="12pt" fo:language="ru" fo:country="RU" fo:font-weight="bold" style:font-size-asian="12pt" style:language-asian="zxx" style:country-asian="none" style:font-weight-asian="bold" style:font-size-complex="12pt" style:font-weight-complex="bold"/>
    </style:style>
    <style:style style:name="WW-Table_20_Contents12345" style:display-name="WW-Table Contents12345" style:family="paragraph" style:parent-style-name="Standard" style:default-outline-level="">
      <style:text-properties fo:font-size="12pt" fo:language="ru" fo:country="RU" style:font-size-asian="12pt" style:language-asian="zxx" style:country-asian="none" style:font-size-complex="12pt"/>
    </style:style>
    <style:style style:name="WW-Table_20_Heading12345" style:display-name="WW-Table Heading12345" style:family="paragraph" style:parent-style-name="WW-Table_20_Contents12345" style:default-outline-level="">
      <style:paragraph-properties fo:text-align="center" style:justify-single-word="false"/>
      <style:text-properties fo:font-size="12pt" fo:language="ru" fo:country="RU" fo:font-weight="bold" style:font-size-asian="12pt" style:language-asian="zxx" style:country-asian="none" style:font-weight-asian="bold" style:font-size-complex="12pt" style:font-weight-complex="bold"/>
    </style:style>
    <style:style style:name="WW-Table_20_Contents123456" style:display-name="WW-Table Contents123456" style:family="paragraph" style:parent-style-name="Standard" style:default-outline-level="">
      <style:text-properties fo:font-size="12pt" fo:language="ru" fo:country="RU" style:font-size-asian="12pt" style:language-asian="zxx" style:country-asian="none" style:font-size-complex="12pt"/>
    </style:style>
    <style:style style:name="WW-Table_20_Heading123456" style:display-name="WW-Table Heading123456" style:family="paragraph" style:parent-style-name="WW-Table_20_Contents123456" style:default-outline-level="">
      <style:paragraph-properties fo:text-align="center" style:justify-single-word="false"/>
      <style:text-properties fo:font-size="12pt" fo:language="ru" fo:country="RU" fo:font-weight="bold" style:font-size-asian="12pt" style:language-asian="zxx" style:country-asian="none" style:font-weight-asian="bold" style:font-size-complex="12pt" style:font-weight-complex="bold"/>
    </style:style>
    <style:style style:name="WW-Table_20_Contents1234567" style:display-name="WW-Table Contents1234567" style:family="paragraph" style:parent-style-name="Standard" style:default-outline-level="">
      <style:text-properties fo:font-size="12pt" fo:language="ru" fo:country="RU" style:font-size-asian="12pt" style:language-asian="zxx" style:country-asian="none" style:font-size-complex="12pt"/>
    </style:style>
    <style:style style:name="WW-Table_20_Heading1234567" style:display-name="WW-Table Heading1234567" style:family="paragraph" style:parent-style-name="WW-Table_20_Contents1234567" style:default-outline-level="">
      <style:paragraph-properties fo:text-align="center" style:justify-single-word="false"/>
      <style:text-properties fo:font-size="12pt" fo:language="ru" fo:country="RU" fo:font-weight="bold" style:font-size-asian="12pt" style:language-asian="zxx" style:country-asian="none" style:font-weight-asian="bold" style:font-size-complex="12pt" style:font-weight-complex="bold"/>
    </style:style>
    <style:style style:name="WW-Table_20_Contents12345678" style:display-name="WW-Table Contents12345678" style:family="paragraph" style:parent-style-name="Standard" style:default-outline-level="">
      <style:text-properties fo:font-size="12pt" fo:language="ru" fo:country="RU" style:font-size-asian="12pt" style:language-asian="zxx" style:country-asian="none" style:font-size-complex="12pt"/>
    </style:style>
    <style:style style:name="WW-Table_20_Heading12345678" style:display-name="WW-Table Heading12345678" style:family="paragraph" style:parent-style-name="WW-Table_20_Contents12345678" style:default-outline-level="">
      <style:paragraph-properties fo:text-align="center" style:justify-single-word="false"/>
      <style:text-properties fo:font-size="12pt" fo:language="ru" fo:country="RU" fo:font-weight="bold" style:font-size-asian="12pt" style:language-asian="zxx" style:country-asian="none" style:font-weight-asian="bold" style:font-size-complex="12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998cm" fo:margin-bottom="1.998cm" fo:margin-left="2.999cm" fo:margin-right="1.499cm" style:writing-mode="lr-tb" style:layout-grid-color="#c0c0c0" style:layout-grid-lines="25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8-05-09T12:41:00</meta:creation-date>
    <dc:date>2012-12-23T01:30:03.85</dc:date>
    <meta:print-date>1601-01-01T00:00:00</meta:print-date>
    <meta:generator>LibreOffice/3.5$Windows_x86 LibreOffice_project/e0fbe70-5879838-a0745b0-0cd1158-638b327</meta:generator>
    <meta:editing-duration>P0D</meta:editing-duration>
    <meta:editing-cycles>1</meta:editing-cycles>
    <meta:document-statistic meta:table-count="1" meta:image-count="0" meta:object-count="0" meta:page-count="137" meta:paragraph-count="2522" meta:word-count="70550" meta:character-count="440950" meta:non-whitespace-character-count="372715"/>
  </office:meta>
</office:document-meta>
</file>